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0" style:family="table-cell" style:parent-style-name="Default" style:data-style-name="N61"/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 style:data-style-name="N61">
      <style:table-cell-properties fo:background-color="transparent"/>
    </style:style>
    <style:style style:name="ce4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/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61"/>
    <style:style style:name="ce13" style:family="table-cell" style:parent-style-name="Default" style:data-style-name="N61">
      <style:table-cell-properties fo:background-color="transparent"/>
    </style:style>
    <style:style style:name="ce14" style:family="table-cell" style:parent-style-name="Default" style:data-style-name="N100">
      <style:table-cell-properties fo:background-color="transparent"/>
    </style:style>
    <style:style style:name="ce1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istor Fixo" table:style-name="ta1">
        <table:table-column table:style-name="co1" table:number-columns-repeated="4" table:default-cell-style-name="ce11"/>
        <table:table-column table:style-name="co4" table:default-cell-style-name="ce11"/>
        <table:table-column table:style-name="co1" table:number-columns-repeated="4" table:default-cell-style-name="ce11"/>
        <table:table-column table:style-name="co1" table:number-columns-repeated="15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0.0052398" calcext:value-type="float">
            <text:p>0,0052398</text:p>
          </table:table-cell>
          <table:table-cell table:style-name="Default" office:value-type="float" office:value="0.000201" calcext:value-type="float">
            <text:p>0,000201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B1]*[.D1]" office:value-type="float" office:value="0.00943164" calcext:value-type="float">
            <text:p>0,00943164</text:p>
          </table:table-cell>
          <table:table-cell table:formula="of:=[.C1]*[.D1]" office:value-type="float" office:value="0.0003618" calcext:value-type="float">
            <text:p>0,0003618</text:p>
          </table:table-cell>
          <table:table-cell table:formula="of:=[.F1]+[.G1]" office:value-type="float" office:value="0.00979344" calcext:value-type="float">
            <text:p>0,00979344</text:p>
          </table:table-cell>
          <table:table-cell table:formula="of:=[.F1]-[.G1]" office:value-type="float" office:value="0.00906984" calcext:value-type="float">
            <text:p>0,00906984</text:p>
          </table:table-cell>
          <table:table-cell table:number-columns-repeated="15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0.0030549" calcext:value-type="float">
            <text:p>0,0030549</text:p>
          </table:table-cell>
          <table:table-cell table:style-name="ce12" office:value-type="float" office:value="0.0000996" calcext:value-type="float">
            <text:p>9,96E-05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B2]*[.D2]" office:value-type="float" office:value="0.00549882" calcext:value-type="float">
            <text:p>0,00549882</text:p>
          </table:table-cell>
          <table:table-cell table:formula="of:=[.C2]*[.D2]" office:value-type="float" office:value="0.00017928" calcext:value-type="float">
            <text:p>0,00017928</text:p>
          </table:table-cell>
          <table:table-cell table:formula="of:=[.F2]+[.G2]" office:value-type="float" office:value="0.0056781" calcext:value-type="float">
            <text:p>0,0056781</text:p>
          </table:table-cell>
          <table:table-cell table:formula="of:=[.F2]-[.G2]" office:value-type="float" office:value="0.00531954" calcext:value-type="float">
            <text:p>0,00531954</text:p>
          </table:table-cell>
          <table:table-cell table:number-columns-repeated="15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0.00222" calcext:value-type="float">
            <text:p>0,00222</text:p>
          </table:table-cell>
          <table:table-cell table:style-name="ce12" office:value-type="float" office:value="0.0000984" calcext:value-type="float">
            <text:p>9,84E-05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B3]*[.D3]" office:value-type="float" office:value="0.003996" calcext:value-type="float">
            <text:p>0,003996</text:p>
          </table:table-cell>
          <table:table-cell table:formula="of:=[.C3]*[.D3]" office:value-type="float" office:value="0.00017712" calcext:value-type="float">
            <text:p>0,00017712</text:p>
          </table:table-cell>
          <table:table-cell table:formula="of:=[.F3]+[.G3]" office:value-type="float" office:value="0.00417312" calcext:value-type="float">
            <text:p>0,00417312</text:p>
          </table:table-cell>
          <table:table-cell table:formula="of:=[.F3]-[.G3]" office:value-type="float" office:value="0.00381888" calcext:value-type="float">
            <text:p>0,00381888</text:p>
          </table:table-cell>
          <table:table-cell table:number-columns-repeated="15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.001766" calcext:value-type="float">
            <text:p>0,001766</text:p>
          </table:table-cell>
          <table:table-cell table:style-name="ce12" office:value-type="float" office:value="0.000098" calcext:value-type="float">
            <text:p>9,80E-05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B4]*[.D4]" office:value-type="float" office:value="0.0031788" calcext:value-type="float">
            <text:p>0,0031788</text:p>
          </table:table-cell>
          <table:table-cell table:formula="of:=[.C4]*[.D4]" office:value-type="float" office:value="0.0001764" calcext:value-type="float">
            <text:p>0,0001764</text:p>
          </table:table-cell>
          <table:table-cell table:formula="of:=[.F4]+[.G4]" office:value-type="float" office:value="0.0033552" calcext:value-type="float">
            <text:p>0,0033552</text:p>
          </table:table-cell>
          <table:table-cell table:formula="of:=[.F4]-[.G4]" office:value-type="float" office:value="0.0030024" calcext:value-type="float">
            <text:p>0,0030024</text:p>
          </table:table-cell>
          <table:table-cell table:number-columns-repeated="15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0.001477" calcext:value-type="float">
            <text:p>0,001477</text:p>
          </table:table-cell>
          <table:table-cell table:style-name="ce12" office:value-type="float" office:value="0.0000956" calcext:value-type="float">
            <text:p>9,56E-05</text:p>
          </table:table-cell>
          <table:table-cell table:style-name="Default" office:value-type="float" office:value="1.8" calcext:value-type="float">
            <text:p>1,8</text:p>
          </table:table-cell>
          <table:table-cell/>
          <table:table-cell table:formula="of:=[.B5]*[.D5]" office:value-type="float" office:value="0.0026586" calcext:value-type="float">
            <text:p>0,0026586</text:p>
          </table:table-cell>
          <table:table-cell table:formula="of:=[.C5]*[.D5]" office:value-type="float" office:value="0.00017208" calcext:value-type="float">
            <text:p>0,00017208</text:p>
          </table:table-cell>
          <table:table-cell table:formula="of:=[.F5]+[.G5]" office:value-type="float" office:value="0.00283068" calcext:value-type="float">
            <text:p>0,00283068</text:p>
          </table:table-cell>
          <table:table-cell table:formula="of:=[.F5]-[.G5]" office:value-type="float" office:value="0.00248652" calcext:value-type="float">
            <text:p>0,00248652</text:p>
          </table:table-cell>
          <table:table-cell/>
          <table:table-cell office:value-type="float" office:value="0.00979578" calcext:value-type="float">
            <text:p>0,00979578</text:p>
          </table:table-cell>
          <table:table-cell office:value-type="float" office:value="0.005679" calcext:value-type="float">
            <text:p>0,005679</text:p>
          </table:table-cell>
          <table:table-cell office:value-type="float" office:value="0.0044061" calcext:value-type="float">
            <text:p>0,0044061</text:p>
          </table:table-cell>
          <table:table-cell office:value-type="float" office:value="0.00335556" calcext:value-type="float">
            <text:p>0,00335556</text:p>
          </table:table-cell>
          <table:table-cell office:value-type="float" office:value="0.00298832" calcext:value-type="float">
            <text:p>0,00298832</text:p>
          </table:table-cell>
          <table:table-cell office:value-type="float" office:value="0.00259825" calcext:value-type="float">
            <text:p>0,00259825</text:p>
          </table:table-cell>
          <table:table-cell office:value-type="float" office:value="0.0023066" calcext:value-type="float">
            <text:p>0,0023066</text:p>
          </table:table-cell>
          <table:table-cell office:value-type="float" office:value="0.00207955" calcext:value-type="float">
            <text:p>0,00207955</text:p>
          </table:table-cell>
          <table:table-cell office:value-type="float" office:value="0.00189582" calcext:value-type="float">
            <text:p>0,00189582</text:p>
          </table:table-cell>
          <table:table-cell office:value-type="float" office:value="0.00174515" calcext:value-type="float">
            <text:p>0,00174515</text:p>
          </table:table-cell>
          <table:table-cell office:value-type="float" office:value="0.00161842" calcext:value-type="float">
            <text:p>0,00161842</text:p>
          </table:table-cell>
          <table:table-cell office:value-type="float" office:value="0.00151012" calcext:value-type="float">
            <text:p>0,00151012</text:p>
          </table:table-cell>
          <table:table-cell office:value-type="float" office:value="0.00141683" calcext:value-type="float">
            <text:p>0,00141683</text:p>
          </table:table-cell>
          <table:table-cell office:value-type="float" office:value="0.00133494" calcext:value-type="float">
            <text:p>0,00133494</text:p>
          </table:table-cell>
          <table:table-cell office:value-type="float" office:value="0.00126255" calcext:value-type="float">
            <text:p>0,00126255</text:p>
          </table:table-cell>
          <table:table-cell office:value-type="float" office:value="0.00119846" calcext:value-type="float">
            <text:p>0,00119846</text:p>
          </table:table-cell>
          <table:table-cell office:value-type="float" office:value="0.00118926" calcext:value-type="float">
            <text:p>0,00118926</text:p>
          </table:table-cell>
          <table:table-cell office:value-type="float" office:value="0.0011803" calcext:value-type="float">
            <text:p>0,0011803</text:p>
          </table:table-cell>
          <table:table-cell office:value-type="float" office:value="0.00117138" calcext:value-type="float">
            <text:p>0,00117138</text:p>
          </table:table-cell>
          <table:table-cell office:value-type="float" office:value="0.00116254" calcext:value-type="float">
            <text:p>0,00116254</text:p>
          </table:table-cell>
          <table:table-cell office:value-type="float" office:value="0.00115394" calcext:value-type="float">
            <text:p>0,00115394</text:p>
          </table:table-cell>
          <table:table-cell office:value-type="float" office:value="0.00114556" calcext:value-type="float">
            <text:p>0,00114556</text:p>
          </table:table-cell>
          <table:table-cell office:value-type="float" office:value="0.00113722" calcext:value-type="float">
            <text:p>0,00113722</text:p>
          </table:table-cell>
          <table:table-cell office:value-type="float" office:value="0.001129" calcext:value-type="float">
            <text:p>0,001129</text:p>
          </table:table-cell>
          <table:table-cell office:value-type="float" office:value="0.0011209" calcext:value-type="float">
            <text:p>0,0011209</text:p>
          </table:table-cell>
          <table:table-cell office:value-type="float" office:value="0.00111292" calcext:value-type="float">
            <text:p>0,00111292</text:p>
          </table:table-cell>
          <table:table-cell office:value-type="float" office:value="0.00110504" calcext:value-type="float">
            <text:p>0,00110504</text:p>
          </table:table-cell>
          <table:table-cell office:value-type="float" office:value="0.00109728" calcext:value-type="float">
            <text:p>0,00109728</text:p>
          </table:table-cell>
          <table:table-cell office:value-type="float" office:value="0.0010896" calcext:value-type="float">
            <text:p>0,0010896</text:p>
          </table:table-cell>
          <table:table-cell office:value-type="float" office:value="0.00108202" calcext:value-type="float">
            <text:p>0,00108202</text:p>
          </table:table-cell>
          <table:table-cell office:value-type="float" office:value="0.00107456" calcext:value-type="float">
            <text:p>0,00107456</text:p>
          </table:table-cell>
          <table:table-cell office:value-type="float" office:value="0.00106718" calcext:value-type="float">
            <text:p>0,00106718</text:p>
          </table:table-cell>
          <table:table-cell office:value-type="float" office:value="0.00105992" calcext:value-type="float">
            <text:p>0,00105992</text:p>
          </table:table-cell>
          <table:table-cell office:value-type="float" office:value="0.00105272" calcext:value-type="float">
            <text:p>0,00105272</text:p>
          </table:table-cell>
          <table:table-cell office:value-type="float" office:value="0.00104562" calcext:value-type="float">
            <text:p>0,00104562</text:p>
          </table:table-cell>
          <table:table-cell office:value-type="float" office:value="0.0010386" calcext:value-type="float">
            <text:p>0,0010386</text:p>
          </table:table-cell>
          <table:table-cell office:value-type="float" office:value="0.0010317" calcext:value-type="float">
            <text:p>0,0010317</text:p>
          </table:table-cell>
          <table:table-cell office:value-type="float" office:value="0.00102484" calcext:value-type="float">
            <text:p>0,00102484</text:p>
          </table:table-cell>
          <table:table-cell office:value-type="float" office:value="0.00101808" calcext:value-type="float">
            <text:p>0,00101808</text:p>
          </table:table-cell>
          <table:table-cell office:value-type="float" office:value="0.00101138" calcext:value-type="float">
            <text:p>0,00101138</text:p>
          </table:table-cell>
          <table:table-cell office:value-type="float" office:value="0.00100476" calcext:value-type="float">
            <text:p>0,00100476</text:p>
          </table:table-cell>
          <table:table-cell office:value-type="float" office:value="0.00099822" calcext:value-type="float">
            <text:p>0,00099822</text:p>
          </table:table-cell>
          <table:table-cell office:value-type="float" office:value="0.00099174" calcext:value-type="float">
            <text:p>0,00099174</text:p>
          </table:table-cell>
          <table:table-cell office:value-type="float" office:value="0.00098536" calcext:value-type="float">
            <text:p>0,00098536</text:p>
          </table:table-cell>
          <table:table-cell office:value-type="float" office:value="0.000979" calcext:value-type="float">
            <text:p>0,000979</text:p>
          </table:table-cell>
          <table:table-cell office:value-type="float" office:value="0.0009727" calcext:value-type="float">
            <text:p>0,0009727</text:p>
          </table:table-cell>
          <table:table-cell office:value-type="float" office:value="0.00096648" calcext:value-type="float">
            <text:p>0,00096648</text:p>
          </table:table-cell>
          <table:table-cell office:value-type="float" office:value="0.00096032" calcext:value-type="float">
            <text:p>0,00096032</text:p>
          </table:table-cell>
          <table:table-cell office:value-type="float" office:value="0.00095418" calcext:value-type="float">
            <text:p>0,00095418</text:p>
          </table:table-cell>
          <table:table-cell office:value-type="float" office:value="0.00094812" calcext:value-type="float">
            <text:p>0,00094812</text:p>
          </table:table-cell>
          <table:table-cell office:value-type="float" office:value="0.0009421" calcext:value-type="float">
            <text:p>0,0009421</text:p>
          </table:table-cell>
          <table:table-cell office:value-type="float" office:value="0.00093612" calcext:value-type="float">
            <text:p>0,00093612</text:p>
          </table:table-cell>
          <table:table-cell office:value-type="float" office:value="0.0009302" calcext:value-type="float">
            <text:p>0,0009302</text:p>
          </table:table-cell>
          <table:table-cell office:value-type="float" office:value="0.00092434" calcext:value-type="float">
            <text:p>0,00092434</text:p>
          </table:table-cell>
          <table:table-cell office:value-type="float" office:value="0.0009185" calcext:value-type="float">
            <text:p>0,0009185</text:p>
          </table:table-cell>
          <table:table-cell office:value-type="float" office:value="0.0009127" calcext:value-type="float">
            <text:p>0,0009127</text:p>
          </table:table-cell>
          <table:table-cell office:value-type="float" office:value="0.00090694" calcext:value-type="float">
            <text:p>0,00090694</text:p>
          </table:table-cell>
          <table:table-cell office:value-type="float" office:value="0.00090122" calcext:value-type="float">
            <text:p>0,00090122</text:p>
          </table:table-cell>
          <table:table-cell office:value-type="float" office:value="0.00089552" calcext:value-type="float">
            <text:p>0,00089552</text:p>
          </table:table-cell>
          <table:table-cell office:value-type="float" office:value="0.0008899" calcext:value-type="float">
            <text:p>0,0008899</text:p>
          </table:table-cell>
          <table:table-cell office:value-type="float" office:value="0.00088428" calcext:value-type="float">
            <text:p>0,00088428</text:p>
          </table:table-cell>
          <table:table-cell office:value-type="float" office:value="0.00087872" calcext:value-type="float">
            <text:p>0,00087872</text:p>
          </table:table-cell>
          <table:table-cell office:value-type="float" office:value="0.0008732" calcext:value-type="float">
            <text:p>0,0008732</text:p>
          </table:table-cell>
          <table:table-cell office:value-type="float" office:value="0.0008677" calcext:value-type="float">
            <text:p>0,0008677</text:p>
          </table:table-cell>
          <table:table-cell office:value-type="float" office:value="0.00086224" calcext:value-type="float">
            <text:p>0,00086224</text:p>
          </table:table-cell>
          <table:table-cell office:value-type="float" office:value="0.0008568" calcext:value-type="float">
            <text:p>0,0008568</text:p>
          </table:table-cell>
          <table:table-cell office:value-type="float" office:value="0.00085142" calcext:value-type="float">
            <text:p>0,00085142</text:p>
          </table:table-cell>
          <table:table-cell office:value-type="float" office:value="0.00084604" calcext:value-type="float">
            <text:p>0,00084604</text:p>
          </table:table-cell>
          <table:table-cell office:value-type="float" office:value="0.00084072" calcext:value-type="float">
            <text:p>0,00084072</text:p>
          </table:table-cell>
          <table:table-cell office:value-type="float" office:value="0.00083542" calcext:value-type="float">
            <text:p>0,00083542</text:p>
          </table:table-cell>
          <table:table-cell office:value-type="float" office:value="0.00083016" calcext:value-type="float">
            <text:p>0,00083016</text:p>
          </table:table-cell>
          <table:table-cell office:value-type="float" office:value="0.00082492" calcext:value-type="float">
            <text:p>0,00082492</text:p>
          </table:table-cell>
          <table:table-cell office:value-type="float" office:value="0.0008197" calcext:value-type="float">
            <text:p>0,0008197</text:p>
          </table:table-cell>
          <table:table-cell office:value-type="float" office:value="0.00081454" calcext:value-type="float">
            <text:p>0,00081454</text:p>
          </table:table-cell>
          <table:table-cell office:value-type="float" office:value="0.0008094" calcext:value-type="float">
            <text:p>0,0008094</text:p>
          </table:table-cell>
          <table:table-cell office:value-type="float" office:value="0.00080428" calcext:value-type="float">
            <text:p>0,00080428</text:p>
          </table:table-cell>
          <table:table-cell office:value-type="float" office:value="0.0007992" calcext:value-type="float">
            <text:p>0,0007992</text:p>
          </table:table-cell>
          <table:table-cell office:value-type="float" office:value="0.00079416" calcext:value-type="float">
            <text:p>0,00079416</text:p>
          </table:table-cell>
          <table:table-cell office:value-type="float" office:value="0.00078912" calcext:value-type="float">
            <text:p>0,00078912</text:p>
          </table:table-cell>
          <table:table-cell office:value-type="float" office:value="0.00078414" calcext:value-type="float">
            <text:p>0,00078414</text:p>
          </table:table-cell>
          <table:table-cell office:value-type="float" office:value="0.00077918" calcext:value-type="float">
            <text:p>0,00077918</text:p>
          </table:table-cell>
          <table:table-cell office:value-type="float" office:value="0.00077426" calcext:value-type="float">
            <text:p>0,00077426</text:p>
          </table:table-cell>
          <table:table-cell office:value-type="float" office:value="0.00076936" calcext:value-type="float">
            <text:p>0,00076936</text:p>
          </table:table-cell>
          <table:table-cell office:value-type="float" office:value="0.00076448" calcext:value-type="float">
            <text:p>0,00076448</text:p>
          </table:table-cell>
          <table:table-cell office:value-type="float" office:value="0.00075964" calcext:value-type="float">
            <text:p>0,00075964</text:p>
          </table:table-cell>
          <table:table-cell office:value-type="float" office:value="0.00075484" calcext:value-type="float">
            <text:p>0,00075484</text:p>
          </table:table-cell>
          <table:table-cell office:value-type="float" office:value="0.00075004" calcext:value-type="float">
            <text:p>0,00075004</text:p>
          </table:table-cell>
          <table:table-cell office:value-type="float" office:value="0.00074528" calcext:value-type="float">
            <text:p>0,00074528</text:p>
          </table:table-cell>
          <table:table-cell office:value-type="float" office:value="0.00074054" calcext:value-type="float">
            <text:p>0,00074054</text:p>
          </table:table-cell>
          <table:table-cell office:value-type="float" office:value="0.00073584" calcext:value-type="float">
            <text:p>0,00073584</text:p>
          </table:table-cell>
          <table:table-cell office:value-type="float" office:value="0.00073118" calcext:value-type="float">
            <text:p>0,00073118</text:p>
          </table:table-cell>
          <table:table-cell office:value-type="float" office:value="0.00072654" calcext:value-type="float">
            <text:p>0,00072654</text:p>
          </table:table-cell>
          <table:table-cell office:value-type="float" office:value="0.0007219" calcext:value-type="float">
            <text:p>0,0007219</text:p>
          </table:table-cell>
          <table:table-cell office:value-type="float" office:value="0.00071732" calcext:value-type="float">
            <text:p>0,00071732</text:p>
          </table:table-cell>
          <table:table-cell office:value-type="float" office:value="0.00071274" calcext:value-type="float">
            <text:p>0,00071274</text:p>
          </table:table-cell>
          <table:table-cell office:value-type="float" office:value="0.00070822" calcext:value-type="float">
            <text:p>0,00070822</text:p>
          </table:table-cell>
          <table:table-cell office:value-type="float" office:value="0.0007037" calcext:value-type="float">
            <text:p>0,0007037</text:p>
          </table:table-cell>
          <table:table-cell office:value-type="float" office:value="0.00069924" calcext:value-type="float">
            <text:p>0,00069924</text:p>
          </table:table-cell>
          <table:table-cell office:value-type="float" office:value="0.00069478" calcext:value-type="float">
            <text:p>0,00069478</text:p>
          </table:table-cell>
          <table:table-cell office:value-type="float" office:value="0.00069034" calcext:value-type="float">
            <text:p>0,00069034</text:p>
          </table:table-cell>
          <table:table-cell office:value-type="float" office:value="0.00068594" calcext:value-type="float">
            <text:p>0,00068594</text:p>
          </table:table-cell>
          <table:table-cell office:value-type="float" office:value="0.00068158" calcext:value-type="float">
            <text:p>0,00068158</text:p>
          </table:table-cell>
          <table:table-cell office:value-type="float" office:value="0.00067722" calcext:value-type="float">
            <text:p>0,00067722</text:p>
          </table:table-cell>
          <table:table-cell office:value-type="float" office:value="0.0006729" calcext:value-type="float">
            <text:p>0,0006729</text:p>
          </table:table-cell>
          <table:table-cell office:value-type="float" office:value="0.0006686" calcext:value-type="float">
            <text:p>0,0006686</text:p>
          </table:table-cell>
          <table:table-cell office:value-type="float" office:value="0.00066432" calcext:value-type="float">
            <text:p>0,00066432</text:p>
          </table:table-cell>
          <table:table-cell office:value-type="float" office:value="0.00066008" calcext:value-type="float">
            <text:p>0,00066008</text:p>
          </table:table-cell>
          <table:table-cell office:value-type="float" office:value="0.00065588" calcext:value-type="float">
            <text:p>0,00065588</text:p>
          </table:table-cell>
          <table:table-cell office:value-type="float" office:value="0.00065166" calcext:value-type="float">
            <text:p>0,00065166</text:p>
          </table:table-cell>
          <table:table-cell office:value-type="float" office:value="0.0006475" calcext:value-type="float">
            <text:p>0,0006475</text:p>
          </table:table-cell>
          <table:table-cell office:value-type="float" office:value="0.00064336" calcext:value-type="float">
            <text:p>0,00064336</text:p>
          </table:table-cell>
          <table:table-cell office:value-type="float" office:value="0.00063924" calcext:value-type="float">
            <text:p>0,00063924</text:p>
          </table:table-cell>
          <table:table-cell office:value-type="float" office:value="0.00063516" calcext:value-type="float">
            <text:p>0,00063516</text:p>
          </table:table-cell>
          <table:table-cell office:value-type="float" office:value="0.00063108" calcext:value-type="float">
            <text:p>0,00063108</text:p>
          </table:table-cell>
          <table:table-cell office:value-type="float" office:value="0.00062704" calcext:value-type="float">
            <text:p>0,00062704</text:p>
          </table:table-cell>
          <table:table-cell office:value-type="float" office:value="0.00062302" calcext:value-type="float">
            <text:p>0,00062302</text:p>
          </table:table-cell>
          <table:table-cell office:value-type="float" office:value="0.00061904" calcext:value-type="float">
            <text:p>0,00061904</text:p>
          </table:table-cell>
          <table:table-cell office:value-type="float" office:value="0.00061506" calcext:value-type="float">
            <text:p>0,00061506</text:p>
          </table:table-cell>
          <table:table-cell office:value-type="float" office:value="0.00061112" calcext:value-type="float">
            <text:p>0,00061112</text:p>
          </table:table-cell>
          <table:table-cell office:value-type="float" office:value="0.0006072" calcext:value-type="float">
            <text:p>0,0006072</text:p>
          </table:table-cell>
          <table:table-cell office:value-type="float" office:value="0.00060328" calcext:value-type="float">
            <text:p>0,00060328</text:p>
          </table:table-cell>
          <table:table-cell office:value-type="float" office:value="0.0005994" calcext:value-type="float">
            <text:p>0,0005994</text:p>
          </table:table-cell>
          <table:table-cell office:value-type="float" office:value="0.00059556" calcext:value-type="float">
            <text:p>0,00059556</text:p>
          </table:table-cell>
          <table:table-cell office:value-type="float" office:value="0.00059174" calcext:value-type="float">
            <text:p>0,00059174</text:p>
          </table:table-cell>
          <table:table-cell office:value-type="float" office:value="0.00058794" calcext:value-type="float">
            <text:p>0,00058794</text:p>
          </table:table-cell>
          <table:table-cell office:value-type="float" office:value="0.00058416" calcext:value-type="float">
            <text:p>0,00058416</text:p>
          </table:table-cell>
          <table:table-cell office:value-type="float" office:value="0.0005804" calcext:value-type="float">
            <text:p>0,0005804</text:p>
          </table:table-cell>
          <table:table-cell office:value-type="float" office:value="0.00057666" calcext:value-type="float">
            <text:p>0,00057666</text:p>
          </table:table-cell>
          <table:table-cell office:value-type="float" office:value="0.00057296" calcext:value-type="float">
            <text:p>0,00057296</text:p>
          </table:table-cell>
          <table:table-cell office:value-type="float" office:value="0.00056926" calcext:value-type="float">
            <text:p>0,00056926</text:p>
          </table:table-cell>
          <table:table-cell office:value-type="float" office:value="0.0005656" calcext:value-type="float">
            <text:p>0,0005656</text:p>
          </table:table-cell>
          <table:table-cell office:value-type="float" office:value="0.00056196" calcext:value-type="float">
            <text:p>0,00056196</text:p>
          </table:table-cell>
          <table:table-cell office:value-type="float" office:value="0.00055834" calcext:value-type="float">
            <text:p>0,00055834</text:p>
          </table:table-cell>
          <table:table-cell office:value-type="float" office:value="0.00055474" calcext:value-type="float">
            <text:p>0,00055474</text:p>
          </table:table-cell>
          <table:table-cell office:value-type="float" office:value="0.00055116" calcext:value-type="float">
            <text:p>0,00055116</text:p>
          </table:table-cell>
          <table:table-cell office:value-type="float" office:value="0.00054762" calcext:value-type="float">
            <text:p>0,00054762</text:p>
          </table:table-cell>
          <table:table-cell office:value-type="float" office:value="0.00054408" calcext:value-type="float">
            <text:p>0,00054408</text:p>
          </table:table-cell>
          <table:table-cell office:value-type="float" office:value="0.00054058" calcext:value-type="float">
            <text:p>0,00054058</text:p>
          </table:table-cell>
          <table:table-cell office:value-type="float" office:value="0.00053708" calcext:value-type="float">
            <text:p>0,00053708</text:p>
          </table:table-cell>
          <table:table-cell office:value-type="float" office:value="0.00053362" calcext:value-type="float">
            <text:p>0,00053362</text:p>
          </table:table-cell>
          <table:table-cell office:value-type="float" office:value="0.00053018" calcext:value-type="float">
            <text:p>0,00053018</text:p>
          </table:table-cell>
          <table:table-cell office:value-type="float" office:value="0.00052676" calcext:value-type="float">
            <text:p>0,00052676</text:p>
          </table:table-cell>
          <table:table-cell office:value-type="float" office:value="0.00052336" calcext:value-type="float">
            <text:p>0,00052336</text:p>
          </table:table-cell>
          <table:table-cell office:value-type="float" office:value="0.00051998" calcext:value-type="float">
            <text:p>0,00051998</text:p>
          </table:table-cell>
          <table:table-cell office:value-type="float" office:value="0.00051662" calcext:value-type="float">
            <text:p>0,00051662</text:p>
          </table:table-cell>
          <table:table-cell office:value-type="float" office:value="0.00051328" calcext:value-type="float">
            <text:p>0,00051328</text:p>
          </table:table-cell>
          <table:table-cell office:value-type="float" office:value="0.0022796" calcext:value-type="float">
            <text:p>0,0022796</text:p>
          </table:table-cell>
          <table:table-cell office:value-type="float" office:value="0.007196" calcext:value-type="float">
            <text:p>0,007196</text:p>
          </table:table-cell>
          <table:table-cell office:value-type="float" office:value="0.01796" calcext:value-type="float">
            <text:p>0,01796</text:p>
          </table:table-cell>
          <table:table-cell office:value-type="float" office:value="0.02894" calcext:value-type="float">
            <text:p>0,02894</text:p>
          </table:table-cell>
          <table:table-cell office:value-type="float" office:value="0.035666" calcext:value-type="float">
            <text:p>0,03566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0.001275" calcext:value-type="float">
            <text:p>0,001275</text:p>
          </table:table-cell>
          <table:table-cell table:style-name="ce12" office:value-type="float" office:value="0.0000924" calcext:value-type="float">
            <text:p>9,24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6]*[.D6]" office:value-type="float" office:value="0.0024225" calcext:value-type="float">
            <text:p>0,0024225</text:p>
          </table:table-cell>
          <table:table-cell table:formula="of:=[.C6]*[.D6]" office:value-type="float" office:value="0.00017556" calcext:value-type="float">
            <text:p>0,00017556</text:p>
          </table:table-cell>
          <table:table-cell table:formula="of:=[.F6]+[.G6]" office:value-type="float" office:value="0.00259806" calcext:value-type="float">
            <text:p>0,00259806</text:p>
          </table:table-cell>
          <table:table-cell table:formula="of:=[.F6]-[.G6]" office:value-type="float" office:value="0.00224694" calcext:value-type="float">
            <text:p>0,00224694</text:p>
          </table:table-cell>
          <table:table-cell/>
          <table:table-cell office:value-type="float" office:value="0.00906858" calcext:value-type="float">
            <text:p>0,00906858</text:p>
          </table:table-cell>
          <table:table-cell office:value-type="float" office:value="0.005319" calcext:value-type="float">
            <text:p>0,005319</text:p>
          </table:table-cell>
          <table:table-cell office:value-type="float" office:value="0.00403028" calcext:value-type="float">
            <text:p>0,00403028</text:p>
          </table:table-cell>
          <table:table-cell office:value-type="float" office:value="0.00300204" calcext:value-type="float">
            <text:p>0,00300204</text:p>
          </table:table-cell>
          <table:table-cell office:value-type="float" office:value="0.00262428" calcext:value-type="float">
            <text:p>0,00262428</text:p>
          </table:table-cell>
          <table:table-cell office:value-type="float" office:value="0.00224675" calcext:value-type="float">
            <text:p>0,00224675</text:p>
          </table:table-cell>
          <table:table-cell office:value-type="float" office:value="0.0019684" calcext:value-type="float">
            <text:p>0,0019684</text:p>
          </table:table-cell>
          <table:table-cell office:value-type="float" office:value="0.00175465" calcext:value-type="float">
            <text:p>0,00175465</text:p>
          </table:table-cell>
          <table:table-cell office:value-type="float" office:value="0.00158384" calcext:value-type="float">
            <text:p>0,00158384</text:p>
          </table:table-cell>
          <table:table-cell office:value-type="float" office:value="0.00144495" calcext:value-type="float">
            <text:p>0,00144495</text:p>
          </table:table-cell>
          <table:table-cell office:value-type="float" office:value="0.00132924" calcext:value-type="float">
            <text:p>0,00132924</text:p>
          </table:table-cell>
          <table:table-cell office:value-type="float" office:value="0.00123158" calcext:value-type="float">
            <text:p>0,00123158</text:p>
          </table:table-cell>
          <table:table-cell office:value-type="float" office:value="0.00114779" calcext:value-type="float">
            <text:p>0,00114779</text:p>
          </table:table-cell>
          <table:table-cell office:value-type="float" office:value="0.00107502" calcext:value-type="float">
            <text:p>0,00107502</text:p>
          </table:table-cell>
          <table:table-cell office:value-type="float" office:value="0.00101137" calcext:value-type="float">
            <text:p>0,00101137</text:p>
          </table:table-cell>
          <table:table-cell office:value-type="float" office:value="0.00114286" calcext:value-type="float">
            <text:p>0,00114286</text:p>
          </table:table-cell>
          <table:table-cell office:value-type="float" office:value="0.00113686" calcext:value-type="float">
            <text:p>0,00113686</text:p>
          </table:table-cell>
          <table:table-cell office:value-type="float" office:value="0.0011307" calcext:value-type="float">
            <text:p>0,0011307</text:p>
          </table:table-cell>
          <table:table-cell office:value-type="float" office:value="0.00112458" calcext:value-type="float">
            <text:p>0,00112458</text:p>
          </table:table-cell>
          <table:table-cell office:value-type="float" office:value="0.00111854" calcext:value-type="float">
            <text:p>0,00111854</text:p>
          </table:table-cell>
          <table:table-cell office:value-type="float" office:value="0.00111234" calcext:value-type="float">
            <text:p>0,00111234</text:p>
          </table:table-cell>
          <table:table-cell office:value-type="float" office:value="0.001106" calcext:value-type="float">
            <text:p>0,001106</text:p>
          </table:table-cell>
          <table:table-cell office:value-type="float" office:value="0.00109974" calcext:value-type="float">
            <text:p>0,00109974</text:p>
          </table:table-cell>
          <table:table-cell office:value-type="float" office:value="0.00109344" calcext:value-type="float">
            <text:p>0,00109344</text:p>
          </table:table-cell>
          <table:table-cell office:value-type="float" office:value="0.00108714" calcext:value-type="float">
            <text:p>0,00108714</text:p>
          </table:table-cell>
          <table:table-cell office:value-type="float" office:value="0.0010808" calcext:value-type="float">
            <text:p>0,0010808</text:p>
          </table:table-cell>
          <table:table-cell office:value-type="float" office:value="0.00107448" calcext:value-type="float">
            <text:p>0,00107448</text:p>
          </table:table-cell>
          <table:table-cell office:value-type="float" office:value="0.00106812" calcext:value-type="float">
            <text:p>0,00106812</text:p>
          </table:table-cell>
          <table:table-cell office:value-type="float" office:value="0.00106176" calcext:value-type="float">
            <text:p>0,00106176</text:p>
          </table:table-cell>
          <table:table-cell office:value-type="float" office:value="0.00105538" calcext:value-type="float">
            <text:p>0,00105538</text:p>
          </table:table-cell>
          <table:table-cell office:value-type="float" office:value="0.001049" calcext:value-type="float">
            <text:p>0,001049</text:p>
          </table:table-cell>
          <table:table-cell office:value-type="float" office:value="0.00104262" calcext:value-type="float">
            <text:p>0,00104262</text:p>
          </table:table-cell>
          <table:table-cell office:value-type="float" office:value="0.00103624" calcext:value-type="float">
            <text:p>0,00103624</text:p>
          </table:table-cell>
          <table:table-cell office:value-type="float" office:value="0.00102984" calcext:value-type="float">
            <text:p>0,00102984</text:p>
          </table:table-cell>
          <table:table-cell office:value-type="float" office:value="0.00102346" calcext:value-type="float">
            <text:p>0,00102346</text:p>
          </table:table-cell>
          <table:table-cell office:value-type="float" office:value="0.00101708" calcext:value-type="float">
            <text:p>0,00101708</text:p>
          </table:table-cell>
          <table:table-cell office:value-type="float" office:value="0.0010107" calcext:value-type="float">
            <text:p>0,0010107</text:p>
          </table:table-cell>
          <table:table-cell office:value-type="float" office:value="0.00100432" calcext:value-type="float">
            <text:p>0,00100432</text:p>
          </table:table-cell>
          <table:table-cell office:value-type="float" office:value="0.00099796" calcext:value-type="float">
            <text:p>0,00099796</text:p>
          </table:table-cell>
          <table:table-cell office:value-type="float" office:value="0.00099158" calcext:value-type="float">
            <text:p>0,00099158</text:p>
          </table:table-cell>
          <table:table-cell office:value-type="float" office:value="0.00098524" calcext:value-type="float">
            <text:p>0,00098524</text:p>
          </table:table-cell>
          <table:table-cell office:value-type="float" office:value="0.0009789" calcext:value-type="float">
            <text:p>0,0009789</text:p>
          </table:table-cell>
          <table:table-cell office:value-type="float" office:value="0.00097258" calcext:value-type="float">
            <text:p>0,00097258</text:p>
          </table:table-cell>
          <table:table-cell office:value-type="float" office:value="0.00096628" calcext:value-type="float">
            <text:p>0,00096628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095374" calcext:value-type="float">
            <text:p>0,00095374</text:p>
          </table:table-cell>
          <table:table-cell office:value-type="float" office:value="0.00094748" calcext:value-type="float">
            <text:p>0,00094748</text:p>
          </table:table-cell>
          <table:table-cell office:value-type="float" office:value="0.00094128" calcext:value-type="float">
            <text:p>0,00094128</text:p>
          </table:table-cell>
          <table:table-cell office:value-type="float" office:value="0.0009351" calcext:value-type="float">
            <text:p>0,0009351</text:p>
          </table:table-cell>
          <table:table-cell office:value-type="float" office:value="0.00092892" calcext:value-type="float">
            <text:p>0,00092892</text:p>
          </table:table-cell>
          <table:table-cell office:value-type="float" office:value="0.00092282" calcext:value-type="float">
            <text:p>0,00092282</text:p>
          </table:table-cell>
          <table:table-cell office:value-type="float" office:value="0.00091672" calcext:value-type="float">
            <text:p>0,00091672</text:p>
          </table:table-cell>
          <table:table-cell office:value-type="float" office:value="0.00091064" calcext:value-type="float">
            <text:p>0,00091064</text:p>
          </table:table-cell>
          <table:table-cell office:value-type="float" office:value="0.00090462" calcext:value-type="float">
            <text:p>0,00090462</text:p>
          </table:table-cell>
          <table:table-cell office:value-type="float" office:value="0.00089862" calcext:value-type="float">
            <text:p>0,00089862</text:p>
          </table:table-cell>
          <table:table-cell office:value-type="float" office:value="0.00089266" calcext:value-type="float">
            <text:p>0,00089266</text:p>
          </table:table-cell>
          <table:table-cell office:value-type="float" office:value="0.00088674" calcext:value-type="float">
            <text:p>0,00088674</text:p>
          </table:table-cell>
          <table:table-cell office:value-type="float" office:value="0.00088086" calcext:value-type="float">
            <text:p>0,00088086</text:p>
          </table:table-cell>
          <table:table-cell office:value-type="float" office:value="0.000875" calcext:value-type="float">
            <text:p>0,000875</text:p>
          </table:table-cell>
          <table:table-cell office:value-type="float" office:value="0.00086918" calcext:value-type="float">
            <text:p>0,00086918</text:p>
          </table:table-cell>
          <table:table-cell office:value-type="float" office:value="0.0008634" calcext:value-type="float">
            <text:p>0,0008634</text:p>
          </table:table-cell>
          <table:table-cell office:value-type="float" office:value="0.00085768" calcext:value-type="float">
            <text:p>0,00085768</text:p>
          </table:table-cell>
          <table:table-cell office:value-type="float" office:value="0.00085196" calcext:value-type="float">
            <text:p>0,00085196</text:p>
          </table:table-cell>
          <table:table-cell office:value-type="float" office:value="0.0008463" calcext:value-type="float">
            <text:p>0,0008463</text:p>
          </table:table-cell>
          <table:table-cell office:value-type="float" office:value="0.00084068" calcext:value-type="float">
            <text:p>0,00084068</text:p>
          </table:table-cell>
          <table:table-cell office:value-type="float" office:value="0.00083508" calcext:value-type="float">
            <text:p>0,00083508</text:p>
          </table:table-cell>
          <table:table-cell office:value-type="float" office:value="0.00082954" calcext:value-type="float">
            <text:p>0,00082954</text:p>
          </table:table-cell>
          <table:table-cell office:value-type="float" office:value="0.00082404" calcext:value-type="float">
            <text:p>0,00082404</text:p>
          </table:table-cell>
          <table:table-cell office:value-type="float" office:value="0.00081856" calcext:value-type="float">
            <text:p>0,00081856</text:p>
          </table:table-cell>
          <table:table-cell office:value-type="float" office:value="0.0008131" calcext:value-type="float">
            <text:p>0,0008131</text:p>
          </table:table-cell>
          <table:table-cell office:value-type="float" office:value="0.00080772" calcext:value-type="float">
            <text:p>0,00080772</text:p>
          </table:table-cell>
          <table:table-cell office:value-type="float" office:value="0.00080236" calcext:value-type="float">
            <text:p>0,00080236</text:p>
          </table:table-cell>
          <table:table-cell office:value-type="float" office:value="0.00079702" calcext:value-type="float">
            <text:p>0,00079702</text:p>
          </table:table-cell>
          <table:table-cell office:value-type="float" office:value="0.00079174" calcext:value-type="float">
            <text:p>0,00079174</text:p>
          </table:table-cell>
          <table:table-cell office:value-type="float" office:value="0.00078648" calcext:value-type="float">
            <text:p>0,00078648</text:p>
          </table:table-cell>
          <table:table-cell office:value-type="float" office:value="0.00078128" calcext:value-type="float">
            <text:p>0,00078128</text:p>
          </table:table-cell>
          <table:table-cell office:value-type="float" office:value="0.00077608" calcext:value-type="float">
            <text:p>0,00077608</text:p>
          </table:table-cell>
          <table:table-cell office:value-type="float" office:value="0.00077096" calcext:value-type="float">
            <text:p>0,00077096</text:p>
          </table:table-cell>
          <table:table-cell office:value-type="float" office:value="0.00076584" calcext:value-type="float">
            <text:p>0,00076584</text:p>
          </table:table-cell>
          <table:table-cell office:value-type="float" office:value="0.00076078" calcext:value-type="float">
            <text:p>0,00076078</text:p>
          </table:table-cell>
          <table:table-cell office:value-type="float" office:value="0.00075574" calcext:value-type="float">
            <text:p>0,00075574</text:p>
          </table:table-cell>
          <table:table-cell office:value-type="float" office:value="0.00075074" calcext:value-type="float">
            <text:p>0,00075074</text:p>
          </table:table-cell>
          <table:table-cell office:value-type="float" office:value="0.00074576" calcext:value-type="float">
            <text:p>0,00074576</text:p>
          </table:table-cell>
          <table:table-cell office:value-type="float" office:value="0.00074084" calcext:value-type="float">
            <text:p>0,00074084</text:p>
          </table:table-cell>
          <table:table-cell office:value-type="float" office:value="0.00073596" calcext:value-type="float">
            <text:p>0,00073596</text:p>
          </table:table-cell>
          <table:table-cell office:value-type="float" office:value="0.00073108" calcext:value-type="float">
            <text:p>0,00073108</text:p>
          </table:table-cell>
          <table:table-cell office:value-type="float" office:value="0.00072624" calcext:value-type="float">
            <text:p>0,00072624</text:p>
          </table:table-cell>
          <table:table-cell office:value-type="float" office:value="0.00072144" calcext:value-type="float">
            <text:p>0,00072144</text:p>
          </table:table-cell>
          <table:table-cell office:value-type="float" office:value="0.0007167" calcext:value-type="float">
            <text:p>0,0007167</text:p>
          </table:table-cell>
          <table:table-cell office:value-type="float" office:value="0.00071196" calcext:value-type="float">
            <text:p>0,00071196</text:p>
          </table:table-cell>
          <table:table-cell office:value-type="float" office:value="0.00070726" calcext:value-type="float">
            <text:p>0,00070726</text:p>
          </table:table-cell>
          <table:table-cell office:value-type="float" office:value="0.00070262" calcext:value-type="float">
            <text:p>0,00070262</text:p>
          </table:table-cell>
          <table:table-cell office:value-type="float" office:value="0.00069798" calcext:value-type="float">
            <text:p>0,00069798</text:p>
          </table:table-cell>
          <table:table-cell office:value-type="float" office:value="0.0006934" calcext:value-type="float">
            <text:p>0,0006934</text:p>
          </table:table-cell>
          <table:table-cell office:value-type="float" office:value="0.00068882" calcext:value-type="float">
            <text:p>0,00068882</text:p>
          </table:table-cell>
          <table:table-cell office:value-type="float" office:value="0.0006843" calcext:value-type="float">
            <text:p>0,0006843</text:p>
          </table:table-cell>
          <table:table-cell office:value-type="float" office:value="0.00067978" calcext:value-type="float">
            <text:p>0,00067978</text:p>
          </table:table-cell>
          <table:table-cell office:value-type="float" office:value="0.00067532" calcext:value-type="float">
            <text:p>0,00067532</text:p>
          </table:table-cell>
          <table:table-cell office:value-type="float" office:value="0.00067086" calcext:value-type="float">
            <text:p>0,00067086</text:p>
          </table:table-cell>
          <table:table-cell office:value-type="float" office:value="0.00066646" calcext:value-type="float">
            <text:p>0,00066646</text:p>
          </table:table-cell>
          <table:table-cell office:value-type="float" office:value="0.0006621" calcext:value-type="float">
            <text:p>0,0006621</text:p>
          </table:table-cell>
          <table:table-cell office:value-type="float" office:value="0.00065774" calcext:value-type="float">
            <text:p>0,00065774</text:p>
          </table:table-cell>
          <table:table-cell office:value-type="float" office:value="0.00065342" calcext:value-type="float">
            <text:p>0,00065342</text:p>
          </table:table-cell>
          <table:table-cell office:value-type="float" office:value="0.00064914" calcext:value-type="float">
            <text:p>0,00064914</text:p>
          </table:table-cell>
          <table:table-cell office:value-type="float" office:value="0.00064488" calcext:value-type="float">
            <text:p>0,00064488</text:p>
          </table:table-cell>
          <table:table-cell office:value-type="float" office:value="0.00064064" calcext:value-type="float">
            <text:p>0,00064064</text:p>
          </table:table-cell>
          <table:table-cell office:value-type="float" office:value="0.00063644" calcext:value-type="float">
            <text:p>0,00063644</text:p>
          </table:table-cell>
          <table:table-cell office:value-type="float" office:value="0.00063228" calcext:value-type="float">
            <text:p>0,00063228</text:p>
          </table:table-cell>
          <table:table-cell office:value-type="float" office:value="0.00062814" calcext:value-type="float">
            <text:p>0,00062814</text:p>
          </table:table-cell>
          <table:table-cell office:value-type="float" office:value="0.00062402" calcext:value-type="float">
            <text:p>0,00062402</text:p>
          </table:table-cell>
          <table:table-cell office:value-type="float" office:value="0.00061992" calcext:value-type="float">
            <text:p>0,00061992</text:p>
          </table:table-cell>
          <table:table-cell office:value-type="float" office:value="0.00061588" calcext:value-type="float">
            <text:p>0,00061588</text:p>
          </table:table-cell>
          <table:table-cell office:value-type="float" office:value="0.00061184" calcext:value-type="float">
            <text:p>0,00061184</text:p>
          </table:table-cell>
          <table:table-cell office:value-type="float" office:value="0.00060784" calcext:value-type="float">
            <text:p>0,00060784</text:p>
          </table:table-cell>
          <table:table-cell office:value-type="float" office:value="0.00060388" calcext:value-type="float">
            <text:p>0,00060388</text:p>
          </table:table-cell>
          <table:table-cell office:value-type="float" office:value="0.00059994" calcext:value-type="float">
            <text:p>0,00059994</text:p>
          </table:table-cell>
          <table:table-cell office:value-type="float" office:value="0.000596" calcext:value-type="float">
            <text:p>0,000596</text:p>
          </table:table-cell>
          <table:table-cell office:value-type="float" office:value="0.0005921" calcext:value-type="float">
            <text:p>0,0005921</text:p>
          </table:table-cell>
          <table:table-cell office:value-type="float" office:value="0.00058824" calcext:value-type="float">
            <text:p>0,00058824</text:p>
          </table:table-cell>
          <table:table-cell office:value-type="float" office:value="0.0005844" calcext:value-type="float">
            <text:p>0,0005844</text:p>
          </table:table-cell>
          <table:table-cell office:value-type="float" office:value="0.0005806" calcext:value-type="float">
            <text:p>0,0005806</text:p>
          </table:table-cell>
          <table:table-cell office:value-type="float" office:value="0.0005768" calcext:value-type="float">
            <text:p>0,0005768</text:p>
          </table:table-cell>
          <table:table-cell office:value-type="float" office:value="0.00057304" calcext:value-type="float">
            <text:p>0,00057304</text:p>
          </table:table-cell>
          <table:table-cell office:value-type="float" office:value="0.0005693" calcext:value-type="float">
            <text:p>0,0005693</text:p>
          </table:table-cell>
          <table:table-cell office:value-type="float" office:value="0.00056558" calcext:value-type="float">
            <text:p>0,00056558</text:p>
          </table:table-cell>
          <table:table-cell office:value-type="float" office:value="0.00056192" calcext:value-type="float">
            <text:p>0,00056192</text:p>
          </table:table-cell>
          <table:table-cell office:value-type="float" office:value="0.00055824" calcext:value-type="float">
            <text:p>0,00055824</text:p>
          </table:table-cell>
          <table:table-cell office:value-type="float" office:value="0.00055462" calcext:value-type="float">
            <text:p>0,00055462</text:p>
          </table:table-cell>
          <table:table-cell office:value-type="float" office:value="0.000551" calcext:value-type="float">
            <text:p>0,000551</text:p>
          </table:table-cell>
          <table:table-cell office:value-type="float" office:value="0.00054742" calcext:value-type="float">
            <text:p>0,00054742</text:p>
          </table:table-cell>
          <table:table-cell office:value-type="float" office:value="0.00054384" calcext:value-type="float">
            <text:p>0,00054384</text:p>
          </table:table-cell>
          <table:table-cell office:value-type="float" office:value="0.00054032" calcext:value-type="float">
            <text:p>0,00054032</text:p>
          </table:table-cell>
          <table:table-cell office:value-type="float" office:value="0.00053678" calcext:value-type="float">
            <text:p>0,00053678</text:p>
          </table:table-cell>
          <table:table-cell office:value-type="float" office:value="0.0005333" calcext:value-type="float">
            <text:p>0,0005333</text:p>
          </table:table-cell>
          <table:table-cell office:value-type="float" office:value="0.00052984" calcext:value-type="float">
            <text:p>0,00052984</text:p>
          </table:table-cell>
          <table:table-cell office:value-type="float" office:value="0.00052638" calcext:value-type="float">
            <text:p>0,00052638</text:p>
          </table:table-cell>
          <table:table-cell office:value-type="float" office:value="0.00052296" calcext:value-type="float">
            <text:p>0,00052296</text:p>
          </table:table-cell>
          <table:table-cell office:value-type="float" office:value="0.00051958" calcext:value-type="float">
            <text:p>0,00051958</text:p>
          </table:table-cell>
          <table:table-cell office:value-type="float" office:value="0.0005162" calcext:value-type="float">
            <text:p>0,0005162</text:p>
          </table:table-cell>
          <table:table-cell office:value-type="float" office:value="0.00051286" calcext:value-type="float">
            <text:p>0,00051286</text:p>
          </table:table-cell>
          <table:table-cell office:value-type="float" office:value="0.0005095" calcext:value-type="float">
            <text:p>0,0005095</text:p>
          </table:table-cell>
          <table:table-cell office:value-type="float" office:value="0.0005062" calcext:value-type="float">
            <text:p>0,0005062</text:p>
          </table:table-cell>
          <table:table-cell office:value-type="float" office:value="0.00050292" calcext:value-type="float">
            <text:p>0,00050292</text:p>
          </table:table-cell>
          <table:table-cell office:value-type="float" office:value="0.00049966" calcext:value-type="float">
            <text:p>0,00049966</text:p>
          </table:table-cell>
          <table:table-cell office:value-type="float" office:value="0.00049642" calcext:value-type="float">
            <text:p>0,00049642</text:p>
          </table:table-cell>
          <table:table-cell office:value-type="float" office:value="0.0004932" calcext:value-type="float">
            <text:p>0,0004932</text:p>
          </table:table-cell>
          <table:table-cell office:value-type="float" office:value="-0.0014924" calcext:value-type="float">
            <text:p>-0,0014924</text:p>
          </table:table-cell>
          <table:table-cell office:value-type="float" office:value="-0.003864" calcext:value-type="float">
            <text:p>-0,003864</text:p>
          </table:table-cell>
          <table:table-cell office:value-type="float" office:value="-0.00732" calcext:value-type="float">
            <text:p>-0,00732</text:p>
          </table:table-cell>
          <table:table-cell office:value-type="float" office:value="-0.00774" calcext:value-type="float">
            <text:p>-0,00774</text:p>
          </table:table-cell>
          <table:table-cell office:value-type="float" office:value="-0.004454" calcext:value-type="float">
            <text:p>-0,0044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.001125" calcext:value-type="float">
            <text:p>0,001125</text:p>
          </table:table-cell>
          <table:table-cell table:style-name="ce12" office:value-type="float" office:value="0.0000889" calcext:value-type="float">
            <text:p>8,89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7]*[.D7]" office:value-type="float" office:value="0.0021375" calcext:value-type="float">
            <text:p>0,0021375</text:p>
          </table:table-cell>
          <table:table-cell table:formula="of:=[.C7]*[.D7]" office:value-type="float" office:value="0.00016891" calcext:value-type="float">
            <text:p>0,00016891</text:p>
          </table:table-cell>
          <table:table-cell table:formula="of:=[.F7]+[.G7]" office:value-type="float" office:value="0.00230641" calcext:value-type="float">
            <text:p>0,00230641</text:p>
          </table:table-cell>
          <table:table-cell table:formula="of:=[.F7]-[.G7]" office:value-type="float" office:value="0.00196859" calcext:value-type="float">
            <text:p>0,00196859</text:p>
          </table:table-cell>
          <table:table-cell table:number-columns-repeated="15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.001009" calcext:value-type="float">
            <text:p>0,001009</text:p>
          </table:table-cell>
          <table:table-cell table:style-name="ce12" office:value-type="float" office:value="0.0000854" calcext:value-type="float">
            <text:p>8,54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8]*[.D8]" office:value-type="float" office:value="0.0019171" calcext:value-type="float">
            <text:p>0,0019171</text:p>
          </table:table-cell>
          <table:table-cell table:formula="of:=[.C8]*[.D8]" office:value-type="float" office:value="0.00016226" calcext:value-type="float">
            <text:p>0,00016226</text:p>
          </table:table-cell>
          <table:table-cell table:formula="of:=[.F8]+[.G8]" office:value-type="float" office:value="0.00207936" calcext:value-type="float">
            <text:p>0,00207936</text:p>
          </table:table-cell>
          <table:table-cell table:formula="of:=[.F8]-[.G8]" office:value-type="float" office:value="0.00175484" calcext:value-type="float">
            <text:p>0,00175484</text:p>
          </table:table-cell>
          <table:table-cell table:number-columns-repeated="15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.0009157" calcext:value-type="float">
            <text:p>0,0009157</text:p>
          </table:table-cell>
          <table:table-cell table:style-name="ce12" office:value-type="float" office:value="0.0000821" calcext:value-type="float">
            <text:p>8,21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9]*[.D9]" office:value-type="float" office:value="0.00173983" calcext:value-type="float">
            <text:p>0,00173983</text:p>
          </table:table-cell>
          <table:table-cell table:formula="of:=[.C9]*[.D9]" office:value-type="float" office:value="0.00015599" calcext:value-type="float">
            <text:p>0,00015599</text:p>
          </table:table-cell>
          <table:table-cell table:formula="of:=[.F9]+[.G9]" office:value-type="float" office:value="0.00189582" calcext:value-type="float">
            <text:p>0,00189582</text:p>
          </table:table-cell>
          <table:table-cell table:formula="of:=[.F9]-[.G9]" office:value-type="float" office:value="0.00158384" calcext:value-type="float">
            <text:p>0,00158384</text:p>
          </table:table-cell>
          <table:table-cell table:number-columns-repeated="15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0.0008395" calcext:value-type="float">
            <text:p>0,0008395</text:p>
          </table:table-cell>
          <table:table-cell table:style-name="ce12" office:value-type="float" office:value="0.0000789" calcext:value-type="float">
            <text:p>7,89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0]*[.D10]" office:value-type="float" office:value="0.00159505" calcext:value-type="float">
            <text:p>0,00159505</text:p>
          </table:table-cell>
          <table:table-cell table:formula="of:=[.C10]*[.D10]" office:value-type="float" office:value="0.00014991" calcext:value-type="float">
            <text:p>0,00014991</text:p>
          </table:table-cell>
          <table:table-cell table:formula="of:=[.F10]+[.G10]" office:value-type="float" office:value="0.00174496" calcext:value-type="float">
            <text:p>0,00174496</text:p>
          </table:table-cell>
          <table:table-cell table:formula="of:=[.F10]-[.G10]" office:value-type="float" office:value="0.00144514" calcext:value-type="float">
            <text:p>0,00144514</text:p>
          </table:table-cell>
          <table:table-cell table:number-columns-repeated="15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0.0007757" calcext:value-type="float">
            <text:p>0,0007757</text:p>
          </table:table-cell>
          <table:table-cell table:style-name="ce12" office:value-type="float" office:value="0.000076" calcext:value-type="float">
            <text:p>7,60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1]*[.D11]" office:value-type="float" office:value="0.00147383" calcext:value-type="float">
            <text:p>0,00147383</text:p>
          </table:table-cell>
          <table:table-cell table:formula="of:=[.C11]*[.D11]" office:value-type="float" office:value="0.0001444" calcext:value-type="float">
            <text:p>0,0001444</text:p>
          </table:table-cell>
          <table:table-cell table:formula="of:=[.F11]+[.G11]" office:value-type="float" office:value="0.00161823" calcext:value-type="float">
            <text:p>0,00161823</text:p>
          </table:table-cell>
          <table:table-cell table:formula="of:=[.F11]-[.G11]" office:value-type="float" office:value="0.00132943" calcext:value-type="float">
            <text:p>0,00132943</text:p>
          </table:table-cell>
          <table:table-cell table:number-columns-repeated="15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0.0007215" calcext:value-type="float">
            <text:p>0,0007215</text:p>
          </table:table-cell>
          <table:table-cell table:style-name="ce12" office:value-type="float" office:value="0.0000733" calcext:value-type="float">
            <text:p>7,33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2]*[.D12]" office:value-type="float" office:value="0.00137085" calcext:value-type="float">
            <text:p>0,00137085</text:p>
          </table:table-cell>
          <table:table-cell table:formula="of:=[.C12]*[.D12]" office:value-type="float" office:value="0.00013927" calcext:value-type="float">
            <text:p>0,00013927</text:p>
          </table:table-cell>
          <table:table-cell table:formula="of:=[.F12]+[.G12]" office:value-type="float" office:value="0.00151012" calcext:value-type="float">
            <text:p>0,00151012</text:p>
          </table:table-cell>
          <table:table-cell table:formula="of:=[.F12]-[.G12]" office:value-type="float" office:value="0.00123158" calcext:value-type="float">
            <text:p>0,00123158</text:p>
          </table:table-cell>
          <table:table-cell table:number-columns-repeated="15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0.0006749" calcext:value-type="float">
            <text:p>0,0006749</text:p>
          </table:table-cell>
          <table:table-cell table:style-name="ce12" office:value-type="float" office:value="0.0000707" calcext:value-type="float">
            <text:p>7,07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3]*[.D13]" office:value-type="float" office:value="0.00128231" calcext:value-type="float">
            <text:p>0,00128231</text:p>
          </table:table-cell>
          <table:table-cell table:formula="of:=[.C13]*[.D13]" office:value-type="float" office:value="0.00013433" calcext:value-type="float">
            <text:p>0,00013433</text:p>
          </table:table-cell>
          <table:table-cell table:formula="of:=[.F13]+[.G13]" office:value-type="float" office:value="0.00141664" calcext:value-type="float">
            <text:p>0,00141664</text:p>
          </table:table-cell>
          <table:table-cell table:formula="of:=[.F13]-[.G13]" office:value-type="float" office:value="0.00114798" calcext:value-type="float">
            <text:p>0,00114798</text:p>
          </table:table-cell>
          <table:table-cell table:number-columns-repeated="15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0.0006342" calcext:value-type="float">
            <text:p>0,0006342</text:p>
          </table:table-cell>
          <table:table-cell table:style-name="ce12" office:value-type="float" office:value="0.0000683" calcext:value-type="float">
            <text:p>6,83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4]*[.D14]" office:value-type="float" office:value="0.00120498" calcext:value-type="float">
            <text:p>0,00120498</text:p>
          </table:table-cell>
          <table:table-cell table:formula="of:=[.C14]*[.D14]" office:value-type="float" office:value="0.00012977" calcext:value-type="float">
            <text:p>0,00012977</text:p>
          </table:table-cell>
          <table:table-cell table:formula="of:=[.F14]+[.G14]" office:value-type="float" office:value="0.00133475" calcext:value-type="float">
            <text:p>0,00133475</text:p>
          </table:table-cell>
          <table:table-cell table:formula="of:=[.F14]-[.G14]" office:value-type="float" office:value="0.00107521" calcext:value-type="float">
            <text:p>0,00107521</text:p>
          </table:table-cell>
          <table:table-cell table:number-columns-repeated="15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0.0005984" calcext:value-type="float">
            <text:p>0,0005984</text:p>
          </table:table-cell>
          <table:table-cell table:style-name="ce12" office:value-type="float" office:value="0.0000661" calcext:value-type="float">
            <text:p>6,61E-05</text:p>
          </table:table-cell>
          <table:table-cell table:style-name="Default" office:value-type="float" office:value="1.9" calcext:value-type="float">
            <text:p>1,9</text:p>
          </table:table-cell>
          <table:table-cell/>
          <table:table-cell table:formula="of:=[.B15]*[.D15]" office:value-type="float" office:value="0.00113696" calcext:value-type="float">
            <text:p>0,00113696</text:p>
          </table:table-cell>
          <table:table-cell table:formula="of:=[.C15]*[.D15]" office:value-type="float" office:value="0.00012559" calcext:value-type="float">
            <text:p>0,00012559</text:p>
          </table:table-cell>
          <table:table-cell table:formula="of:=[.F15]+[.G15]" office:value-type="float" office:value="0.00126255" calcext:value-type="float">
            <text:p>0,00126255</text:p>
          </table:table-cell>
          <table:table-cell table:formula="of:=[.F15]-[.G15]" office:value-type="float" office:value="0.00101137" calcext:value-type="float">
            <text:p>0,00101137</text:p>
          </table:table-cell>
          <table:table-cell table:number-columns-repeated="15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58533" calcext:value-type="float">
            <text:p>0,00058533</text:p>
          </table:table-cell>
          <table:table-cell table:style-name="ce13"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[.D16]" office:value-type="float" office:value="0.00117066" calcext:value-type="float">
            <text:p>0,00117066</text:p>
          </table:table-cell>
          <table:table-cell table:formula="of:=[.C16]*[.D16]" office:value-type="float" office:value="0.0000278" calcext:value-type="float">
            <text:p>2,78E-05</text:p>
          </table:table-cell>
          <table:table-cell table:formula="of:=[.F16]+[.G16]" office:value-type="float" office:value="0.00119846" calcext:value-type="float">
            <text:p>0,00119846</text:p>
          </table:table-cell>
          <table:table-cell table:formula="of:=[.F16]-[.G16]" office:value-type="float" office:value="0.00114286" calcext:value-type="float">
            <text:p>0,00114286</text:p>
          </table:table-cell>
          <table:table-cell table:number-columns-repeated="15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8153" calcext:value-type="float">
            <text:p>0,00058153</text:p>
          </table:table-cell>
          <table:table-cell table:style-name="ce13"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D17]" office:value-type="float" office:value="0.00116306" calcext:value-type="float">
            <text:p>0,00116306</text:p>
          </table:table-cell>
          <table:table-cell table:formula="of:=[.C17]*[.D17]" office:value-type="float" office:value="0.0000262" calcext:value-type="float">
            <text:p>2,62E-05</text:p>
          </table:table-cell>
          <table:table-cell table:formula="of:=[.F17]+[.G17]" office:value-type="float" office:value="0.00118926" calcext:value-type="float">
            <text:p>0,00118926</text:p>
          </table:table-cell>
          <table:table-cell table:formula="of:=[.F17]-[.G17]" office:value-type="float" office:value="0.00113686" calcext:value-type="float">
            <text:p>0,00113686</text:p>
          </table:table-cell>
          <table:table-cell table:number-columns-repeated="15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57775" calcext:value-type="float">
            <text:p>0,00057775</text:p>
          </table:table-cell>
          <table:table-cell table:style-name="ce13"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*[.D18]" office:value-type="float" office:value="0.0011555" calcext:value-type="float">
            <text:p>0,0011555</text:p>
          </table:table-cell>
          <table:table-cell table:formula="of:=[.C18]*[.D18]" office:value-type="float" office:value="0.0000248" calcext:value-type="float">
            <text:p>2,48E-05</text:p>
          </table:table-cell>
          <table:table-cell table:formula="of:=[.F18]+[.G18]" office:value-type="float" office:value="0.0011803" calcext:value-type="float">
            <text:p>0,0011803</text:p>
          </table:table-cell>
          <table:table-cell table:formula="of:=[.F18]-[.G18]" office:value-type="float" office:value="0.0011307" calcext:value-type="float">
            <text:p>0,0011307</text:p>
          </table:table-cell>
          <table:table-cell table:number-columns-repeated="15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57399" calcext:value-type="float">
            <text:p>0,00057399</text:p>
          </table:table-cell>
          <table:table-cell table:style-name="ce13"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.D19]" office:value-type="float" office:value="0.00114798" calcext:value-type="float">
            <text:p>0,00114798</text:p>
          </table:table-cell>
          <table:table-cell table:formula="of:=[.C19]*[.D19]" office:value-type="float" office:value="0.0000234" calcext:value-type="float">
            <text:p>2,34E-05</text:p>
          </table:table-cell>
          <table:table-cell table:formula="of:=[.F19]+[.G19]" office:value-type="float" office:value="0.00117138" calcext:value-type="float">
            <text:p>0,00117138</text:p>
          </table:table-cell>
          <table:table-cell table:formula="of:=[.F19]-[.G19]" office:value-type="float" office:value="0.00112458" calcext:value-type="float">
            <text:p>0,00112458</text:p>
          </table:table-cell>
          <table:table-cell table:number-columns-repeated="15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57027" calcext:value-type="float">
            <text:p>0,00057027</text:p>
          </table:table-cell>
          <table:table-cell table:style-name="ce13" office:value-type="float" office:value="0.000011" calcext:value-type="float">
            <text:p>1,1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D20]" office:value-type="float" office:value="0.00114054" calcext:value-type="float">
            <text:p>0,00114054</text:p>
          </table:table-cell>
          <table:table-cell table:formula="of:=[.C20]*[.D20]" office:value-type="float" office:value="0.000022" calcext:value-type="float">
            <text:p>2,2E-05</text:p>
          </table:table-cell>
          <table:table-cell table:formula="of:=[.F20]+[.G20]" office:value-type="float" office:value="0.00116254" calcext:value-type="float">
            <text:p>0,00116254</text:p>
          </table:table-cell>
          <table:table-cell table:formula="of:=[.F20]-[.G20]" office:value-type="float" office:value="0.00111854" calcext:value-type="float">
            <text:p>0,00111854</text:p>
          </table:table-cell>
          <table:table-cell table:number-columns-repeated="15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56657" calcext:value-type="float">
            <text:p>0,00056657</text:p>
          </table:table-cell>
          <table:table-cell table:style-name="ce13"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*[.D21]" office:value-type="float" office:value="0.00113314" calcext:value-type="float">
            <text:p>0,00113314</text:p>
          </table:table-cell>
          <table:table-cell table:formula="of:=[.C21]*[.D21]" office:value-type="float" office:value="0.0000208" calcext:value-type="float">
            <text:p>2,08E-05</text:p>
          </table:table-cell>
          <table:table-cell table:formula="of:=[.F21]+[.G21]" office:value-type="float" office:value="0.00115394" calcext:value-type="float">
            <text:p>0,00115394</text:p>
          </table:table-cell>
          <table:table-cell table:formula="of:=[.F21]-[.G21]" office:value-type="float" office:value="0.00111234" calcext:value-type="float">
            <text:p>0,00111234</text:p>
          </table:table-cell>
          <table:table-cell table:number-columns-repeated="15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56289" calcext:value-type="float">
            <text:p>0,00056289</text:p>
          </table:table-cell>
          <table:table-cell table:style-name="ce13" office:value-type="float" office:value="0.00000989" calcext:value-type="float">
            <text:p>9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[.D22]" office:value-type="float" office:value="0.00112578" calcext:value-type="float">
            <text:p>0,00112578</text:p>
          </table:table-cell>
          <table:table-cell table:formula="of:=[.C22]*[.D22]" office:value-type="float" office:value="0.00001978" calcext:value-type="float">
            <text:p>1,978E-05</text:p>
          </table:table-cell>
          <table:table-cell table:formula="of:=[.F22]+[.G22]" office:value-type="float" office:value="0.00114556" calcext:value-type="float">
            <text:p>0,00114556</text:p>
          </table:table-cell>
          <table:table-cell table:formula="of:=[.F22]-[.G22]" office:value-type="float" office:value="0.001106" calcext:value-type="float">
            <text:p>0,001106</text:p>
          </table:table-cell>
          <table:table-cell table:number-columns-repeated="15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55924" calcext:value-type="float">
            <text:p>0,00055924</text:p>
          </table:table-cell>
          <table:table-cell table:style-name="ce13" office:value-type="float" office:value="0.00000937" calcext:value-type="float">
            <text:p>9,3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[.D23]" office:value-type="float" office:value="0.00111848" calcext:value-type="float">
            <text:p>0,00111848</text:p>
          </table:table-cell>
          <table:table-cell table:formula="of:=[.C23]*[.D23]" office:value-type="float" office:value="0.00001874" calcext:value-type="float">
            <text:p>1,874E-05</text:p>
          </table:table-cell>
          <table:table-cell table:formula="of:=[.F23]+[.G23]" office:value-type="float" office:value="0.00113722" calcext:value-type="float">
            <text:p>0,00113722</text:p>
          </table:table-cell>
          <table:table-cell table:formula="of:=[.F23]-[.G23]" office:value-type="float" office:value="0.00109974" calcext:value-type="float">
            <text:p>0,001099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55561" calcext:value-type="float">
            <text:p>0,00055561</text:p>
          </table:table-cell>
          <table:table-cell table:style-name="ce13" office:value-type="float" office:value="0.00000889" calcext:value-type="float">
            <text:p>8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*[.D24]" office:value-type="float" office:value="0.00111122" calcext:value-type="float">
            <text:p>0,00111122</text:p>
          </table:table-cell>
          <table:table-cell table:formula="of:=[.C24]*[.D24]" office:value-type="float" office:value="0.00001778" calcext:value-type="float">
            <text:p>1,778E-05</text:p>
          </table:table-cell>
          <table:table-cell table:formula="of:=[.F24]+[.G24]" office:value-type="float" office:value="0.001129" calcext:value-type="float">
            <text:p>0,001129</text:p>
          </table:table-cell>
          <table:table-cell table:formula="of:=[.F24]-[.G24]" office:value-type="float" office:value="0.00109344" calcext:value-type="float">
            <text:p>0,0010934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55201" calcext:value-type="float">
            <text:p>0,00055201</text:p>
          </table:table-cell>
          <table:table-cell table:style-name="ce13" office:value-type="float" office:value="0.00000844" calcext:value-type="float">
            <text:p>8,4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*[.D25]" office:value-type="float" office:value="0.00110402" calcext:value-type="float">
            <text:p>0,00110402</text:p>
          </table:table-cell>
          <table:table-cell table:formula="of:=[.C25]*[.D25]" office:value-type="float" office:value="0.00001688" calcext:value-type="float">
            <text:p>1,688E-05</text:p>
          </table:table-cell>
          <table:table-cell table:formula="of:=[.F25]+[.G25]" office:value-type="float" office:value="0.0011209" calcext:value-type="float">
            <text:p>0,0011209</text:p>
          </table:table-cell>
          <table:table-cell table:formula="of:=[.F25]-[.G25]" office:value-type="float" office:value="0.00108714" calcext:value-type="float">
            <text:p>0,0010871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54843" calcext:value-type="float">
            <text:p>0,00054843</text:p>
          </table:table-cell>
          <table:table-cell table:style-name="ce13" office:value-type="float" office:value="0.00000803" calcext:value-type="float">
            <text:p>8,0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[.D26]" office:value-type="float" office:value="0.00109686" calcext:value-type="float">
            <text:p>0,00109686</text:p>
          </table:table-cell>
          <table:table-cell table:formula="of:=[.C26]*[.D26]" office:value-type="float" office:value="0.00001606" calcext:value-type="float">
            <text:p>1,606E-05</text:p>
          </table:table-cell>
          <table:table-cell table:formula="of:=[.F26]+[.G26]" office:value-type="float" office:value="0.00111292" calcext:value-type="float">
            <text:p>0,00111292</text:p>
          </table:table-cell>
          <table:table-cell table:formula="of:=[.F26]-[.G26]" office:value-type="float" office:value="0.0010808" calcext:value-type="float">
            <text:p>0,001080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4488" calcext:value-type="float">
            <text:p>0,00054488</text:p>
          </table:table-cell>
          <table:table-cell table:style-name="ce13" office:value-type="float" office:value="0.00000764" calcext:value-type="float">
            <text:p>7,6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*[.D27]" office:value-type="float" office:value="0.00108976" calcext:value-type="float">
            <text:p>0,00108976</text:p>
          </table:table-cell>
          <table:table-cell table:formula="of:=[.C27]*[.D27]" office:value-type="float" office:value="0.00001528" calcext:value-type="float">
            <text:p>1,528E-05</text:p>
          </table:table-cell>
          <table:table-cell table:formula="of:=[.F27]+[.G27]" office:value-type="float" office:value="0.00110504" calcext:value-type="float">
            <text:p>0,00110504</text:p>
          </table:table-cell>
          <table:table-cell table:formula="of:=[.F27]-[.G27]" office:value-type="float" office:value="0.00107448" calcext:value-type="float">
            <text:p>0,0010744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54135" calcext:value-type="float">
            <text:p>0,00054135</text:p>
          </table:table-cell>
          <table:table-cell table:style-name="ce13" office:value-type="float" office:value="0.00000729" calcext:value-type="float">
            <text:p>7,2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*[.D28]" office:value-type="float" office:value="0.0010827" calcext:value-type="float">
            <text:p>0,0010827</text:p>
          </table:table-cell>
          <table:table-cell table:formula="of:=[.C28]*[.D28]" office:value-type="float" office:value="0.00001458" calcext:value-type="float">
            <text:p>1,458E-05</text:p>
          </table:table-cell>
          <table:table-cell table:formula="of:=[.F28]+[.G28]" office:value-type="float" office:value="0.00109728" calcext:value-type="float">
            <text:p>0,00109728</text:p>
          </table:table-cell>
          <table:table-cell table:formula="of:=[.F28]-[.G28]" office:value-type="float" office:value="0.00106812" calcext:value-type="float">
            <text:p>0,0010681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3784" calcext:value-type="float">
            <text:p>0,00053784</text:p>
          </table:table-cell>
          <table:table-cell table:style-name="ce13" office:value-type="float" office:value="0.00000696" calcext:value-type="float">
            <text:p>6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*[.D29]" office:value-type="float" office:value="0.00107568" calcext:value-type="float">
            <text:p>0,00107568</text:p>
          </table:table-cell>
          <table:table-cell table:formula="of:=[.C29]*[.D29]" office:value-type="float" office:value="0.00001392" calcext:value-type="float">
            <text:p>1,392E-05</text:p>
          </table:table-cell>
          <table:table-cell table:formula="of:=[.F29]+[.G29]" office:value-type="float" office:value="0.0010896" calcext:value-type="float">
            <text:p>0,0010896</text:p>
          </table:table-cell>
          <table:table-cell table:formula="of:=[.F29]-[.G29]" office:value-type="float" office:value="0.00106176" calcext:value-type="float">
            <text:p>0,0010617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53435" calcext:value-type="float">
            <text:p>0,00053435</text:p>
          </table:table-cell>
          <table:table-cell table:style-name="ce13" office:value-type="float" office:value="0.00000666" calcext:value-type="float">
            <text:p>6,6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[.D30]" office:value-type="float" office:value="0.0010687" calcext:value-type="float">
            <text:p>0,0010687</text:p>
          </table:table-cell>
          <table:table-cell table:formula="of:=[.C30]*[.D30]" office:value-type="float" office:value="0.00001332" calcext:value-type="float">
            <text:p>1,332E-05</text:p>
          </table:table-cell>
          <table:table-cell table:formula="of:=[.F30]+[.G30]" office:value-type="float" office:value="0.00108202" calcext:value-type="float">
            <text:p>0,00108202</text:p>
          </table:table-cell>
          <table:table-cell table:formula="of:=[.F30]-[.G30]" office:value-type="float" office:value="0.00105538" calcext:value-type="float">
            <text:p>0,0010553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53089" calcext:value-type="float">
            <text:p>0,00053089</text:p>
          </table:table-cell>
          <table:table-cell table:style-name="ce13" office:value-type="float" office:value="0.00000639" calcext:value-type="float">
            <text:p>6,3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D31]" office:value-type="float" office:value="0.00106178" calcext:value-type="float">
            <text:p>0,00106178</text:p>
          </table:table-cell>
          <table:table-cell table:formula="of:=[.C31]*[.D31]" office:value-type="float" office:value="0.00001278" calcext:value-type="float">
            <text:p>1,278E-05</text:p>
          </table:table-cell>
          <table:table-cell table:formula="of:=[.F31]+[.G31]" office:value-type="float" office:value="0.00107456" calcext:value-type="float">
            <text:p>0,00107456</text:p>
          </table:table-cell>
          <table:table-cell table:formula="of:=[.F31]-[.G31]" office:value-type="float" office:value="0.001049" calcext:value-type="float">
            <text:p>0,001049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52745" calcext:value-type="float">
            <text:p>0,00052745</text:p>
          </table:table-cell>
          <table:table-cell table:style-name="ce13"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*[.D32]" office:value-type="float" office:value="0.0010549" calcext:value-type="float">
            <text:p>0,0010549</text:p>
          </table:table-cell>
          <table:table-cell table:formula="of:=[.C32]*[.D32]" office:value-type="float" office:value="0.00001228" calcext:value-type="float">
            <text:p>1,228E-05</text:p>
          </table:table-cell>
          <table:table-cell table:formula="of:=[.F32]+[.G32]" office:value-type="float" office:value="0.00106718" calcext:value-type="float">
            <text:p>0,00106718</text:p>
          </table:table-cell>
          <table:table-cell table:formula="of:=[.F32]-[.G32]" office:value-type="float" office:value="0.00104262" calcext:value-type="float">
            <text:p>0,001042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52404" calcext:value-type="float">
            <text:p>0,00052404</text:p>
          </table:table-cell>
          <table:table-cell table:style-name="ce13"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*[.D33]" office:value-type="float" office:value="0.00104808" calcext:value-type="float">
            <text:p>0,00104808</text:p>
          </table:table-cell>
          <table:table-cell table:formula="of:=[.C33]*[.D33]" office:value-type="float" office:value="0.00001184" calcext:value-type="float">
            <text:p>1,184E-05</text:p>
          </table:table-cell>
          <table:table-cell table:formula="of:=[.F33]+[.G33]" office:value-type="float" office:value="0.00105992" calcext:value-type="float">
            <text:p>0,00105992</text:p>
          </table:table-cell>
          <table:table-cell table:formula="of:=[.F33]-[.G33]" office:value-type="float" office:value="0.00103624" calcext:value-type="float">
            <text:p>0,001036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52064" calcext:value-type="float">
            <text:p>0,00052064</text:p>
          </table:table-cell>
          <table:table-cell table:style-name="ce13"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*[.D34]" office:value-type="float" office:value="0.00104128" calcext:value-type="float">
            <text:p>0,00104128</text:p>
          </table:table-cell>
          <table:table-cell table:formula="of:=[.C34]*[.D34]" office:value-type="float" office:value="0.00001144" calcext:value-type="float">
            <text:p>1,144E-05</text:p>
          </table:table-cell>
          <table:table-cell table:formula="of:=[.F34]+[.G34]" office:value-type="float" office:value="0.00105272" calcext:value-type="float">
            <text:p>0,00105272</text:p>
          </table:table-cell>
          <table:table-cell table:formula="of:=[.F34]-[.G34]" office:value-type="float" office:value="0.00102984" calcext:value-type="float">
            <text:p>0,001029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51727" calcext:value-type="float">
            <text:p>0,00051727</text:p>
          </table:table-cell>
          <table:table-cell table:style-name="ce13"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*[.D35]" office:value-type="float" office:value="0.00103454" calcext:value-type="float">
            <text:p>0,00103454</text:p>
          </table:table-cell>
          <table:table-cell table:formula="of:=[.C35]*[.D35]" office:value-type="float" office:value="0.00001108" calcext:value-type="float">
            <text:p>1,108E-05</text:p>
          </table:table-cell>
          <table:table-cell table:formula="of:=[.F35]+[.G35]" office:value-type="float" office:value="0.00104562" calcext:value-type="float">
            <text:p>0,00104562</text:p>
          </table:table-cell>
          <table:table-cell table:formula="of:=[.F35]-[.G35]" office:value-type="float" office:value="0.00102346" calcext:value-type="float">
            <text:p>0,0010234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51392" calcext:value-type="float">
            <text:p>0,00051392</text:p>
          </table:table-cell>
          <table:table-cell table:style-name="ce13" office:value-type="float" office:value="0.00000538" calcext:value-type="float">
            <text:p>5,3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*[.D36]" office:value-type="float" office:value="0.00102784" calcext:value-type="float">
            <text:p>0,00102784</text:p>
          </table:table-cell>
          <table:table-cell table:formula="of:=[.C36]*[.D36]" office:value-type="float" office:value="0.00001076" calcext:value-type="float">
            <text:p>1,076E-05</text:p>
          </table:table-cell>
          <table:table-cell table:formula="of:=[.F36]+[.G36]" office:value-type="float" office:value="0.0010386" calcext:value-type="float">
            <text:p>0,0010386</text:p>
          </table:table-cell>
          <table:table-cell table:formula="of:=[.F36]-[.G36]" office:value-type="float" office:value="0.00101708" calcext:value-type="float">
            <text:p>0,0010170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5106" calcext:value-type="float">
            <text:p>0,0005106</text:p>
          </table:table-cell>
          <table:table-cell table:style-name="ce13"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[.D37]" office:value-type="float" office:value="0.0010212" calcext:value-type="float">
            <text:p>0,0010212</text:p>
          </table:table-cell>
          <table:table-cell table:formula="of:=[.C37]*[.D37]" office:value-type="float" office:value="0.0000105" calcext:value-type="float">
            <text:p>1,05E-05</text:p>
          </table:table-cell>
          <table:table-cell table:formula="of:=[.F37]+[.G37]" office:value-type="float" office:value="0.0010317" calcext:value-type="float">
            <text:p>0,0010317</text:p>
          </table:table-cell>
          <table:table-cell table:formula="of:=[.F37]-[.G37]" office:value-type="float" office:value="0.0010107" calcext:value-type="float">
            <text:p>0,0010107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50729" calcext:value-type="float">
            <text:p>0,00050729</text:p>
          </table:table-cell>
          <table:table-cell table:style-name="ce13" office:value-type="float" office:value="0.00000513" calcext:value-type="float">
            <text:p>5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*[.D38]" office:value-type="float" office:value="0.00101458" calcext:value-type="float">
            <text:p>0,00101458</text:p>
          </table:table-cell>
          <table:table-cell table:formula="of:=[.C38]*[.D38]" office:value-type="float" office:value="0.00001026" calcext:value-type="float">
            <text:p>1,026E-05</text:p>
          </table:table-cell>
          <table:table-cell table:formula="of:=[.F38]+[.G38]" office:value-type="float" office:value="0.00102484" calcext:value-type="float">
            <text:p>0,00102484</text:p>
          </table:table-cell>
          <table:table-cell table:formula="of:=[.F38]-[.G38]" office:value-type="float" office:value="0.00100432" calcext:value-type="float">
            <text:p>0,0010043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50401" calcext:value-type="float">
            <text:p>0,00050401</text:p>
          </table:table-cell>
          <table:table-cell table:style-name="ce13" office:value-type="float" office:value="0.00000503" calcext:value-type="float">
            <text:p>5,0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[.D39]" office:value-type="float" office:value="0.00100802" calcext:value-type="float">
            <text:p>0,00100802</text:p>
          </table:table-cell>
          <table:table-cell table:formula="of:=[.C39]*[.D39]" office:value-type="float" office:value="0.00001006" calcext:value-type="float">
            <text:p>1,006E-05</text:p>
          </table:table-cell>
          <table:table-cell table:formula="of:=[.F39]+[.G39]" office:value-type="float" office:value="0.00101808" calcext:value-type="float">
            <text:p>0,00101808</text:p>
          </table:table-cell>
          <table:table-cell table:formula="of:=[.F39]-[.G39]" office:value-type="float" office:value="0.00099796" calcext:value-type="float">
            <text:p>0,000997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50074" calcext:value-type="float">
            <text:p>0,00050074</text:p>
          </table:table-cell>
          <table:table-cell table:style-name="ce13" office:value-type="float" office:value="0.00000495" calcext:value-type="float">
            <text:p>4,9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[.D40]" office:value-type="float" office:value="0.00100148" calcext:value-type="float">
            <text:p>0,00100148</text:p>
          </table:table-cell>
          <table:table-cell table:formula="of:=[.C40]*[.D40]" office:value-type="float" office:value="0.0000099" calcext:value-type="float">
            <text:p>9,9E-06</text:p>
          </table:table-cell>
          <table:table-cell table:formula="of:=[.F40]+[.G40]" office:value-type="float" office:value="0.00101138" calcext:value-type="float">
            <text:p>0,00101138</text:p>
          </table:table-cell>
          <table:table-cell table:formula="of:=[.F40]-[.G40]" office:value-type="float" office:value="0.00099158" calcext:value-type="float">
            <text:p>0,0009915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4975" calcext:value-type="float">
            <text:p>0,0004975</text:p>
          </table:table-cell>
          <table:table-cell table:style-name="ce13" office:value-type="float" office:value="0.00000488" calcext:value-type="float">
            <text:p>4,8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*[.D41]" office:value-type="float" office:value="0.000995" calcext:value-type="float">
            <text:p>0,000995</text:p>
          </table:table-cell>
          <table:table-cell table:formula="of:=[.C41]*[.D41]" office:value-type="float" office:value="0.00000976" calcext:value-type="float">
            <text:p>9,76E-06</text:p>
          </table:table-cell>
          <table:table-cell table:formula="of:=[.F41]+[.G41]" office:value-type="float" office:value="0.00100476" calcext:value-type="float">
            <text:p>0,00100476</text:p>
          </table:table-cell>
          <table:table-cell table:formula="of:=[.F41]-[.G41]" office:value-type="float" office:value="0.00098524" calcext:value-type="float">
            <text:p>0,000985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49428" calcext:value-type="float">
            <text:p>0,00049428</text:p>
          </table:table-cell>
          <table:table-cell table:style-name="ce13" office:value-type="float" office:value="0.00000483" calcext:value-type="float">
            <text:p>4,8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*[.D42]" office:value-type="float" office:value="0.00098856" calcext:value-type="float">
            <text:p>0,00098856</text:p>
          </table:table-cell>
          <table:table-cell table:formula="of:=[.C42]*[.D42]" office:value-type="float" office:value="0.00000966" calcext:value-type="float">
            <text:p>9,66E-06</text:p>
          </table:table-cell>
          <table:table-cell table:formula="of:=[.F42]+[.G42]" office:value-type="float" office:value="0.00099822" calcext:value-type="float">
            <text:p>0,00099822</text:p>
          </table:table-cell>
          <table:table-cell table:formula="of:=[.F42]-[.G42]" office:value-type="float" office:value="0.0009789" calcext:value-type="float">
            <text:p>0,0009789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49108" calcext:value-type="float">
            <text:p>0,00049108</text:p>
          </table:table-cell>
          <table:table-cell table:style-name="ce13" office:value-type="float" office:value="0.00000479" calcext:value-type="float">
            <text:p>4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[.D43]" office:value-type="float" office:value="0.00098216" calcext:value-type="float">
            <text:p>0,00098216</text:p>
          </table:table-cell>
          <table:table-cell table:formula="of:=[.C43]*[.D43]" office:value-type="float" office:value="0.00000958" calcext:value-type="float">
            <text:p>9,58E-06</text:p>
          </table:table-cell>
          <table:table-cell table:formula="of:=[.F43]+[.G43]" office:value-type="float" office:value="0.00099174" calcext:value-type="float">
            <text:p>0,00099174</text:p>
          </table:table-cell>
          <table:table-cell table:formula="of:=[.F43]-[.G43]" office:value-type="float" office:value="0.00097258" calcext:value-type="float">
            <text:p>0,0009725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48791" calcext:value-type="float">
            <text:p>0,00048791</text:p>
          </table:table-cell>
          <table:table-cell table:style-name="ce13" office:value-type="float" office:value="0.00000477" calcext:value-type="float">
            <text:p>4,7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*[.D44]" office:value-type="float" office:value="0.00097582" calcext:value-type="float">
            <text:p>0,00097582</text:p>
          </table:table-cell>
          <table:table-cell table:formula="of:=[.C44]*[.D44]" office:value-type="float" office:value="0.00000954" calcext:value-type="float">
            <text:p>9,54E-06</text:p>
          </table:table-cell>
          <table:table-cell table:formula="of:=[.F44]+[.G44]" office:value-type="float" office:value="0.00098536" calcext:value-type="float">
            <text:p>0,00098536</text:p>
          </table:table-cell>
          <table:table-cell table:formula="of:=[.F44]-[.G44]" office:value-type="float" office:value="0.00096628" calcext:value-type="float">
            <text:p>0,0009662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48475" calcext:value-type="float">
            <text:p>0,00048475</text:p>
          </table:table-cell>
          <table:table-cell table:style-name="ce13" office:value-type="float" office:value="0.00000475" calcext:value-type="float">
            <text:p>4,7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[.D45]" office:value-type="float" office:value="0.0009695" calcext:value-type="float">
            <text:p>0,0009695</text:p>
          </table:table-cell>
          <table:table-cell table:formula="of:=[.C45]*[.D45]" office:value-type="float" office:value="0.0000095" calcext:value-type="float">
            <text:p>9,5E-06</text:p>
          </table:table-cell>
          <table:table-cell table:formula="of:=[.F45]+[.G45]" office:value-type="float" office:value="0.000979" calcext:value-type="float">
            <text:p>0,000979</text:p>
          </table:table-cell>
          <table:table-cell table:formula="of:=[.F45]-[.G45]" office:value-type="float" office:value="0.00096" calcext:value-type="float">
            <text:p>0,000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48161" calcext:value-type="float">
            <text:p>0,00048161</text:p>
          </table:table-cell>
          <table:table-cell table:style-name="ce13" office:value-type="float" office:value="0.00000474" calcext:value-type="float">
            <text:p>4,7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[.D46]" office:value-type="float" office:value="0.00096322" calcext:value-type="float">
            <text:p>0,00096322</text:p>
          </table:table-cell>
          <table:table-cell table:formula="of:=[.C46]*[.D46]" office:value-type="float" office:value="0.00000948" calcext:value-type="float">
            <text:p>9,48E-06</text:p>
          </table:table-cell>
          <table:table-cell table:formula="of:=[.F46]+[.G46]" office:value-type="float" office:value="0.0009727" calcext:value-type="float">
            <text:p>0,0009727</text:p>
          </table:table-cell>
          <table:table-cell table:formula="of:=[.F46]-[.G46]" office:value-type="float" office:value="0.00095374" calcext:value-type="float">
            <text:p>0,000953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47849" calcext:value-type="float">
            <text:p>0,00047849</text:p>
          </table:table-cell>
          <table:table-cell table:style-name="ce13" office:value-type="float" office:value="0.00000475" calcext:value-type="float">
            <text:p>4,7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*[.D47]" office:value-type="float" office:value="0.00095698" calcext:value-type="float">
            <text:p>0,00095698</text:p>
          </table:table-cell>
          <table:table-cell table:formula="of:=[.C47]*[.D47]" office:value-type="float" office:value="0.0000095" calcext:value-type="float">
            <text:p>9,5E-06</text:p>
          </table:table-cell>
          <table:table-cell table:formula="of:=[.F47]+[.G47]" office:value-type="float" office:value="0.00096648" calcext:value-type="float">
            <text:p>0,00096648</text:p>
          </table:table-cell>
          <table:table-cell table:formula="of:=[.F47]-[.G47]" office:value-type="float" office:value="0.00094748" calcext:value-type="float">
            <text:p>0,0009474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4754" calcext:value-type="float">
            <text:p>0,0004754</text:p>
          </table:table-cell>
          <table:table-cell table:style-name="ce13" office:value-type="float" office:value="0.00000476" calcext:value-type="float">
            <text:p>4,7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[.D48]" office:value-type="float" office:value="0.0009508" calcext:value-type="float">
            <text:p>0,0009508</text:p>
          </table:table-cell>
          <table:table-cell table:formula="of:=[.C48]*[.D48]" office:value-type="float" office:value="0.00000952" calcext:value-type="float">
            <text:p>9,52E-06</text:p>
          </table:table-cell>
          <table:table-cell table:formula="of:=[.F48]+[.G48]" office:value-type="float" office:value="0.00096032" calcext:value-type="float">
            <text:p>0,00096032</text:p>
          </table:table-cell>
          <table:table-cell table:formula="of:=[.F48]-[.G48]" office:value-type="float" office:value="0.00094128" calcext:value-type="float">
            <text:p>0,0009412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47232" calcext:value-type="float">
            <text:p>0,00047232</text:p>
          </table:table-cell>
          <table:table-cell table:style-name="ce13" office:value-type="float" office:value="0.00000477" calcext:value-type="float">
            <text:p>4,7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*[.D49]" office:value-type="float" office:value="0.00094464" calcext:value-type="float">
            <text:p>0,00094464</text:p>
          </table:table-cell>
          <table:table-cell table:formula="of:=[.C49]*[.D49]" office:value-type="float" office:value="0.00000954" calcext:value-type="float">
            <text:p>9,54E-06</text:p>
          </table:table-cell>
          <table:table-cell table:formula="of:=[.F49]+[.G49]" office:value-type="float" office:value="0.00095418" calcext:value-type="float">
            <text:p>0,00095418</text:p>
          </table:table-cell>
          <table:table-cell table:formula="of:=[.F49]-[.G49]" office:value-type="float" office:value="0.0009351" calcext:value-type="float">
            <text:p>0,0009351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46926" calcext:value-type="float">
            <text:p>0,00046926</text:p>
          </table:table-cell>
          <table:table-cell table:style-name="ce13" office:value-type="float" office:value="0.0000048" calcext:value-type="float">
            <text:p>4,8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*[.D50]" office:value-type="float" office:value="0.00093852" calcext:value-type="float">
            <text:p>0,00093852</text:p>
          </table:table-cell>
          <table:table-cell table:formula="of:=[.C50]*[.D50]" office:value-type="float" office:value="0.0000096" calcext:value-type="float">
            <text:p>9,6E-06</text:p>
          </table:table-cell>
          <table:table-cell table:formula="of:=[.F50]+[.G50]" office:value-type="float" office:value="0.00094812" calcext:value-type="float">
            <text:p>0,00094812</text:p>
          </table:table-cell>
          <table:table-cell table:formula="of:=[.F50]-[.G50]" office:value-type="float" office:value="0.00092892" calcext:value-type="float">
            <text:p>0,0009289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46623" calcext:value-type="float">
            <text:p>0,00046623</text:p>
          </table:table-cell>
          <table:table-cell table:style-name="ce13" office:value-type="float" office:value="0.00000482" calcext:value-type="float">
            <text:p>4,8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*[.D51]" office:value-type="float" office:value="0.00093246" calcext:value-type="float">
            <text:p>0,00093246</text:p>
          </table:table-cell>
          <table:table-cell table:formula="of:=[.C51]*[.D51]" office:value-type="float" office:value="0.00000964" calcext:value-type="float">
            <text:p>9,64E-06</text:p>
          </table:table-cell>
          <table:table-cell table:formula="of:=[.F51]+[.G51]" office:value-type="float" office:value="0.0009421" calcext:value-type="float">
            <text:p>0,0009421</text:p>
          </table:table-cell>
          <table:table-cell table:formula="of:=[.F51]-[.G51]" office:value-type="float" office:value="0.00092282" calcext:value-type="float">
            <text:p>0,0009228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46321" calcext:value-type="float">
            <text:p>0,00046321</text:p>
          </table:table-cell>
          <table:table-cell table:style-name="ce13" office:value-type="float" office:value="0.00000485" calcext:value-type="float">
            <text:p>4,8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[.D52]" office:value-type="float" office:value="0.00092642" calcext:value-type="float">
            <text:p>0,00092642</text:p>
          </table:table-cell>
          <table:table-cell table:formula="of:=[.C52]*[.D52]" office:value-type="float" office:value="0.0000097" calcext:value-type="float">
            <text:p>9,7E-06</text:p>
          </table:table-cell>
          <table:table-cell table:formula="of:=[.F52]+[.G52]" office:value-type="float" office:value="0.00093612" calcext:value-type="float">
            <text:p>0,00093612</text:p>
          </table:table-cell>
          <table:table-cell table:formula="of:=[.F52]-[.G52]" office:value-type="float" office:value="0.00091672" calcext:value-type="float">
            <text:p>0,0009167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46021" calcext:value-type="float">
            <text:p>0,00046021</text:p>
          </table:table-cell>
          <table:table-cell table:style-name="ce13" office:value-type="float" office:value="0.00000489" calcext:value-type="float">
            <text:p>4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*[.D53]" office:value-type="float" office:value="0.00092042" calcext:value-type="float">
            <text:p>0,00092042</text:p>
          </table:table-cell>
          <table:table-cell table:formula="of:=[.C53]*[.D53]" office:value-type="float" office:value="0.00000978" calcext:value-type="float">
            <text:p>9,78E-06</text:p>
          </table:table-cell>
          <table:table-cell table:formula="of:=[.F53]+[.G53]" office:value-type="float" office:value="0.0009302" calcext:value-type="float">
            <text:p>0,0009302</text:p>
          </table:table-cell>
          <table:table-cell table:formula="of:=[.F53]-[.G53]" office:value-type="float" office:value="0.00091064" calcext:value-type="float">
            <text:p>0,0009106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45724" calcext:value-type="float">
            <text:p>0,00045724</text:p>
          </table:table-cell>
          <table:table-cell table:style-name="ce13" office:value-type="float" office:value="0.00000493" calcext:value-type="float">
            <text:p>4,9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[.D54]" office:value-type="float" office:value="0.00091448" calcext:value-type="float">
            <text:p>0,00091448</text:p>
          </table:table-cell>
          <table:table-cell table:formula="of:=[.C54]*[.D54]" office:value-type="float" office:value="0.00000986" calcext:value-type="float">
            <text:p>9,86E-06</text:p>
          </table:table-cell>
          <table:table-cell table:formula="of:=[.F54]+[.G54]" office:value-type="float" office:value="0.00092434" calcext:value-type="float">
            <text:p>0,00092434</text:p>
          </table:table-cell>
          <table:table-cell table:formula="of:=[.F54]-[.G54]" office:value-type="float" office:value="0.00090462" calcext:value-type="float">
            <text:p>0,000904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45428" calcext:value-type="float">
            <text:p>0,00045428</text:p>
          </table:table-cell>
          <table:table-cell table:style-name="ce13" office:value-type="float" office:value="0.00000497" calcext:value-type="float">
            <text:p>4,9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*[.D55]" office:value-type="float" office:value="0.00090856" calcext:value-type="float">
            <text:p>0,00090856</text:p>
          </table:table-cell>
          <table:table-cell table:formula="of:=[.C55]*[.D55]" office:value-type="float" office:value="0.00000994" calcext:value-type="float">
            <text:p>9,94E-06</text:p>
          </table:table-cell>
          <table:table-cell table:formula="of:=[.F55]+[.G55]" office:value-type="float" office:value="0.0009185" calcext:value-type="float">
            <text:p>0,0009185</text:p>
          </table:table-cell>
          <table:table-cell table:formula="of:=[.F55]-[.G55]" office:value-type="float" office:value="0.00089862" calcext:value-type="float">
            <text:p>0,000898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45134" calcext:value-type="float">
            <text:p>0,00045134</text:p>
          </table:table-cell>
          <table:table-cell table:style-name="ce13" office:value-type="float" office:value="0.00000501" calcext:value-type="float">
            <text:p>5,0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D56]" office:value-type="float" office:value="0.00090268" calcext:value-type="float">
            <text:p>0,00090268</text:p>
          </table:table-cell>
          <table:table-cell table:formula="of:=[.C56]*[.D56]" office:value-type="float" office:value="0.00001002" calcext:value-type="float">
            <text:p>1,002E-05</text:p>
          </table:table-cell>
          <table:table-cell table:formula="of:=[.F56]+[.G56]" office:value-type="float" office:value="0.0009127" calcext:value-type="float">
            <text:p>0,0009127</text:p>
          </table:table-cell>
          <table:table-cell table:formula="of:=[.F56]-[.G56]" office:value-type="float" office:value="0.00089266" calcext:value-type="float">
            <text:p>0,0008926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44842" calcext:value-type="float">
            <text:p>0,00044842</text:p>
          </table:table-cell>
          <table:table-cell table:style-name="ce13"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D57]" office:value-type="float" office:value="0.00089684" calcext:value-type="float">
            <text:p>0,00089684</text:p>
          </table:table-cell>
          <table:table-cell table:formula="of:=[.C57]*[.D57]" office:value-type="float" office:value="0.0000101" calcext:value-type="float">
            <text:p>1,01E-05</text:p>
          </table:table-cell>
          <table:table-cell table:formula="of:=[.F57]+[.G57]" office:value-type="float" office:value="0.00090694" calcext:value-type="float">
            <text:p>0,00090694</text:p>
          </table:table-cell>
          <table:table-cell table:formula="of:=[.F57]-[.G57]" office:value-type="float" office:value="0.00088674" calcext:value-type="float">
            <text:p>0,000886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44552" calcext:value-type="float">
            <text:p>0,00044552</text:p>
          </table:table-cell>
          <table:table-cell table:style-name="ce13" office:value-type="float" office:value="0.00000509" calcext:value-type="float">
            <text:p>5,0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*[.D58]" office:value-type="float" office:value="0.00089104" calcext:value-type="float">
            <text:p>0,00089104</text:p>
          </table:table-cell>
          <table:table-cell table:formula="of:=[.C58]*[.D58]" office:value-type="float" office:value="0.00001018" calcext:value-type="float">
            <text:p>1,018E-05</text:p>
          </table:table-cell>
          <table:table-cell table:formula="of:=[.F58]+[.G58]" office:value-type="float" office:value="0.00090122" calcext:value-type="float">
            <text:p>0,00090122</text:p>
          </table:table-cell>
          <table:table-cell table:formula="of:=[.F58]-[.G58]" office:value-type="float" office:value="0.00088086" calcext:value-type="float">
            <text:p>0,0008808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44263" calcext:value-type="float">
            <text:p>0,00044263</text:p>
          </table:table-cell>
          <table:table-cell table:style-name="ce13" office:value-type="float" office:value="0.00000513" calcext:value-type="float">
            <text:p>5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*[.D59]" office:value-type="float" office:value="0.00088526" calcext:value-type="float">
            <text:p>0,00088526</text:p>
          </table:table-cell>
          <table:table-cell table:formula="of:=[.C59]*[.D59]" office:value-type="float" office:value="0.00001026" calcext:value-type="float">
            <text:p>1,026E-05</text:p>
          </table:table-cell>
          <table:table-cell table:formula="of:=[.F59]+[.G59]" office:value-type="float" office:value="0.00089552" calcext:value-type="float">
            <text:p>0,00089552</text:p>
          </table:table-cell>
          <table:table-cell table:formula="of:=[.F59]-[.G59]" office:value-type="float" office:value="0.000875" calcext:value-type="float">
            <text:p>0,000875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3977" calcext:value-type="float">
            <text:p>0,00043977</text:p>
          </table:table-cell>
          <table:table-cell table:style-name="ce13" office:value-type="float" office:value="0.00000518" calcext:value-type="float">
            <text:p>5,1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[.D60]" office:value-type="float" office:value="0.00087954" calcext:value-type="float">
            <text:p>0,00087954</text:p>
          </table:table-cell>
          <table:table-cell table:formula="of:=[.C60]*[.D60]" office:value-type="float" office:value="0.00001036" calcext:value-type="float">
            <text:p>1,036E-05</text:p>
          </table:table-cell>
          <table:table-cell table:formula="of:=[.F60]+[.G60]" office:value-type="float" office:value="0.0008899" calcext:value-type="float">
            <text:p>0,0008899</text:p>
          </table:table-cell>
          <table:table-cell table:formula="of:=[.F60]-[.G60]" office:value-type="float" office:value="0.00086918" calcext:value-type="float">
            <text:p>0,0008691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43692" calcext:value-type="float">
            <text:p>0,00043692</text:p>
          </table:table-cell>
          <table:table-cell table:style-name="ce13" office:value-type="float" office:value="0.00000522" calcext:value-type="float">
            <text:p>5,2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*[.D61]" office:value-type="float" office:value="0.00087384" calcext:value-type="float">
            <text:p>0,00087384</text:p>
          </table:table-cell>
          <table:table-cell table:formula="of:=[.C61]*[.D61]" office:value-type="float" office:value="0.00001044" calcext:value-type="float">
            <text:p>1,044E-05</text:p>
          </table:table-cell>
          <table:table-cell table:formula="of:=[.F61]+[.G61]" office:value-type="float" office:value="0.00088428" calcext:value-type="float">
            <text:p>0,00088428</text:p>
          </table:table-cell>
          <table:table-cell table:formula="of:=[.F61]-[.G61]" office:value-type="float" office:value="0.0008634" calcext:value-type="float">
            <text:p>0,000863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4341" calcext:value-type="float">
            <text:p>0,0004341</text:p>
          </table:table-cell>
          <table:table-cell table:style-name="ce13" office:value-type="float" office:value="0.00000526" calcext:value-type="float">
            <text:p>5,2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*[.D62]" office:value-type="float" office:value="0.0008682" calcext:value-type="float">
            <text:p>0,0008682</text:p>
          </table:table-cell>
          <table:table-cell table:formula="of:=[.C62]*[.D62]" office:value-type="float" office:value="0.00001052" calcext:value-type="float">
            <text:p>1,052E-05</text:p>
          </table:table-cell>
          <table:table-cell table:formula="of:=[.F62]+[.G62]" office:value-type="float" office:value="0.00087872" calcext:value-type="float">
            <text:p>0,00087872</text:p>
          </table:table-cell>
          <table:table-cell table:formula="of:=[.F62]-[.G62]" office:value-type="float" office:value="0.00085768" calcext:value-type="float">
            <text:p>0,0008576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43129" calcext:value-type="float">
            <text:p>0,00043129</text:p>
          </table:table-cell>
          <table:table-cell table:style-name="ce13"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[.D63]" office:value-type="float" office:value="0.00086258" calcext:value-type="float">
            <text:p>0,00086258</text:p>
          </table:table-cell>
          <table:table-cell table:formula="of:=[.C63]*[.D63]" office:value-type="float" office:value="0.00001062" calcext:value-type="float">
            <text:p>1,062E-05</text:p>
          </table:table-cell>
          <table:table-cell table:formula="of:=[.F63]+[.G63]" office:value-type="float" office:value="0.0008732" calcext:value-type="float">
            <text:p>0,0008732</text:p>
          </table:table-cell>
          <table:table-cell table:formula="of:=[.F63]-[.G63]" office:value-type="float" office:value="0.00085196" calcext:value-type="float">
            <text:p>0,000851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4285" calcext:value-type="float">
            <text:p>0,0004285</text:p>
          </table:table-cell>
          <table:table-cell table:style-name="ce13" office:value-type="float" office:value="0.00000535" calcext:value-type="float">
            <text:p>5,3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[.D64]" office:value-type="float" office:value="0.000857" calcext:value-type="float">
            <text:p>0,000857</text:p>
          </table:table-cell>
          <table:table-cell table:formula="of:=[.C64]*[.D64]" office:value-type="float" office:value="0.0000107" calcext:value-type="float">
            <text:p>1,07E-05</text:p>
          </table:table-cell>
          <table:table-cell table:formula="of:=[.F64]+[.G64]" office:value-type="float" office:value="0.0008677" calcext:value-type="float">
            <text:p>0,0008677</text:p>
          </table:table-cell>
          <table:table-cell table:formula="of:=[.F64]-[.G64]" office:value-type="float" office:value="0.0008463" calcext:value-type="float">
            <text:p>0,0008463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42573" calcext:value-type="float">
            <text:p>0,00042573</text:p>
          </table:table-cell>
          <table:table-cell table:style-name="ce13" office:value-type="float" office:value="0.00000539" calcext:value-type="float">
            <text:p>5,3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*[.D65]" office:value-type="float" office:value="0.00085146" calcext:value-type="float">
            <text:p>0,00085146</text:p>
          </table:table-cell>
          <table:table-cell table:formula="of:=[.C65]*[.D65]" office:value-type="float" office:value="0.00001078" calcext:value-type="float">
            <text:p>1,078E-05</text:p>
          </table:table-cell>
          <table:table-cell table:formula="of:=[.F65]+[.G65]" office:value-type="float" office:value="0.00086224" calcext:value-type="float">
            <text:p>0,00086224</text:p>
          </table:table-cell>
          <table:table-cell table:formula="of:=[.F65]-[.G65]" office:value-type="float" office:value="0.00084068" calcext:value-type="float">
            <text:p>0,0008406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42297" calcext:value-type="float">
            <text:p>0,00042297</text:p>
          </table:table-cell>
          <table:table-cell table:style-name="ce13" office:value-type="float" office:value="0.00000543" calcext:value-type="float">
            <text:p>5,4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[.D66]" office:value-type="float" office:value="0.00084594" calcext:value-type="float">
            <text:p>0,00084594</text:p>
          </table:table-cell>
          <table:table-cell table:formula="of:=[.C66]*[.D66]" office:value-type="float" office:value="0.00001086" calcext:value-type="float">
            <text:p>1,086E-05</text:p>
          </table:table-cell>
          <table:table-cell table:formula="of:=[.F66]+[.G66]" office:value-type="float" office:value="0.0008568" calcext:value-type="float">
            <text:p>0,0008568</text:p>
          </table:table-cell>
          <table:table-cell table:formula="of:=[.F66]-[.G66]" office:value-type="float" office:value="0.00083508" calcext:value-type="float">
            <text:p>0,0008350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42024" calcext:value-type="float">
            <text:p>0,00042024</text:p>
          </table:table-cell>
          <table:table-cell table:style-name="ce13" office:value-type="float" office:value="0.00000547" calcext:value-type="float">
            <text:p>5,4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*[.D67]" office:value-type="float" office:value="0.00084048" calcext:value-type="float">
            <text:p>0,00084048</text:p>
          </table:table-cell>
          <table:table-cell table:formula="of:=[.C67]*[.D67]" office:value-type="float" office:value="0.00001094" calcext:value-type="float">
            <text:p>1,094E-05</text:p>
          </table:table-cell>
          <table:table-cell table:formula="of:=[.F67]+[.G67]" office:value-type="float" office:value="0.00085142" calcext:value-type="float">
            <text:p>0,00085142</text:p>
          </table:table-cell>
          <table:table-cell table:formula="of:=[.F67]-[.G67]" office:value-type="float" office:value="0.00082954" calcext:value-type="float">
            <text:p>0,0008295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41752" calcext:value-type="float">
            <text:p>0,00041752</text:p>
          </table:table-cell>
          <table:table-cell table:style-name="ce13" office:value-type="float" office:value="0.0000055" calcext:value-type="float">
            <text:p>5,5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*[.D68]" office:value-type="float" office:value="0.00083504" calcext:value-type="float">
            <text:p>0,00083504</text:p>
          </table:table-cell>
          <table:table-cell table:formula="of:=[.C68]*[.D68]" office:value-type="float" office:value="0.000011" calcext:value-type="float">
            <text:p>1,1E-05</text:p>
          </table:table-cell>
          <table:table-cell table:formula="of:=[.F68]+[.G68]" office:value-type="float" office:value="0.00084604" calcext:value-type="float">
            <text:p>0,00084604</text:p>
          </table:table-cell>
          <table:table-cell table:formula="of:=[.F68]-[.G68]" office:value-type="float" office:value="0.00082404" calcext:value-type="float">
            <text:p>0,0008240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41482" calcext:value-type="float">
            <text:p>0,00041482</text:p>
          </table:table-cell>
          <table:table-cell table:style-name="ce13"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*[.D69]" office:value-type="float" office:value="0.00082964" calcext:value-type="float">
            <text:p>0,00082964</text:p>
          </table:table-cell>
          <table:table-cell table:formula="of:=[.C69]*[.D69]" office:value-type="float" office:value="0.00001108" calcext:value-type="float">
            <text:p>1,108E-05</text:p>
          </table:table-cell>
          <table:table-cell table:formula="of:=[.F69]+[.G69]" office:value-type="float" office:value="0.00084072" calcext:value-type="float">
            <text:p>0,00084072</text:p>
          </table:table-cell>
          <table:table-cell table:formula="of:=[.F69]-[.G69]" office:value-type="float" office:value="0.00081856" calcext:value-type="float">
            <text:p>0,0008185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1213" calcext:value-type="float">
            <text:p>0,00041213</text:p>
          </table:table-cell>
          <table:table-cell table:style-name="ce13" office:value-type="float" office:value="0.00000558" calcext:value-type="float">
            <text:p>5,5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*[.D70]" office:value-type="float" office:value="0.00082426" calcext:value-type="float">
            <text:p>0,00082426</text:p>
          </table:table-cell>
          <table:table-cell table:formula="of:=[.C70]*[.D70]" office:value-type="float" office:value="0.00001116" calcext:value-type="float">
            <text:p>1,116E-05</text:p>
          </table:table-cell>
          <table:table-cell table:formula="of:=[.F70]+[.G70]" office:value-type="float" office:value="0.00083542" calcext:value-type="float">
            <text:p>0,00083542</text:p>
          </table:table-cell>
          <table:table-cell table:formula="of:=[.F70]-[.G70]" office:value-type="float" office:value="0.0008131" calcext:value-type="float">
            <text:p>0,0008131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40947" calcext:value-type="float">
            <text:p>0,00040947</text:p>
          </table:table-cell>
          <table:table-cell table:style-name="ce13" office:value-type="float" office:value="0.00000561" calcext:value-type="float">
            <text:p>5,6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[.D71]" office:value-type="float" office:value="0.00081894" calcext:value-type="float">
            <text:p>0,00081894</text:p>
          </table:table-cell>
          <table:table-cell table:formula="of:=[.C71]*[.D71]" office:value-type="float" office:value="0.00001122" calcext:value-type="float">
            <text:p>1,122E-05</text:p>
          </table:table-cell>
          <table:table-cell table:formula="of:=[.F71]+[.G71]" office:value-type="float" office:value="0.00083016" calcext:value-type="float">
            <text:p>0,00083016</text:p>
          </table:table-cell>
          <table:table-cell table:formula="of:=[.F71]-[.G71]" office:value-type="float" office:value="0.00080772" calcext:value-type="float">
            <text:p>0,0008077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40682" calcext:value-type="float">
            <text:p>0,00040682</text:p>
          </table:table-cell>
          <table:table-cell table:style-name="ce13" office:value-type="float" office:value="0.00000564" calcext:value-type="float">
            <text:p>5,6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[.D72]" office:value-type="float" office:value="0.00081364" calcext:value-type="float">
            <text:p>0,00081364</text:p>
          </table:table-cell>
          <table:table-cell table:formula="of:=[.C72]*[.D72]" office:value-type="float" office:value="0.00001128" calcext:value-type="float">
            <text:p>1,128E-05</text:p>
          </table:table-cell>
          <table:table-cell table:formula="of:=[.F72]+[.G72]" office:value-type="float" office:value="0.00082492" calcext:value-type="float">
            <text:p>0,00082492</text:p>
          </table:table-cell>
          <table:table-cell table:formula="of:=[.F72]-[.G72]" office:value-type="float" office:value="0.00080236" calcext:value-type="float">
            <text:p>0,0008023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40418" calcext:value-type="float">
            <text:p>0,00040418</text:p>
          </table:table-cell>
          <table:table-cell table:style-name="ce13"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*[.D73]" office:value-type="float" office:value="0.00080836" calcext:value-type="float">
            <text:p>0,00080836</text:p>
          </table:table-cell>
          <table:table-cell table:formula="of:=[.C73]*[.D73]" office:value-type="float" office:value="0.00001134" calcext:value-type="float">
            <text:p>1,134E-05</text:p>
          </table:table-cell>
          <table:table-cell table:formula="of:=[.F73]+[.G73]" office:value-type="float" office:value="0.0008197" calcext:value-type="float">
            <text:p>0,0008197</text:p>
          </table:table-cell>
          <table:table-cell table:formula="of:=[.F73]-[.G73]" office:value-type="float" office:value="0.00079702" calcext:value-type="float">
            <text:p>0,0007970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40157" calcext:value-type="float">
            <text:p>0,00040157</text:p>
          </table:table-cell>
          <table:table-cell table:style-name="ce13" office:value-type="float" office:value="0.0000057" calcext:value-type="float">
            <text:p>5,7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[.D74]" office:value-type="float" office:value="0.00080314" calcext:value-type="float">
            <text:p>0,00080314</text:p>
          </table:table-cell>
          <table:table-cell table:formula="of:=[.C74]*[.D74]" office:value-type="float" office:value="0.0000114" calcext:value-type="float">
            <text:p>1,14E-05</text:p>
          </table:table-cell>
          <table:table-cell table:formula="of:=[.F74]+[.G74]" office:value-type="float" office:value="0.00081454" calcext:value-type="float">
            <text:p>0,00081454</text:p>
          </table:table-cell>
          <table:table-cell table:formula="of:=[.F74]-[.G74]" office:value-type="float" office:value="0.00079174" calcext:value-type="float">
            <text:p>0,000791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9897" calcext:value-type="float">
            <text:p>0,00039897</text:p>
          </table:table-cell>
          <table:table-cell table:style-name="ce13" office:value-type="float" office:value="0.00000573" calcext:value-type="float">
            <text:p>5,7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*[.D75]" office:value-type="float" office:value="0.00079794" calcext:value-type="float">
            <text:p>0,00079794</text:p>
          </table:table-cell>
          <table:table-cell table:formula="of:=[.C75]*[.D75]" office:value-type="float" office:value="0.00001146" calcext:value-type="float">
            <text:p>1,146E-05</text:p>
          </table:table-cell>
          <table:table-cell table:formula="of:=[.F75]+[.G75]" office:value-type="float" office:value="0.0008094" calcext:value-type="float">
            <text:p>0,0008094</text:p>
          </table:table-cell>
          <table:table-cell table:formula="of:=[.F75]-[.G75]" office:value-type="float" office:value="0.00078648" calcext:value-type="float">
            <text:p>0,0007864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39639" calcext:value-type="float">
            <text:p>0,00039639</text:p>
          </table:table-cell>
          <table:table-cell table:style-name="ce13" office:value-type="float" office:value="0.00000575" calcext:value-type="float">
            <text:p>5,7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[.D76]" office:value-type="float" office:value="0.00079278" calcext:value-type="float">
            <text:p>0,00079278</text:p>
          </table:table-cell>
          <table:table-cell table:formula="of:=[.C76]*[.D76]" office:value-type="float" office:value="0.0000115" calcext:value-type="float">
            <text:p>1,15E-05</text:p>
          </table:table-cell>
          <table:table-cell table:formula="of:=[.F76]+[.G76]" office:value-type="float" office:value="0.00080428" calcext:value-type="float">
            <text:p>0,00080428</text:p>
          </table:table-cell>
          <table:table-cell table:formula="of:=[.F76]-[.G76]" office:value-type="float" office:value="0.00078128" calcext:value-type="float">
            <text:p>0,0007812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39382" calcext:value-type="float">
            <text:p>0,00039382</text:p>
          </table:table-cell>
          <table:table-cell table:style-name="ce13" office:value-type="float" office:value="0.00000578" calcext:value-type="float">
            <text:p>5,7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0.00078764" calcext:value-type="float">
            <text:p>0,00078764</text:p>
          </table:table-cell>
          <table:table-cell table:formula="of:=[.C77]*[.D77]" office:value-type="float" office:value="0.00001156" calcext:value-type="float">
            <text:p>1,156E-05</text:p>
          </table:table-cell>
          <table:table-cell table:formula="of:=[.F77]+[.G77]" office:value-type="float" office:value="0.0007992" calcext:value-type="float">
            <text:p>0,0007992</text:p>
          </table:table-cell>
          <table:table-cell table:formula="of:=[.F77]-[.G77]" office:value-type="float" office:value="0.00077608" calcext:value-type="float">
            <text:p>0,0007760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39128" calcext:value-type="float">
            <text:p>0,00039128</text:p>
          </table:table-cell>
          <table:table-cell table:style-name="ce13" office:value-type="float" office:value="0.0000058" calcext:value-type="float">
            <text:p>5,8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0.00078256" calcext:value-type="float">
            <text:p>0,00078256</text:p>
          </table:table-cell>
          <table:table-cell table:formula="of:=[.C78]*[.D78]" office:value-type="float" office:value="0.0000116" calcext:value-type="float">
            <text:p>1,16E-05</text:p>
          </table:table-cell>
          <table:table-cell table:formula="of:=[.F78]+[.G78]" office:value-type="float" office:value="0.00079416" calcext:value-type="float">
            <text:p>0,00079416</text:p>
          </table:table-cell>
          <table:table-cell table:formula="of:=[.F78]-[.G78]" office:value-type="float" office:value="0.00077096" calcext:value-type="float">
            <text:p>0,000770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38874" calcext:value-type="float">
            <text:p>0,00038874</text:p>
          </table:table-cell>
          <table:table-cell table:style-name="ce13"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0.00077748" calcext:value-type="float">
            <text:p>0,00077748</text:p>
          </table:table-cell>
          <table:table-cell table:formula="of:=[.C79]*[.D79]" office:value-type="float" office:value="0.00001164" calcext:value-type="float">
            <text:p>1,164E-05</text:p>
          </table:table-cell>
          <table:table-cell table:formula="of:=[.F79]+[.G79]" office:value-type="float" office:value="0.00078912" calcext:value-type="float">
            <text:p>0,00078912</text:p>
          </table:table-cell>
          <table:table-cell table:formula="of:=[.F79]-[.G79]" office:value-type="float" office:value="0.00076584" calcext:value-type="float">
            <text:p>0,000765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8623" calcext:value-type="float">
            <text:p>0,00038623</text:p>
          </table:table-cell>
          <table:table-cell table:style-name="ce13" office:value-type="float" office:value="0.00000584" calcext:value-type="float">
            <text:p>5,8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0.00077246" calcext:value-type="float">
            <text:p>0,00077246</text:p>
          </table:table-cell>
          <table:table-cell table:formula="of:=[.C80]*[.D80]" office:value-type="float" office:value="0.00001168" calcext:value-type="float">
            <text:p>1,168E-05</text:p>
          </table:table-cell>
          <table:table-cell table:formula="of:=[.F80]+[.G80]" office:value-type="float" office:value="0.00078414" calcext:value-type="float">
            <text:p>0,00078414</text:p>
          </table:table-cell>
          <table:table-cell table:formula="of:=[.F80]-[.G80]" office:value-type="float" office:value="0.00076078" calcext:value-type="float">
            <text:p>0,0007607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38373" calcext:value-type="float">
            <text:p>0,00038373</text:p>
          </table:table-cell>
          <table:table-cell table:style-name="ce13"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0.00076746" calcext:value-type="float">
            <text:p>0,00076746</text:p>
          </table:table-cell>
          <table:table-cell table:formula="of:=[.C81]*[.D81]" office:value-type="float" office:value="0.00001172" calcext:value-type="float">
            <text:p>1,172E-05</text:p>
          </table:table-cell>
          <table:table-cell table:formula="of:=[.F81]+[.G81]" office:value-type="float" office:value="0.00077918" calcext:value-type="float">
            <text:p>0,00077918</text:p>
          </table:table-cell>
          <table:table-cell table:formula="of:=[.F81]-[.G81]" office:value-type="float" office:value="0.00075574" calcext:value-type="float">
            <text:p>0,000755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38125" calcext:value-type="float">
            <text:p>0,00038125</text:p>
          </table:table-cell>
          <table:table-cell table:style-name="ce13" office:value-type="float" office:value="0.00000588" calcext:value-type="float">
            <text:p>5,8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0.0007625" calcext:value-type="float">
            <text:p>0,0007625</text:p>
          </table:table-cell>
          <table:table-cell table:formula="of:=[.C82]*[.D82]" office:value-type="float" office:value="0.00001176" calcext:value-type="float">
            <text:p>1,176E-05</text:p>
          </table:table-cell>
          <table:table-cell table:formula="of:=[.F82]+[.G82]" office:value-type="float" office:value="0.00077426" calcext:value-type="float">
            <text:p>0,00077426</text:p>
          </table:table-cell>
          <table:table-cell table:formula="of:=[.F82]-[.G82]" office:value-type="float" office:value="0.00075074" calcext:value-type="float">
            <text:p>0,00075074</text:p>
          </table:table-cell>
          <table:table-cell table:number-columns-repeated="15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37878" calcext:value-type="float">
            <text:p>0,00037878</text:p>
          </table:table-cell>
          <table:table-cell table:style-name="ce13" office:value-type="float" office:value="0.0000059" calcext:value-type="float">
            <text:p>5,9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0.00075756" calcext:value-type="float">
            <text:p>0,00075756</text:p>
          </table:table-cell>
          <table:table-cell table:formula="of:=[.C83]*[.D83]" office:value-type="float" office:value="0.0000118" calcext:value-type="float">
            <text:p>1,18E-05</text:p>
          </table:table-cell>
          <table:table-cell table:formula="of:=[.F83]+[.G83]" office:value-type="float" office:value="0.00076936" calcext:value-type="float">
            <text:p>0,00076936</text:p>
          </table:table-cell>
          <table:table-cell table:formula="of:=[.F83]-[.G83]" office:value-type="float" office:value="0.00074576" calcext:value-type="float">
            <text:p>0,0007457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37633" calcext:value-type="float">
            <text:p>0,00037633</text:p>
          </table:table-cell>
          <table:table-cell table:style-name="ce13"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0.00075266" calcext:value-type="float">
            <text:p>0,00075266</text:p>
          </table:table-cell>
          <table:table-cell table:formula="of:=[.C84]*[.D84]" office:value-type="float" office:value="0.00001182" calcext:value-type="float">
            <text:p>1,182E-05</text:p>
          </table:table-cell>
          <table:table-cell table:formula="of:=[.F84]+[.G84]" office:value-type="float" office:value="0.00076448" calcext:value-type="float">
            <text:p>0,00076448</text:p>
          </table:table-cell>
          <table:table-cell table:formula="of:=[.F84]-[.G84]" office:value-type="float" office:value="0.00074084" calcext:value-type="float">
            <text:p>0,000740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3739" calcext:value-type="float">
            <text:p>0,0003739</text:p>
          </table:table-cell>
          <table:table-cell table:style-name="ce13"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0.0007478" calcext:value-type="float">
            <text:p>0,0007478</text:p>
          </table:table-cell>
          <table:table-cell table:formula="of:=[.C85]*[.D85]" office:value-type="float" office:value="0.00001184" calcext:value-type="float">
            <text:p>1,184E-05</text:p>
          </table:table-cell>
          <table:table-cell table:formula="of:=[.F85]+[.G85]" office:value-type="float" office:value="0.00075964" calcext:value-type="float">
            <text:p>0,00075964</text:p>
          </table:table-cell>
          <table:table-cell table:formula="of:=[.F85]-[.G85]" office:value-type="float" office:value="0.00073596" calcext:value-type="float">
            <text:p>0,000735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37148" calcext:value-type="float">
            <text:p>0,00037148</text:p>
          </table:table-cell>
          <table:table-cell table:style-name="ce13" office:value-type="float" office:value="0.00000594" calcext:value-type="float">
            <text:p>5,9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0.00074296" calcext:value-type="float">
            <text:p>0,00074296</text:p>
          </table:table-cell>
          <table:table-cell table:formula="of:=[.C86]*[.D86]" office:value-type="float" office:value="0.00001188" calcext:value-type="float">
            <text:p>1,188E-05</text:p>
          </table:table-cell>
          <table:table-cell table:formula="of:=[.F86]+[.G86]" office:value-type="float" office:value="0.00075484" calcext:value-type="float">
            <text:p>0,00075484</text:p>
          </table:table-cell>
          <table:table-cell table:formula="of:=[.F86]-[.G86]" office:value-type="float" office:value="0.00073108" calcext:value-type="float">
            <text:p>0,0007310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36907" calcext:value-type="float">
            <text:p>0,00036907</text:p>
          </table:table-cell>
          <table:table-cell table:style-name="ce13"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00073814" calcext:value-type="float">
            <text:p>0,00073814</text:p>
          </table:table-cell>
          <table:table-cell table:formula="of:=[.C87]*[.D87]" office:value-type="float" office:value="0.0000119" calcext:value-type="float">
            <text:p>1,19E-05</text:p>
          </table:table-cell>
          <table:table-cell table:formula="of:=[.F87]+[.G87]" office:value-type="float" office:value="0.00075004" calcext:value-type="float">
            <text:p>0,00075004</text:p>
          </table:table-cell>
          <table:table-cell table:formula="of:=[.F87]-[.G87]" office:value-type="float" office:value="0.00072624" calcext:value-type="float">
            <text:p>0,000726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36668" calcext:value-type="float">
            <text:p>0,00036668</text:p>
          </table:table-cell>
          <table:table-cell table:style-name="ce13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0.00073336" calcext:value-type="float">
            <text:p>0,00073336</text:p>
          </table:table-cell>
          <table:table-cell table:formula="of:=[.C88]*[.D88]" office:value-type="float" office:value="0.00001192" calcext:value-type="float">
            <text:p>1,192E-05</text:p>
          </table:table-cell>
          <table:table-cell table:formula="of:=[.F88]+[.G88]" office:value-type="float" office:value="0.00074528" calcext:value-type="float">
            <text:p>0,00074528</text:p>
          </table:table-cell>
          <table:table-cell table:formula="of:=[.F88]-[.G88]" office:value-type="float" office:value="0.00072144" calcext:value-type="float">
            <text:p>0,0007214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36431" calcext:value-type="float">
            <text:p>0,00036431</text:p>
          </table:table-cell>
          <table:table-cell table:style-name="ce13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0.00072862" calcext:value-type="float">
            <text:p>0,00072862</text:p>
          </table:table-cell>
          <table:table-cell table:formula="of:=[.C89]*[.D89]" office:value-type="float" office:value="0.00001192" calcext:value-type="float">
            <text:p>1,192E-05</text:p>
          </table:table-cell>
          <table:table-cell table:formula="of:=[.F89]+[.G89]" office:value-type="float" office:value="0.00074054" calcext:value-type="float">
            <text:p>0,00074054</text:p>
          </table:table-cell>
          <table:table-cell table:formula="of:=[.F89]-[.G89]" office:value-type="float" office:value="0.0007167" calcext:value-type="float">
            <text:p>0,0007167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36195" calcext:value-type="float">
            <text:p>0,00036195</text:p>
          </table:table-cell>
          <table:table-cell table:style-name="ce13" office:value-type="float" office:value="0.00000597" calcext:value-type="float">
            <text:p>5,9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0.0007239" calcext:value-type="float">
            <text:p>0,0007239</text:p>
          </table:table-cell>
          <table:table-cell table:formula="of:=[.C90]*[.D90]" office:value-type="float" office:value="0.00001194" calcext:value-type="float">
            <text:p>1,194E-05</text:p>
          </table:table-cell>
          <table:table-cell table:formula="of:=[.F90]+[.G90]" office:value-type="float" office:value="0.00073584" calcext:value-type="float">
            <text:p>0,00073584</text:p>
          </table:table-cell>
          <table:table-cell table:formula="of:=[.F90]-[.G90]" office:value-type="float" office:value="0.00071196" calcext:value-type="float">
            <text:p>0,000711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35961" calcext:value-type="float">
            <text:p>0,00035961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00071922" calcext:value-type="float">
            <text:p>0,00071922</text:p>
          </table:table-cell>
          <table:table-cell table:formula="of:=[.C91]*[.D91]" office:value-type="float" office:value="0.00001196" calcext:value-type="float">
            <text:p>1,196E-05</text:p>
          </table:table-cell>
          <table:table-cell table:formula="of:=[.F91]+[.G91]" office:value-type="float" office:value="0.00073118" calcext:value-type="float">
            <text:p>0,00073118</text:p>
          </table:table-cell>
          <table:table-cell table:formula="of:=[.F91]-[.G91]" office:value-type="float" office:value="0.00070726" calcext:value-type="float">
            <text:p>0,0007072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35729" calcext:value-type="float">
            <text:p>0,00035729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00071458" calcext:value-type="float">
            <text:p>0,00071458</text:p>
          </table:table-cell>
          <table:table-cell table:formula="of:=[.C92]*[.D92]" office:value-type="float" office:value="0.00001196" calcext:value-type="float">
            <text:p>1,196E-05</text:p>
          </table:table-cell>
          <table:table-cell table:formula="of:=[.F92]+[.G92]" office:value-type="float" office:value="0.00072654" calcext:value-type="float">
            <text:p>0,00072654</text:p>
          </table:table-cell>
          <table:table-cell table:formula="of:=[.F92]-[.G92]" office:value-type="float" office:value="0.00070262" calcext:value-type="float">
            <text:p>0,000702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35497" calcext:value-type="float">
            <text:p>0,00035497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00070994" calcext:value-type="float">
            <text:p>0,00070994</text:p>
          </table:table-cell>
          <table:table-cell table:formula="of:=[.C93]*[.D93]" office:value-type="float" office:value="0.00001196" calcext:value-type="float">
            <text:p>1,196E-05</text:p>
          </table:table-cell>
          <table:table-cell table:formula="of:=[.F93]+[.G93]" office:value-type="float" office:value="0.0007219" calcext:value-type="float">
            <text:p>0,0007219</text:p>
          </table:table-cell>
          <table:table-cell table:formula="of:=[.F93]-[.G93]" office:value-type="float" office:value="0.00069798" calcext:value-type="float">
            <text:p>0,0006979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35268" calcext:value-type="float">
            <text:p>0,00035268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00070536" calcext:value-type="float">
            <text:p>0,00070536</text:p>
          </table:table-cell>
          <table:table-cell table:formula="of:=[.C94]*[.D94]" office:value-type="float" office:value="0.00001196" calcext:value-type="float">
            <text:p>1,196E-05</text:p>
          </table:table-cell>
          <table:table-cell table:formula="of:=[.F94]+[.G94]" office:value-type="float" office:value="0.00071732" calcext:value-type="float">
            <text:p>0,00071732</text:p>
          </table:table-cell>
          <table:table-cell table:formula="of:=[.F94]-[.G94]" office:value-type="float" office:value="0.0006934" calcext:value-type="float">
            <text:p>0,000693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35039" calcext:value-type="float">
            <text:p>0,00035039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00070078" calcext:value-type="float">
            <text:p>0,00070078</text:p>
          </table:table-cell>
          <table:table-cell table:formula="of:=[.C95]*[.D95]" office:value-type="float" office:value="0.00001196" calcext:value-type="float">
            <text:p>1,196E-05</text:p>
          </table:table-cell>
          <table:table-cell table:formula="of:=[.F95]+[.G95]" office:value-type="float" office:value="0.00071274" calcext:value-type="float">
            <text:p>0,00071274</text:p>
          </table:table-cell>
          <table:table-cell table:formula="of:=[.F95]-[.G95]" office:value-type="float" office:value="0.00068882" calcext:value-type="float">
            <text:p>0,0006888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34813" calcext:value-type="float">
            <text:p>0,00034813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00069626" calcext:value-type="float">
            <text:p>0,00069626</text:p>
          </table:table-cell>
          <table:table-cell table:formula="of:=[.C96]*[.D96]" office:value-type="float" office:value="0.00001196" calcext:value-type="float">
            <text:p>1,196E-05</text:p>
          </table:table-cell>
          <table:table-cell table:formula="of:=[.F96]+[.G96]" office:value-type="float" office:value="0.00070822" calcext:value-type="float">
            <text:p>0,00070822</text:p>
          </table:table-cell>
          <table:table-cell table:formula="of:=[.F96]-[.G96]" office:value-type="float" office:value="0.0006843" calcext:value-type="float">
            <text:p>0,0006843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34587" calcext:value-type="float">
            <text:p>0,00034587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00069174" calcext:value-type="float">
            <text:p>0,00069174</text:p>
          </table:table-cell>
          <table:table-cell table:formula="of:=[.C97]*[.D97]" office:value-type="float" office:value="0.00001196" calcext:value-type="float">
            <text:p>1,196E-05</text:p>
          </table:table-cell>
          <table:table-cell table:formula="of:=[.F97]+[.G97]" office:value-type="float" office:value="0.0007037" calcext:value-type="float">
            <text:p>0,0007037</text:p>
          </table:table-cell>
          <table:table-cell table:formula="of:=[.F97]-[.G97]" office:value-type="float" office:value="0.00067978" calcext:value-type="float">
            <text:p>0,0006797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34364" calcext:value-type="float">
            <text:p>0,00034364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00068728" calcext:value-type="float">
            <text:p>0,00068728</text:p>
          </table:table-cell>
          <table:table-cell table:formula="of:=[.C98]*[.D98]" office:value-type="float" office:value="0.00001196" calcext:value-type="float">
            <text:p>1,196E-05</text:p>
          </table:table-cell>
          <table:table-cell table:formula="of:=[.F98]+[.G98]" office:value-type="float" office:value="0.00069924" calcext:value-type="float">
            <text:p>0,00069924</text:p>
          </table:table-cell>
          <table:table-cell table:formula="of:=[.F98]-[.G98]" office:value-type="float" office:value="0.00067532" calcext:value-type="float">
            <text:p>0,0006753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34141" calcext:value-type="float">
            <text:p>0,00034141</text:p>
          </table:table-cell>
          <table:table-cell table:style-name="ce13"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00068282" calcext:value-type="float">
            <text:p>0,00068282</text:p>
          </table:table-cell>
          <table:table-cell table:formula="of:=[.C99]*[.D99]" office:value-type="float" office:value="0.00001196" calcext:value-type="float">
            <text:p>1,196E-05</text:p>
          </table:table-cell>
          <table:table-cell table:formula="of:=[.F99]+[.G99]" office:value-type="float" office:value="0.00069478" calcext:value-type="float">
            <text:p>0,00069478</text:p>
          </table:table-cell>
          <table:table-cell table:formula="of:=[.F99]-[.G99]" office:value-type="float" office:value="0.00067086" calcext:value-type="float">
            <text:p>0,0006708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92" calcext:value-type="float">
            <text:p>0,0003392</text:p>
          </table:table-cell>
          <table:table-cell table:style-name="ce13" office:value-type="float" office:value="0.00000597" calcext:value-type="float">
            <text:p>5,9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0006784" calcext:value-type="float">
            <text:p>0,0006784</text:p>
          </table:table-cell>
          <table:table-cell table:formula="of:=[.C100]*[.D100]" office:value-type="float" office:value="0.00001194" calcext:value-type="float">
            <text:p>1,194E-05</text:p>
          </table:table-cell>
          <table:table-cell table:formula="of:=[.F100]+[.G100]" office:value-type="float" office:value="0.00069034" calcext:value-type="float">
            <text:p>0,00069034</text:p>
          </table:table-cell>
          <table:table-cell table:formula="of:=[.F100]-[.G100]" office:value-type="float" office:value="0.00066646" calcext:value-type="float">
            <text:p>0,0006664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33701" calcext:value-type="float">
            <text:p>0,00033701</text:p>
          </table:table-cell>
          <table:table-cell table:style-name="ce13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00067402" calcext:value-type="float">
            <text:p>0,00067402</text:p>
          </table:table-cell>
          <table:table-cell table:formula="of:=[.C101]*[.D101]" office:value-type="float" office:value="0.00001192" calcext:value-type="float">
            <text:p>1,192E-05</text:p>
          </table:table-cell>
          <table:table-cell table:formula="of:=[.F101]+[.G101]" office:value-type="float" office:value="0.00068594" calcext:value-type="float">
            <text:p>0,00068594</text:p>
          </table:table-cell>
          <table:table-cell table:formula="of:=[.F101]-[.G101]" office:value-type="float" office:value="0.0006621" calcext:value-type="float">
            <text:p>0,0006621</text:p>
          </table:table-cell>
          <table:table-cell table:number-columns-repeated="15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33483" calcext:value-type="float">
            <text:p>0,00033483</text:p>
          </table:table-cell>
          <table:table-cell table:style-name="ce13"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00066966" calcext:value-type="float">
            <text:p>0,00066966</text:p>
          </table:table-cell>
          <table:table-cell table:formula="of:=[.C102]*[.D102]" office:value-type="float" office:value="0.00001192" calcext:value-type="float">
            <text:p>1,192E-05</text:p>
          </table:table-cell>
          <table:table-cell table:formula="of:=[.F102]+[.G102]" office:value-type="float" office:value="0.00068158" calcext:value-type="float">
            <text:p>0,00068158</text:p>
          </table:table-cell>
          <table:table-cell table:formula="of:=[.F102]-[.G102]" office:value-type="float" office:value="0.00065774" calcext:value-type="float">
            <text:p>0,000657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33266" calcext:value-type="float">
            <text:p>0,00033266</text:p>
          </table:table-cell>
          <table:table-cell table:style-name="ce13"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00066532" calcext:value-type="float">
            <text:p>0,00066532</text:p>
          </table:table-cell>
          <table:table-cell table:formula="of:=[.C103]*[.D103]" office:value-type="float" office:value="0.0000119" calcext:value-type="float">
            <text:p>1,19E-05</text:p>
          </table:table-cell>
          <table:table-cell table:formula="of:=[.F103]+[.G103]" office:value-type="float" office:value="0.00067722" calcext:value-type="float">
            <text:p>0,00067722</text:p>
          </table:table-cell>
          <table:table-cell table:formula="of:=[.F103]-[.G103]" office:value-type="float" office:value="0.00065342" calcext:value-type="float">
            <text:p>0,0006534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33051" calcext:value-type="float">
            <text:p>0,00033051</text:p>
          </table:table-cell>
          <table:table-cell table:style-name="ce13" office:value-type="float" office:value="0.00000594" calcext:value-type="float">
            <text:p>5,9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00066102" calcext:value-type="float">
            <text:p>0,00066102</text:p>
          </table:table-cell>
          <table:table-cell table:formula="of:=[.C104]*[.D104]" office:value-type="float" office:value="0.00001188" calcext:value-type="float">
            <text:p>1,188E-05</text:p>
          </table:table-cell>
          <table:table-cell table:formula="of:=[.F104]+[.G104]" office:value-type="float" office:value="0.0006729" calcext:value-type="float">
            <text:p>0,0006729</text:p>
          </table:table-cell>
          <table:table-cell table:formula="of:=[.F104]-[.G104]" office:value-type="float" office:value="0.00064914" calcext:value-type="float">
            <text:p>0,0006491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32837" calcext:value-type="float">
            <text:p>0,00032837</text:p>
          </table:table-cell>
          <table:table-cell table:style-name="ce13"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00065674" calcext:value-type="float">
            <text:p>0,00065674</text:p>
          </table:table-cell>
          <table:table-cell table:formula="of:=[.C105]*[.D105]" office:value-type="float" office:value="0.00001186" calcext:value-type="float">
            <text:p>1,186E-05</text:p>
          </table:table-cell>
          <table:table-cell table:formula="of:=[.F105]+[.G105]" office:value-type="float" office:value="0.0006686" calcext:value-type="float">
            <text:p>0,0006686</text:p>
          </table:table-cell>
          <table:table-cell table:formula="of:=[.F105]-[.G105]" office:value-type="float" office:value="0.00064488" calcext:value-type="float">
            <text:p>0,0006448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32624" calcext:value-type="float">
            <text:p>0,00032624</text:p>
          </table:table-cell>
          <table:table-cell table:style-name="ce13"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00065248" calcext:value-type="float">
            <text:p>0,00065248</text:p>
          </table:table-cell>
          <table:table-cell table:formula="of:=[.C106]*[.D106]" office:value-type="float" office:value="0.00001184" calcext:value-type="float">
            <text:p>1,184E-05</text:p>
          </table:table-cell>
          <table:table-cell table:formula="of:=[.F106]+[.G106]" office:value-type="float" office:value="0.00066432" calcext:value-type="float">
            <text:p>0,00066432</text:p>
          </table:table-cell>
          <table:table-cell table:formula="of:=[.F106]-[.G106]" office:value-type="float" office:value="0.00064064" calcext:value-type="float">
            <text:p>0,0006406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32413" calcext:value-type="float">
            <text:p>0,00032413</text:p>
          </table:table-cell>
          <table:table-cell table:style-name="ce13"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00064826" calcext:value-type="float">
            <text:p>0,00064826</text:p>
          </table:table-cell>
          <table:table-cell table:formula="of:=[.C107]*[.D107]" office:value-type="float" office:value="0.00001182" calcext:value-type="float">
            <text:p>1,182E-05</text:p>
          </table:table-cell>
          <table:table-cell table:formula="of:=[.F107]+[.G107]" office:value-type="float" office:value="0.00066008" calcext:value-type="float">
            <text:p>0,00066008</text:p>
          </table:table-cell>
          <table:table-cell table:formula="of:=[.F107]-[.G107]" office:value-type="float" office:value="0.00063644" calcext:value-type="float">
            <text:p>0,0006364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32204" calcext:value-type="float">
            <text:p>0,00032204</text:p>
          </table:table-cell>
          <table:table-cell table:style-name="ce13" office:value-type="float" office:value="0.0000059" calcext:value-type="float">
            <text:p>5,9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00064408" calcext:value-type="float">
            <text:p>0,00064408</text:p>
          </table:table-cell>
          <table:table-cell table:formula="of:=[.C108]*[.D108]" office:value-type="float" office:value="0.0000118" calcext:value-type="float">
            <text:p>1,18E-05</text:p>
          </table:table-cell>
          <table:table-cell table:formula="of:=[.F108]+[.G108]" office:value-type="float" office:value="0.00065588" calcext:value-type="float">
            <text:p>0,00065588</text:p>
          </table:table-cell>
          <table:table-cell table:formula="of:=[.F108]-[.G108]" office:value-type="float" office:value="0.00063228" calcext:value-type="float">
            <text:p>0,0006322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31995" calcext:value-type="float">
            <text:p>0,00031995</text:p>
          </table:table-cell>
          <table:table-cell table:style-name="ce13" office:value-type="float" office:value="0.00000588" calcext:value-type="float">
            <text:p>5,8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0006399" calcext:value-type="float">
            <text:p>0,0006399</text:p>
          </table:table-cell>
          <table:table-cell table:formula="of:=[.C109]*[.D109]" office:value-type="float" office:value="0.00001176" calcext:value-type="float">
            <text:p>1,176E-05</text:p>
          </table:table-cell>
          <table:table-cell table:formula="of:=[.F109]+[.G109]" office:value-type="float" office:value="0.00065166" calcext:value-type="float">
            <text:p>0,00065166</text:p>
          </table:table-cell>
          <table:table-cell table:formula="of:=[.F109]-[.G109]" office:value-type="float" office:value="0.00062814" calcext:value-type="float">
            <text:p>0,0006281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31788" calcext:value-type="float">
            <text:p>0,00031788</text:p>
          </table:table-cell>
          <table:table-cell table:style-name="ce13" office:value-type="float" office:value="0.00000587" calcext:value-type="float">
            <text:p>5,8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00063576" calcext:value-type="float">
            <text:p>0,00063576</text:p>
          </table:table-cell>
          <table:table-cell table:formula="of:=[.C110]*[.D110]" office:value-type="float" office:value="0.00001174" calcext:value-type="float">
            <text:p>1,174E-05</text:p>
          </table:table-cell>
          <table:table-cell table:formula="of:=[.F110]+[.G110]" office:value-type="float" office:value="0.0006475" calcext:value-type="float">
            <text:p>0,0006475</text:p>
          </table:table-cell>
          <table:table-cell table:formula="of:=[.F110]-[.G110]" office:value-type="float" office:value="0.00062402" calcext:value-type="float">
            <text:p>0,0006240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31582" calcext:value-type="float">
            <text:p>0,00031582</text:p>
          </table:table-cell>
          <table:table-cell table:style-name="ce13"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00063164" calcext:value-type="float">
            <text:p>0,00063164</text:p>
          </table:table-cell>
          <table:table-cell table:formula="of:=[.C111]*[.D111]" office:value-type="float" office:value="0.00001172" calcext:value-type="float">
            <text:p>1,172E-05</text:p>
          </table:table-cell>
          <table:table-cell table:formula="of:=[.F111]+[.G111]" office:value-type="float" office:value="0.00064336" calcext:value-type="float">
            <text:p>0,00064336</text:p>
          </table:table-cell>
          <table:table-cell table:formula="of:=[.F111]-[.G111]" office:value-type="float" office:value="0.00061992" calcext:value-type="float">
            <text:p>0,0006199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31378" calcext:value-type="float">
            <text:p>0,00031378</text:p>
          </table:table-cell>
          <table:table-cell table:style-name="ce13" office:value-type="float" office:value="0.00000584" calcext:value-type="float">
            <text:p>5,8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00062756" calcext:value-type="float">
            <text:p>0,00062756</text:p>
          </table:table-cell>
          <table:table-cell table:formula="of:=[.C112]*[.D112]" office:value-type="float" office:value="0.00001168" calcext:value-type="float">
            <text:p>1,168E-05</text:p>
          </table:table-cell>
          <table:table-cell table:formula="of:=[.F112]+[.G112]" office:value-type="float" office:value="0.00063924" calcext:value-type="float">
            <text:p>0,00063924</text:p>
          </table:table-cell>
          <table:table-cell table:formula="of:=[.F112]-[.G112]" office:value-type="float" office:value="0.00061588" calcext:value-type="float">
            <text:p>0,0006158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31175" calcext:value-type="float">
            <text:p>0,00031175</text:p>
          </table:table-cell>
          <table:table-cell table:style-name="ce13" office:value-type="float" office:value="0.00000583" calcext:value-type="float">
            <text:p>5,8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0006235" calcext:value-type="float">
            <text:p>0,0006235</text:p>
          </table:table-cell>
          <table:table-cell table:formula="of:=[.C113]*[.D113]" office:value-type="float" office:value="0.00001166" calcext:value-type="float">
            <text:p>1,166E-05</text:p>
          </table:table-cell>
          <table:table-cell table:formula="of:=[.F113]+[.G113]" office:value-type="float" office:value="0.00063516" calcext:value-type="float">
            <text:p>0,00063516</text:p>
          </table:table-cell>
          <table:table-cell table:formula="of:=[.F113]-[.G113]" office:value-type="float" office:value="0.00061184" calcext:value-type="float">
            <text:p>0,000611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30973" calcext:value-type="float">
            <text:p>0,00030973</text:p>
          </table:table-cell>
          <table:table-cell table:style-name="ce13" office:value-type="float" office:value="0.00000581" calcext:value-type="float">
            <text:p>5,8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00061946" calcext:value-type="float">
            <text:p>0,00061946</text:p>
          </table:table-cell>
          <table:table-cell table:formula="of:=[.C114]*[.D114]" office:value-type="float" office:value="0.00001162" calcext:value-type="float">
            <text:p>1,162E-05</text:p>
          </table:table-cell>
          <table:table-cell table:formula="of:=[.F114]+[.G114]" office:value-type="float" office:value="0.00063108" calcext:value-type="float">
            <text:p>0,00063108</text:p>
          </table:table-cell>
          <table:table-cell table:formula="of:=[.F114]-[.G114]" office:value-type="float" office:value="0.00060784" calcext:value-type="float">
            <text:p>0,000607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30773" calcext:value-type="float">
            <text:p>0,00030773</text:p>
          </table:table-cell>
          <table:table-cell table:style-name="ce13"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00061546" calcext:value-type="float">
            <text:p>0,00061546</text:p>
          </table:table-cell>
          <table:table-cell table:formula="of:=[.C115]*[.D115]" office:value-type="float" office:value="0.00001158" calcext:value-type="float">
            <text:p>1,158E-05</text:p>
          </table:table-cell>
          <table:table-cell table:formula="of:=[.F115]+[.G115]" office:value-type="float" office:value="0.00062704" calcext:value-type="float">
            <text:p>0,00062704</text:p>
          </table:table-cell>
          <table:table-cell table:formula="of:=[.F115]-[.G115]" office:value-type="float" office:value="0.00060388" calcext:value-type="float">
            <text:p>0,0006038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30574" calcext:value-type="float">
            <text:p>0,00030574</text:p>
          </table:table-cell>
          <table:table-cell table:style-name="ce13" office:value-type="float" office:value="0.00000577" calcext:value-type="float">
            <text:p>5,7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00061148" calcext:value-type="float">
            <text:p>0,00061148</text:p>
          </table:table-cell>
          <table:table-cell table:formula="of:=[.C116]*[.D116]" office:value-type="float" office:value="0.00001154" calcext:value-type="float">
            <text:p>1,154E-05</text:p>
          </table:table-cell>
          <table:table-cell table:formula="of:=[.F116]+[.G116]" office:value-type="float" office:value="0.00062302" calcext:value-type="float">
            <text:p>0,00062302</text:p>
          </table:table-cell>
          <table:table-cell table:formula="of:=[.F116]-[.G116]" office:value-type="float" office:value="0.00059994" calcext:value-type="float">
            <text:p>0,0005999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30376" calcext:value-type="float">
            <text:p>0,00030376</text:p>
          </table:table-cell>
          <table:table-cell table:style-name="ce13"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00060752" calcext:value-type="float">
            <text:p>0,00060752</text:p>
          </table:table-cell>
          <table:table-cell table:formula="of:=[.C117]*[.D117]" office:value-type="float" office:value="0.00001152" calcext:value-type="float">
            <text:p>1,152E-05</text:p>
          </table:table-cell>
          <table:table-cell table:formula="of:=[.F117]+[.G117]" office:value-type="float" office:value="0.00061904" calcext:value-type="float">
            <text:p>0,00061904</text:p>
          </table:table-cell>
          <table:table-cell table:formula="of:=[.F117]-[.G117]" office:value-type="float" office:value="0.000596" calcext:value-type="float">
            <text:p>0,0005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30179" calcext:value-type="float">
            <text:p>0,00030179</text:p>
          </table:table-cell>
          <table:table-cell table:style-name="ce13" office:value-type="float" office:value="0.00000574" calcext:value-type="float">
            <text:p>5,7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00060358" calcext:value-type="float">
            <text:p>0,00060358</text:p>
          </table:table-cell>
          <table:table-cell table:formula="of:=[.C118]*[.D118]" office:value-type="float" office:value="0.00001148" calcext:value-type="float">
            <text:p>1,148E-05</text:p>
          </table:table-cell>
          <table:table-cell table:formula="of:=[.F118]+[.G118]" office:value-type="float" office:value="0.00061506" calcext:value-type="float">
            <text:p>0,00061506</text:p>
          </table:table-cell>
          <table:table-cell table:formula="of:=[.F118]-[.G118]" office:value-type="float" office:value="0.0005921" calcext:value-type="float">
            <text:p>0,0005921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29984" calcext:value-type="float">
            <text:p>0,00029984</text:p>
          </table:table-cell>
          <table:table-cell table:style-name="ce13"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00059968" calcext:value-type="float">
            <text:p>0,00059968</text:p>
          </table:table-cell>
          <table:table-cell table:formula="of:=[.C119]*[.D119]" office:value-type="float" office:value="0.00001144" calcext:value-type="float">
            <text:p>1,144E-05</text:p>
          </table:table-cell>
          <table:table-cell table:formula="of:=[.F119]+[.G119]" office:value-type="float" office:value="0.00061112" calcext:value-type="float">
            <text:p>0,00061112</text:p>
          </table:table-cell>
          <table:table-cell table:formula="of:=[.F119]-[.G119]" office:value-type="float" office:value="0.00058824" calcext:value-type="float">
            <text:p>0,000588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2979" calcext:value-type="float">
            <text:p>0,0002979</text:p>
          </table:table-cell>
          <table:table-cell table:style-name="ce13" office:value-type="float" office:value="0.0000057" calcext:value-type="float">
            <text:p>5,70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0]*[.D120]" office:value-type="float" office:value="0.0005958" calcext:value-type="float">
            <text:p>0,0005958</text:p>
          </table:table-cell>
          <table:table-cell table:formula="of:=[.C120]*[.D120]" office:value-type="float" office:value="0.0000114" calcext:value-type="float">
            <text:p>1,14E-05</text:p>
          </table:table-cell>
          <table:table-cell table:formula="of:=[.F120]+[.G120]" office:value-type="float" office:value="0.0006072" calcext:value-type="float">
            <text:p>0,0006072</text:p>
          </table:table-cell>
          <table:table-cell table:formula="of:=[.F120]-[.G120]" office:value-type="float" office:value="0.0005844" calcext:value-type="float">
            <text:p>0,000584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29597" calcext:value-type="float">
            <text:p>0,00029597</text:p>
          </table:table-cell>
          <table:table-cell table:style-name="ce13"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1]*[.D121]" office:value-type="float" office:value="0.00059194" calcext:value-type="float">
            <text:p>0,00059194</text:p>
          </table:table-cell>
          <table:table-cell table:formula="of:=[.C121]*[.D121]" office:value-type="float" office:value="0.00001134" calcext:value-type="float">
            <text:p>1,134E-05</text:p>
          </table:table-cell>
          <table:table-cell table:formula="of:=[.F121]+[.G121]" office:value-type="float" office:value="0.00060328" calcext:value-type="float">
            <text:p>0,00060328</text:p>
          </table:table-cell>
          <table:table-cell table:formula="of:=[.F121]-[.G121]" office:value-type="float" office:value="0.0005806" calcext:value-type="float">
            <text:p>0,000580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29405" calcext:value-type="float">
            <text:p>0,00029405</text:p>
          </table:table-cell>
          <table:table-cell table:style-name="ce13" office:value-type="float" office:value="0.00000565" calcext:value-type="float">
            <text:p>5,65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2]*[.D122]" office:value-type="float" office:value="0.0005881" calcext:value-type="float">
            <text:p>0,0005881</text:p>
          </table:table-cell>
          <table:table-cell table:formula="of:=[.C122]*[.D122]" office:value-type="float" office:value="0.0000113" calcext:value-type="float">
            <text:p>1,13E-05</text:p>
          </table:table-cell>
          <table:table-cell table:formula="of:=[.F122]+[.G122]" office:value-type="float" office:value="0.0005994" calcext:value-type="float">
            <text:p>0,0005994</text:p>
          </table:table-cell>
          <table:table-cell table:formula="of:=[.F122]-[.G122]" office:value-type="float" office:value="0.0005768" calcext:value-type="float">
            <text:p>0,000576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29215" calcext:value-type="float">
            <text:p>0,00029215</text:p>
          </table:table-cell>
          <table:table-cell table:style-name="ce13" office:value-type="float" office:value="0.00000563" calcext:value-type="float">
            <text:p>5,63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3]*[.D123]" office:value-type="float" office:value="0.0005843" calcext:value-type="float">
            <text:p>0,0005843</text:p>
          </table:table-cell>
          <table:table-cell table:formula="of:=[.C123]*[.D123]" office:value-type="float" office:value="0.00001126" calcext:value-type="float">
            <text:p>1,126E-05</text:p>
          </table:table-cell>
          <table:table-cell table:formula="of:=[.F123]+[.G123]" office:value-type="float" office:value="0.00059556" calcext:value-type="float">
            <text:p>0,00059556</text:p>
          </table:table-cell>
          <table:table-cell table:formula="of:=[.F123]-[.G123]" office:value-type="float" office:value="0.00057304" calcext:value-type="float">
            <text:p>0,0005730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29026" calcext:value-type="float">
            <text:p>0,00029026</text:p>
          </table:table-cell>
          <table:table-cell table:style-name="ce13" office:value-type="float" office:value="0.00000561" calcext:value-type="float">
            <text:p>5,61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4]*[.D124]" office:value-type="float" office:value="0.00058052" calcext:value-type="float">
            <text:p>0,00058052</text:p>
          </table:table-cell>
          <table:table-cell table:formula="of:=[.C124]*[.D124]" office:value-type="float" office:value="0.00001122" calcext:value-type="float">
            <text:p>1,122E-05</text:p>
          </table:table-cell>
          <table:table-cell table:formula="of:=[.F124]+[.G124]" office:value-type="float" office:value="0.00059174" calcext:value-type="float">
            <text:p>0,00059174</text:p>
          </table:table-cell>
          <table:table-cell table:formula="of:=[.F124]-[.G124]" office:value-type="float" office:value="0.0005693" calcext:value-type="float">
            <text:p>0,0005693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28838" calcext:value-type="float">
            <text:p>0,00028838</text:p>
          </table:table-cell>
          <table:table-cell table:style-name="ce13" office:value-type="float" office:value="0.00000559" calcext:value-type="float">
            <text:p>5,59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5]*[.D125]" office:value-type="float" office:value="0.00057676" calcext:value-type="float">
            <text:p>0,00057676</text:p>
          </table:table-cell>
          <table:table-cell table:formula="of:=[.C125]*[.D125]" office:value-type="float" office:value="0.00001118" calcext:value-type="float">
            <text:p>1,118E-05</text:p>
          </table:table-cell>
          <table:table-cell table:formula="of:=[.F125]+[.G125]" office:value-type="float" office:value="0.00058794" calcext:value-type="float">
            <text:p>0,00058794</text:p>
          </table:table-cell>
          <table:table-cell table:formula="of:=[.F125]-[.G125]" office:value-type="float" office:value="0.00056558" calcext:value-type="float">
            <text:p>0,0005655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8652" calcext:value-type="float">
            <text:p>0,00028652</text:p>
          </table:table-cell>
          <table:table-cell table:style-name="ce13" office:value-type="float" office:value="0.00000556" calcext:value-type="float">
            <text:p>5,56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6]*[.D126]" office:value-type="float" office:value="0.00057304" calcext:value-type="float">
            <text:p>0,00057304</text:p>
          </table:table-cell>
          <table:table-cell table:formula="of:=[.C126]*[.D126]" office:value-type="float" office:value="0.00001112" calcext:value-type="float">
            <text:p>1,112E-05</text:p>
          </table:table-cell>
          <table:table-cell table:formula="of:=[.F126]+[.G126]" office:value-type="float" office:value="0.00058416" calcext:value-type="float">
            <text:p>0,00058416</text:p>
          </table:table-cell>
          <table:table-cell table:formula="of:=[.F126]-[.G126]" office:value-type="float" office:value="0.00056192" calcext:value-type="float">
            <text:p>0,0005619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28466" calcext:value-type="float">
            <text:p>0,00028466</text:p>
          </table:table-cell>
          <table:table-cell table:style-name="ce13"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7]*[.D127]" office:value-type="float" office:value="0.00056932" calcext:value-type="float">
            <text:p>0,00056932</text:p>
          </table:table-cell>
          <table:table-cell table:formula="of:=[.C127]*[.D127]" office:value-type="float" office:value="0.00001108" calcext:value-type="float">
            <text:p>1,108E-05</text:p>
          </table:table-cell>
          <table:table-cell table:formula="of:=[.F127]+[.G127]" office:value-type="float" office:value="0.0005804" calcext:value-type="float">
            <text:p>0,0005804</text:p>
          </table:table-cell>
          <table:table-cell table:formula="of:=[.F127]-[.G127]" office:value-type="float" office:value="0.00055824" calcext:value-type="float">
            <text:p>0,000558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28282" calcext:value-type="float">
            <text:p>0,00028282</text:p>
          </table:table-cell>
          <table:table-cell table:style-name="ce13" office:value-type="float" office:value="0.00000551" calcext:value-type="float">
            <text:p>5,51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8]*[.D128]" office:value-type="float" office:value="0.00056564" calcext:value-type="float">
            <text:p>0,00056564</text:p>
          </table:table-cell>
          <table:table-cell table:formula="of:=[.C128]*[.D128]" office:value-type="float" office:value="0.00001102" calcext:value-type="float">
            <text:p>1,102E-05</text:p>
          </table:table-cell>
          <table:table-cell table:formula="of:=[.F128]+[.G128]" office:value-type="float" office:value="0.00057666" calcext:value-type="float">
            <text:p>0,00057666</text:p>
          </table:table-cell>
          <table:table-cell table:formula="of:=[.F128]-[.G128]" office:value-type="float" office:value="0.00055462" calcext:value-type="float">
            <text:p>0,000554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28099" calcext:value-type="float">
            <text:p>0,00028099</text:p>
          </table:table-cell>
          <table:table-cell table:style-name="ce13" office:value-type="float" office:value="0.00000549" calcext:value-type="float">
            <text:p>5,49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29]*[.D129]" office:value-type="float" office:value="0.00056198" calcext:value-type="float">
            <text:p>0,00056198</text:p>
          </table:table-cell>
          <table:table-cell table:formula="of:=[.C129]*[.D129]" office:value-type="float" office:value="0.00001098" calcext:value-type="float">
            <text:p>1,098E-05</text:p>
          </table:table-cell>
          <table:table-cell table:formula="of:=[.F129]+[.G129]" office:value-type="float" office:value="0.00057296" calcext:value-type="float">
            <text:p>0,00057296</text:p>
          </table:table-cell>
          <table:table-cell table:formula="of:=[.F129]-[.G129]" office:value-type="float" office:value="0.000551" calcext:value-type="float">
            <text:p>0,000551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27917" calcext:value-type="float">
            <text:p>0,00027917</text:p>
          </table:table-cell>
          <table:table-cell table:style-name="ce13" office:value-type="float" office:value="0.00000546" calcext:value-type="float">
            <text:p>5,46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0]*[.D130]" office:value-type="float" office:value="0.00055834" calcext:value-type="float">
            <text:p>0,00055834</text:p>
          </table:table-cell>
          <table:table-cell table:formula="of:=[.C130]*[.D130]" office:value-type="float" office:value="0.00001092" calcext:value-type="float">
            <text:p>1,092E-05</text:p>
          </table:table-cell>
          <table:table-cell table:formula="of:=[.F130]+[.G130]" office:value-type="float" office:value="0.00056926" calcext:value-type="float">
            <text:p>0,00056926</text:p>
          </table:table-cell>
          <table:table-cell table:formula="of:=[.F130]-[.G130]" office:value-type="float" office:value="0.00054742" calcext:value-type="float">
            <text:p>0,0005474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27736" calcext:value-type="float">
            <text:p>0,00027736</text:p>
          </table:table-cell>
          <table:table-cell table:style-name="ce13" office:value-type="float" office:value="0.00000544" calcext:value-type="float">
            <text:p>5,44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1]*[.D131]" office:value-type="float" office:value="0.00055472" calcext:value-type="float">
            <text:p>0,00055472</text:p>
          </table:table-cell>
          <table:table-cell table:formula="of:=[.C131]*[.D131]" office:value-type="float" office:value="0.00001088" calcext:value-type="float">
            <text:p>1,088E-05</text:p>
          </table:table-cell>
          <table:table-cell table:formula="of:=[.F131]+[.G131]" office:value-type="float" office:value="0.0005656" calcext:value-type="float">
            <text:p>0,0005656</text:p>
          </table:table-cell>
          <table:table-cell table:formula="of:=[.F131]-[.G131]" office:value-type="float" office:value="0.00054384" calcext:value-type="float">
            <text:p>0,000543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27557" calcext:value-type="float">
            <text:p>0,00027557</text:p>
          </table:table-cell>
          <table:table-cell table:style-name="ce13" office:value-type="float" office:value="0.00000541" calcext:value-type="float">
            <text:p>5,41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2]*[.D132]" office:value-type="float" office:value="0.00055114" calcext:value-type="float">
            <text:p>0,00055114</text:p>
          </table:table-cell>
          <table:table-cell table:formula="of:=[.C132]*[.D132]" office:value-type="float" office:value="0.00001082" calcext:value-type="float">
            <text:p>1,082E-05</text:p>
          </table:table-cell>
          <table:table-cell table:formula="of:=[.F132]+[.G132]" office:value-type="float" office:value="0.00056196" calcext:value-type="float">
            <text:p>0,00056196</text:p>
          </table:table-cell>
          <table:table-cell table:formula="of:=[.F132]-[.G132]" office:value-type="float" office:value="0.00054032" calcext:value-type="float">
            <text:p>0,0005403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27378" calcext:value-type="float">
            <text:p>0,00027378</text:p>
          </table:table-cell>
          <table:table-cell table:style-name="ce13" office:value-type="float" office:value="0.00000539" calcext:value-type="float">
            <text:p>5,39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3]*[.D133]" office:value-type="float" office:value="0.00054756" calcext:value-type="float">
            <text:p>0,00054756</text:p>
          </table:table-cell>
          <table:table-cell table:formula="of:=[.C133]*[.D133]" office:value-type="float" office:value="0.00001078" calcext:value-type="float">
            <text:p>1,078E-05</text:p>
          </table:table-cell>
          <table:table-cell table:formula="of:=[.F133]+[.G133]" office:value-type="float" office:value="0.00055834" calcext:value-type="float">
            <text:p>0,00055834</text:p>
          </table:table-cell>
          <table:table-cell table:formula="of:=[.F133]-[.G133]" office:value-type="float" office:value="0.00053678" calcext:value-type="float">
            <text:p>0,0005367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27201" calcext:value-type="float">
            <text:p>0,00027201</text:p>
          </table:table-cell>
          <table:table-cell table:style-name="ce13" office:value-type="float" office:value="0.00000536" calcext:value-type="float">
            <text:p>5,36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4]*[.D134]" office:value-type="float" office:value="0.00054402" calcext:value-type="float">
            <text:p>0,00054402</text:p>
          </table:table-cell>
          <table:table-cell table:formula="of:=[.C134]*[.D134]" office:value-type="float" office:value="0.00001072" calcext:value-type="float">
            <text:p>1,072E-05</text:p>
          </table:table-cell>
          <table:table-cell table:formula="of:=[.F134]+[.G134]" office:value-type="float" office:value="0.00055474" calcext:value-type="float">
            <text:p>0,00055474</text:p>
          </table:table-cell>
          <table:table-cell table:formula="of:=[.F134]-[.G134]" office:value-type="float" office:value="0.0005333" calcext:value-type="float">
            <text:p>0,0005333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27025" calcext:value-type="float">
            <text:p>0,00027025</text:p>
          </table:table-cell>
          <table:table-cell table:style-name="ce13" office:value-type="float" office:value="0.00000533" calcext:value-type="float">
            <text:p>5,33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5]*[.D135]" office:value-type="float" office:value="0.0005405" calcext:value-type="float">
            <text:p>0,0005405</text:p>
          </table:table-cell>
          <table:table-cell table:formula="of:=[.C135]*[.D135]" office:value-type="float" office:value="0.00001066" calcext:value-type="float">
            <text:p>1,066E-05</text:p>
          </table:table-cell>
          <table:table-cell table:formula="of:=[.F135]+[.G135]" office:value-type="float" office:value="0.00055116" calcext:value-type="float">
            <text:p>0,00055116</text:p>
          </table:table-cell>
          <table:table-cell table:formula="of:=[.F135]-[.G135]" office:value-type="float" office:value="0.00052984" calcext:value-type="float">
            <text:p>0,0005298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2685" calcext:value-type="float">
            <text:p>0,0002685</text:p>
          </table:table-cell>
          <table:table-cell table:style-name="ce13"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6]*[.D136]" office:value-type="float" office:value="0.000537" calcext:value-type="float">
            <text:p>0,000537</text:p>
          </table:table-cell>
          <table:table-cell table:formula="of:=[.C136]*[.D136]" office:value-type="float" office:value="0.00001062" calcext:value-type="float">
            <text:p>1,062E-05</text:p>
          </table:table-cell>
          <table:table-cell table:formula="of:=[.F136]+[.G136]" office:value-type="float" office:value="0.00054762" calcext:value-type="float">
            <text:p>0,00054762</text:p>
          </table:table-cell>
          <table:table-cell table:formula="of:=[.F136]-[.G136]" office:value-type="float" office:value="0.00052638" calcext:value-type="float">
            <text:p>0,0005263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26676" calcext:value-type="float">
            <text:p>0,00026676</text:p>
          </table:table-cell>
          <table:table-cell table:style-name="ce13" office:value-type="float" office:value="0.00000528" calcext:value-type="float">
            <text:p>5,28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7]*[.D137]" office:value-type="float" office:value="0.00053352" calcext:value-type="float">
            <text:p>0,00053352</text:p>
          </table:table-cell>
          <table:table-cell table:formula="of:=[.C137]*[.D137]" office:value-type="float" office:value="0.00001056" calcext:value-type="float">
            <text:p>1,056E-05</text:p>
          </table:table-cell>
          <table:table-cell table:formula="of:=[.F137]+[.G137]" office:value-type="float" office:value="0.00054408" calcext:value-type="float">
            <text:p>0,00054408</text:p>
          </table:table-cell>
          <table:table-cell table:formula="of:=[.F137]-[.G137]" office:value-type="float" office:value="0.00052296" calcext:value-type="float">
            <text:p>0,0005229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26504" calcext:value-type="float">
            <text:p>0,00026504</text:p>
          </table:table-cell>
          <table:table-cell table:style-name="ce13"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8]*[.D138]" office:value-type="float" office:value="0.00053008" calcext:value-type="float">
            <text:p>0,00053008</text:p>
          </table:table-cell>
          <table:table-cell table:formula="of:=[.C138]*[.D138]" office:value-type="float" office:value="0.0000105" calcext:value-type="float">
            <text:p>1,05E-05</text:p>
          </table:table-cell>
          <table:table-cell table:formula="of:=[.F138]+[.G138]" office:value-type="float" office:value="0.00054058" calcext:value-type="float">
            <text:p>0,00054058</text:p>
          </table:table-cell>
          <table:table-cell table:formula="of:=[.F138]-[.G138]" office:value-type="float" office:value="0.00051958" calcext:value-type="float">
            <text:p>0,00051958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26332" calcext:value-type="float">
            <text:p>0,00026332</text:p>
          </table:table-cell>
          <table:table-cell table:style-name="ce13" office:value-type="float" office:value="0.00000522" calcext:value-type="float">
            <text:p>5,22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39]*[.D139]" office:value-type="float" office:value="0.00052664" calcext:value-type="float">
            <text:p>0,00052664</text:p>
          </table:table-cell>
          <table:table-cell table:formula="of:=[.C139]*[.D139]" office:value-type="float" office:value="0.00001044" calcext:value-type="float">
            <text:p>1,044E-05</text:p>
          </table:table-cell>
          <table:table-cell table:formula="of:=[.F139]+[.G139]" office:value-type="float" office:value="0.00053708" calcext:value-type="float">
            <text:p>0,00053708</text:p>
          </table:table-cell>
          <table:table-cell table:formula="of:=[.F139]-[.G139]" office:value-type="float" office:value="0.0005162" calcext:value-type="float">
            <text:p>0,00051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26162" calcext:value-type="float">
            <text:p>0,00026162</text:p>
          </table:table-cell>
          <table:table-cell table:style-name="ce13" office:value-type="float" office:value="0.00000519" calcext:value-type="float">
            <text:p>5,19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0]*[.D140]" office:value-type="float" office:value="0.00052324" calcext:value-type="float">
            <text:p>0,00052324</text:p>
          </table:table-cell>
          <table:table-cell table:formula="of:=[.C140]*[.D140]" office:value-type="float" office:value="0.00001038" calcext:value-type="float">
            <text:p>1,038E-05</text:p>
          </table:table-cell>
          <table:table-cell table:formula="of:=[.F140]+[.G140]" office:value-type="float" office:value="0.00053362" calcext:value-type="float">
            <text:p>0,00053362</text:p>
          </table:table-cell>
          <table:table-cell table:formula="of:=[.F140]-[.G140]" office:value-type="float" office:value="0.00051286" calcext:value-type="float">
            <text:p>0,0005128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25992" calcext:value-type="float">
            <text:p>0,00025992</text:p>
          </table:table-cell>
          <table:table-cell table:style-name="ce13" office:value-type="float" office:value="0.00000517" calcext:value-type="float">
            <text:p>5,17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1]*[.D141]" office:value-type="float" office:value="0.00051984" calcext:value-type="float">
            <text:p>0,00051984</text:p>
          </table:table-cell>
          <table:table-cell table:formula="of:=[.C141]*[.D141]" office:value-type="float" office:value="0.00001034" calcext:value-type="float">
            <text:p>1,034E-05</text:p>
          </table:table-cell>
          <table:table-cell table:formula="of:=[.F141]+[.G141]" office:value-type="float" office:value="0.00053018" calcext:value-type="float">
            <text:p>0,00053018</text:p>
          </table:table-cell>
          <table:table-cell table:formula="of:=[.F141]-[.G141]" office:value-type="float" office:value="0.0005095" calcext:value-type="float">
            <text:p>0,0005095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25824" calcext:value-type="float">
            <text:p>0,00025824</text:p>
          </table:table-cell>
          <table:table-cell table:style-name="ce13" office:value-type="float" office:value="0.00000514" calcext:value-type="float">
            <text:p>5,14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2]*[.D142]" office:value-type="float" office:value="0.00051648" calcext:value-type="float">
            <text:p>0,00051648</text:p>
          </table:table-cell>
          <table:table-cell table:formula="of:=[.C142]*[.D142]" office:value-type="float" office:value="0.00001028" calcext:value-type="float">
            <text:p>1,028E-05</text:p>
          </table:table-cell>
          <table:table-cell table:formula="of:=[.F142]+[.G142]" office:value-type="float" office:value="0.00052676" calcext:value-type="float">
            <text:p>0,00052676</text:p>
          </table:table-cell>
          <table:table-cell table:formula="of:=[.F142]-[.G142]" office:value-type="float" office:value="0.0005062" calcext:value-type="float">
            <text:p>0,000506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25657" calcext:value-type="float">
            <text:p>0,00025657</text:p>
          </table:table-cell>
          <table:table-cell table:style-name="ce13" office:value-type="float" office:value="0.00000511" calcext:value-type="float">
            <text:p>5,11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3]*[.D143]" office:value-type="float" office:value="0.00051314" calcext:value-type="float">
            <text:p>0,00051314</text:p>
          </table:table-cell>
          <table:table-cell table:formula="of:=[.C143]*[.D143]" office:value-type="float" office:value="0.00001022" calcext:value-type="float">
            <text:p>1,022E-05</text:p>
          </table:table-cell>
          <table:table-cell table:formula="of:=[.F143]+[.G143]" office:value-type="float" office:value="0.00052336" calcext:value-type="float">
            <text:p>0,00052336</text:p>
          </table:table-cell>
          <table:table-cell table:formula="of:=[.F143]-[.G143]" office:value-type="float" office:value="0.00050292" calcext:value-type="float">
            <text:p>0,0005029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25491" calcext:value-type="float">
            <text:p>0,00025491</text:p>
          </table:table-cell>
          <table:table-cell table:style-name="ce13" office:value-type="float" office:value="0.00000508" calcext:value-type="float">
            <text:p>5,08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4]*[.D144]" office:value-type="float" office:value="0.00050982" calcext:value-type="float">
            <text:p>0,00050982</text:p>
          </table:table-cell>
          <table:table-cell table:formula="of:=[.C144]*[.D144]" office:value-type="float" office:value="0.00001016" calcext:value-type="float">
            <text:p>1,016E-05</text:p>
          </table:table-cell>
          <table:table-cell table:formula="of:=[.F144]+[.G144]" office:value-type="float" office:value="0.00051998" calcext:value-type="float">
            <text:p>0,00051998</text:p>
          </table:table-cell>
          <table:table-cell table:formula="of:=[.F144]-[.G144]" office:value-type="float" office:value="0.00049966" calcext:value-type="float">
            <text:p>0,00049966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25326" calcext:value-type="float">
            <text:p>0,00025326</text:p>
          </table:table-cell>
          <table:table-cell table:style-name="ce13"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 table:style-name="ce13"/>
          <table:table-cell table:formula="of:=[.B145]*[.D145]" office:value-type="float" office:value="0.00050652" calcext:value-type="float">
            <text:p>0,00050652</text:p>
          </table:table-cell>
          <table:table-cell table:formula="of:=[.C145]*[.D145]" office:value-type="float" office:value="0.0000101" calcext:value-type="float">
            <text:p>1,01E-05</text:p>
          </table:table-cell>
          <table:table-cell table:formula="of:=[.F145]+[.G145]" office:value-type="float" office:value="0.00051662" calcext:value-type="float">
            <text:p>0,00051662</text:p>
          </table:table-cell>
          <table:table-cell table:formula="of:=[.F145]-[.G145]" office:value-type="float" office:value="0.00049642" calcext:value-type="float">
            <text:p>0,0004964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25162" calcext:value-type="float">
            <text:p>0,00025162</text:p>
          </table:table-cell>
          <table:table-cell table:style-name="ce13" office:value-type="float" office:value="0.00000502" calcext:value-type="float">
            <text:p>5,0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6]*[.D146]" office:value-type="float" office:value="0.00050324" calcext:value-type="float">
            <text:p>0,00050324</text:p>
          </table:table-cell>
          <table:table-cell table:formula="of:=[.C146]*[.D146]" office:value-type="float" office:value="0.00001004" calcext:value-type="float">
            <text:p>1,004E-05</text:p>
          </table:table-cell>
          <table:table-cell table:formula="of:=[.F146]+[.G146]" office:value-type="float" office:value="0.00051328" calcext:value-type="float">
            <text:p>0,00051328</text:p>
          </table:table-cell>
          <table:table-cell table:formula="of:=[.F146]-[.G146]" office:value-type="float" office:value="0.0004932" calcext:value-type="float">
            <text:p>0,000493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82" calcext:value-type="float">
            <text:p>0,82</text:p>
          </table:table-cell>
          <table:table-cell/>
          <table:table-cell table:formula="of:=[.B147]*[.D147]" office:value-type="float" office:value="0.0003936" calcext:value-type="float">
            <text:p>0,0003936</text:p>
          </table:table-cell>
          <table:table-cell table:formula="of:=[.C147]*[.D147]" office:value-type="float" office:value="0.001886" calcext:value-type="float">
            <text:p>0,001886</text:p>
          </table:table-cell>
          <table:table-cell table:formula="of:=[.F147]+[.G147]" office:value-type="float" office:value="0.0022796" calcext:value-type="float">
            <text:p>0,0022796</text:p>
          </table:table-cell>
          <table:table-cell table:formula="of:=[.F147]-[.G147]" office:value-type="float" office:value="-0.0014924" calcext:value-type="float">
            <text:p>-0,001492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119" calcext:value-type="float">
            <text:p>0,00119</text:p>
          </table:table-cell>
          <table:table-cell office:value-type="float" office:value="0.00395" calcext:value-type="float">
            <text:p>0,00395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B148]*[.D148]" office:value-type="float" office:value="0.001666" calcext:value-type="float">
            <text:p>0,001666</text:p>
          </table:table-cell>
          <table:table-cell table:formula="of:=[.C148]*[.D148]" office:value-type="float" office:value="0.00553" calcext:value-type="float">
            <text:p>0,00553</text:p>
          </table:table-cell>
          <table:table-cell table:formula="of:=[.F148]+[.G148]" office:value-type="float" office:value="0.007196" calcext:value-type="float">
            <text:p>0,007196</text:p>
          </table:table-cell>
          <table:table-cell table:formula="of:=[.F148]-[.G148]" office:value-type="float" office:value="-0.003864" calcext:value-type="float">
            <text:p>-0,00386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266" calcext:value-type="float">
            <text:p>0,00266</text:p>
          </table:table-cell>
          <table:table-cell office:value-type="float" office:value="0.00632" calcext:value-type="float">
            <text:p>0,0063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9]*[.D149]" office:value-type="float" office:value="0.00532" calcext:value-type="float">
            <text:p>0,00532</text:p>
          </table:table-cell>
          <table:table-cell table:formula="of:=[.C149]*[.D149]" office:value-type="float" office:value="0.01264" calcext:value-type="float">
            <text:p>0,01264</text:p>
          </table:table-cell>
          <table:table-cell table:formula="of:=[.F149]+[.G149]" office:value-type="float" office:value="0.01796" calcext:value-type="float">
            <text:p>0,01796</text:p>
          </table:table-cell>
          <table:table-cell table:formula="of:=[.F149]-[.G149]" office:value-type="float" office:value="-0.00732" calcext:value-type="float">
            <text:p>-0,00732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917" calcext:value-type="float">
            <text:p>0,009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0]*[.D150]" office:value-type="float" office:value="0.0106" calcext:value-type="float">
            <text:p>0,0106</text:p>
          </table:table-cell>
          <table:table-cell table:formula="of:=[.C150]*[.D150]" office:value-type="float" office:value="0.01834" calcext:value-type="float">
            <text:p>0,01834</text:p>
          </table:table-cell>
          <table:table-cell table:formula="of:=[.F150]+[.G150]" office:value-type="float" office:value="0.02894" calcext:value-type="float">
            <text:p>0,02894</text:p>
          </table:table-cell>
          <table:table-cell table:formula="of:=[.F150]-[.G150]" office:value-type="float" office:value="-0.00774" calcext:value-type="float">
            <text:p>-0,0077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918" calcext:value-type="float">
            <text:p>0,00918</text:p>
          </table:table-cell>
          <table:table-cell office:value-type="float" office:value="0.0118" calcext:value-type="float">
            <text:p>0,0118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151]*[.D151]" office:value-type="float" office:value="0.015606" calcext:value-type="float">
            <text:p>0,015606</text:p>
          </table:table-cell>
          <table:table-cell table:formula="of:=[.C151]*[.D151]" office:value-type="float" office:value="0.02006" calcext:value-type="float">
            <text:p>0,02006</text:p>
          </table:table-cell>
          <table:table-cell table:formula="of:=[.F151]+[.G151]" office:value-type="float" office:value="0.035666" calcext:value-type="float">
            <text:p>0,035666</text:p>
          </table:table-cell>
          <table:table-cell table:formula="of:=[.F151]-[.G151]" office:value-type="float" office:value="-0.004454" calcext:value-type="float">
            <text:p>-0,004454</text:p>
          </table:table-cell>
          <table:table-cell table:number-columns-repeated="4"/>
          <table:table-cell table:style-name="ce12"/>
          <table:table-cell table:number-columns-repeated="147"/>
        </table:table-row>
        <table:table-row table:style-name="ro1" table:number-rows-repeated="26">
          <table:table-cell table:number-columns-repeated="13"/>
          <table:table-cell table:style-name="ce12"/>
          <table:table-cell table:number-columns-repeated="147"/>
        </table:table-row>
        <table:table-row table:style-name="ro1" table:number-rows-repeated="1048398">
          <table:table-cell table:number-columns-repeated="161"/>
        </table:table-row>
        <table:table-row table:style-name="ro1">
          <table:table-cell table:number-columns-repeated="161"/>
        </table:table-row>
      </table:table>
      <table:table table:name="Resistor Variavel" table:style-name="ta1">
        <table:shapes>
          <draw:frame draw:z-index="0" draw:style-name="gr1" draw:text-style-name="P1" svg:width="15.999cm" svg:height="8.999cm" svg:x="14.519cm" svg:y="1.181cm">
            <draw:object draw:notify-on-update-of-ranges="'Resistor Variavel'.A1:'Resistor Variavel'.A154 'Resistor Variavel'.B1:'Resistor Variavel'.B154 'Resistor Variavel'.C1:'Resistor Variavel'.C152 'Resistor Variavel'.C1:'Resistor Variavel'.C152 'Resistor Variavel'.A1:'Resistor Variavel'.A154 'Resistor Variavel'.E1:'Resistor Variavel'.E154 'Resistor Variavel'.A1:'Resistor Variavel'.A154 'Resistor Variavel'.E1:'Resistor Variavel'.E1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2439" calcext:value-type="float">
            <text:p>0,0052439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1]*[.D1]" office:value-type="float" office:value="0.00943902" calcext:value-type="float">
            <text:p>0,00943902</text:p>
          </table:table-cell>
          <table:table-cell table:formula="of:=[.C1]*[.D1]" office:value-type="float" office:value="0.0003618" calcext:value-type="float">
            <text:p>0,00036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0571" calcext:value-type="float">
            <text:p>0,0030571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]*[.D2]" office:value-type="float" office:value="0.00550278" calcext:value-type="float">
            <text:p>0,00550278</text:p>
          </table:table-cell>
          <table:table-cell table:formula="of:=[.C2]*[.D2]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2215" calcext:value-type="float">
            <text:p>0,0022215</text:p>
          </table:table-cell>
          <table:table-cell office:value-type="float" office:value="0.0000989" calcext:value-type="float">
            <text:p>9,89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]*[.D3]" office:value-type="float" office:value="0.0039987" calcext:value-type="float">
            <text:p>0,0039987</text:p>
          </table:table-cell>
          <table:table-cell table:formula="of:=[.C3]*[.D3]" office:value-type="float" office:value="0.00017802" calcext:value-type="float">
            <text:p>0,000178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767" calcext:value-type="float">
            <text:p>0,001767</text:p>
          </table:table-cell>
          <table:table-cell office:value-type="float" office:value="0.0000984" calcext:value-type="float">
            <text:p>9,84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]*[.D4]" office:value-type="float" office:value="0.0031806" calcext:value-type="float">
            <text:p>0,0031806</text:p>
          </table:table-cell>
          <table:table-cell table:formula="of:=[.C4]*[.D4]" office:value-type="float" office:value="0.00017712" calcext:value-type="float">
            <text:p>0,000177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478" calcext:value-type="float">
            <text:p>0,001478</text:p>
          </table:table-cell>
          <table:table-cell office:value-type="float" office:value="0.0000959" calcext:value-type="float">
            <text:p>9,59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]*[.D5]" office:value-type="float" office:value="0.0026604" calcext:value-type="float">
            <text:p>0,0026604</text:p>
          </table:table-cell>
          <table:table-cell table:formula="of:=[.C5]*[.D5]" office:value-type="float" office:value="0.00017262" calcext:value-type="float">
            <text:p>0,000172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00926" calcext:value-type="float">
            <text:p>9,2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]*[.D6]" office:value-type="float" office:value="0.0024244" calcext:value-type="float">
            <text:p>0,0024244</text:p>
          </table:table-cell>
          <table:table-cell table:formula="of:=[.C6]*[.D6]" office:value-type="float" office:value="0.00017594" calcext:value-type="float">
            <text:p>0,000175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00891" calcext:value-type="float">
            <text:p>8,91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]*[.D7]" office:value-type="float" office:value="0.0021394" calcext:value-type="float">
            <text:p>0,0021394</text:p>
          </table:table-cell>
          <table:table-cell table:formula="of:=[.C7]*[.D7]" office:value-type="float" office:value="0.00016929" calcext:value-type="float">
            <text:p>0,0001692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00856" calcext:value-type="float">
            <text:p>8,5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]*[.D8]" office:value-type="float" office:value="0.0019171" calcext:value-type="float">
            <text:p>0,0019171</text:p>
          </table:table-cell>
          <table:table-cell table:formula="of:=[.C8]*[.D8]" office:value-type="float" office:value="0.00016264" calcext:value-type="float">
            <text:p>0,000162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9162" calcext:value-type="float">
            <text:p>0,0009162</text:p>
          </table:table-cell>
          <table:table-cell office:value-type="float" office:value="0.0000823" calcext:value-type="float">
            <text:p>8,2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9]*[.D9]" office:value-type="float" office:value="0.00174078" calcext:value-type="float">
            <text:p>0,00174078</text:p>
          </table:table-cell>
          <table:table-cell table:formula="of:=[.C9]*[.D9]" office:value-type="float" office:value="0.00015637" calcext:value-type="float">
            <text:p>0,000156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0791" calcext:value-type="float">
            <text:p>7,91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0]*[.D10]" office:value-type="float" office:value="0.001596" calcext:value-type="float">
            <text:p>0,001596</text:p>
          </table:table-cell>
          <table:table-cell table:formula="of:=[.C10]*[.D10]" office:value-type="float" office:value="0.00015029" calcext:value-type="float">
            <text:p>0,0001502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7762" calcext:value-type="float">
            <text:p>0,0007762</text:p>
          </table:table-cell>
          <table:table-cell office:value-type="float" office:value="0.0000762" calcext:value-type="float">
            <text:p>7,62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1]*[.D11]" office:value-type="float" office:value="0.00147478" calcext:value-type="float">
            <text:p>0,00147478</text:p>
          </table:table-cell>
          <table:table-cell table:formula="of:=[.C11]*[.D11]" office:value-type="float" office:value="0.00014478" calcext:value-type="float">
            <text:p>0,0001447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7219" calcext:value-type="float">
            <text:p>0,0007219</text:p>
          </table:table-cell>
          <table:table-cell office:value-type="float" office:value="0.0000734" calcext:value-type="float">
            <text:p>7,34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2]*[.D12]" office:value-type="float" office:value="0.00137161" calcext:value-type="float">
            <text:p>0,00137161</text:p>
          </table:table-cell>
          <table:table-cell table:formula="of:=[.C12]*[.D12]" office:value-type="float" office:value="0.00013946" calcext:value-type="float">
            <text:p>0,000139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6752" calcext:value-type="float">
            <text:p>0,0006752</text:p>
          </table:table-cell>
          <table:table-cell office:value-type="float" office:value="0.0000709" calcext:value-type="float">
            <text:p>7,09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3]*[.D13]" office:value-type="float" office:value="0.00128288" calcext:value-type="float">
            <text:p>0,00128288</text:p>
          </table:table-cell>
          <table:table-cell table:formula="of:=[.C13]*[.D13]" office:value-type="float" office:value="0.00013471" calcext:value-type="float">
            <text:p>0,000134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6345" calcext:value-type="float">
            <text:p>0,0006345</text:p>
          </table:table-cell>
          <table:table-cell office:value-type="float" office:value="0.0000685" calcext:value-type="float">
            <text:p>6,85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]*[.D14]" office:value-type="float" office:value="0.00120555" calcext:value-type="float">
            <text:p>0,00120555</text:p>
          </table:table-cell>
          <table:table-cell table:formula="of:=[.C14]*[.D14]" office:value-type="float" office:value="0.00013015" calcext:value-type="float">
            <text:p>0,000130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5987" calcext:value-type="float">
            <text:p>0,0005987</text:p>
          </table:table-cell>
          <table:table-cell office:value-type="float" office:value="0.0000662" calcext:value-type="float">
            <text:p>6,62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]*[.D15]" office:value-type="float" office:value="0.00113753" calcext:value-type="float">
            <text:p>0,00113753</text:p>
          </table:table-cell>
          <table:table-cell table:formula="of:=[.C15]*[.D15]" office:value-type="float" office:value="0.00012578" calcext:value-type="float">
            <text:p>0,000125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58708" calcext:value-type="float">
            <text:p>0,0005870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6]*[.D16]" office:value-type="float" office:value="0.001115452" calcext:value-type="float">
            <text:p>0,001115452</text:p>
          </table:table-cell>
          <table:table-cell table:formula="of:=[.C16]*[.D16]" office:value-type="float" office:value="0.00002812" calcext:value-type="float">
            <text:p>2,812E-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8325" calcext:value-type="float">
            <text:p>0,0005832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7]*[.D17]" office:value-type="float" office:value="0.001108175" calcext:value-type="float">
            <text:p>0,001108175</text:p>
          </table:table-cell>
          <table:table-cell table:formula="of:=[.C17]*[.D17]" office:value-type="float" office:value="0.0000266" calcext:value-type="float">
            <text:p>2,66E-0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57944" calcext:value-type="float">
            <text:p>0,00057944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8]*[.D18]" office:value-type="float" office:value="0.001100936" calcext:value-type="float">
            <text:p>0,001100936</text:p>
          </table:table-cell>
          <table:table-cell table:formula="of:=[.C18]*[.D18]" office:value-type="float" office:value="0.00002527" calcext:value-type="float">
            <text:p>2,527E-0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57567" calcext:value-type="float">
            <text:p>0,00057567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9]*[.D19]" office:value-type="float" office:value="0.001093773" calcext:value-type="float">
            <text:p>0,001093773</text:p>
          </table:table-cell>
          <table:table-cell table:formula="of:=[.C19]*[.D19]" office:value-type="float" office:value="0.00002394" calcext:value-type="float">
            <text:p>2,394E-0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57192" calcext:value-type="float">
            <text:p>0,00057192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0]*[.D20]" office:value-type="float" office:value="0.001086648" calcext:value-type="float">
            <text:p>0,001086648</text:p>
          </table:table-cell>
          <table:table-cell table:formula="of:=[.C20]*[.D20]" office:value-type="float" office:value="0.0000228" calcext:value-type="float">
            <text:p>2,28E-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56819" calcext:value-type="float">
            <text:p>0,00056819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1]*[.D21]" office:value-type="float" office:value="0.001079561" calcext:value-type="float">
            <text:p>0,001079561</text:p>
          </table:table-cell>
          <table:table-cell table:formula="of:=[.C21]*[.D21]" office:value-type="float" office:value="0.00002166" calcext:value-type="float">
            <text:p>2,166E-0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56449" calcext:value-type="float">
            <text:p>0,00056449</text:p>
          </table:table-cell>
          <table:table-cell office:value-type="float" office:value="0.0000109" calcext:value-type="float">
            <text:p>1,09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2]*[.D22]" office:value-type="float" office:value="0.001072531" calcext:value-type="float">
            <text:p>0,001072531</text:p>
          </table:table-cell>
          <table:table-cell table:formula="of:=[.C22]*[.D22]" office:value-type="float" office:value="0.00002071" calcext:value-type="float">
            <text:p>2,071E-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56082" calcext:value-type="float">
            <text:p>0,00056082</text:p>
          </table:table-cell>
          <table:table-cell office:value-type="float" office:value="0.0000104" calcext:value-type="float">
            <text:p>1,04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3]*[.D23]" office:value-type="float" office:value="0.001065558" calcext:value-type="float">
            <text:p>0,001065558</text:p>
          </table:table-cell>
          <table:table-cell table:formula="of:=[.C23]*[.D23]" office:value-type="float" office:value="0.00001976" calcext:value-type="float">
            <text:p>1,976E-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55717" calcext:value-type="float">
            <text:p>0,00055717</text:p>
          </table:table-cell>
          <table:table-cell office:value-type="float" office:value="0.00000991" calcext:value-type="float">
            <text:p>9,9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4]*[.D24]" office:value-type="float" office:value="0.001058623" calcext:value-type="float">
            <text:p>0,001058623</text:p>
          </table:table-cell>
          <table:table-cell table:formula="of:=[.C24]*[.D24]" office:value-type="float" office:value="0.000018829" calcext:value-type="float">
            <text:p>1,8829E-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55355" calcext:value-type="float">
            <text:p>0,00055355</text:p>
          </table:table-cell>
          <table:table-cell office:value-type="float" office:value="0.00000948" calcext:value-type="float">
            <text:p>9,48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5]*[.D25]" office:value-type="float" office:value="0.001051745" calcext:value-type="float">
            <text:p>0,001051745</text:p>
          </table:table-cell>
          <table:table-cell table:formula="of:=[.C25]*[.D25]" office:value-type="float" office:value="0.000018012" calcext:value-type="float">
            <text:p>1,8012E-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54995" calcext:value-type="float">
            <text:p>0,00054995</text:p>
          </table:table-cell>
          <table:table-cell office:value-type="float" office:value="0.00000909" calcext:value-type="float">
            <text:p>9,0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6]*[.D26]" office:value-type="float" office:value="0.001044905" calcext:value-type="float">
            <text:p>0,001044905</text:p>
          </table:table-cell>
          <table:table-cell table:formula="of:=[.C26]*[.D26]" office:value-type="float" office:value="0.000017271" calcext:value-type="float">
            <text:p>1,7271E-0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4637" calcext:value-type="float">
            <text:p>0,00054637</text:p>
          </table:table-cell>
          <table:table-cell office:value-type="float" office:value="0.00000872" calcext:value-type="float">
            <text:p>8,72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7]*[.D27]" office:value-type="float" office:value="0.001038103" calcext:value-type="float">
            <text:p>0,001038103</text:p>
          </table:table-cell>
          <table:table-cell table:formula="of:=[.C27]*[.D27]" office:value-type="float" office:value="0.000016568" calcext:value-type="float">
            <text:p>1,6568E-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54282" calcext:value-type="float">
            <text:p>0,00054282</text:p>
          </table:table-cell>
          <table:table-cell office:value-type="float" office:value="0.00000838" calcext:value-type="float">
            <text:p>8,3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8]*[.D28]" office:value-type="float" office:value="0.000977076" calcext:value-type="float">
            <text:p>0,000977076</text:p>
          </table:table-cell>
          <table:table-cell table:formula="of:=[.C28]*[.D28]" office:value-type="float" office:value="0.000015084" calcext:value-type="float">
            <text:p>1,5084E-0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3929" calcext:value-type="float">
            <text:p>0,00053929</text:p>
          </table:table-cell>
          <table:table-cell office:value-type="float" office:value="0.00000807" calcext:value-type="float">
            <text:p>8,0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9]*[.D29]" office:value-type="float" office:value="0.000970722" calcext:value-type="float">
            <text:p>0,000970722</text:p>
          </table:table-cell>
          <table:table-cell table:formula="of:=[.C29]*[.D29]" office:value-type="float" office:value="0.000014526" calcext:value-type="float">
            <text:p>1,4526E-0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53578" calcext:value-type="float">
            <text:p>0,00053578</text:p>
          </table:table-cell>
          <table:table-cell office:value-type="float" office:value="0.00000778" calcext:value-type="float">
            <text:p>7,7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0]*[.D30]" office:value-type="float" office:value="0.000964404" calcext:value-type="float">
            <text:p>0,000964404</text:p>
          </table:table-cell>
          <table:table-cell table:formula="of:=[.C30]*[.D30]" office:value-type="float" office:value="0.000014004" calcext:value-type="float">
            <text:p>1,4004E-0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5323" calcext:value-type="float">
            <text:p>0,0005323</text:p>
          </table:table-cell>
          <table:table-cell office:value-type="float" office:value="0.00000752" calcext:value-type="float">
            <text:p>7,52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1]*[.D31]" office:value-type="float" office:value="0.00095814" calcext:value-type="float">
            <text:p>0,00095814</text:p>
          </table:table-cell>
          <table:table-cell table:formula="of:=[.C31]*[.D31]" office:value-type="float" office:value="0.000013536" calcext:value-type="float">
            <text:p>1,3536E-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52884" calcext:value-type="float">
            <text:p>0,00052884</text:p>
          </table:table-cell>
          <table:table-cell office:value-type="float" office:value="0.00000728" calcext:value-type="float">
            <text:p>7,2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2]*[.D32]" office:value-type="float" office:value="0.000951912" calcext:value-type="float">
            <text:p>0,000951912</text:p>
          </table:table-cell>
          <table:table-cell table:formula="of:=[.C32]*[.D32]" office:value-type="float" office:value="0.000013104" calcext:value-type="float">
            <text:p>1,3104E-0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5254" calcext:value-type="float">
            <text:p>0,0005254</text:p>
          </table:table-cell>
          <table:table-cell office:value-type="float" office:value="0.00000706" calcext:value-type="float">
            <text:p>7,06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3]*[.D33]" office:value-type="float" office:value="0.00089318" calcext:value-type="float">
            <text:p>0,00089318</text:p>
          </table:table-cell>
          <table:table-cell table:formula="of:=[.C33]*[.D33]" office:value-type="float" office:value="0.000012002" calcext:value-type="float">
            <text:p>1,2002E-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52199" calcext:value-type="float">
            <text:p>0,00052199</text:p>
          </table:table-cell>
          <table:table-cell office:value-type="float" office:value="0.00000687" calcext:value-type="float">
            <text:p>6,87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4]*[.D34]" office:value-type="float" office:value="0.000887383" calcext:value-type="float">
            <text:p>0,000887383</text:p>
          </table:table-cell>
          <table:table-cell table:formula="of:=[.C34]*[.D34]" office:value-type="float" office:value="0.000011679" calcext:value-type="float">
            <text:p>1,1679E-0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5186" calcext:value-type="float">
            <text:p>0,0005186</text:p>
          </table:table-cell>
          <table:table-cell office:value-type="float" office:value="0.000006688" calcext:value-type="float">
            <text:p>6,69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5]*[.D35]" office:value-type="float" office:value="0.00088162" calcext:value-type="float">
            <text:p>0,00088162</text:p>
          </table:table-cell>
          <table:table-cell table:formula="of:=[.C35]*[.D35]" office:value-type="float" office:value="0.0000113696" calcext:value-type="float">
            <text:p>1,13696E-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51523" calcext:value-type="float">
            <text:p>0,00051523</text:p>
          </table:table-cell>
          <table:table-cell office:value-type="float" office:value="0.000006528" calcext:value-type="float">
            <text:p>6,53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6]*[.D36]" office:value-type="float" office:value="0.000875891" calcext:value-type="float">
            <text:p>0,000875891</text:p>
          </table:table-cell>
          <table:table-cell table:formula="of:=[.C36]*[.D36]" office:value-type="float" office:value="0.0000110976" calcext:value-type="float">
            <text:p>1,10976E-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51188" calcext:value-type="float">
            <text:p>0,00051188</text:p>
          </table:table-cell>
          <table:table-cell office:value-type="float" office:value="0.000006386" calcext:value-type="float">
            <text:p>6,39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7]*[.D37]" office:value-type="float" office:value="0.000870196" calcext:value-type="float">
            <text:p>0,000870196</text:p>
          </table:table-cell>
          <table:table-cell table:formula="of:=[.C37]*[.D37]" office:value-type="float" office:value="0.0000108562" calcext:value-type="float">
            <text:p>1,08562E-0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50856" calcext:value-type="float">
            <text:p>0,00050856</text:p>
          </table:table-cell>
          <table:table-cell office:value-type="float" office:value="0.00000626" calcext:value-type="float">
            <text:p>6,26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38]*[.D38]" office:value-type="float" office:value="0.000864552" calcext:value-type="float">
            <text:p>0,000864552</text:p>
          </table:table-cell>
          <table:table-cell table:formula="of:=[.C38]*[.D38]" office:value-type="float" office:value="0.000010642" calcext:value-type="float">
            <text:p>1,0642E-0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50525" calcext:value-type="float">
            <text:p>0,00050525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B39]*[.D39]" office:value-type="float" office:value="0.0008084" calcext:value-type="float">
            <text:p>0,0008084</text:p>
          </table:table-cell>
          <table:table-cell table:formula="of:=[.C39]*[.D39]" office:value-type="float" office:value="0.00000984" calcext:value-type="float">
            <text:p>9,84E-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50197" calcext:value-type="float">
            <text:p>0,00050197</text:p>
          </table:table-cell>
          <table:table-cell office:value-type="float" office:value="0.000006054" calcext:value-type="float">
            <text:p>6,05E-06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B40]*[.D40]" office:value-type="float" office:value="0.000803152" calcext:value-type="float">
            <text:p>0,000803152</text:p>
          </table:table-cell>
          <table:table-cell table:formula="of:=[.C40]*[.D40]" office:value-type="float" office:value="0.0000096864" calcext:value-type="float">
            <text:p>9,6864E-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49871" calcext:value-type="float">
            <text:p>0,00049871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1]*[.D41]" office:value-type="float" office:value="0.000847807" calcext:value-type="float">
            <text:p>0,000847807</text:p>
          </table:table-cell>
          <table:table-cell table:formula="of:=[.C41]*[.D41]" office:value-type="float" office:value="0.000010149" calcext:value-type="float">
            <text:p>1,0149E-0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49547" calcext:value-type="float">
            <text:p>0,00049547</text:p>
          </table:table-cell>
          <table:table-cell office:value-type="float" office:value="0.000005899" calcext:value-type="float">
            <text:p>5,90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2]*[.D42]" office:value-type="float" office:value="0.000842299" calcext:value-type="float">
            <text:p>0,000842299</text:p>
          </table:table-cell>
          <table:table-cell table:formula="of:=[.C42]*[.D42]" office:value-type="float" office:value="0.0000100283" calcext:value-type="float">
            <text:p>1,00283E-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49226" calcext:value-type="float">
            <text:p>0,00049226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3]*[.D43]" office:value-type="float" office:value="0.000836842" calcext:value-type="float">
            <text:p>0,000836842</text:p>
          </table:table-cell>
          <table:table-cell table:formula="of:=[.C43]*[.D43]" office:value-type="float" office:value="0.000009928" calcext:value-type="float">
            <text:p>9,928E-0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48906" calcext:value-type="float">
            <text:p>0,00048906</text:p>
          </table:table-cell>
          <table:table-cell office:value-type="float" office:value="0.00000579" calcext:value-type="float">
            <text:p>5,79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4]*[.D44]" office:value-type="float" office:value="0.000831402" calcext:value-type="float">
            <text:p>0,000831402</text:p>
          </table:table-cell>
          <table:table-cell table:formula="of:=[.C44]*[.D44]" office:value-type="float" office:value="0.000009843" calcext:value-type="float">
            <text:p>9,843E-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48588" calcext:value-type="float">
            <text:p>0,00048588</text:p>
          </table:table-cell>
          <table:table-cell office:value-type="float" office:value="0.00000575" calcext:value-type="float">
            <text:p>5,75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5]*[.D45]" office:value-type="float" office:value="0.000825996" calcext:value-type="float">
            <text:p>0,000825996</text:p>
          </table:table-cell>
          <table:table-cell table:formula="of:=[.C45]*[.D45]" office:value-type="float" office:value="0.000009775" calcext:value-type="float">
            <text:p>9,775E-0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48273" calcext:value-type="float">
            <text:p>0,00048273</text:p>
          </table:table-cell>
          <table:table-cell office:value-type="float" office:value="0.000005719" calcext:value-type="float">
            <text:p>5,72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6]*[.D46]" office:value-type="float" office:value="0.000820641" calcext:value-type="float">
            <text:p>0,000820641</text:p>
          </table:table-cell>
          <table:table-cell table:formula="of:=[.C46]*[.D46]" office:value-type="float" office:value="0.0000097223" calcext:value-type="float">
            <text:p>9,7223E-0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47959" calcext:value-type="float">
            <text:p>0,00047959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47]*[.D47]" office:value-type="float" office:value="0.000815303" calcext:value-type="float">
            <text:p>0,000815303</text:p>
          </table:table-cell>
          <table:table-cell table:formula="of:=[.C47]*[.D47]" office:value-type="float" office:value="0.000009673" calcext:value-type="float">
            <text:p>9,673E-0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47648" calcext:value-type="float">
            <text:p>0,00047648</text:p>
          </table:table-cell>
          <table:table-cell office:value-type="float" office:value="0.00000568" calcext:value-type="float">
            <text:p>5,6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8]*[.D48]" office:value-type="float" office:value="0.000857664" calcext:value-type="float">
            <text:p>0,000857664</text:p>
          </table:table-cell>
          <table:table-cell table:formula="of:=[.C48]*[.D48]" office:value-type="float" office:value="0.000010224" calcext:value-type="float">
            <text:p>1,0224E-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47339" calcext:value-type="float">
            <text:p>0,00047339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9]*[.D49]" office:value-type="float" office:value="0.000852102" calcext:value-type="float">
            <text:p>0,000852102</text:p>
          </table:table-cell>
          <table:table-cell table:formula="of:=[.C49]*[.D49]" office:value-type="float" office:value="0.000010206" calcext:value-type="float">
            <text:p>1,0206E-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47031" calcext:value-type="float">
            <text:p>0,00047031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0]*[.D50]" office:value-type="float" office:value="0.000846558" calcext:value-type="float">
            <text:p>0,000846558</text:p>
          </table:table-cell>
          <table:table-cell table:formula="of:=[.C50]*[.D50]" office:value-type="float" office:value="0.000010188" calcext:value-type="float">
            <text:p>1,0188E-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46726" calcext:value-type="float">
            <text:p>0,00046726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1]*[.D51]" office:value-type="float" office:value="0.000841068" calcext:value-type="float">
            <text:p>0,000841068</text:p>
          </table:table-cell>
          <table:table-cell table:formula="of:=[.C51]*[.D51]" office:value-type="float" office:value="0.000010188" calcext:value-type="float">
            <text:p>1,0188E-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46422" calcext:value-type="float">
            <text:p>0,00046422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2]*[.D52]" office:value-type="float" office:value="0.000835596" calcext:value-type="float">
            <text:p>0,000835596</text:p>
          </table:table-cell>
          <table:table-cell table:formula="of:=[.C52]*[.D52]" office:value-type="float" office:value="0.000010188" calcext:value-type="float">
            <text:p>1,0188E-0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46121" calcext:value-type="float">
            <text:p>0,00046121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3]*[.D53]" office:value-type="float" office:value="0.000830178" calcext:value-type="float">
            <text:p>0,000830178</text:p>
          </table:table-cell>
          <table:table-cell table:formula="of:=[.C53]*[.D53]" office:value-type="float" office:value="0.000010206" calcext:value-type="float">
            <text:p>1,0206E-0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45822" calcext:value-type="float">
            <text:p>0,00045822</text:p>
          </table:table-cell>
          <table:table-cell office:value-type="float" office:value="0.00000568" calcext:value-type="float">
            <text:p>5,6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4]*[.D54]" office:value-type="float" office:value="0.000824796" calcext:value-type="float">
            <text:p>0,000824796</text:p>
          </table:table-cell>
          <table:table-cell table:formula="of:=[.C54]*[.D54]" office:value-type="float" office:value="0.000010224" calcext:value-type="float">
            <text:p>1,0224E-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45524" calcext:value-type="float">
            <text:p>0,00045524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5]*[.D55]" office:value-type="float" office:value="0.000864956" calcext:value-type="float">
            <text:p>0,000864956</text:p>
          </table:table-cell>
          <table:table-cell table:formula="of:=[.C55]*[.D55]" office:value-type="float" office:value="0.000010811" calcext:value-type="float">
            <text:p>1,0811E-0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45229" calcext:value-type="float">
            <text:p>0,00045229</text:p>
          </table:table-cell>
          <table:table-cell office:value-type="float" office:value="0.00000571" calcext:value-type="float">
            <text:p>5,7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6]*[.D56]" office:value-type="float" office:value="0.000859351" calcext:value-type="float">
            <text:p>0,000859351</text:p>
          </table:table-cell>
          <table:table-cell table:formula="of:=[.C56]*[.D56]" office:value-type="float" office:value="0.000010849" calcext:value-type="float">
            <text:p>1,0849E-0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44935" calcext:value-type="float">
            <text:p>0,00044935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7]*[.D57]" office:value-type="float" office:value="0.000853765" calcext:value-type="float">
            <text:p>0,000853765</text:p>
          </table:table-cell>
          <table:table-cell table:formula="of:=[.C57]*[.D57]" office:value-type="float" office:value="0.000010868" calcext:value-type="float">
            <text:p>1,0868E-0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44643" calcext:value-type="float">
            <text:p>0,00044643</text:p>
          </table:table-cell>
          <table:table-cell office:value-type="float" office:value="0.00000574" calcext:value-type="float">
            <text:p>5,7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8]*[.D58]" office:value-type="float" office:value="0.000848217" calcext:value-type="float">
            <text:p>0,000848217</text:p>
          </table:table-cell>
          <table:table-cell table:formula="of:=[.C58]*[.D58]" office:value-type="float" office:value="0.000010906" calcext:value-type="float">
            <text:p>1,0906E-0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44353" calcext:value-type="float">
            <text:p>0,00044353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9]*[.D59]" office:value-type="float" office:value="0.000842707" calcext:value-type="float">
            <text:p>0,000842707</text:p>
          </table:table-cell>
          <table:table-cell table:formula="of:=[.C59]*[.D59]" office:value-type="float" office:value="0.000010944" calcext:value-type="float">
            <text:p>1,0944E-0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4065" calcext:value-type="float">
            <text:p>0,00044065</text:p>
          </table:table-cell>
          <table:table-cell office:value-type="float" office:value="0.00000578" calcext:value-type="float">
            <text:p>5,78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0]*[.D60]" office:value-type="float" office:value="0.000837235" calcext:value-type="float">
            <text:p>0,000837235</text:p>
          </table:table-cell>
          <table:table-cell table:formula="of:=[.C60]*[.D60]" office:value-type="float" office:value="0.000010982" calcext:value-type="float">
            <text:p>1,0982E-0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43779" calcext:value-type="float">
            <text:p>0,00043779</text:p>
          </table:table-cell>
          <table:table-cell office:value-type="float" office:value="0.0000058" calcext:value-type="float">
            <text:p>5,8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1]*[.D61]" office:value-type="float" office:value="0.000831801" calcext:value-type="float">
            <text:p>0,000831801</text:p>
          </table:table-cell>
          <table:table-cell table:formula="of:=[.C61]*[.D61]" office:value-type="float" office:value="0.00001102" calcext:value-type="float">
            <text:p>1,102E-0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43495" calcext:value-type="float">
            <text:p>0,00043495</text:p>
          </table:table-cell>
          <table:table-cell office:value-type="float" office:value="0.00000582" calcext:value-type="float">
            <text:p>5,82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2]*[.D62]" office:value-type="float" office:value="0.000826405" calcext:value-type="float">
            <text:p>0,000826405</text:p>
          </table:table-cell>
          <table:table-cell table:formula="of:=[.C62]*[.D62]" office:value-type="float" office:value="0.000011058" calcext:value-type="float">
            <text:p>1,1058E-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43213" calcext:value-type="float">
            <text:p>0,00043213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3]*[.D63]" office:value-type="float" office:value="0.000821047" calcext:value-type="float">
            <text:p>0,000821047</text:p>
          </table:table-cell>
          <table:table-cell table:formula="of:=[.C63]*[.D63]" office:value-type="float" office:value="0.000011096" calcext:value-type="float">
            <text:p>1,1096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42932" calcext:value-type="float">
            <text:p>0,00042932</text:p>
          </table:table-cell>
          <table:table-cell office:value-type="float" office:value="0.00000587" calcext:value-type="float">
            <text:p>5,8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4]*[.D64]" office:value-type="float" office:value="0.000815708" calcext:value-type="float">
            <text:p>0,000815708</text:p>
          </table:table-cell>
          <table:table-cell table:formula="of:=[.C64]*[.D64]" office:value-type="float" office:value="0.000011153" calcext:value-type="float">
            <text:p>1,1153E-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42654" calcext:value-type="float">
            <text:p>0,00042654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5]*[.D65]" office:value-type="float" office:value="0.000810426" calcext:value-type="float">
            <text:p>0,000810426</text:p>
          </table:table-cell>
          <table:table-cell table:formula="of:=[.C65]*[.D65]" office:value-type="float" office:value="0.000011191" calcext:value-type="float">
            <text:p>1,1191E-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42377" calcext:value-type="float">
            <text:p>0,00042377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6]*[.D66]" office:value-type="float" office:value="0.000805163" calcext:value-type="float">
            <text:p>0,000805163</text:p>
          </table:table-cell>
          <table:table-cell table:formula="of:=[.C66]*[.D66]" office:value-type="float" office:value="0.000011229" calcext:value-type="float">
            <text:p>1,1229E-0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42102" calcext:value-type="float">
            <text:p>0,00042102</text:p>
          </table:table-cell>
          <table:table-cell office:value-type="float" office:value="0.00000593" calcext:value-type="float">
            <text:p>5,93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7]*[.D67]" office:value-type="float" office:value="0.000799938" calcext:value-type="float">
            <text:p>0,000799938</text:p>
          </table:table-cell>
          <table:table-cell table:formula="of:=[.C67]*[.D67]" office:value-type="float" office:value="0.000011267" calcext:value-type="float">
            <text:p>1,1267E-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41828" calcext:value-type="float">
            <text:p>0,00041828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8]*[.D68]" office:value-type="float" office:value="0.000794732" calcext:value-type="float">
            <text:p>0,000794732</text:p>
          </table:table-cell>
          <table:table-cell table:formula="of:=[.C68]*[.D68]" office:value-type="float" office:value="0.000011305" calcext:value-type="float">
            <text:p>1,1305E-0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41557" calcext:value-type="float">
            <text:p>0,00041557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9]*[.D69]" office:value-type="float" office:value="0.000789583" calcext:value-type="float">
            <text:p>0,000789583</text:p>
          </table:table-cell>
          <table:table-cell table:formula="of:=[.C69]*[.D69]" office:value-type="float" office:value="0.000011343" calcext:value-type="float">
            <text:p>1,1343E-0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1287" calcext:value-type="float">
            <text:p>0,00041287</text:p>
          </table:table-cell>
          <table:table-cell office:value-type="float" office:value="0.00000599" calcext:value-type="float">
            <text:p>5,9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0]*[.D70]" office:value-type="float" office:value="0.000784453" calcext:value-type="float">
            <text:p>0,000784453</text:p>
          </table:table-cell>
          <table:table-cell table:formula="of:=[.C70]*[.D70]" office:value-type="float" office:value="0.000011381" calcext:value-type="float">
            <text:p>1,1381E-0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41019" calcext:value-type="float">
            <text:p>0,00041019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1]*[.D71]" office:value-type="float" office:value="0.000779361" calcext:value-type="float">
            <text:p>0,000779361</text:p>
          </table:table-cell>
          <table:table-cell table:formula="of:=[.C71]*[.D71]" office:value-type="float" office:value="0.0000114" calcext:value-type="float">
            <text:p>1,14E-0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40753" calcext:value-type="float">
            <text:p>0,00040753</text:p>
          </table:table-cell>
          <table:table-cell office:value-type="float" office:value="0.00000602" calcext:value-type="float">
            <text:p>6,02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2]*[.D72]" office:value-type="float" office:value="0.000774307" calcext:value-type="float">
            <text:p>0,000774307</text:p>
          </table:table-cell>
          <table:table-cell table:formula="of:=[.C72]*[.D72]" office:value-type="float" office:value="0.000011438" calcext:value-type="float">
            <text:p>1,1438E-0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40488" calcext:value-type="float">
            <text:p>0,00040488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3]*[.D73]" office:value-type="float" office:value="0.000769272" calcext:value-type="float">
            <text:p>0,000769272</text:p>
          </table:table-cell>
          <table:table-cell table:formula="of:=[.C73]*[.D73]" office:value-type="float" office:value="0.000011476" calcext:value-type="float">
            <text:p>1,1476E-0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40225" calcext:value-type="float">
            <text:p>0,00040225</text:p>
          </table:table-cell>
          <table:table-cell office:value-type="float" office:value="0.00000605" calcext:value-type="float">
            <text:p>6,05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4]*[.D74]" office:value-type="float" office:value="0.000764275" calcext:value-type="float">
            <text:p>0,000764275</text:p>
          </table:table-cell>
          <table:table-cell table:formula="of:=[.C74]*[.D74]" office:value-type="float" office:value="0.000011495" calcext:value-type="float">
            <text:p>1,1495E-0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9964" calcext:value-type="float">
            <text:p>0,00039964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5]*[.D75]" office:value-type="float" office:value="0.000759316" calcext:value-type="float">
            <text:p>0,000759316</text:p>
          </table:table-cell>
          <table:table-cell table:formula="of:=[.C75]*[.D75]" office:value-type="float" office:value="0.000011533" calcext:value-type="float">
            <text:p>1,1533E-0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39705" calcext:value-type="float">
            <text:p>0,00039705</text:p>
          </table:table-cell>
          <table:table-cell office:value-type="float" office:value="0.00000608" calcext:value-type="float">
            <text:p>6,08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6]*[.D76]" office:value-type="float" office:value="0.000754395" calcext:value-type="float">
            <text:p>0,000754395</text:p>
          </table:table-cell>
          <table:table-cell table:formula="of:=[.C76]*[.D76]" office:value-type="float" office:value="0.000011552" calcext:value-type="float">
            <text:p>1,1552E-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39447" calcext:value-type="float">
            <text:p>0,00039447</text:p>
          </table:table-cell>
          <table:table-cell office:value-type="float" office:value="0.00000609" calcext:value-type="float">
            <text:p>6,0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0.00078894" calcext:value-type="float">
            <text:p>0,00078894</text:p>
          </table:table-cell>
          <table:table-cell table:formula="of:=[.C77]*[.D77]" office:value-type="float" office:value="0.00001218" calcext:value-type="float">
            <text:p>1,218E-0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39191" calcext:value-type="float">
            <text:p>0,00039191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0.00078382" calcext:value-type="float">
            <text:p>0,00078382</text:p>
          </table:table-cell>
          <table:table-cell table:formula="of:=[.C78]*[.D78]" office:value-type="float" office:value="0.0000122" calcext:value-type="float">
            <text:p>1,22E-0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38936" calcext:value-type="float">
            <text:p>0,00038936</text:p>
          </table:table-cell>
          <table:table-cell office:value-type="float" office:value="0.00000611" calcext:value-type="float">
            <text:p>6,1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0.00077872" calcext:value-type="float">
            <text:p>0,00077872</text:p>
          </table:table-cell>
          <table:table-cell table:formula="of:=[.C79]*[.D79]" office:value-type="float" office:value="0.00001222" calcext:value-type="float">
            <text:p>1,222E-0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8684" calcext:value-type="float">
            <text:p>0,00038684</text:p>
          </table:table-cell>
          <table:table-cell office:value-type="float" office:value="0.00000612" calcext:value-type="float">
            <text:p>6,1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0.00077368" calcext:value-type="float">
            <text:p>0,00077368</text:p>
          </table:table-cell>
          <table:table-cell table:formula="of:=[.C80]*[.D80]" office:value-type="float" office:value="0.00001224" calcext:value-type="float">
            <text:p>1,224E-05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38432" calcext:value-type="float">
            <text:p>0,00038432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0.00076864" calcext:value-type="float">
            <text:p>0,00076864</text:p>
          </table:table-cell>
          <table:table-cell table:formula="of:=[.C81]*[.D81]" office:value-type="float" office:value="0.00001226" calcext:value-type="float">
            <text:p>1,226E-05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38183" calcext:value-type="float">
            <text:p>0,00038183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0.00076366" calcext:value-type="float">
            <text:p>0,00076366</text:p>
          </table:table-cell>
          <table:table-cell table:formula="of:=[.C82]*[.D82]" office:value-type="float" office:value="0.00001228" calcext:value-type="float">
            <text:p>1,228E-05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37935" calcext:value-type="float">
            <text:p>0,00037935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0.0007587" calcext:value-type="float">
            <text:p>0,0007587</text:p>
          </table:table-cell>
          <table:table-cell table:formula="of:=[.C83]*[.D83]" office:value-type="float" office:value="0.00001228" calcext:value-type="float">
            <text:p>1,228E-0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37689" calcext:value-type="float">
            <text:p>0,00037689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0.00075378" calcext:value-type="float">
            <text:p>0,00075378</text:p>
          </table:table-cell>
          <table:table-cell table:formula="of:=[.C84]*[.D84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37444" calcext:value-type="float">
            <text:p>0,00037444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0.00074888" calcext:value-type="float">
            <text:p>0,00074888</text:p>
          </table:table-cell>
          <table:table-cell table:formula="of:=[.C85]*[.D85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37201" calcext:value-type="float">
            <text:p>0,00037201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0.00074402" calcext:value-type="float">
            <text:p>0,00074402</text:p>
          </table:table-cell>
          <table:table-cell table:formula="of:=[.C86]*[.D86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36959" calcext:value-type="float">
            <text:p>0,00036959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00073918" calcext:value-type="float">
            <text:p>0,00073918</text:p>
          </table:table-cell>
          <table:table-cell table:formula="of:=[.C87]*[.D87]" office:value-type="float" office:value="0.00001232" calcext:value-type="float">
            <text:p>1,232E-05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3672" calcext:value-type="float">
            <text:p>0,0003672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0.0007344" calcext:value-type="float">
            <text:p>0,0007344</text:p>
          </table:table-cell>
          <table:table-cell table:formula="of:=[.C88]*[.D88]" office:value-type="float" office:value="0.00001232" calcext:value-type="float">
            <text:p>1,232E-0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36481" calcext:value-type="float">
            <text:p>0,00036481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0.00072962" calcext:value-type="float">
            <text:p>0,00072962</text:p>
          </table:table-cell>
          <table:table-cell table:formula="of:=[.C89]*[.D89]" office:value-type="float" office:value="0.00001232" calcext:value-type="float">
            <text:p>1,232E-0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36244" calcext:value-type="float">
            <text:p>0,00036244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0.00072488" calcext:value-type="float">
            <text:p>0,00072488</text:p>
          </table:table-cell>
          <table:table-cell table:formula="of:=[.C90]*[.D90]" office:value-type="float" office:value="0.00001232" calcext:value-type="float">
            <text:p>1,232E-05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36009" calcext:value-type="float">
            <text:p>0,00036009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00072018" calcext:value-type="float">
            <text:p>0,00072018</text:p>
          </table:table-cell>
          <table:table-cell table:formula="of:=[.C91]*[.D91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35775" calcext:value-type="float">
            <text:p>0,00035775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0007155" calcext:value-type="float">
            <text:p>0,0007155</text:p>
          </table:table-cell>
          <table:table-cell table:formula="of:=[.C92]*[.D92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35543" calcext:value-type="float">
            <text:p>0,00035543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00071086" calcext:value-type="float">
            <text:p>0,00071086</text:p>
          </table:table-cell>
          <table:table-cell table:formula="of:=[.C93]*[.D93]" office:value-type="float" office:value="0.0000123" calcext:value-type="float">
            <text:p>1,23E-0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35312" calcext:value-type="float">
            <text:p>0,00035312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00070624" calcext:value-type="float">
            <text:p>0,00070624</text:p>
          </table:table-cell>
          <table:table-cell table:formula="of:=[.C94]*[.D94]" office:value-type="float" office:value="0.00001228" calcext:value-type="float">
            <text:p>1,228E-0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35083" calcext:value-type="float">
            <text:p>0,00035083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00070166" calcext:value-type="float">
            <text:p>0,00070166</text:p>
          </table:table-cell>
          <table:table-cell table:formula="of:=[.C95]*[.D95]" office:value-type="float" office:value="0.00001226" calcext:value-type="float">
            <text:p>1,226E-0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34855" calcext:value-type="float">
            <text:p>0,00034855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0006971" calcext:value-type="float">
            <text:p>0,0006971</text:p>
          </table:table-cell>
          <table:table-cell table:formula="of:=[.C96]*[.D96]" office:value-type="float" office:value="0.00001226" calcext:value-type="float">
            <text:p>1,226E-0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34629" calcext:value-type="float">
            <text:p>0,00034629</text:p>
          </table:table-cell>
          <table:table-cell office:value-type="float" office:value="0.00000612" calcext:value-type="float">
            <text:p>6,1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00069258" calcext:value-type="float">
            <text:p>0,00069258</text:p>
          </table:table-cell>
          <table:table-cell table:formula="of:=[.C97]*[.D97]" office:value-type="float" office:value="0.00001224" calcext:value-type="float">
            <text:p>1,224E-0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34404" calcext:value-type="float">
            <text:p>0,00034404</text:p>
          </table:table-cell>
          <table:table-cell office:value-type="float" office:value="0.00000611" calcext:value-type="float">
            <text:p>6,1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00068808" calcext:value-type="float">
            <text:p>0,00068808</text:p>
          </table:table-cell>
          <table:table-cell table:formula="of:=[.C98]*[.D98]" office:value-type="float" office:value="0.00001222" calcext:value-type="float">
            <text:p>1,222E-05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34181" calcext:value-type="float">
            <text:p>0,00034181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00068362" calcext:value-type="float">
            <text:p>0,00068362</text:p>
          </table:table-cell>
          <table:table-cell table:formula="of:=[.C99]*[.D99]" office:value-type="float" office:value="0.0000122" calcext:value-type="float">
            <text:p>1,22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959" calcext:value-type="float">
            <text:p>0,00033959</text:p>
          </table:table-cell>
          <table:table-cell office:value-type="float" office:value="0.00000609" calcext:value-type="float">
            <text:p>6,0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00067918" calcext:value-type="float">
            <text:p>0,00067918</text:p>
          </table:table-cell>
          <table:table-cell table:formula="of:=[.C100]*[.D100]" office:value-type="float" office:value="0.00001218" calcext:value-type="float">
            <text:p>1,218E-0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33738" calcext:value-type="float">
            <text:p>0,00033738</text:p>
          </table:table-cell>
          <table:table-cell office:value-type="float" office:value="0.00000608" calcext:value-type="float">
            <text:p>6,0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00067476" calcext:value-type="float">
            <text:p>0,00067476</text:p>
          </table:table-cell>
          <table:table-cell table:formula="of:=[.C101]*[.D101]" office:value-type="float" office:value="0.00001216" calcext:value-type="float">
            <text:p>1,216E-05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33519" calcext:value-type="float">
            <text:p>0,00033519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00067038" calcext:value-type="float">
            <text:p>0,00067038</text:p>
          </table:table-cell>
          <table:table-cell table:formula="of:=[.C102]*[.D102]" office:value-type="float" office:value="0.00001214" calcext:value-type="float">
            <text:p>1,214E-0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33302" calcext:value-type="float">
            <text:p>0,00033302</text:p>
          </table:table-cell>
          <table:table-cell office:value-type="float" office:value="0.00000606" calcext:value-type="float">
            <text:p>6,0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00066604" calcext:value-type="float">
            <text:p>0,00066604</text:p>
          </table:table-cell>
          <table:table-cell table:formula="of:=[.C103]*[.D103]" office:value-type="float" office:value="0.00001212" calcext:value-type="float">
            <text:p>1,212E-05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33085" calcext:value-type="float">
            <text:p>0,00033085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0006617" calcext:value-type="float">
            <text:p>0,0006617</text:p>
          </table:table-cell>
          <table:table-cell table:formula="of:=[.C104]*[.D104]" office:value-type="float" office:value="0.00001208" calcext:value-type="float">
            <text:p>1,208E-0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3287" calcext:value-type="float">
            <text:p>0,0003287</text:p>
          </table:table-cell>
          <table:table-cell office:value-type="float" office:value="0.00000603" calcext:value-type="float">
            <text:p>6,0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0006574" calcext:value-type="float">
            <text:p>0,0006574</text:p>
          </table:table-cell>
          <table:table-cell table:formula="of:=[.C105]*[.D105]" office:value-type="float" office:value="0.00001206" calcext:value-type="float">
            <text:p>1,206E-0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32657" calcext:value-type="float">
            <text:p>0,00032657</text:p>
          </table:table-cell>
          <table:table-cell office:value-type="float" office:value="0.00000601" calcext:value-type="float">
            <text:p>6,0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00065314" calcext:value-type="float">
            <text:p>0,00065314</text:p>
          </table:table-cell>
          <table:table-cell table:formula="of:=[.C106]*[.D106]" office:value-type="float" office:value="0.00001202" calcext:value-type="float">
            <text:p>1,202E-05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32445" calcext:value-type="float">
            <text:p>0,00032445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0006489" calcext:value-type="float">
            <text:p>0,0006489</text:p>
          </table:table-cell>
          <table:table-cell table:formula="of:=[.C107]*[.D107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32234" calcext:value-type="float">
            <text:p>0,00032234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00064468" calcext:value-type="float">
            <text:p>0,00064468</text:p>
          </table:table-cell>
          <table:table-cell table:formula="of:=[.C108]*[.D108]" office:value-type="float" office:value="0.00001196" calcext:value-type="float">
            <text:p>1,196E-0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32025" calcext:value-type="float">
            <text:p>0,00032025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0006405" calcext:value-type="float">
            <text:p>0,0006405</text:p>
          </table:table-cell>
          <table:table-cell table:formula="of:=[.C109]*[.D109]" office:value-type="float" office:value="0.00001192" calcext:value-type="float">
            <text:p>1,192E-0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31817" calcext:value-type="float">
            <text:p>0,00031817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00063634" calcext:value-type="float">
            <text:p>0,00063634</text:p>
          </table:table-cell>
          <table:table-cell table:formula="of:=[.C110]*[.D110]" office:value-type="float" office:value="0.0000119" calcext:value-type="float">
            <text:p>1,19E-0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3161" calcext:value-type="float">
            <text:p>0,0003161</text:p>
          </table:table-cell>
          <table:table-cell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0006322" calcext:value-type="float">
            <text:p>0,0006322</text:p>
          </table:table-cell>
          <table:table-cell table:formula="of:=[.C111]*[.D111]" office:value-type="float" office:value="0.00001186" calcext:value-type="float">
            <text:p>1,186E-05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31405" calcext:value-type="float">
            <text:p>0,00031405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0006281" calcext:value-type="float">
            <text:p>0,0006281</text:p>
          </table:table-cell>
          <table:table-cell table:formula="of:=[.C112]*[.D112]" office:value-type="float" office:value="0.00001182" calcext:value-type="float">
            <text:p>1,182E-0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31201" calcext:value-type="float">
            <text:p>0,00031201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00062402" calcext:value-type="float">
            <text:p>0,00062402</text:p>
          </table:table-cell>
          <table:table-cell table:formula="of:=[.C113]*[.D113]" office:value-type="float" office:value="0.00001178" calcext:value-type="float">
            <text:p>1,178E-05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30999" calcext:value-type="float">
            <text:p>0,00030999</text:p>
          </table:table-cell>
          <table:table-cell office:value-type="float" office:value="0.00000587" calcext:value-type="float">
            <text:p>5,8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00061998" calcext:value-type="float">
            <text:p>0,00061998</text:p>
          </table:table-cell>
          <table:table-cell table:formula="of:=[.C114]*[.D114]" office:value-type="float" office:value="0.00001174" calcext:value-type="float">
            <text:p>1,174E-0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30797" calcext:value-type="float">
            <text:p>0,00030797</text:p>
          </table:table-cell>
          <table:table-cell office:value-type="float" office:value="0.00000585" calcext:value-type="float">
            <text:p>5,8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00061594" calcext:value-type="float">
            <text:p>0,00061594</text:p>
          </table:table-cell>
          <table:table-cell table:formula="of:=[.C115]*[.D115]" office:value-type="float" office:value="0.0000117" calcext:value-type="float">
            <text:p>1,17E-05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30597" calcext:value-type="float">
            <text:p>0,00030597</text:p>
          </table:table-cell>
          <table:table-cell office:value-type="float" office:value="0.00000583" calcext:value-type="float">
            <text:p>5,8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00061194" calcext:value-type="float">
            <text:p>0,00061194</text:p>
          </table:table-cell>
          <table:table-cell table:formula="of:=[.C116]*[.D116]" office:value-type="float" office:value="0.00001166" calcext:value-type="float">
            <text:p>1,166E-05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30399" calcext:value-type="float">
            <text:p>0,00030399</text:p>
          </table:table-cell>
          <table:table-cell office:value-type="float" office:value="0.00000581" calcext:value-type="float">
            <text:p>5,8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00060798" calcext:value-type="float">
            <text:p>0,00060798</text:p>
          </table:table-cell>
          <table:table-cell table:formula="of:=[.C117]*[.D117]" office:value-type="float" office:value="0.00001162" calcext:value-type="float">
            <text:p>1,162E-05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30201" calcext:value-type="float">
            <text:p>0,00030201</text:p>
          </table:table-cell>
          <table:table-cell office:value-type="float" office:value="0.00000578" calcext:value-type="float">
            <text:p>5,7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00060402" calcext:value-type="float">
            <text:p>0,00060402</text:p>
          </table:table-cell>
          <table:table-cell table:formula="of:=[.C118]*[.D118]" office:value-type="float" office:value="0.00001156" calcext:value-type="float">
            <text:p>1,156E-05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30005" calcext:value-type="float">
            <text:p>0,00030005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0006001" calcext:value-type="float">
            <text:p>0,0006001</text:p>
          </table:table-cell>
          <table:table-cell table:formula="of:=[.C119]*[.D119]" office:value-type="float" office:value="0.00001152" calcext:value-type="float">
            <text:p>1,152E-0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2981" calcext:value-type="float">
            <text:p>0,0002981</text:p>
          </table:table-cell>
          <table:table-cell office:value-type="float" office:value="0.00000574" calcext:value-type="float">
            <text:p>5,74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0]*[.D120]" office:value-type="float" office:value="0.0005962" calcext:value-type="float">
            <text:p>0,0005962</text:p>
          </table:table-cell>
          <table:table-cell table:formula="of:=[.C120]*[.D120]" office:value-type="float" office:value="0.00001148" calcext:value-type="float">
            <text:p>1,148E-05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29617" calcext:value-type="float">
            <text:p>0,00029617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1]*[.D121]" office:value-type="float" office:value="0.00059234" calcext:value-type="float">
            <text:p>0,00059234</text:p>
          </table:table-cell>
          <table:table-cell table:formula="of:=[.C121]*[.D121]" office:value-type="float" office:value="0.00001144" calcext:value-type="float">
            <text:p>1,144E-05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29424" calcext:value-type="float">
            <text:p>0,00029424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2]*[.D122]" office:value-type="float" office:value="0.00058848" calcext:value-type="float">
            <text:p>0,00058848</text:p>
          </table:table-cell>
          <table:table-cell table:formula="of:=[.C122]*[.D122]" office:value-type="float" office:value="0.00001138" calcext:value-type="float">
            <text:p>1,138E-0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29233" calcext:value-type="float">
            <text:p>0,00029233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3]*[.D123]" office:value-type="float" office:value="0.00058466" calcext:value-type="float">
            <text:p>0,00058466</text:p>
          </table:table-cell>
          <table:table-cell table:formula="of:=[.C123]*[.D123]" office:value-type="float" office:value="0.00001134" calcext:value-type="float">
            <text:p>1,134E-0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29044" calcext:value-type="float">
            <text:p>0,00029044</text:p>
          </table:table-cell>
          <table:table-cell office:value-type="float" office:value="0.00000564" calcext:value-type="float">
            <text:p>5,64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4]*[.D124]" office:value-type="float" office:value="0.00058088" calcext:value-type="float">
            <text:p>0,00058088</text:p>
          </table:table-cell>
          <table:table-cell table:formula="of:=[.C124]*[.D124]" office:value-type="float" office:value="0.00001128" calcext:value-type="float">
            <text:p>1,128E-0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28855" calcext:value-type="float">
            <text:p>0,00028855</text:p>
          </table:table-cell>
          <table:table-cell office:value-type="float" office:value="0.00000562" calcext:value-type="float">
            <text:p>5,62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5]*[.D125]" office:value-type="float" office:value="0.0005771" calcext:value-type="float">
            <text:p>0,0005771</text:p>
          </table:table-cell>
          <table:table-cell table:formula="of:=[.C125]*[.D125]" office:value-type="float" office:value="0.00001124" calcext:value-type="float">
            <text:p>1,124E-0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8668" calcext:value-type="float">
            <text:p>0,00028668</text:p>
          </table:table-cell>
          <table:table-cell office:value-type="float" office:value="0.00000559" calcext:value-type="float">
            <text:p>5,59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6]*[.D126]" office:value-type="float" office:value="0.00057336" calcext:value-type="float">
            <text:p>0,00057336</text:p>
          </table:table-cell>
          <table:table-cell table:formula="of:=[.C126]*[.D126]" office:value-type="float" office:value="0.00001118" calcext:value-type="float">
            <text:p>1,118E-0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28481" calcext:value-type="float">
            <text:p>0,00028481</text:p>
          </table:table-cell>
          <table:table-cell office:value-type="float" office:value="0.00000557" calcext:value-type="float">
            <text:p>5,57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7]*[.D127]" office:value-type="float" office:value="0.00056962" calcext:value-type="float">
            <text:p>0,00056962</text:p>
          </table:table-cell>
          <table:table-cell table:formula="of:=[.C127]*[.D127]" office:value-type="float" office:value="0.00001114" calcext:value-type="float">
            <text:p>1,114E-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28296" calcext:value-type="float">
            <text:p>0,00028296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8]*[.D128]" office:value-type="float" office:value="0.00056592" calcext:value-type="float">
            <text:p>0,00056592</text:p>
          </table:table-cell>
          <table:table-cell table:formula="of:=[.C128]*[.D128]" office:value-type="float" office:value="0.00001108" calcext:value-type="float">
            <text:p>1,108E-05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28113" calcext:value-type="float">
            <text:p>0,00028113</text:p>
          </table:table-cell>
          <table:table-cell office:value-type="float" office:value="0.00000551" calcext:value-type="float">
            <text:p>5,51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29]*[.D129]" office:value-type="float" office:value="0.00056226" calcext:value-type="float">
            <text:p>0,00056226</text:p>
          </table:table-cell>
          <table:table-cell table:formula="of:=[.C129]*[.D129]" office:value-type="float" office:value="0.00001102" calcext:value-type="float">
            <text:p>1,102E-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2793" calcext:value-type="float">
            <text:p>0,0002793</text:p>
          </table:table-cell>
          <table:table-cell office:value-type="float" office:value="0.00000549" calcext:value-type="float">
            <text:p>5,49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0]*[.D130]" office:value-type="float" office:value="0.0005586" calcext:value-type="float">
            <text:p>0,0005586</text:p>
          </table:table-cell>
          <table:table-cell table:formula="of:=[.C130]*[.D130]" office:value-type="float" office:value="0.00001098" calcext:value-type="float">
            <text:p>1,098E-0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27749" calcext:value-type="float">
            <text:p>0,00027749</text:p>
          </table:table-cell>
          <table:table-cell office:value-type="float" office:value="0.00000546" calcext:value-type="float">
            <text:p>5,46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1]*[.D131]" office:value-type="float" office:value="0.00055498" calcext:value-type="float">
            <text:p>0,00055498</text:p>
          </table:table-cell>
          <table:table-cell table:formula="of:=[.C131]*[.D131]" office:value-type="float" office:value="0.00001092" calcext:value-type="float">
            <text:p>1,092E-05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27569" calcext:value-type="float">
            <text:p>0,00027569</text:p>
          </table:table-cell>
          <table:table-cell office:value-type="float" office:value="0.00000543" calcext:value-type="float">
            <text:p>5,43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2]*[.D132]" office:value-type="float" office:value="0.00055138" calcext:value-type="float">
            <text:p>0,00055138</text:p>
          </table:table-cell>
          <table:table-cell table:formula="of:=[.C132]*[.D132]" office:value-type="float" office:value="0.00001086" calcext:value-type="float">
            <text:p>1,086E-0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2739" calcext:value-type="float">
            <text:p>0,0002739</text:p>
          </table:table-cell>
          <table:table-cell office:value-type="float" office:value="0.0000054" calcext:value-type="float">
            <text:p>5,40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3]*[.D133]" office:value-type="float" office:value="0.0005478" calcext:value-type="float">
            <text:p>0,0005478</text:p>
          </table:table-cell>
          <table:table-cell table:formula="of:=[.C133]*[.D133]" office:value-type="float" office:value="0.0000108" calcext:value-type="float">
            <text:p>1,08E-05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27212" calcext:value-type="float">
            <text:p>0,00027212</text:p>
          </table:table-cell>
          <table:table-cell office:value-type="float" office:value="0.00000538" calcext:value-type="float">
            <text:p>5,38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4]*[.D134]" office:value-type="float" office:value="0.00054424" calcext:value-type="float">
            <text:p>0,00054424</text:p>
          </table:table-cell>
          <table:table-cell table:formula="of:=[.C134]*[.D134]" office:value-type="float" office:value="0.00001076" calcext:value-type="float">
            <text:p>1,076E-0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27035" calcext:value-type="float">
            <text:p>0,00027035</text:p>
          </table:table-cell>
          <table:table-cell office:value-type="float" office:value="0.00000535" calcext:value-type="float">
            <text:p>5,35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5]*[.D135]" office:value-type="float" office:value="0.0005407" calcext:value-type="float">
            <text:p>0,0005407</text:p>
          </table:table-cell>
          <table:table-cell table:formula="of:=[.C135]*[.D135]" office:value-type="float" office:value="0.0000107" calcext:value-type="float">
            <text:p>1,07E-05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26859" calcext:value-type="float">
            <text:p>0,00026859</text:p>
          </table:table-cell>
          <table:table-cell office:value-type="float" office:value="0.00000532" calcext:value-type="float">
            <text:p>5,32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6]*[.D136]" office:value-type="float" office:value="0.00053718" calcext:value-type="float">
            <text:p>0,00053718</text:p>
          </table:table-cell>
          <table:table-cell table:formula="of:=[.C136]*[.D136]" office:value-type="float" office:value="0.00001064" calcext:value-type="float">
            <text:p>1,064E-0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26685" calcext:value-type="float">
            <text:p>0,00026685</text:p>
          </table:table-cell>
          <table:table-cell office:value-type="float" office:value="0.00000529" calcext:value-type="float">
            <text:p>5,29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7]*[.D137]" office:value-type="float" office:value="0.0005337" calcext:value-type="float">
            <text:p>0,0005337</text:p>
          </table:table-cell>
          <table:table-cell table:formula="of:=[.C137]*[.D137]" office:value-type="float" office:value="0.00001058" calcext:value-type="float">
            <text:p>1,058E-0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26512" calcext:value-type="float">
            <text:p>0,00026512</text:p>
          </table:table-cell>
          <table:table-cell office:value-type="float" office:value="0.00000526" calcext:value-type="float">
            <text:p>5,26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8]*[.D138]" office:value-type="float" office:value="0.00053024" calcext:value-type="float">
            <text:p>0,00053024</text:p>
          </table:table-cell>
          <table:table-cell table:formula="of:=[.C138]*[.D138]" office:value-type="float" office:value="0.00001052" calcext:value-type="float">
            <text:p>1,052E-05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26339" calcext:value-type="float">
            <text:p>0,00026339</text:p>
          </table:table-cell>
          <table:table-cell office:value-type="float" office:value="0.00000523" calcext:value-type="float">
            <text:p>5,23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39]*[.D139]" office:value-type="float" office:value="0.00052678" calcext:value-type="float">
            <text:p>0,00052678</text:p>
          </table:table-cell>
          <table:table-cell table:formula="of:=[.C139]*[.D139]" office:value-type="float" office:value="0.00001046" calcext:value-type="float">
            <text:p>1,046E-0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26168" calcext:value-type="float">
            <text:p>0,00026168</text:p>
          </table:table-cell>
          <table:table-cell office:value-type="float" office:value="0.0000052" calcext:value-type="float">
            <text:p>5,20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40]*[.D140]" office:value-type="float" office:value="0.00052336" calcext:value-type="float">
            <text:p>0,00052336</text:p>
          </table:table-cell>
          <table:table-cell table:formula="of:=[.C140]*[.D140]" office:value-type="float" office:value="0.0000104" calcext:value-type="float">
            <text:p>1,04E-0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25998" calcext:value-type="float">
            <text:p>0,00025998</text:p>
          </table:table-cell>
          <table:table-cell office:value-type="float" office:value="0.00000517" calcext:value-type="float">
            <text:p>5,17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41]*[.D141]" office:value-type="float" office:value="0.00051996" calcext:value-type="float">
            <text:p>0,00051996</text:p>
          </table:table-cell>
          <table:table-cell table:formula="of:=[.C141]*[.D141]" office:value-type="float" office:value="0.00001034" calcext:value-type="float">
            <text:p>1,034E-0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2583" calcext:value-type="float">
            <text:p>0,0002583</text:p>
          </table:table-cell>
          <table:table-cell office:value-type="float" office:value="0.00000514" calcext:value-type="float">
            <text:p>5,14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42]*[.D142]" office:value-type="float" office:value="0.0005166" calcext:value-type="float">
            <text:p>0,0005166</text:p>
          </table:table-cell>
          <table:table-cell table:formula="of:=[.C142]*[.D142]" office:value-type="float" office:value="0.00001028" calcext:value-type="float">
            <text:p>1,028E-05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25662" calcext:value-type="float">
            <text:p>0,00025662</text:p>
          </table:table-cell>
          <table:table-cell office:value-type="float" office:value="0.00000511" calcext:value-type="float">
            <text:p>5,11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43]*[.D143]" office:value-type="float" office:value="0.00051324" calcext:value-type="float">
            <text:p>0,00051324</text:p>
          </table:table-cell>
          <table:table-cell table:formula="of:=[.C143]*[.D143]" office:value-type="float" office:value="0.00001022" calcext:value-type="float">
            <text:p>1,022E-0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25495" calcext:value-type="float">
            <text:p>0,00025495</text:p>
          </table:table-cell>
          <table:table-cell office:value-type="float" office:value="0.00000508" calcext:value-type="float">
            <text:p>5,08E-06</text:p>
          </table:table-cell>
          <table:table-cell office:value-type="float" office:value="2" calcext:value-type="float">
            <text:p>2</text:p>
          </table:table-cell>
          <table:table-cell table:style-name="ce12"/>
          <table:table-cell table:formula="of:=[.B144]*[.D144]" office:value-type="float" office:value="0.0005099" calcext:value-type="float">
            <text:p>0,0005099</text:p>
          </table:table-cell>
          <table:table-cell table:formula="of:=[.C144]*[.D144]" office:value-type="float" office:value="0.00001016" calcext:value-type="float">
            <text:p>1,016E-0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2533" calcext:value-type="float">
            <text:p>0,0002533</text:p>
          </table:table-cell>
          <table:table-cell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5]*[.D145]" office:value-type="float" office:value="0.0005066" calcext:value-type="float">
            <text:p>0,0005066</text:p>
          </table:table-cell>
          <table:table-cell table:formula="of:=[.C145]*[.D145]" office:value-type="float" office:value="0.0000101" calcext:value-type="float">
            <text:p>1,01E-0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46" calcext:value-type="float">
            <text:p>0,00046</text:p>
          </table:table-cell>
          <table:table-cell table:style-name="Default" office:value-type="float" office:value="0.00083" calcext:value-type="float">
            <text:p>0,00083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6]*[.D146]" office:value-type="float" office:value="0.000874" calcext:value-type="float">
            <text:p>0,000874</text:p>
          </table:table-cell>
          <table:table-cell table:formula="of:=[.C146]*[.D146]" office:value-type="float" office:value="0.001577" calcext:value-type="float">
            <text:p>0,00157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123" calcext:value-type="float">
            <text:p>0,00123</text:p>
          </table:table-cell>
          <table:table-cell table:style-name="Default" office:value-type="float" office:value="0.00218" calcext:value-type="float">
            <text:p>0,00218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7]*[.D147]" office:value-type="float" office:value="0.002337" calcext:value-type="float">
            <text:p>0,002337</text:p>
          </table:table-cell>
          <table:table-cell table:formula="of:=[.C147]*[.D147]" office:value-type="float" office:value="0.004142" calcext:value-type="float">
            <text:p>0,00414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307" calcext:value-type="float">
            <text:p>0,00307</text:p>
          </table:table-cell>
          <table:table-cell table:style-name="Default" office:value-type="float" office:value="0.00524" calcext:value-type="float">
            <text:p>0,00524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8]*[.D148]" office:value-type="float" office:value="0.005833" calcext:value-type="float">
            <text:p>0,005833</text:p>
          </table:table-cell>
          <table:table-cell table:formula="of:=[.C148]*[.D148]" office:value-type="float" office:value="0.009956" calcext:value-type="float">
            <text:p>0,009956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66" calcext:value-type="float">
            <text:p>0,0066</text:p>
          </table:table-cell>
          <table:table-cell table:style-name="Default" office:value-type="float" office:value="0.0101" calcext:value-type="float">
            <text:p>0,0101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149]*[.D149]" office:value-type="float" office:value="0.01122" calcext:value-type="float">
            <text:p>0,01122</text:p>
          </table:table-cell>
          <table:table-cell table:formula="of:=[.C149]*[.D149]" office:value-type="float" office:value="0.01717" calcext:value-type="float">
            <text:p>0,0171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104" calcext:value-type="float">
            <text:p>0,0104</text:p>
          </table:table-cell>
          <table:table-cell table:style-name="Default" office:value-type="float" office:value="0.0128" calcext:value-type="float">
            <text:p>0,0128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B150]*[.D150]" office:value-type="float" office:value="0.01456" calcext:value-type="float">
            <text:p>0,01456</text:p>
          </table:table-cell>
          <table:table-cell table:formula="of:=[.C150]*[.D150]" office:value-type="float" office:value="0.01792" calcext:value-type="float">
            <text:p>0,01792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115" calcext:value-type="float">
            <text:p>0,0115</text:p>
          </table:table-cell>
          <table:table-cell table:style-name="Default" office:value-type="float" office:value="0.0124" calcext:value-type="float">
            <text:p>0,0124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B151]*[.D151]" office:value-type="float" office:value="0.01725" calcext:value-type="float">
            <text:p>0,01725</text:p>
          </table:table-cell>
          <table:table-cell table:formula="of:=[.C151]*[.D151]" office:value-type="float" office:value="0.0186" calcext:value-type="float">
            <text:p>0,018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/>
          <table:table-cell table:style-name="ce12"/>
          <table:table-cell table:number-columns-repeated="5"/>
        </table:table-row>
      </table:table>
      <table:table table:name="Circuito Integrado" table:style-name="ta1">
        <table:shapes>
          <draw:frame draw:z-index="0" draw:style-name="gr1" draw:text-style-name="P1" svg:width="15.997cm" svg:height="9.004cm" svg:x="17.551cm" svg:y="0.476cm">
            <draw:object draw:notify-on-update-of-ranges="'Circuito Integrado'.A1:'Circuito Integrado'.A155 'Circuito Integrado'.B1:'Circuito Integrado'.B155 'Circuito Integrado'.C1:'Circuito Integrado'.C151 'Circuito Integrado'.C1:'Circuito Integrado'.C151 'Circuito Integrado'.A1:'Circuito Integrado'.A155 'Circuito Integrado'.E1:'Circuito Integrado'.E155 'Circuito Integrado'.A1:'Circuito Integrado'.A155 'Circuito Integrado'.H1:'Circuito Integrado'.H1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52362" calcext:value-type="float">
            <text:p>0,0052362</text:p>
          </table:table-cell>
          <table:table-cell table:style-name="Default" office:value-type="float" office:value="0.000203" calcext:value-type="float">
            <text:p>0,000203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1]*[.D1]" office:value-type="float" office:value="0.00942516" calcext:value-type="float">
            <text:p>9,43E-03</text:p>
          </table:table-cell>
          <table:table-cell table:formula="of:=[.C1]*[.D1]" office:value-type="float" office:value="0.0003654" calcext:value-type="float">
            <text:p>0,000365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30529" calcext:value-type="float">
            <text:p>0,0030529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]*[.D2]" office:value-type="float" office:value="0.00549522" calcext:value-type="float">
            <text:p>5,50E-03</text:p>
          </table:table-cell>
          <table:table-cell table:formula="of:=[.C2]*[.D2]" office:value-type="float" office:value="0.00018" calcext:value-type="float">
            <text:p>0,0001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22186" calcext:value-type="float">
            <text:p>0,0022186</text:p>
          </table:table-cell>
          <table:table-cell office:value-type="float" office:value="0.0000987" calcext:value-type="float">
            <text:p>9,87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3]*[.D3]" office:value-type="float" office:value="0.00421534" calcext:value-type="float">
            <text:p>4,22E-03</text:p>
          </table:table-cell>
          <table:table-cell table:formula="of:=[.C3]*[.D3]" office:value-type="float" office:value="0.00018753" calcext:value-type="float">
            <text:p>0,0001875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0098" calcext:value-type="float">
            <text:p>9,8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4]*[.D4]" office:value-type="float" office:value="0.0033535" calcext:value-type="float">
            <text:p>3,35E-03</text:p>
          </table:table-cell>
          <table:table-cell table:formula="of:=[.C4]*[.D4]" office:value-type="float" office:value="0.0001862" calcext:value-type="float">
            <text:p>0,000186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00956" calcext:value-type="float">
            <text:p>9,5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]*[.D5]" office:value-type="float" office:value="0.0028044" calcext:value-type="float">
            <text:p>2,80E-03</text:p>
          </table:table-cell>
          <table:table-cell table:formula="of:=[.C5]*[.D5]" office:value-type="float" office:value="0.00018164" calcext:value-type="float">
            <text:p>0,0001816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1274" calcext:value-type="float">
            <text:p>0,001274</text:p>
          </table:table-cell>
          <table:table-cell office:value-type="float" office:value="0.0000923" calcext:value-type="float">
            <text:p>9,2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]*[.D6]" office:value-type="float" office:value="0.0024206" calcext:value-type="float">
            <text:p>2,42E-03</text:p>
          </table:table-cell>
          <table:table-cell table:formula="of:=[.C6]*[.D6]" office:value-type="float" office:value="0.00017537" calcext:value-type="float">
            <text:p>0,0001753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00888" calcext:value-type="float">
            <text:p>8,88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]*[.D7]" office:value-type="float" office:value="0.0021356" calcext:value-type="float">
            <text:p>2,14E-03</text:p>
          </table:table-cell>
          <table:table-cell table:formula="of:=[.C7]*[.D7]" office:value-type="float" office:value="0.00016872" calcext:value-type="float">
            <text:p>0,0001687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.0000853" calcext:value-type="float">
            <text:p>8,5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]*[.D8]" office:value-type="float" office:value="0.0019152" calcext:value-type="float">
            <text:p>1,92E-03</text:p>
          </table:table-cell>
          <table:table-cell table:formula="of:=[.C8]*[.D8]" office:value-type="float" office:value="0.00016207" calcext:value-type="float">
            <text:p>0,0001620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09152" calcext:value-type="float">
            <text:p>0,0009152</text:p>
          </table:table-cell>
          <table:table-cell office:value-type="float" office:value="0.000082" calcext:value-type="float">
            <text:p>8,2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9]*[.D9]" office:value-type="float" office:value="0.00173888" calcext:value-type="float">
            <text:p>1,74E-03</text:p>
          </table:table-cell>
          <table:table-cell table:formula="of:=[.C9]*[.D9]" office:value-type="float" office:value="0.0001558" calcext:value-type="float">
            <text:p>0,00015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839" calcext:value-type="float">
            <text:p>0,000839</text:p>
          </table:table-cell>
          <table:table-cell office:value-type="float" office:value="0.0000789" calcext:value-type="float">
            <text:p>7,89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0]*[.D10]" office:value-type="float" office:value="0.0015941" calcext:value-type="float">
            <text:p>1,59E-03</text:p>
          </table:table-cell>
          <table:table-cell table:formula="of:=[.C10]*[.D10]" office:value-type="float" office:value="0.00014991" calcext:value-type="float">
            <text:p>0,0001499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007753" calcext:value-type="float">
            <text:p>0,0007753</text:p>
          </table:table-cell>
          <table:table-cell office:value-type="float" office:value="0.0000759" calcext:value-type="float">
            <text:p>7,59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1]*[.D11]" office:value-type="float" office:value="0.00147307" calcext:value-type="float">
            <text:p>1,47E-03</text:p>
          </table:table-cell>
          <table:table-cell table:formula="of:=[.C11]*[.D11]" office:value-type="float" office:value="0.00014421" calcext:value-type="float">
            <text:p>0,000144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007212" calcext:value-type="float">
            <text:p>0,0007212</text:p>
          </table:table-cell>
          <table:table-cell office:value-type="float" office:value="0.0000732" calcext:value-type="float">
            <text:p>7,32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2]*[.D12]" office:value-type="float" office:value="0.00137028" calcext:value-type="float">
            <text:p>1,37E-03</text:p>
          </table:table-cell>
          <table:table-cell table:formula="of:=[.C12]*[.D12]" office:value-type="float" office:value="0.00013908" calcext:value-type="float">
            <text:p>0,00013908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006745" calcext:value-type="float">
            <text:p>0,0006745</text:p>
          </table:table-cell>
          <table:table-cell office:value-type="float" office:value="0.0000706" calcext:value-type="float">
            <text:p>7,0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3]*[.D13]" office:value-type="float" office:value="0.00128155" calcext:value-type="float">
            <text:p>1,28E-03</text:p>
          </table:table-cell>
          <table:table-cell table:formula="of:=[.C13]*[.D13]" office:value-type="float" office:value="0.00013414" calcext:value-type="float">
            <text:p>0,00013414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006339" calcext:value-type="float">
            <text:p>0,0006339</text:p>
          </table:table-cell>
          <table:table-cell office:value-type="float" office:value="0.0000683" calcext:value-type="float">
            <text:p>6,8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4]*[.D14]" office:value-type="float" office:value="0.00120441" calcext:value-type="float">
            <text:p>1,20E-03</text:p>
          </table:table-cell>
          <table:table-cell table:formula="of:=[.C14]*[.D14]" office:value-type="float" office:value="0.00012977" calcext:value-type="float">
            <text:p>0,00012977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005981" calcext:value-type="float">
            <text:p>0,0005981</text:p>
          </table:table-cell>
          <table:table-cell office:value-type="float" office:value="0.000066" calcext:value-type="float">
            <text:p>6,6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5]*[.D15]" office:value-type="float" office:value="0.00113639" calcext:value-type="float">
            <text:p>1,14E-03</text:p>
          </table:table-cell>
          <table:table-cell table:formula="of:=[.C15]*[.D15]" office:value-type="float" office:value="0.0001254" calcext:value-type="float">
            <text:p>0,0001254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0058384" calcext:value-type="float">
            <text:p>0,00058384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6]*[.D16]" office:value-type="float" office:value="0.001109296" calcext:value-type="float">
            <text:p>1,11E-03</text:p>
          </table:table-cell>
          <table:table-cell table:formula="of:=[.C16]*[.D16]" office:value-type="float" office:value="0.00003363" calcext:value-type="float">
            <text:p>3,363E-05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8005" calcext:value-type="float">
            <text:p>0,00058005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7]*[.D17]" office:value-type="float" office:value="0.001102095" calcext:value-type="float">
            <text:p>1,10E-03</text:p>
          </table:table-cell>
          <table:table-cell table:formula="of:=[.C17]*[.D17]" office:value-type="float" office:value="0.0000323" calcext:value-type="float">
            <text:p>3,23E-05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57629" calcext:value-type="float">
            <text:p>0,000576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8]*[.D18]" office:value-type="float" office:value="0.001094951" calcext:value-type="float">
            <text:p>1,09E-03</text:p>
          </table:table-cell>
          <table:table-cell table:formula="of:=[.C18]*[.D18]" office:value-type="float" office:value="0.00003116" calcext:value-type="float">
            <text:p>3,116E-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57256" calcext:value-type="float">
            <text:p>0,0005725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19]*[.D19]" office:value-type="float" office:value="0.001087864" calcext:value-type="float">
            <text:p>1,09E-03</text:p>
          </table:table-cell>
          <table:table-cell table:formula="of:=[.C19]*[.D19]" office:value-type="float" office:value="0.00002983" calcext:value-type="float">
            <text:p>2,983E-0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56885" calcext:value-type="float">
            <text:p>0,00056885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0]*[.D20]" office:value-type="float" office:value="0.001080815" calcext:value-type="float">
            <text:p>1,08E-03</text:p>
          </table:table-cell>
          <table:table-cell table:formula="of:=[.C20]*[.D20]" office:value-type="float" office:value="0.00002888" calcext:value-type="float">
            <text:p>2,888E-05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56516" calcext:value-type="float">
            <text:p>0,0005651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1]*[.D21]" office:value-type="float" office:value="0.001073804" calcext:value-type="float">
            <text:p>1,07E-03</text:p>
          </table:table-cell>
          <table:table-cell table:formula="of:=[.C21]*[.D21]" office:value-type="float" office:value="0.00002774" calcext:value-type="float">
            <text:p>2,774E-05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56151" calcext:value-type="float">
            <text:p>0,00056151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2]*[.D22]" office:value-type="float" office:value="0.001066869" calcext:value-type="float">
            <text:p>1,07E-03</text:p>
          </table:table-cell>
          <table:table-cell table:formula="of:=[.C22]*[.D22]" office:value-type="float" office:value="0.00002698" calcext:value-type="float">
            <text:p>2,698E-05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55787" calcext:value-type="float">
            <text:p>0,0005578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3]*[.D23]" office:value-type="float" office:value="0.001059953" calcext:value-type="float">
            <text:p>1,06E-03</text:p>
          </table:table-cell>
          <table:table-cell table:formula="of:=[.C23]*[.D23]" office:value-type="float" office:value="0.00002603" calcext:value-type="float">
            <text:p>2,603E-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55426" calcext:value-type="float">
            <text:p>0,00055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4]*[.D24]" office:value-type="float" office:value="0.001053094" calcext:value-type="float">
            <text:p>1,05E-03</text:p>
          </table:table-cell>
          <table:table-cell table:formula="of:=[.C24]*[.D24]" office:value-type="float" office:value="0.00002527" calcext:value-type="float">
            <text:p>2,527E-0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55068" calcext:value-type="float">
            <text:p>0,00055068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5]*[.D25]" office:value-type="float" office:value="0.001046292" calcext:value-type="float">
            <text:p>1,05E-03</text:p>
          </table:table-cell>
          <table:table-cell table:formula="of:=[.C25]*[.D25]" office:value-type="float" office:value="0.00002451" calcext:value-type="float">
            <text:p>2,451E-05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54712" calcext:value-type="float">
            <text:p>0,0005471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6]*[.D26]" office:value-type="float" office:value="0.001039528" calcext:value-type="float">
            <text:p>1,04E-03</text:p>
          </table:table-cell>
          <table:table-cell table:formula="of:=[.C26]*[.D26]" office:value-type="float" office:value="0.00002375" calcext:value-type="float">
            <text:p>2,375E-05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4358" calcext:value-type="float">
            <text:p>0,00054358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27]*[.D27]" office:value-type="float" office:value="0.001032802" calcext:value-type="float">
            <text:p>1,03E-03</text:p>
          </table:table-cell>
          <table:table-cell table:formula="of:=[.C27]*[.D27]" office:value-type="float" office:value="0.00002299" calcext:value-type="float">
            <text:p>2,299E-05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54007" calcext:value-type="float">
            <text:p>0,00054007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8]*[.D28]" office:value-type="float" office:value="0.000972126" calcext:value-type="float">
            <text:p>9,72E-04</text:p>
          </table:table-cell>
          <table:table-cell table:formula="of:=[.C28]*[.D28]" office:value-type="float" office:value="0.00002124" calcext:value-type="float">
            <text:p>2,124E-05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3657" calcext:value-type="float">
            <text:p>0,00053657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29]*[.D29]" office:value-type="float" office:value="0.000965826" calcext:value-type="float">
            <text:p>9,66E-04</text:p>
          </table:table-cell>
          <table:table-cell table:formula="of:=[.C29]*[.D29]" office:value-type="float" office:value="0.0000207" calcext:value-type="float">
            <text:p>2,07E-05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53311" calcext:value-type="float">
            <text:p>0,00053311</text:p>
          </table:table-cell>
          <table:table-cell office:value-type="float" office:value="0.0000112" calcext:value-type="float">
            <text:p>1,12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0]*[.D30]" office:value-type="float" office:value="0.000959598" calcext:value-type="float">
            <text:p>9,60E-04</text:p>
          </table:table-cell>
          <table:table-cell table:formula="of:=[.C30]*[.D30]" office:value-type="float" office:value="0.00002016" calcext:value-type="float">
            <text:p>2,016E-05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52966" calcext:value-type="float">
            <text:p>0,00052966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1]*[.D31]" office:value-type="float" office:value="0.000953388" calcext:value-type="float">
            <text:p>9,53E-04</text:p>
          </table:table-cell>
          <table:table-cell table:formula="of:=[.C31]*[.D31]" office:value-type="float" office:value="0.0000198" calcext:value-type="float">
            <text:p>1,98E-05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52624" calcext:value-type="float">
            <text:p>0,00052624</text:p>
          </table:table-cell>
          <table:table-cell office:value-type="float" office:value="0.0000107" calcext:value-type="float">
            <text:p>1,07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2]*[.D32]" office:value-type="float" office:value="0.000947232" calcext:value-type="float">
            <text:p>9,47E-04</text:p>
          </table:table-cell>
          <table:table-cell table:formula="of:=[.C32]*[.D32]" office:value-type="float" office:value="0.00001926" calcext:value-type="float">
            <text:p>1,926E-05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52284" calcext:value-type="float">
            <text:p>0,00052284</text:p>
          </table:table-cell>
          <table:table-cell office:value-type="float" office:value="0.0000105" calcext:value-type="float">
            <text:p>1,05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3]*[.D33]" office:value-type="float" office:value="0.000941112" calcext:value-type="float">
            <text:p>9,41E-04</text:p>
          </table:table-cell>
          <table:table-cell table:formula="of:=[.C33]*[.D33]" office:value-type="float" office:value="0.0000189" calcext:value-type="float">
            <text:p>1,89E-05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51946" calcext:value-type="float">
            <text:p>0,00051946</text:p>
          </table:table-cell>
          <table:table-cell office:value-type="float" office:value="0.0000103" calcext:value-type="float">
            <text:p>1,03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4]*[.D34]" office:value-type="float" office:value="0.000935028" calcext:value-type="float">
            <text:p>9,35E-04</text:p>
          </table:table-cell>
          <table:table-cell table:formula="of:=[.C34]*[.D34]" office:value-type="float" office:value="0.00001854" calcext:value-type="float">
            <text:p>1,854E-05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51611" calcext:value-type="float">
            <text:p>0,00051611</text:p>
          </table:table-cell>
          <table:table-cell office:value-type="float" office:value="0.0000101" calcext:value-type="float">
            <text:p>1,01E-05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5]*[.D35]" office:value-type="float" office:value="0.000928998" calcext:value-type="float">
            <text:p>9,29E-04</text:p>
          </table:table-cell>
          <table:table-cell table:formula="of:=[.C35]*[.D35]" office:value-type="float" office:value="0.00001818" calcext:value-type="float">
            <text:p>1,818E-05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51277" calcext:value-type="float">
            <text:p>0,00051277</text:p>
          </table:table-cell>
          <table:table-cell office:value-type="float" office:value="0.00000987" calcext:value-type="float">
            <text:p>9,8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6]*[.D36]" office:value-type="float" office:value="0.000922986" calcext:value-type="float">
            <text:p>9,23E-04</text:p>
          </table:table-cell>
          <table:table-cell table:formula="of:=[.C36]*[.D36]" office:value-type="float" office:value="0.000017766" calcext:value-type="float">
            <text:p>1,7766E-0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50946" calcext:value-type="float">
            <text:p>0,00050946</text:p>
          </table:table-cell>
          <table:table-cell office:value-type="float" office:value="0.0000097" calcext:value-type="float">
            <text:p>9,70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7]*[.D37]" office:value-type="float" office:value="0.000917028" calcext:value-type="float">
            <text:p>9,17E-04</text:p>
          </table:table-cell>
          <table:table-cell table:formula="of:=[.C37]*[.D37]" office:value-type="float" office:value="0.00001746" calcext:value-type="float">
            <text:p>1,746E-05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50617" calcext:value-type="float">
            <text:p>0,00050617</text:p>
          </table:table-cell>
          <table:table-cell office:value-type="float" office:value="0.00000953" calcext:value-type="float">
            <text:p>9,53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8]*[.D38]" office:value-type="float" office:value="0.000911106" calcext:value-type="float">
            <text:p>9,11E-04</text:p>
          </table:table-cell>
          <table:table-cell table:formula="of:=[.C38]*[.D38]" office:value-type="float" office:value="0.000017154" calcext:value-type="float">
            <text:p>1,7154E-05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5029" calcext:value-type="float">
            <text:p>0,0005029</text:p>
          </table:table-cell>
          <table:table-cell office:value-type="float" office:value="0.00000938" calcext:value-type="float">
            <text:p>9,3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39]*[.D39]" office:value-type="float" office:value="0.00090522" calcext:value-type="float">
            <text:p>9,05E-04</text:p>
          </table:table-cell>
          <table:table-cell table:formula="of:=[.C39]*[.D39]" office:value-type="float" office:value="0.000016884" calcext:value-type="float">
            <text:p>1,6884E-05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49966" calcext:value-type="float">
            <text:p>0,00049966</text:p>
          </table:table-cell>
          <table:table-cell office:value-type="float" office:value="0.00000923" calcext:value-type="float">
            <text:p>9,23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0]*[.D40]" office:value-type="float" office:value="0.000899388" calcext:value-type="float">
            <text:p>8,99E-04</text:p>
          </table:table-cell>
          <table:table-cell table:formula="of:=[.C40]*[.D40]" office:value-type="float" office:value="0.000016614" calcext:value-type="float">
            <text:p>1,6614E-05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49643" calcext:value-type="float">
            <text:p>0,00049643</text:p>
          </table:table-cell>
          <table:table-cell office:value-type="float" office:value="0.00000909" calcext:value-type="float">
            <text:p>9,09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1]*[.D41]" office:value-type="float" office:value="0.000893574" calcext:value-type="float">
            <text:p>8,94E-04</text:p>
          </table:table-cell>
          <table:table-cell table:formula="of:=[.C41]*[.D41]" office:value-type="float" office:value="0.000016362" calcext:value-type="float">
            <text:p>1,6362E-0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49322" calcext:value-type="float">
            <text:p>0,00049322</text:p>
          </table:table-cell>
          <table:table-cell office:value-type="float" office:value="0.00000897" calcext:value-type="float">
            <text:p>8,9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2]*[.D42]" office:value-type="float" office:value="0.000887796" calcext:value-type="float">
            <text:p>8,88E-04</text:p>
          </table:table-cell>
          <table:table-cell table:formula="of:=[.C42]*[.D42]" office:value-type="float" office:value="0.000016146" calcext:value-type="float">
            <text:p>1,6146E-05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49004" calcext:value-type="float">
            <text:p>0,00049004</text:p>
          </table:table-cell>
          <table:table-cell office:value-type="float" office:value="0.00000885" calcext:value-type="float">
            <text:p>8,85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3]*[.D43]" office:value-type="float" office:value="0.000882072" calcext:value-type="float">
            <text:p>8,82E-04</text:p>
          </table:table-cell>
          <table:table-cell table:formula="of:=[.C43]*[.D43]" office:value-type="float" office:value="0.00001593" calcext:value-type="float">
            <text:p>1,593E-05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48688" calcext:value-type="float">
            <text:p>0,00048688</text:p>
          </table:table-cell>
          <table:table-cell office:value-type="float" office:value="0.00000874" calcext:value-type="float">
            <text:p>8,74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4]*[.D44]" office:value-type="float" office:value="0.000876384" calcext:value-type="float">
            <text:p>8,76E-04</text:p>
          </table:table-cell>
          <table:table-cell table:formula="of:=[.C44]*[.D44]" office:value-type="float" office:value="0.000015732" calcext:value-type="float">
            <text:p>1,5732E-05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48373" calcext:value-type="float">
            <text:p>0,00048373</text:p>
          </table:table-cell>
          <table:table-cell office:value-type="float" office:value="0.00000863" calcext:value-type="float">
            <text:p>8,63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5]*[.D45]" office:value-type="float" office:value="0.000870714" calcext:value-type="float">
            <text:p>8,71E-04</text:p>
          </table:table-cell>
          <table:table-cell table:formula="of:=[.C45]*[.D45]" office:value-type="float" office:value="0.000015534" calcext:value-type="float">
            <text:p>1,5534E-05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48061" calcext:value-type="float">
            <text:p>0,00048061</text:p>
          </table:table-cell>
          <table:table-cell office:value-type="float" office:value="0.00000854" calcext:value-type="float">
            <text:p>8,54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6]*[.D46]" office:value-type="float" office:value="0.000865098" calcext:value-type="float">
            <text:p>8,65E-04</text:p>
          </table:table-cell>
          <table:table-cell table:formula="of:=[.C46]*[.D46]" office:value-type="float" office:value="0.000015372" calcext:value-type="float">
            <text:p>1,5372E-05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47751" calcext:value-type="float">
            <text:p>0,00047751</text:p>
          </table:table-cell>
          <table:table-cell office:value-type="float" office:value="0.00000845" calcext:value-type="float">
            <text:p>8,45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7]*[.D47]" office:value-type="float" office:value="0.000859518" calcext:value-type="float">
            <text:p>8,60E-04</text:p>
          </table:table-cell>
          <table:table-cell table:formula="of:=[.C47]*[.D47]" office:value-type="float" office:value="0.00001521" calcext:value-type="float">
            <text:p>1,521E-05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47443" calcext:value-type="float">
            <text:p>0,00047443</text:p>
          </table:table-cell>
          <table:table-cell office:value-type="float" office:value="0.00000836" calcext:value-type="float">
            <text:p>8,36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8]*[.D48]" office:value-type="float" office:value="0.000853974" calcext:value-type="float">
            <text:p>8,54E-04</text:p>
          </table:table-cell>
          <table:table-cell table:formula="of:=[.C48]*[.D48]" office:value-type="float" office:value="0.000015048" calcext:value-type="float">
            <text:p>1,5048E-0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47136" calcext:value-type="float">
            <text:p>0,00047136</text:p>
          </table:table-cell>
          <table:table-cell office:value-type="float" office:value="0.00000828" calcext:value-type="float">
            <text:p>8,28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49]*[.D49]" office:value-type="float" office:value="0.000848448" calcext:value-type="float">
            <text:p>8,48E-04</text:p>
          </table:table-cell>
          <table:table-cell table:formula="of:=[.C49]*[.D49]" office:value-type="float" office:value="0.000014904" calcext:value-type="float">
            <text:p>1,4904E-05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46832" calcext:value-type="float">
            <text:p>0,00046832</text:p>
          </table:table-cell>
          <table:table-cell office:value-type="float" office:value="0.00000821" calcext:value-type="float">
            <text:p>8,21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0]*[.D50]" office:value-type="float" office:value="0.000842976" calcext:value-type="float">
            <text:p>8,43E-04</text:p>
          </table:table-cell>
          <table:table-cell table:formula="of:=[.C50]*[.D50]" office:value-type="float" office:value="0.000014778" calcext:value-type="float">
            <text:p>1,4778E-05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4653" calcext:value-type="float">
            <text:p>0,0004653</text:p>
          </table:table-cell>
          <table:table-cell office:value-type="float" office:value="0.00000814" calcext:value-type="float">
            <text:p>8,14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1]*[.D51]" office:value-type="float" office:value="0.00083754" calcext:value-type="float">
            <text:p>8,38E-04</text:p>
          </table:table-cell>
          <table:table-cell table:formula="of:=[.C51]*[.D51]" office:value-type="float" office:value="0.000014652" calcext:value-type="float">
            <text:p>1,4652E-05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46229" calcext:value-type="float">
            <text:p>0,00046229</text:p>
          </table:table-cell>
          <table:table-cell office:value-type="float" office:value="0.00000807" calcext:value-type="float">
            <text:p>8,07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2]*[.D52]" office:value-type="float" office:value="0.000832122" calcext:value-type="float">
            <text:p>8,32E-04</text:p>
          </table:table-cell>
          <table:table-cell table:formula="of:=[.C52]*[.D52]" office:value-type="float" office:value="0.000014526" calcext:value-type="float">
            <text:p>1,4526E-05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45931" calcext:value-type="float">
            <text:p>0,00045931</text:p>
          </table:table-cell>
          <table:table-cell office:value-type="float" office:value="0.00000801" calcext:value-type="float">
            <text:p>8,01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3]*[.D53]" office:value-type="float" office:value="0.000826758" calcext:value-type="float">
            <text:p>8,27E-04</text:p>
          </table:table-cell>
          <table:table-cell table:formula="of:=[.C53]*[.D53]" office:value-type="float" office:value="0.000014418" calcext:value-type="float">
            <text:p>1,4418E-05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45635" calcext:value-type="float">
            <text:p>0,00045635</text:p>
          </table:table-cell>
          <table:table-cell office:value-type="float" office:value="0.00000795" calcext:value-type="float">
            <text:p>7,95E-0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54]*[.D54]" office:value-type="float" office:value="0.00082143" calcext:value-type="float">
            <text:p>8,21E-04</text:p>
          </table:table-cell>
          <table:table-cell table:formula="of:=[.C54]*[.D54]" office:value-type="float" office:value="0.00001431" calcext:value-type="float">
            <text:p>1,431E-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4534" calcext:value-type="float">
            <text:p>0,0004534</text:p>
          </table:table-cell>
          <table:table-cell office:value-type="float" office:value="0.00000789" calcext:value-type="float">
            <text:p>7,8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5]*[.D55]" office:value-type="float" office:value="0.00086146" calcext:value-type="float">
            <text:p>8,61E-04</text:p>
          </table:table-cell>
          <table:table-cell table:formula="of:=[.C55]*[.D55]" office:value-type="float" office:value="0.000014991" calcext:value-type="float">
            <text:p>1,4991E-05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45047" calcext:value-type="float">
            <text:p>0,00045047</text:p>
          </table:table-cell>
          <table:table-cell office:value-type="float" office:value="0.00000784" calcext:value-type="float">
            <text:p>7,8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6]*[.D56]" office:value-type="float" office:value="0.000855893" calcext:value-type="float">
            <text:p>8,56E-04</text:p>
          </table:table-cell>
          <table:table-cell table:formula="of:=[.C56]*[.D56]" office:value-type="float" office:value="0.000014896" calcext:value-type="float">
            <text:p>1,4896E-05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44757" calcext:value-type="float">
            <text:p>0,00044757</text:p>
          </table:table-cell>
          <table:table-cell office:value-type="float" office:value="0.00000779" calcext:value-type="float">
            <text:p>7,7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7]*[.D57]" office:value-type="float" office:value="0.000850383" calcext:value-type="float">
            <text:p>8,50E-04</text:p>
          </table:table-cell>
          <table:table-cell table:formula="of:=[.C57]*[.D57]" office:value-type="float" office:value="0.000014801" calcext:value-type="float">
            <text:p>1,4801E-0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44468" calcext:value-type="float">
            <text:p>0,00044468</text:p>
          </table:table-cell>
          <table:table-cell office:value-type="float" office:value="0.00000774" calcext:value-type="float">
            <text:p>7,7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8]*[.D58]" office:value-type="float" office:value="0.000844892" calcext:value-type="float">
            <text:p>8,45E-04</text:p>
          </table:table-cell>
          <table:table-cell table:formula="of:=[.C58]*[.D58]" office:value-type="float" office:value="0.000014706" calcext:value-type="float">
            <text:p>1,4706E-0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44181" calcext:value-type="float">
            <text:p>0,00044181</text:p>
          </table:table-cell>
          <table:table-cell office:value-type="float" office:value="0.0000077" calcext:value-type="float">
            <text:p>7,7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59]*[.D59]" office:value-type="float" office:value="0.000839439" calcext:value-type="float">
            <text:p>8,39E-04</text:p>
          </table:table-cell>
          <table:table-cell table:formula="of:=[.C59]*[.D59]" office:value-type="float" office:value="0.00001463" calcext:value-type="float">
            <text:p>1,463E-05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3896" calcext:value-type="float">
            <text:p>0,00043896</text:p>
          </table:table-cell>
          <table:table-cell office:value-type="float" office:value="0.00000765" calcext:value-type="float">
            <text:p>7,65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0]*[.D60]" office:value-type="float" office:value="0.000834024" calcext:value-type="float">
            <text:p>8,34E-04</text:p>
          </table:table-cell>
          <table:table-cell table:formula="of:=[.C60]*[.D60]" office:value-type="float" office:value="0.000014535" calcext:value-type="float">
            <text:p>1,4535E-05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43612" calcext:value-type="float">
            <text:p>0,00043612</text:p>
          </table:table-cell>
          <table:table-cell office:value-type="float" office:value="0.00000761" calcext:value-type="float">
            <text:p>7,6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1]*[.D61]" office:value-type="float" office:value="0.000828628" calcext:value-type="float">
            <text:p>8,29E-04</text:p>
          </table:table-cell>
          <table:table-cell table:formula="of:=[.C61]*[.D61]" office:value-type="float" office:value="0.000014459" calcext:value-type="float">
            <text:p>1,4459E-0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43331" calcext:value-type="float">
            <text:p>0,0004333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2]*[.D62]" office:value-type="float" office:value="0.000823289" calcext:value-type="float">
            <text:p>8,23E-04</text:p>
          </table:table-cell>
          <table:table-cell table:formula="of:=[.C62]*[.D62]" office:value-type="float" office:value="0.000014383" calcext:value-type="float">
            <text:p>1,4383E-05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43051" calcext:value-type="float">
            <text:p>0,00043051</text:p>
          </table:table-cell>
          <table:table-cell office:value-type="float" office:value="0.00000753" calcext:value-type="float">
            <text:p>7,53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3]*[.D63]" office:value-type="float" office:value="0.000817969" calcext:value-type="float">
            <text:p>8,18E-04</text:p>
          </table:table-cell>
          <table:table-cell table:formula="of:=[.C63]*[.D63]" office:value-type="float" office:value="0.000014307" calcext:value-type="float">
            <text:p>1,4307E-0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42773" calcext:value-type="float">
            <text:p>0,00042773</text:p>
          </table:table-cell>
          <table:table-cell office:value-type="float" office:value="0.0000075" calcext:value-type="float">
            <text:p>7,5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4]*[.D64]" office:value-type="float" office:value="0.000812687" calcext:value-type="float">
            <text:p>8,13E-04</text:p>
          </table:table-cell>
          <table:table-cell table:formula="of:=[.C64]*[.D64]" office:value-type="float" office:value="0.00001425" calcext:value-type="float">
            <text:p>1,425E-05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42497" calcext:value-type="float">
            <text:p>0,00042497</text:p>
          </table:table-cell>
          <table:table-cell office:value-type="float" office:value="0.00000746" calcext:value-type="float">
            <text:p>7,4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5]*[.D65]" office:value-type="float" office:value="0.000807443" calcext:value-type="float">
            <text:p>8,07E-04</text:p>
          </table:table-cell>
          <table:table-cell table:formula="of:=[.C65]*[.D65]" office:value-type="float" office:value="0.000014174" calcext:value-type="float">
            <text:p>1,4174E-0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42223" calcext:value-type="float">
            <text:p>0,00042223</text:p>
          </table:table-cell>
          <table:table-cell office:value-type="float" office:value="0.00000743" calcext:value-type="float">
            <text:p>7,43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6]*[.D66]" office:value-type="float" office:value="0.000802237" calcext:value-type="float">
            <text:p>8,02E-04</text:p>
          </table:table-cell>
          <table:table-cell table:formula="of:=[.C66]*[.D66]" office:value-type="float" office:value="0.000014117" calcext:value-type="float">
            <text:p>1,4117E-05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41951" calcext:value-type="float">
            <text:p>0,00041951</text:p>
          </table:table-cell>
          <table:table-cell office:value-type="float" office:value="0.0000074" calcext:value-type="float">
            <text:p>7,4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7]*[.D67]" office:value-type="float" office:value="0.000797069" calcext:value-type="float">
            <text:p>7,97E-04</text:p>
          </table:table-cell>
          <table:table-cell table:formula="of:=[.C67]*[.D67]" office:value-type="float" office:value="0.00001406" calcext:value-type="float">
            <text:p>1,406E-0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4168" calcext:value-type="float">
            <text:p>0,0004168</text:p>
          </table:table-cell>
          <table:table-cell office:value-type="float" office:value="0.00000736" calcext:value-type="float">
            <text:p>7,3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8]*[.D68]" office:value-type="float" office:value="0.00079192" calcext:value-type="float">
            <text:p>7,92E-04</text:p>
          </table:table-cell>
          <table:table-cell table:formula="of:=[.C68]*[.D68]" office:value-type="float" office:value="0.000013984" calcext:value-type="float">
            <text:p>1,3984E-05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41411" calcext:value-type="float">
            <text:p>0,00041411</text:p>
          </table:table-cell>
          <table:table-cell office:value-type="float" office:value="0.00000733" calcext:value-type="float">
            <text:p>7,33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69]*[.D69]" office:value-type="float" office:value="0.000786809" calcext:value-type="float">
            <text:p>7,87E-04</text:p>
          </table:table-cell>
          <table:table-cell table:formula="of:=[.C69]*[.D69]" office:value-type="float" office:value="0.000013927" calcext:value-type="float">
            <text:p>1,3927E-0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1144" calcext:value-type="float">
            <text:p>0,00041144</text:p>
          </table:table-cell>
          <table:table-cell office:value-type="float" office:value="0.0000073" calcext:value-type="float">
            <text:p>7,3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0]*[.D70]" office:value-type="float" office:value="0.000781736" calcext:value-type="float">
            <text:p>7,82E-04</text:p>
          </table:table-cell>
          <table:table-cell table:formula="of:=[.C70]*[.D70]" office:value-type="float" office:value="0.00001387" calcext:value-type="float">
            <text:p>1,387E-05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40878" calcext:value-type="float">
            <text:p>0,00040878</text:p>
          </table:table-cell>
          <table:table-cell office:value-type="float" office:value="0.00000727" calcext:value-type="float">
            <text:p>7,2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1]*[.D71]" office:value-type="float" office:value="0.000776682" calcext:value-type="float">
            <text:p>7,77E-04</text:p>
          </table:table-cell>
          <table:table-cell table:formula="of:=[.C71]*[.D71]" office:value-type="float" office:value="0.000013813" calcext:value-type="float">
            <text:p>1,3813E-05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40614" calcext:value-type="float">
            <text:p>0,00040614</text:p>
          </table:table-cell>
          <table:table-cell office:value-type="float" office:value="0.00000724" calcext:value-type="float">
            <text:p>7,2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2]*[.D72]" office:value-type="float" office:value="0.000771666" calcext:value-type="float">
            <text:p>7,72E-04</text:p>
          </table:table-cell>
          <table:table-cell table:formula="of:=[.C72]*[.D72]" office:value-type="float" office:value="0.000013756" calcext:value-type="float">
            <text:p>1,3756E-05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40352" calcext:value-type="float">
            <text:p>0,00040352</text:p>
          </table:table-cell>
          <table:table-cell office:value-type="float" office:value="0.00000721" calcext:value-type="float">
            <text:p>7,2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3]*[.D73]" office:value-type="float" office:value="0.000766688" calcext:value-type="float">
            <text:p>7,67E-04</text:p>
          </table:table-cell>
          <table:table-cell table:formula="of:=[.C73]*[.D73]" office:value-type="float" office:value="0.000013699" calcext:value-type="float">
            <text:p>1,3699E-05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40092" calcext:value-type="float">
            <text:p>0,00040092</text:p>
          </table:table-cell>
          <table:table-cell office:value-type="float" office:value="0.00000718" calcext:value-type="float">
            <text:p>7,18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4]*[.D74]" office:value-type="float" office:value="0.000761748" calcext:value-type="float">
            <text:p>7,62E-04</text:p>
          </table:table-cell>
          <table:table-cell table:formula="of:=[.C74]*[.D74]" office:value-type="float" office:value="0.000013642" calcext:value-type="float">
            <text:p>1,3642E-05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9833" calcext:value-type="float">
            <text:p>0,00039833</text:p>
          </table:table-cell>
          <table:table-cell office:value-type="float" office:value="0.00000716" calcext:value-type="float">
            <text:p>7,1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5]*[.D75]" office:value-type="float" office:value="0.000756827" calcext:value-type="float">
            <text:p>7,57E-04</text:p>
          </table:table-cell>
          <table:table-cell table:formula="of:=[.C75]*[.D75]" office:value-type="float" office:value="0.000013604" calcext:value-type="float">
            <text:p>1,3604E-05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39576" calcext:value-type="float">
            <text:p>0,00039576</text:p>
          </table:table-cell>
          <table:table-cell office:value-type="float" office:value="0.00000713" calcext:value-type="float">
            <text:p>7,13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6]*[.D76]" office:value-type="float" office:value="0.000751944" calcext:value-type="float">
            <text:p>7,52E-04</text:p>
          </table:table-cell>
          <table:table-cell table:formula="of:=[.C76]*[.D76]" office:value-type="float" office:value="0.000013547" calcext:value-type="float">
            <text:p>1,3547E-05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39321" calcext:value-type="float">
            <text:p>0,00039321</text:p>
          </table:table-cell>
          <table:table-cell office:value-type="float" office:value="0.0000071" calcext:value-type="float">
            <text:p>7,1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7]*[.D77]" office:value-type="float" office:value="0.000747099" calcext:value-type="float">
            <text:p>7,47E-04</text:p>
          </table:table-cell>
          <table:table-cell table:formula="of:=[.C77]*[.D77]" office:value-type="float" office:value="0.00001349" calcext:value-type="float">
            <text:p>1,349E-05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39067" calcext:value-type="float">
            <text:p>0,00039067</text:p>
          </table:table-cell>
          <table:table-cell office:value-type="float" office:value="0.00000707" calcext:value-type="float">
            <text:p>7,0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8]*[.D78]" office:value-type="float" office:value="0.000742273" calcext:value-type="float">
            <text:p>7,42E-04</text:p>
          </table:table-cell>
          <table:table-cell table:formula="of:=[.C78]*[.D78]" office:value-type="float" office:value="0.000013433" calcext:value-type="float">
            <text:p>1,3433E-05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38815" calcext:value-type="float">
            <text:p>0,00038815</text:p>
          </table:table-cell>
          <table:table-cell office:value-type="float" office:value="0.00000705" calcext:value-type="float">
            <text:p>7,05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79]*[.D79]" office:value-type="float" office:value="0.000737485" calcext:value-type="float">
            <text:p>7,37E-04</text:p>
          </table:table-cell>
          <table:table-cell table:formula="of:=[.C79]*[.D79]" office:value-type="float" office:value="0.000013395" calcext:value-type="float">
            <text:p>1,3395E-05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8564" calcext:value-type="float">
            <text:p>0,00038564</text:p>
          </table:table-cell>
          <table:table-cell office:value-type="float" office:value="0.00000702" calcext:value-type="float">
            <text:p>7,02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0]*[.D80]" office:value-type="float" office:value="0.000732716" calcext:value-type="float">
            <text:p>7,33E-04</text:p>
          </table:table-cell>
          <table:table-cell table:formula="of:=[.C80]*[.D80]" office:value-type="float" office:value="0.000013338" calcext:value-type="float">
            <text:p>1,3338E-0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38315" calcext:value-type="float">
            <text:p>0,00038315</text:p>
          </table:table-cell>
          <table:table-cell office:value-type="float" office:value="0.00000699" calcext:value-type="float">
            <text:p>6,99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1]*[.D81]" office:value-type="float" office:value="0.000727985" calcext:value-type="float">
            <text:p>7,28E-04</text:p>
          </table:table-cell>
          <table:table-cell table:formula="of:=[.C81]*[.D81]" office:value-type="float" office:value="0.000013281" calcext:value-type="float">
            <text:p>1,3281E-05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38068" calcext:value-type="float">
            <text:p>0,00038068</text:p>
          </table:table-cell>
          <table:table-cell office:value-type="float" office:value="0.00000696" calcext:value-type="float">
            <text:p>6,9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2]*[.D82]" office:value-type="float" office:value="0.000723292" calcext:value-type="float">
            <text:p>7,23E-04</text:p>
          </table:table-cell>
          <table:table-cell table:formula="of:=[.C82]*[.D82]" office:value-type="float" office:value="0.000013224" calcext:value-type="float">
            <text:p>1,3224E-0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37822" calcext:value-type="float">
            <text:p>0,00037822</text:p>
          </table:table-cell>
          <table:table-cell office:value-type="float" office:value="0.00000694" calcext:value-type="float">
            <text:p>6,94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3]*[.D83]" office:value-type="float" office:value="0.000718618" calcext:value-type="float">
            <text:p>7,19E-04</text:p>
          </table:table-cell>
          <table:table-cell table:formula="of:=[.C83]*[.D83]" office:value-type="float" office:value="0.000013186" calcext:value-type="float">
            <text:p>1,3186E-05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37578" calcext:value-type="float">
            <text:p>0,00037578</text:p>
          </table:table-cell>
          <table:table-cell office:value-type="float" office:value="0.00000691" calcext:value-type="float">
            <text:p>6,91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4]*[.D84]" office:value-type="float" office:value="0.000713982" calcext:value-type="float">
            <text:p>7,14E-04</text:p>
          </table:table-cell>
          <table:table-cell table:formula="of:=[.C84]*[.D84]" office:value-type="float" office:value="0.000013129" calcext:value-type="float">
            <text:p>1,3129E-0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37336" calcext:value-type="float">
            <text:p>0,00037336</text:p>
          </table:table-cell>
          <table:table-cell office:value-type="float" office:value="0.00000688" calcext:value-type="float">
            <text:p>6,88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5]*[.D85]" office:value-type="float" office:value="0.000709384" calcext:value-type="float">
            <text:p>7,09E-04</text:p>
          </table:table-cell>
          <table:table-cell table:formula="of:=[.C85]*[.D85]" office:value-type="float" office:value="0.000013072" calcext:value-type="float">
            <text:p>1,3072E-05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37095" calcext:value-type="float">
            <text:p>0,00037095</text:p>
          </table:table-cell>
          <table:table-cell office:value-type="float" office:value="0.00000686" calcext:value-type="float">
            <text:p>6,86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6]*[.D86]" office:value-type="float" office:value="0.000704805" calcext:value-type="float">
            <text:p>7,05E-04</text:p>
          </table:table-cell>
          <table:table-cell table:formula="of:=[.C86]*[.D86]" office:value-type="float" office:value="0.000013034" calcext:value-type="float">
            <text:p>1,3034E-05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36856" calcext:value-type="float">
            <text:p>0,00036856</text:p>
          </table:table-cell>
          <table:table-cell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00073712" calcext:value-type="float">
            <text:p>7,37E-04</text:p>
          </table:table-cell>
          <table:table-cell table:formula="of:=[.C87]*[.D87]" office:value-type="float" office:value="0.00001366" calcext:value-type="float">
            <text:p>1,366E-05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36618" calcext:value-type="float">
            <text:p>0,00036618</text:p>
          </table:table-cell>
          <table:table-cell office:value-type="float" office:value="0.0000068" calcext:value-type="float">
            <text:p>6,80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8]*[.D88]" office:value-type="float" office:value="0.000695742" calcext:value-type="float">
            <text:p>6,96E-04</text:p>
          </table:table-cell>
          <table:table-cell table:formula="of:=[.C88]*[.D88]" office:value-type="float" office:value="0.00001292" calcext:value-type="float">
            <text:p>1,292E-0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36381" calcext:value-type="float">
            <text:p>0,00036381</text:p>
          </table:table-cell>
          <table:table-cell office:value-type="float" office:value="0.00000677" calcext:value-type="float">
            <text:p>6,77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89]*[.D89]" office:value-type="float" office:value="0.000691239" calcext:value-type="float">
            <text:p>6,91E-04</text:p>
          </table:table-cell>
          <table:table-cell table:formula="of:=[.C89]*[.D89]" office:value-type="float" office:value="0.000012863" calcext:value-type="float">
            <text:p>1,2863E-0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36147" calcext:value-type="float">
            <text:p>0,00036147</text:p>
          </table:table-cell>
          <table:table-cell office:value-type="float" office:value="0.00000675" calcext:value-type="float">
            <text:p>6,75E-06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[.B90]*[.D90]" office:value-type="float" office:value="0.000686793" calcext:value-type="float">
            <text:p>6,87E-04</text:p>
          </table:table-cell>
          <table:table-cell table:formula="of:=[.C90]*[.D90]" office:value-type="float" office:value="0.000012825" calcext:value-type="float">
            <text:p>1,2825E-05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35913" calcext:value-type="float">
            <text:p>0,00035913</text:p>
          </table:table-cell>
          <table:table-cell office:value-type="float" office:value="0.00000672" calcext:value-type="float">
            <text:p>6,7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00071826" calcext:value-type="float">
            <text:p>7,18E-04</text:p>
          </table:table-cell>
          <table:table-cell table:formula="of:=[.C91]*[.D91]" office:value-type="float" office:value="0.00001344" calcext:value-type="float">
            <text:p>1,344E-05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35682" calcext:value-type="float">
            <text:p>0,00035682</text:p>
          </table:table-cell>
          <table:table-cell office:value-type="float" office:value="0.00000669" calcext:value-type="float">
            <text:p>6,6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00071364" calcext:value-type="float">
            <text:p>7,14E-04</text:p>
          </table:table-cell>
          <table:table-cell table:formula="of:=[.C92]*[.D92]" office:value-type="float" office:value="0.00001338" calcext:value-type="float">
            <text:p>1,338E-05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35451" calcext:value-type="float">
            <text:p>0,00035451</text:p>
          </table:table-cell>
          <table:table-cell office:value-type="float" office:value="0.00000666" calcext:value-type="float">
            <text:p>6,6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00070902" calcext:value-type="float">
            <text:p>7,09E-04</text:p>
          </table:table-cell>
          <table:table-cell table:formula="of:=[.C93]*[.D93]" office:value-type="float" office:value="0.00001332" calcext:value-type="float">
            <text:p>1,332E-05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35222" calcext:value-type="float">
            <text:p>0,00035222</text:p>
          </table:table-cell>
          <table:table-cell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00070444" calcext:value-type="float">
            <text:p>7,04E-04</text:p>
          </table:table-cell>
          <table:table-cell table:formula="of:=[.C94]*[.D94]" office:value-type="float" office:value="0.00001328" calcext:value-type="float">
            <text:p>1,328E-0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34995" calcext:value-type="float">
            <text:p>0,00034995</text:p>
          </table:table-cell>
          <table:table-cell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0006999" calcext:value-type="float">
            <text:p>7,00E-04</text:p>
          </table:table-cell>
          <table:table-cell table:formula="of:=[.C95]*[.D95]" office:value-type="float" office:value="0.00001322" calcext:value-type="float">
            <text:p>1,322E-05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34769" calcext:value-type="float">
            <text:p>0,00034769</text:p>
          </table:table-cell>
          <table:table-cell office:value-type="float" office:value="0.00000658" calcext:value-type="float">
            <text:p>6,5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00069538" calcext:value-type="float">
            <text:p>6,95E-04</text:p>
          </table:table-cell>
          <table:table-cell table:formula="of:=[.C96]*[.D96]" office:value-type="float" office:value="0.00001316" calcext:value-type="float">
            <text:p>1,316E-05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34545" calcext:value-type="float">
            <text:p>0,00034545</text:p>
          </table:table-cell>
          <table:table-cell office:value-type="float" office:value="0.00000655" calcext:value-type="float">
            <text:p>6,5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0006909" calcext:value-type="float">
            <text:p>6,91E-04</text:p>
          </table:table-cell>
          <table:table-cell table:formula="of:=[.C97]*[.D97]" office:value-type="float" office:value="0.0000131" calcext:value-type="float">
            <text:p>1,31E-05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34322" calcext:value-type="float">
            <text:p>0,00034322</text:p>
          </table:table-cell>
          <table:table-cell office:value-type="float" office:value="0.00000652" calcext:value-type="float">
            <text:p>6,5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00068644" calcext:value-type="float">
            <text:p>6,86E-04</text:p>
          </table:table-cell>
          <table:table-cell table:formula="of:=[.C98]*[.D98]" office:value-type="float" office:value="0.00001304" calcext:value-type="float">
            <text:p>1,304E-05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00649" calcext:value-type="float">
            <text:p>6,4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000682" calcext:value-type="float">
            <text:p>6,82E-04</text:p>
          </table:table-cell>
          <table:table-cell table:formula="of:=[.C99]*[.D99]" office:value-type="float" office:value="0.00001298" calcext:value-type="float">
            <text:p>1,298E-05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88" calcext:value-type="float">
            <text:p>0,0003388</text:p>
          </table:table-cell>
          <table:table-cell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0006776" calcext:value-type="float">
            <text:p>6,78E-04</text:p>
          </table:table-cell>
          <table:table-cell table:formula="of:=[.C100]*[.D100]" office:value-type="float" office:value="0.00001292" calcext:value-type="float">
            <text:p>1,292E-05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33662" calcext:value-type="float">
            <text:p>0,00033662</text:p>
          </table:table-cell>
          <table:table-cell office:value-type="float" office:value="0.00000643" calcext:value-type="float">
            <text:p>6,4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00067324" calcext:value-type="float">
            <text:p>6,73E-04</text:p>
          </table:table-cell>
          <table:table-cell table:formula="of:=[.C101]*[.D101]" office:value-type="float" office:value="0.00001286" calcext:value-type="float">
            <text:p>1,286E-05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33444" calcext:value-type="float">
            <text:p>0,00033444</text:p>
          </table:table-cell>
          <table:table-cell office:value-type="float" office:value="0.00000641" calcext:value-type="float">
            <text:p>6,4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00066888" calcext:value-type="float">
            <text:p>6,69E-04</text:p>
          </table:table-cell>
          <table:table-cell table:formula="of:=[.C102]*[.D102]" office:value-type="float" office:value="0.00001282" calcext:value-type="float">
            <text:p>1,282E-05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33229" calcext:value-type="float">
            <text:p>0,00033229</text:p>
          </table:table-cell>
          <table:table-cell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00066458" calcext:value-type="float">
            <text:p>6,65E-04</text:p>
          </table:table-cell>
          <table:table-cell table:formula="of:=[.C103]*[.D103]" office:value-type="float" office:value="0.00001276" calcext:value-type="float">
            <text:p>1,276E-05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33014" calcext:value-type="float">
            <text:p>0,00033014</text:p>
          </table:table-cell>
          <table:table-cell office:value-type="float" office:value="0.00000635" calcext:value-type="float">
            <text:p>6,3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00066028" calcext:value-type="float">
            <text:p>6,60E-04</text:p>
          </table:table-cell>
          <table:table-cell table:formula="of:=[.C104]*[.D104]" office:value-type="float" office:value="0.0000127" calcext:value-type="float">
            <text:p>1,27E-05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32801" calcext:value-type="float">
            <text:p>0,00032801</text:p>
          </table:table-cell>
          <table:table-cell office:value-type="float" office:value="0.00000632" calcext:value-type="float">
            <text:p>6,3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00065602" calcext:value-type="float">
            <text:p>6,56E-04</text:p>
          </table:table-cell>
          <table:table-cell table:formula="of:=[.C105]*[.D105]" office:value-type="float" office:value="0.00001264" calcext:value-type="float">
            <text:p>1,264E-05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32589" calcext:value-type="float">
            <text:p>0,00032589</text:p>
          </table:table-cell>
          <table:table-cell office:value-type="float" office:value="0.00000629" calcext:value-type="float">
            <text:p>6,2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00065178" calcext:value-type="float">
            <text:p>6,52E-04</text:p>
          </table:table-cell>
          <table:table-cell table:formula="of:=[.C106]*[.D106]" office:value-type="float" office:value="0.00001258" calcext:value-type="float">
            <text:p>1,258E-05</text:p>
          </table:table-cell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32379" calcext:value-type="float">
            <text:p>0,00032379</text:p>
          </table:table-cell>
          <table:table-cell office:value-type="float" office:value="0.00000626" calcext:value-type="float">
            <text:p>6,2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00064758" calcext:value-type="float">
            <text:p>6,48E-04</text:p>
          </table:table-cell>
          <table:table-cell table:formula="of:=[.C107]*[.D107]" office:value-type="float" office:value="0.00001252" calcext:value-type="float">
            <text:p>1,252E-05</text:p>
          </table:table-cell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3217" calcext:value-type="float">
            <text:p>0,0003217</text:p>
          </table:table-cell>
          <table:table-cell office:value-type="float" office:value="0.00000623" calcext:value-type="float">
            <text:p>6,2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0006434" calcext:value-type="float">
            <text:p>6,43E-04</text:p>
          </table:table-cell>
          <table:table-cell table:formula="of:=[.C108]*[.D108]" office:value-type="float" office:value="0.00001246" calcext:value-type="float">
            <text:p>1,246E-05</text:p>
          </table:table-cell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31962" calcext:value-type="float">
            <text:p>0,00031962</text:p>
          </table:table-cell>
          <table:table-cell office:value-type="float" office:value="0.0000062" calcext:value-type="float">
            <text:p>6,2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00063924" calcext:value-type="float">
            <text:p>6,39E-04</text:p>
          </table:table-cell>
          <table:table-cell table:formula="of:=[.C109]*[.D109]" office:value-type="float" office:value="0.0000124" calcext:value-type="float">
            <text:p>1,24E-0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31756" calcext:value-type="float">
            <text:p>0,00031756</text:p>
          </table:table-cell>
          <table:table-cell office:value-type="float" office:value="0.00000617" calcext:value-type="float">
            <text:p>6,1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00063512" calcext:value-type="float">
            <text:p>6,35E-04</text:p>
          </table:table-cell>
          <table:table-cell table:formula="of:=[.C110]*[.D110]" office:value-type="float" office:value="0.00001234" calcext:value-type="float">
            <text:p>1,234E-05</text:p>
          </table:table-cell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31551" calcext:value-type="float">
            <text:p>0,00031551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00063102" calcext:value-type="float">
            <text:p>6,31E-04</text:p>
          </table:table-cell>
          <table:table-cell table:formula="of:=[.C111]*[.D111]" office:value-type="float" office:value="0.00001226" calcext:value-type="float">
            <text:p>1,226E-05</text:p>
          </table:table-cell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31348" calcext:value-type="float">
            <text:p>0,00031348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00062696" calcext:value-type="float">
            <text:p>6,27E-04</text:p>
          </table:table-cell>
          <table:table-cell table:formula="of:=[.C112]*[.D112]" office:value-type="float" office:value="0.0000122" calcext:value-type="float">
            <text:p>1,22E-05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31145" calcext:value-type="float">
            <text:p>0,00031145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0006229" calcext:value-type="float">
            <text:p>6,23E-04</text:p>
          </table:table-cell>
          <table:table-cell table:formula="of:=[.C113]*[.D113]" office:value-type="float" office:value="0.00001214" calcext:value-type="float">
            <text:p>1,214E-05</text:p>
          </table:table-cell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30944" calcext:value-type="float">
            <text:p>0,00030944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00061888" calcext:value-type="float">
            <text:p>6,19E-04</text:p>
          </table:table-cell>
          <table:table-cell table:formula="of:=[.C114]*[.D114]" office:value-type="float" office:value="0.00001208" calcext:value-type="float">
            <text:p>1,208E-05</text:p>
          </table:table-cell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30744" calcext:value-type="float">
            <text:p>0,00030744</text:p>
          </table:table-cell>
          <table:table-cell office:value-type="float" office:value="0.00000601" calcext:value-type="float">
            <text:p>6,0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00061488" calcext:value-type="float">
            <text:p>6,15E-04</text:p>
          </table:table-cell>
          <table:table-cell table:formula="of:=[.C115]*[.D115]" office:value-type="float" office:value="0.00001202" calcext:value-type="float">
            <text:p>1,202E-05</text:p>
          </table:table-cell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30546" calcext:value-type="float">
            <text:p>0,00030546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00061092" calcext:value-type="float">
            <text:p>6,11E-04</text:p>
          </table:table-cell>
          <table:table-cell table:formula="of:=[.C116]*[.D116]" office:value-type="float" office:value="0.00001196" calcext:value-type="float">
            <text:p>1,196E-05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30349" calcext:value-type="float">
            <text:p>0,00030349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00060698" calcext:value-type="float">
            <text:p>6,07E-04</text:p>
          </table:table-cell>
          <table:table-cell table:formula="of:=[.C117]*[.D117]" office:value-type="float" office:value="0.0000119" calcext:value-type="float">
            <text:p>1,19E-05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30153" calcext:value-type="float">
            <text:p>0,00030153</text:p>
          </table:table-cell>
          <table:table-cell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00060306" calcext:value-type="float">
            <text:p>6,03E-04</text:p>
          </table:table-cell>
          <table:table-cell table:formula="of:=[.C118]*[.D118]" office:value-type="float" office:value="0.00001184" calcext:value-type="float">
            <text:p>1,184E-05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29958" calcext:value-type="float">
            <text:p>0,00029958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00059916" calcext:value-type="float">
            <text:p>5,99E-04</text:p>
          </table:table-cell>
          <table:table-cell table:formula="of:=[.C119]*[.D119]" office:value-type="float" office:value="0.00001178" calcext:value-type="float">
            <text:p>1,178E-05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29765" calcext:value-type="float">
            <text:p>0,00029765</text:p>
          </table:table-cell>
          <table:table-cell office:value-type="float" office:value="0.00000585" calcext:value-type="float">
            <text:p>5,8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[.D120]" office:value-type="float" office:value="0.0005953" calcext:value-type="float">
            <text:p>5,95E-04</text:p>
          </table:table-cell>
          <table:table-cell table:formula="of:=[.C120]*[.D120]" office:value-type="float" office:value="0.0000117" calcext:value-type="float">
            <text:p>1,17E-05</text:p>
          </table:table-cell>
          <table:table-cell table:style-name="ce12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29573" calcext:value-type="float">
            <text:p>0,00029573</text:p>
          </table:table-cell>
          <table:table-cell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[.D121]" office:value-type="float" office:value="0.00059146" calcext:value-type="float">
            <text:p>5,91E-04</text:p>
          </table:table-cell>
          <table:table-cell table:formula="of:=[.C121]*[.D121]" office:value-type="float" office:value="0.00001164" calcext:value-type="float">
            <text:p>1,164E-05</text:p>
          </table:table-cell>
          <table:table-cell table:style-name="ce12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29382" calcext:value-type="float">
            <text:p>0,00029382</text:p>
          </table:table-cell>
          <table:table-cell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[.D122]" office:value-type="float" office:value="0.00058764" calcext:value-type="float">
            <text:p>5,88E-04</text:p>
          </table:table-cell>
          <table:table-cell table:formula="of:=[.C122]*[.D122]" office:value-type="float" office:value="0.00001158" calcext:value-type="float">
            <text:p>1,158E-05</text:p>
          </table:table-cell>
          <table:table-cell table:style-name="ce12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29192" calcext:value-type="float">
            <text:p>0,00029192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*[.D123]" office:value-type="float" office:value="0.00058384" calcext:value-type="float">
            <text:p>5,84E-04</text:p>
          </table:table-cell>
          <table:table-cell table:formula="of:=[.C123]*[.D123]" office:value-type="float" office:value="0.00001152" calcext:value-type="float">
            <text:p>1,152E-05</text:p>
          </table:table-cell>
          <table:table-cell table:style-name="ce12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29004" calcext:value-type="float">
            <text:p>0,00029004</text:p>
          </table:table-cell>
          <table:table-cell office:value-type="float" office:value="0.00000573" calcext:value-type="float">
            <text:p>5,7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[.D124]" office:value-type="float" office:value="0.00058008" calcext:value-type="float">
            <text:p>5,80E-04</text:p>
          </table:table-cell>
          <table:table-cell table:formula="of:=[.C124]*[.D124]" office:value-type="float" office:value="0.00001146" calcext:value-type="float">
            <text:p>1,146E-05</text:p>
          </table:table-cell>
          <table:table-cell table:style-name="ce12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28817" calcext:value-type="float">
            <text:p>0,00028817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[.D125]" office:value-type="float" office:value="0.00057634" calcext:value-type="float">
            <text:p>5,76E-04</text:p>
          </table:table-cell>
          <table:table-cell table:formula="of:=[.C125]*[.D125]" office:value-type="float" office:value="0.00001138" calcext:value-type="float">
            <text:p>1,138E-05</text:p>
          </table:table-cell>
          <table:table-cell table:style-name="ce12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8631" calcext:value-type="float">
            <text:p>0,00028631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*[.D126]" office:value-type="float" office:value="0.00057262" calcext:value-type="float">
            <text:p>5,73E-04</text:p>
          </table:table-cell>
          <table:table-cell table:formula="of:=[.C126]*[.D126]" office:value-type="float" office:value="0.00001132" calcext:value-type="float">
            <text:p>1,132E-05</text:p>
          </table:table-cell>
          <table:table-cell table:style-name="ce12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28446" calcext:value-type="float">
            <text:p>0,00028446</text:p>
          </table:table-cell>
          <table:table-cell office:value-type="float" office:value="0.00000563" calcext:value-type="float">
            <text:p>5,6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*[.D127]" office:value-type="float" office:value="0.00056892" calcext:value-type="float">
            <text:p>5,69E-04</text:p>
          </table:table-cell>
          <table:table-cell table:formula="of:=[.C127]*[.D127]" office:value-type="float" office:value="0.00001126" calcext:value-type="float">
            <text:p>1,126E-05</text:p>
          </table:table-cell>
          <table:table-cell table:style-name="ce12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28262" calcext:value-type="float">
            <text:p>0,00028262</text:p>
          </table:table-cell>
          <table:table-cell office:value-type="float" office:value="0.0000056" calcext:value-type="float">
            <text:p>5,6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[.D128]" office:value-type="float" office:value="0.00056524" calcext:value-type="float">
            <text:p>5,65E-04</text:p>
          </table:table-cell>
          <table:table-cell table:formula="of:=[.C128]*[.D128]" office:value-type="float" office:value="0.0000112" calcext:value-type="float">
            <text:p>1,12E-05</text:p>
          </table:table-cell>
          <table:table-cell table:style-name="ce12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2808" calcext:value-type="float">
            <text:p>0,0002808</text:p>
          </table:table-cell>
          <table:table-cell office:value-type="float" office:value="0.00000557" calcext:value-type="float">
            <text:p>5,5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[.D129]" office:value-type="float" office:value="0.0005616" calcext:value-type="float">
            <text:p>5,62E-04</text:p>
          </table:table-cell>
          <table:table-cell table:formula="of:=[.C129]*[.D129]" office:value-type="float" office:value="0.00001114" calcext:value-type="float">
            <text:p>1,114E-05</text:p>
          </table:table-cell>
          <table:table-cell table:style-name="ce12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27899" calcext:value-type="float">
            <text:p>0,00027899</text:p>
          </table:table-cell>
          <table:table-cell office:value-type="float" office:value="0.00000553" calcext:value-type="float">
            <text:p>5,5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*[.D130]" office:value-type="float" office:value="0.00055798" calcext:value-type="float">
            <text:p>5,58E-04</text:p>
          </table:table-cell>
          <table:table-cell table:formula="of:=[.C130]*[.D130]" office:value-type="float" office:value="0.00001106" calcext:value-type="float">
            <text:p>1,106E-05</text:p>
          </table:table-cell>
          <table:table-cell table:style-name="ce12"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27719" calcext:value-type="float">
            <text:p>0,00027719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[.D131]" office:value-type="float" office:value="0.00055438" calcext:value-type="float">
            <text:p>5,54E-04</text:p>
          </table:table-cell>
          <table:table-cell table:formula="of:=[.C131]*[.D131]" office:value-type="float" office:value="0.000011" calcext:value-type="float">
            <text:p>1,1E-05</text:p>
          </table:table-cell>
          <table:table-cell table:style-name="ce12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2754" calcext:value-type="float">
            <text:p>0,0002754</text:p>
          </table:table-cell>
          <table:table-cell office:value-type="float" office:value="0.00000547" calcext:value-type="float">
            <text:p>5,4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[.D132]" office:value-type="float" office:value="0.0005508" calcext:value-type="float">
            <text:p>5,51E-04</text:p>
          </table:table-cell>
          <table:table-cell table:formula="of:=[.C132]*[.D132]" office:value-type="float" office:value="0.00001094" calcext:value-type="float">
            <text:p>1,094E-05</text:p>
          </table:table-cell>
          <table:table-cell table:style-name="ce12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27362" calcext:value-type="float">
            <text:p>0,00027362</text:p>
          </table:table-cell>
          <table:table-cell office:value-type="float" office:value="0.00000544" calcext:value-type="float">
            <text:p>5,4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*[.D133]" office:value-type="float" office:value="0.00054724" calcext:value-type="float">
            <text:p>5,47E-04</text:p>
          </table:table-cell>
          <table:table-cell table:formula="of:=[.C133]*[.D133]" office:value-type="float" office:value="0.00001088" calcext:value-type="float">
            <text:p>1,088E-05</text:p>
          </table:table-cell>
          <table:table-cell table:style-name="ce12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27185" calcext:value-type="float">
            <text:p>0,00027185</text:p>
          </table:table-cell>
          <table:table-cell office:value-type="float" office:value="0.00000541" calcext:value-type="float">
            <text:p>5,4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[.D134]" office:value-type="float" office:value="0.0005437" calcext:value-type="float">
            <text:p>5,44E-04</text:p>
          </table:table-cell>
          <table:table-cell table:formula="of:=[.C134]*[.D134]" office:value-type="float" office:value="0.00001082" calcext:value-type="float">
            <text:p>1,082E-05</text:p>
          </table:table-cell>
          <table:table-cell table:style-name="ce12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2701" calcext:value-type="float">
            <text:p>0,0002701</text:p>
          </table:table-cell>
          <table:table-cell office:value-type="float" office:value="0.00000537" calcext:value-type="float">
            <text:p>5,3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[.D135]" office:value-type="float" office:value="0.0005402" calcext:value-type="float">
            <text:p>5,40E-04</text:p>
          </table:table-cell>
          <table:table-cell table:formula="of:=[.C135]*[.D135]" office:value-type="float" office:value="0.00001074" calcext:value-type="float">
            <text:p>1,074E-05</text:p>
          </table:table-cell>
          <table:table-cell table:style-name="ce12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26835" calcext:value-type="float">
            <text:p>0,00026835</text:p>
          </table:table-cell>
          <table:table-cell office:value-type="float" office:value="0.00000534" calcext:value-type="float">
            <text:p>5,3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*[.D136]" office:value-type="float" office:value="0.0005367" calcext:value-type="float">
            <text:p>5,37E-04</text:p>
          </table:table-cell>
          <table:table-cell table:formula="of:=[.C136]*[.D136]" office:value-type="float" office:value="0.00001068" calcext:value-type="float">
            <text:p>1,068E-05</text:p>
          </table:table-cell>
          <table:table-cell table:style-name="ce12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26662" calcext:value-type="float">
            <text:p>0,00026662</text:p>
          </table:table-cell>
          <table:table-cell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[.D137]" office:value-type="float" office:value="0.00053324" calcext:value-type="float">
            <text:p>5,33E-04</text:p>
          </table:table-cell>
          <table:table-cell table:formula="of:=[.C137]*[.D137]" office:value-type="float" office:value="0.00001062" calcext:value-type="float">
            <text:p>1,062E-05</text:p>
          </table:table-cell>
          <table:table-cell table:style-name="ce12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2649" calcext:value-type="float">
            <text:p>0,0002649</text:p>
          </table:table-cell>
          <table:table-cell office:value-type="float" office:value="0.00000528" calcext:value-type="float">
            <text:p>5,2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[.D138]" office:value-type="float" office:value="0.0005298" calcext:value-type="float">
            <text:p>5,30E-04</text:p>
          </table:table-cell>
          <table:table-cell table:formula="of:=[.C138]*[.D138]" office:value-type="float" office:value="0.00001056" calcext:value-type="float">
            <text:p>1,056E-05</text:p>
          </table:table-cell>
          <table:table-cell table:style-name="ce12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26319" calcext:value-type="float">
            <text:p>0,00026319</text:p>
          </table:table-cell>
          <table:table-cell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*[.D139]" office:value-type="float" office:value="0.00052638" calcext:value-type="float">
            <text:p>5,26E-04</text:p>
          </table:table-cell>
          <table:table-cell table:formula="of:=[.C139]*[.D139]" office:value-type="float" office:value="0.0000105" calcext:value-type="float">
            <text:p>1,05E-05</text:p>
          </table:table-cell>
          <table:table-cell table:style-name="ce12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26149" calcext:value-type="float">
            <text:p>0,00026149</text:p>
          </table:table-cell>
          <table:table-cell office:value-type="float" office:value="0.00000521" calcext:value-type="float">
            <text:p>5,2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[.D140]" office:value-type="float" office:value="0.00052298" calcext:value-type="float">
            <text:p>5,23E-04</text:p>
          </table:table-cell>
          <table:table-cell table:formula="of:=[.C140]*[.D140]" office:value-type="float" office:value="0.00001042" calcext:value-type="float">
            <text:p>1,042E-05</text:p>
          </table:table-cell>
          <table:table-cell table:style-name="ce12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2598" calcext:value-type="float">
            <text:p>0,0002598</text:p>
          </table:table-cell>
          <table:table-cell office:value-type="float" office:value="0.00000518" calcext:value-type="float">
            <text:p>5,1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*[.D141]" office:value-type="float" office:value="0.0005196" calcext:value-type="float">
            <text:p>5,20E-04</text:p>
          </table:table-cell>
          <table:table-cell table:formula="of:=[.C141]*[.D141]" office:value-type="float" office:value="0.00001036" calcext:value-type="float">
            <text:p>1,036E-05</text:p>
          </table:table-cell>
          <table:table-cell table:style-name="ce12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25813" calcext:value-type="float">
            <text:p>0,00025813</text:p>
          </table:table-cell>
          <table:table-cell office:value-type="float" office:value="0.00000515" calcext:value-type="float">
            <text:p>5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*[.D142]" office:value-type="float" office:value="0.00051626" calcext:value-type="float">
            <text:p>5,16E-04</text:p>
          </table:table-cell>
          <table:table-cell table:formula="of:=[.C142]*[.D142]" office:value-type="float" office:value="0.0000103" calcext:value-type="float">
            <text:p>1,03E-05</text:p>
          </table:table-cell>
          <table:table-cell table:style-name="ce12"/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25646" calcext:value-type="float">
            <text:p>0,00025646</text:p>
          </table:table-cell>
          <table:table-cell office:value-type="float" office:value="0.00000512" calcext:value-type="float">
            <text:p>5,1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*[.D143]" office:value-type="float" office:value="0.00051292" calcext:value-type="float">
            <text:p>5,13E-04</text:p>
          </table:table-cell>
          <table:table-cell table:formula="of:=[.C143]*[.D143]" office:value-type="float" office:value="0.00001024" calcext:value-type="float">
            <text:p>1,024E-05</text:p>
          </table:table-cell>
          <table:table-cell table:style-name="ce12"/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54" calcext:value-type="float">
            <text:p>0,00054</text:p>
          </table:table-cell>
          <table:table-cell table:style-name="Default" office:value-type="float" office:value="0.0028" calcext:value-type="float">
            <text:p>0,0028</text:p>
          </table:table-cell>
          <table:table-cell office:value-type="float" office:value="0.91" calcext:value-type="float">
            <text:p>0,91</text:p>
          </table:table-cell>
          <table:table-cell/>
          <table:table-cell table:formula="of:=[.B144]*[.D144]" office:value-type="float" office:value="0.0004914" calcext:value-type="float">
            <text:p>4,91E-04</text:p>
          </table:table-cell>
          <table:table-cell table:formula="of:=[.C144]*[.D144]" office:value-type="float" office:value="0.002548" calcext:value-type="float">
            <text:p>0,002548</text:p>
          </table:table-cell>
          <table:table-cell table:style-name="ce12"/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125" calcext:value-type="float">
            <text:p>0,00125</text:p>
          </table:table-cell>
          <table:table-cell table:style-name="Default" office:value-type="float" office:value="0.00482" calcext:value-type="float">
            <text:p>0,00482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B145]*[.D145]" office:value-type="float" office:value="0.002" calcext:value-type="float">
            <text:p>2,00E-03</text:p>
          </table:table-cell>
          <table:table-cell table:formula="of:=[.C145]*[.D145]" office:value-type="float" office:value="0.007712" calcext:value-type="float">
            <text:p>0,007712</text:p>
          </table:table-cell>
          <table:table-cell table:number-columns-repeated="2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248" calcext:value-type="float">
            <text:p>0,00248</text:p>
          </table:table-cell>
          <table:table-cell table:style-name="Default" office:value-type="float" office:value="0.00725" calcext:value-type="float">
            <text:p>0,00725</text:p>
          </table:table-cell>
          <table:table-cell office:value-type="float" office:value="2.1" calcext:value-type="float">
            <text:p>2,1</text:p>
          </table:table-cell>
          <table:table-cell/>
          <table:table-cell table:formula="of:=[.B146]*[.D146]" office:value-type="float" office:value="0.005208" calcext:value-type="float">
            <text:p>5,21E-03</text:p>
          </table:table-cell>
          <table:table-cell table:formula="of:=[.C146]*[.D146]" office:value-type="float" office:value="0.015225" calcext:value-type="float">
            <text:p>0,015225</text:p>
          </table:table-cell>
          <table:table-cell table:number-columns-repeated="2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413" calcext:value-type="float">
            <text:p>0,00413</text:p>
          </table:table-cell>
          <table:table-cell table:style-name="Default" office:value-type="float" office:value="0.0096" calcext:value-type="float">
            <text:p>0,009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7]*[.D147]" office:value-type="float" office:value="0.00826" calcext:value-type="float">
            <text:p>8,26E-03</text:p>
          </table:table-cell>
          <table:table-cell table:formula="of:=[.C147]*[.D147]" office:value-type="float" office:value="0.0192" calcext:value-type="float">
            <text:p>0,0192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582" calcext:value-type="float">
            <text:p>0,00582</text:p>
          </table:table-cell>
          <table:table-cell table:style-name="Default" office:value-type="float" office:value="0.0114" calcext:value-type="float">
            <text:p>0,0114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B148]*[.D148]" office:value-type="float" office:value="0.010476" calcext:value-type="float">
            <text:p>1,05E-02</text:p>
          </table:table-cell>
          <table:table-cell table:formula="of:=[.C148]*[.D148]" office:value-type="float" office:value="0.02052" calcext:value-type="float">
            <text:p>0,02052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711" calcext:value-type="float">
            <text:p>0,00711</text:p>
          </table:table-cell>
          <table:table-cell table:style-name="Default" office:value-type="float" office:value="0.0124" calcext:value-type="float">
            <text:p>0,0124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[.B149]*[.D149]" office:value-type="float" office:value="0.012087" calcext:value-type="float">
            <text:p>1,21E-02</text:p>
          </table:table-cell>
          <table:table-cell table:formula="of:=[.C149]*[.D149]" office:value-type="float" office:value="0.02108" calcext:value-type="float">
            <text:p>0,02108</text:p>
          </table:table-cell>
          <table:table-cell table:number-columns-repeated="2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784" calcext:value-type="float">
            <text:p>0,00784</text:p>
          </table:table-cell>
          <table:table-cell table:style-name="Default" office:value-type="float" office:value="0.0128" calcext:value-type="float">
            <text:p>0,0128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B150]*[.D150]" office:value-type="float" office:value="0.012544" calcext:value-type="float">
            <text:p>1,25E-02</text:p>
          </table:table-cell>
          <table:table-cell table:formula="of:=[.C150]*[.D150]" office:value-type="float" office:value="0.02048" calcext:value-type="float">
            <text:p>0,02048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815" calcext:value-type="float">
            <text:p>0,00815</text:p>
          </table:table-cell>
          <table:table-cell table:style-name="Default" office:value-type="float" office:value="0.013" calcext:value-type="float">
            <text:p>0,013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[.B151]*[.D151]" office:value-type="float" office:value="0.01304" calcext:value-type="float">
            <text:p>1,30E-02</text:p>
          </table:table-cell>
          <table:table-cell table:formula="of:=[.C151]*[.D151]" office:value-type="float" office:value="0.0208" calcext:value-type="float">
            <text:p>0,02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</table:table>
      <table:table table:name="InputFault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1" office:value-type="float" office:value="10" calcext:value-type="float">
            <text:p>10</text:p>
          </table:table-cell>
          <table:table-cell office:value-type="float" office:value="0.0052398" calcext:value-type="float">
            <text:p>0,0052398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1.8" calcext:value-type="float">
            <text:p>1,8</text:p>
          </table:table-cell>
          <table:table-cell office:value-type="float" office:value="0.0052439" calcext:value-type="float">
            <text:p>0,0052439</text:p>
          </table:table-cell>
          <table:table-cell table:style-name="Default" office:value-type="float" office:value="0.000201" calcext:value-type="float">
            <text:p>0,000201</text:p>
          </table:table-cell>
          <table:table-cell office:value-type="float" office:value="1.8" calcext:value-type="float">
            <text:p>1,8</text:p>
          </table:table-cell>
          <table:table-cell office:value-type="float" office:value="0.0052362" calcext:value-type="float">
            <text:p>0,0052362</text:p>
          </table:table-cell>
          <table:table-cell table:style-name="Default" office:value-type="float" office:value="0.000203" calcext:value-type="float">
            <text:p>0,00020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office:value-type="float" office:value="0.0030549" calcext:value-type="float">
            <text:p>0,0030549</text:p>
          </table:table-cell>
          <table:table-cell office:value-type="float" office:value="0.0000996" calcext:value-type="float">
            <text:p>9,96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30571" calcext:value-type="float">
            <text:p>0,0030571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1.8" calcext:value-type="float">
            <text:p>1,8</text:p>
          </table:table-cell>
          <table:table-cell office:value-type="float" office:value="0.0030529" calcext:value-type="float">
            <text:p>0,0030529</text:p>
          </table:table-cell>
          <table:table-cell office:value-type="float" office:value="0.0001" calcext:value-type="float">
            <text:p>1,00E-0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office:value-type="float" office:value="0.00222" calcext:value-type="float">
            <text:p>0,00222</text:p>
          </table:table-cell>
          <table:table-cell office:value-type="float" office:value="0.0000984" calcext:value-type="float">
            <text:p>9,84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22215" calcext:value-type="float">
            <text:p>0,0022215</text:p>
          </table:table-cell>
          <table:table-cell office:value-type="float" office:value="0.0000989" calcext:value-type="float">
            <text:p>9,89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22186" calcext:value-type="float">
            <text:p>0,0022186</text:p>
          </table:table-cell>
          <table:table-cell office:value-type="float" office:value="0.0000987" calcext:value-type="float">
            <text:p>9,87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40" calcext:value-type="float">
            <text:p>40</text:p>
          </table:table-cell>
          <table:table-cell office:value-type="float" office:value="0.001766" calcext:value-type="float">
            <text:p>0,001766</text:p>
          </table:table-cell>
          <table:table-cell office:value-type="float" office:value="0.000098" calcext:value-type="float">
            <text:p>9,80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1767" calcext:value-type="float">
            <text:p>0,001767</text:p>
          </table:table-cell>
          <table:table-cell office:value-type="float" office:value="0.0000984" calcext:value-type="float">
            <text:p>9,84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1765" calcext:value-type="float">
            <text:p>0,001765</text:p>
          </table:table-cell>
          <table:table-cell office:value-type="float" office:value="0.000098" calcext:value-type="float">
            <text:p>9,80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office:value-type="float" office:value="0.001477" calcext:value-type="float">
            <text:p>0,001477</text:p>
          </table:table-cell>
          <table:table-cell office:value-type="float" office:value="0.0000956" calcext:value-type="float">
            <text:p>9,56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1478" calcext:value-type="float">
            <text:p>0,001478</text:p>
          </table:table-cell>
          <table:table-cell office:value-type="float" office:value="0.0000959" calcext:value-type="float">
            <text:p>9,59E-05</text:p>
          </table:table-cell>
          <table:table-cell office:value-type="float" office:value="1.8" calcext:value-type="float">
            <text:p>1,8</text:p>
          </table:table-cell>
          <table:table-cell office:value-type="float" office:value="0.001476" calcext:value-type="float">
            <text:p>0,001476</text:p>
          </table:table-cell>
          <table:table-cell office:value-type="float" office:value="0.0000956" calcext:value-type="float">
            <text:p>9,56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60" calcext:value-type="float">
            <text:p>60</text:p>
          </table:table-cell>
          <table:table-cell office:value-type="float" office:value="0.001275" calcext:value-type="float">
            <text:p>0,001275</text:p>
          </table:table-cell>
          <table:table-cell office:value-type="float" office:value="0.0000924" calcext:value-type="float">
            <text:p>9,24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276" calcext:value-type="float">
            <text:p>0,001276</text:p>
          </table:table-cell>
          <table:table-cell office:value-type="float" office:value="0.0000926" calcext:value-type="float">
            <text:p>9,26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274" calcext:value-type="float">
            <text:p>0,001274</text:p>
          </table:table-cell>
          <table:table-cell office:value-type="float" office:value="0.0000923" calcext:value-type="float">
            <text:p>9,23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office:value-type="float" office:value="0.001125" calcext:value-type="float">
            <text:p>0,001125</text:p>
          </table:table-cell>
          <table:table-cell office:value-type="float" office:value="0.0000889" calcext:value-type="float">
            <text:p>8,89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126" calcext:value-type="float">
            <text:p>0,001126</text:p>
          </table:table-cell>
          <table:table-cell office:value-type="float" office:value="0.0000891" calcext:value-type="float">
            <text:p>8,91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124" calcext:value-type="float">
            <text:p>0,001124</text:p>
          </table:table-cell>
          <table:table-cell office:value-type="float" office:value="0.0000888" calcext:value-type="float">
            <text:p>8,88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00854" calcext:value-type="float">
            <text:p>8,54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009" calcext:value-type="float">
            <text:p>0,001009</text:p>
          </table:table-cell>
          <table:table-cell office:value-type="float" office:value="0.0000856" calcext:value-type="float">
            <text:p>8,56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1008" calcext:value-type="float">
            <text:p>0,001008</text:p>
          </table:table-cell>
          <table:table-cell office:value-type="float" office:value="0.0000853" calcext:value-type="float">
            <text:p>8,53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90" calcext:value-type="float">
            <text:p>90</text:p>
          </table:table-cell>
          <table:table-cell office:value-type="float" office:value="0.0009157" calcext:value-type="float">
            <text:p>0,0009157</text:p>
          </table:table-cell>
          <table:table-cell office:value-type="float" office:value="0.0000821" calcext:value-type="float">
            <text:p>8,21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9162" calcext:value-type="float">
            <text:p>0,0009162</text:p>
          </table:table-cell>
          <table:table-cell office:value-type="float" office:value="0.0000823" calcext:value-type="float">
            <text:p>8,23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9152" calcext:value-type="float">
            <text:p>0,0009152</text:p>
          </table:table-cell>
          <table:table-cell office:value-type="float" office:value="0.000082" calcext:value-type="float">
            <text:p>8,20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office:value-type="float" office:value="0.0008395" calcext:value-type="float">
            <text:p>0,0008395</text:p>
          </table:table-cell>
          <table:table-cell office:value-type="float" office:value="0.0000789" calcext:value-type="float">
            <text:p>7,89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0.0000791" calcext:value-type="float">
            <text:p>7,91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839" calcext:value-type="float">
            <text:p>0,000839</text:p>
          </table:table-cell>
          <table:table-cell office:value-type="float" office:value="0.0000789" calcext:value-type="float">
            <text:p>7,89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10" calcext:value-type="float">
            <text:p>110</text:p>
          </table:table-cell>
          <table:table-cell office:value-type="float" office:value="0.0007757" calcext:value-type="float">
            <text:p>0,0007757</text:p>
          </table:table-cell>
          <table:table-cell office:value-type="float" office:value="0.000076" calcext:value-type="float">
            <text:p>7,60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7762" calcext:value-type="float">
            <text:p>0,0007762</text:p>
          </table:table-cell>
          <table:table-cell office:value-type="float" office:value="0.0000762" calcext:value-type="float">
            <text:p>7,62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7753" calcext:value-type="float">
            <text:p>0,0007753</text:p>
          </table:table-cell>
          <table:table-cell office:value-type="float" office:value="0.0000759" calcext:value-type="float">
            <text:p>7,59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20" calcext:value-type="float">
            <text:p>120</text:p>
          </table:table-cell>
          <table:table-cell office:value-type="float" office:value="0.0007215" calcext:value-type="float">
            <text:p>0,0007215</text:p>
          </table:table-cell>
          <table:table-cell office:value-type="float" office:value="0.0000733" calcext:value-type="float">
            <text:p>7,33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7219" calcext:value-type="float">
            <text:p>0,0007219</text:p>
          </table:table-cell>
          <table:table-cell office:value-type="float" office:value="0.0000734" calcext:value-type="float">
            <text:p>7,34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7212" calcext:value-type="float">
            <text:p>0,0007212</text:p>
          </table:table-cell>
          <table:table-cell office:value-type="float" office:value="0.0000732" calcext:value-type="float">
            <text:p>7,32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30" calcext:value-type="float">
            <text:p>130</text:p>
          </table:table-cell>
          <table:table-cell office:value-type="float" office:value="0.0006749" calcext:value-type="float">
            <text:p>0,0006749</text:p>
          </table:table-cell>
          <table:table-cell office:value-type="float" office:value="0.0000707" calcext:value-type="float">
            <text:p>7,07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6752" calcext:value-type="float">
            <text:p>0,0006752</text:p>
          </table:table-cell>
          <table:table-cell office:value-type="float" office:value="0.0000709" calcext:value-type="float">
            <text:p>7,09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6745" calcext:value-type="float">
            <text:p>0,0006745</text:p>
          </table:table-cell>
          <table:table-cell office:value-type="float" office:value="0.0000706" calcext:value-type="float">
            <text:p>7,06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40" calcext:value-type="float">
            <text:p>140</text:p>
          </table:table-cell>
          <table:table-cell office:value-type="float" office:value="0.0006342" calcext:value-type="float">
            <text:p>0,0006342</text:p>
          </table:table-cell>
          <table:table-cell office:value-type="float" office:value="0.0000683" calcext:value-type="float">
            <text:p>6,83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6345" calcext:value-type="float">
            <text:p>0,0006345</text:p>
          </table:table-cell>
          <table:table-cell office:value-type="float" office:value="0.0000685" calcext:value-type="float">
            <text:p>6,85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6339" calcext:value-type="float">
            <text:p>0,0006339</text:p>
          </table:table-cell>
          <table:table-cell office:value-type="float" office:value="0.0000683" calcext:value-type="float">
            <text:p>6,83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50" calcext:value-type="float">
            <text:p>150</text:p>
          </table:table-cell>
          <table:table-cell office:value-type="float" office:value="0.0005984" calcext:value-type="float">
            <text:p>0,0005984</text:p>
          </table:table-cell>
          <table:table-cell office:value-type="float" office:value="0.0000661" calcext:value-type="float">
            <text:p>6,61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987" calcext:value-type="float">
            <text:p>0,0005987</text:p>
          </table:table-cell>
          <table:table-cell office:value-type="float" office:value="0.0000662" calcext:value-type="float">
            <text:p>6,62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981" calcext:value-type="float">
            <text:p>0,0005981</text:p>
          </table:table-cell>
          <table:table-cell office:value-type="float" office:value="0.000066" calcext:value-type="float">
            <text:p>6,60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60" calcext:value-type="float">
            <text:p>160</text:p>
          </table:table-cell>
          <table:table-cell table:style-name="ce11" office:value-type="float" office:value="0.00058533" calcext:value-type="float">
            <text:p>0,00058533</text:p>
          </table:table-cell>
          <table:table-cell table:style-name="ce13" office:value-type="float" office:value="0.0000139" calcext:value-type="float">
            <text:p>1,39E-0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.00058708" calcext:value-type="float">
            <text:p>0,00058708</text:p>
          </table:table-cell>
          <table:table-cell office:value-type="float" office:value="0.0000148" calcext:value-type="float">
            <text:p>1,48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8384" calcext:value-type="float">
            <text:p>0,00058384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table:style-name="ce11" office:value-type="float" office:value="170" calcext:value-type="float">
            <text:p>170</text:p>
          </table:table-cell>
          <table:table-cell table:style-name="ce11" office:value-type="float" office:value="0.00058153" calcext:value-type="float">
            <text:p>0,00058153</text:p>
          </table:table-cell>
          <table:table-cell table:style-name="ce13" office:value-type="float" office:value="0.0000131" calcext:value-type="float">
            <text:p>1,31E-05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.00058325" calcext:value-type="float">
            <text:p>0,00058325</text:p>
          </table:table-cell>
          <table:table-cell office:value-type="float" office:value="0.000014" calcext:value-type="float">
            <text:p>1,40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8005" calcext:value-type="float">
            <text:p>0,00058005</text:p>
          </table:table-cell>
          <table:table-cell office:value-type="float" office:value="0.000017" calcext:value-type="float">
            <text:p>1,70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0057775" calcext:value-type="float">
            <text:p>0,00057775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 office:value-type="float" office:value="0.00057944" calcext:value-type="float">
            <text:p>0,00057944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7629" calcext:value-type="float">
            <text:p>0,00057629</text:p>
          </table:table-cell>
          <table:table-cell office:value-type="float" office:value="0.0000164" calcext:value-type="float">
            <text:p>1,64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0057399" calcext:value-type="float">
            <text:p>0,00057399</text:p>
          </table:table-cell>
          <table:table-cell office:value-type="float" office:value="0.0000117" calcext:value-type="float">
            <text:p>1,17E-05</text:p>
          </table:table-cell>
          <table:table-cell office:value-type="float" office:value="2" calcext:value-type="float">
            <text:p>2</text:p>
          </table:table-cell>
          <table:table-cell office:value-type="float" office:value="0.00057567" calcext:value-type="float">
            <text:p>0,00057567</text:p>
          </table:table-cell>
          <table:table-cell office:value-type="float" office:value="0.0000126" calcext:value-type="float">
            <text:p>1,26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7256" calcext:value-type="float">
            <text:p>0,00057256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057027" calcext:value-type="float">
            <text:p>0,00057027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2" calcext:value-type="float">
            <text:p>2</text:p>
          </table:table-cell>
          <table:table-cell office:value-type="float" office:value="0.00057192" calcext:value-type="float">
            <text:p>0,00057192</text:p>
          </table:table-cell>
          <table:table-cell office:value-type="float" office:value="0.000012" calcext:value-type="float">
            <text:p>1,20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6885" calcext:value-type="float">
            <text:p>0,00056885</text:p>
          </table:table-cell>
          <table:table-cell office:value-type="float" office:value="0.0000152" calcext:value-type="float">
            <text:p>1,52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00056657" calcext:value-type="float">
            <text:p>0,00056657</text:p>
          </table:table-cell>
          <table:table-cell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 office:value-type="float" office:value="0.00056819" calcext:value-type="float">
            <text:p>0,00056819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6516" calcext:value-type="float">
            <text:p>0,00056516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00056289" calcext:value-type="float">
            <text:p>0,00056289</text:p>
          </table:table-cell>
          <table:table-cell office:value-type="float" office:value="0.00000989" calcext:value-type="float">
            <text:p>9,89E-06</text:p>
          </table:table-cell>
          <table:table-cell office:value-type="float" office:value="2" calcext:value-type="float">
            <text:p>2</text:p>
          </table:table-cell>
          <table:table-cell office:value-type="float" office:value="0.00056449" calcext:value-type="float">
            <text:p>0,00056449</text:p>
          </table:table-cell>
          <table:table-cell office:value-type="float" office:value="0.0000109" calcext:value-type="float">
            <text:p>1,09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6151" calcext:value-type="float">
            <text:p>0,00056151</text:p>
          </table:table-cell>
          <table:table-cell office:value-type="float" office:value="0.0000142" calcext:value-type="float">
            <text:p>1,42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0055924" calcext:value-type="float">
            <text:p>0,00055924</text:p>
          </table:table-cell>
          <table:table-cell office:value-type="float" office:value="0.00000937" calcext:value-type="float">
            <text:p>9,37E-06</text:p>
          </table:table-cell>
          <table:table-cell office:value-type="float" office:value="2" calcext:value-type="float">
            <text:p>2</text:p>
          </table:table-cell>
          <table:table-cell office:value-type="float" office:value="0.00056082" calcext:value-type="float">
            <text:p>0,00056082</text:p>
          </table:table-cell>
          <table:table-cell office:value-type="float" office:value="0.0000104" calcext:value-type="float">
            <text:p>1,04E-05</text:p>
          </table:table-cell>
          <table:table-cell office:value-type="float" office:value="1.9" calcext:value-type="float">
            <text:p>1,9</text:p>
          </table:table-cell>
          <table:table-cell office:value-type="float" office:value="0.00055787" calcext:value-type="float">
            <text:p>0,00055787</text:p>
          </table:table-cell>
          <table:table-cell office:value-type="float" office:value="0.0000137" calcext:value-type="float">
            <text:p>1,37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0055561" calcext:value-type="float">
            <text:p>0,00055561</text:p>
          </table:table-cell>
          <table:table-cell office:value-type="float" office:value="0.00000889" calcext:value-type="float">
            <text:p>8,89E-06</text:p>
          </table:table-cell>
          <table:table-cell office:value-type="float" office:value="2" calcext:value-type="float">
            <text:p>2</text:p>
          </table:table-cell>
          <table:table-cell office:value-type="float" office:value="0.00055717" calcext:value-type="float">
            <text:p>0,00055717</text:p>
          </table:table-cell>
          <table:table-cell office:value-type="float" office:value="0.00000991" calcext:value-type="float">
            <text:p>9,91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55426" calcext:value-type="float">
            <text:p>0,00055426</text:p>
          </table:table-cell>
          <table:table-cell office:value-type="float" office:value="0.0000133" calcext:value-type="float">
            <text:p>1,33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0055201" calcext:value-type="float">
            <text:p>0,00055201</text:p>
          </table:table-cell>
          <table:table-cell office:value-type="float" office:value="0.00000844" calcext:value-type="float">
            <text:p>8,44E-06</text:p>
          </table:table-cell>
          <table:table-cell office:value-type="float" office:value="2" calcext:value-type="float">
            <text:p>2</text:p>
          </table:table-cell>
          <table:table-cell office:value-type="float" office:value="0.00055355" calcext:value-type="float">
            <text:p>0,00055355</text:p>
          </table:table-cell>
          <table:table-cell office:value-type="float" office:value="0.00000948" calcext:value-type="float">
            <text:p>9,48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55068" calcext:value-type="float">
            <text:p>0,00055068</text:p>
          </table:table-cell>
          <table:table-cell office:value-type="float" office:value="0.0000129" calcext:value-type="float">
            <text:p>1,29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0054843" calcext:value-type="float">
            <text:p>0,00054843</text:p>
          </table:table-cell>
          <table:table-cell office:value-type="float" office:value="0.00000803" calcext:value-type="float">
            <text:p>8,03E-06</text:p>
          </table:table-cell>
          <table:table-cell office:value-type="float" office:value="2" calcext:value-type="float">
            <text:p>2</text:p>
          </table:table-cell>
          <table:table-cell office:value-type="float" office:value="0.00054995" calcext:value-type="float">
            <text:p>0,00054995</text:p>
          </table:table-cell>
          <table:table-cell office:value-type="float" office:value="0.00000909" calcext:value-type="float">
            <text:p>9,09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54712" calcext:value-type="float">
            <text:p>0,00054712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0054488" calcext:value-type="float">
            <text:p>0,00054488</text:p>
          </table:table-cell>
          <table:table-cell office:value-type="float" office:value="0.00000764" calcext:value-type="float">
            <text:p>7,64E-06</text:p>
          </table:table-cell>
          <table:table-cell office:value-type="float" office:value="2" calcext:value-type="float">
            <text:p>2</text:p>
          </table:table-cell>
          <table:table-cell office:value-type="float" office:value="0.00054637" calcext:value-type="float">
            <text:p>0,00054637</text:p>
          </table:table-cell>
          <table:table-cell office:value-type="float" office:value="0.00000872" calcext:value-type="float">
            <text:p>8,72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54358" calcext:value-type="float">
            <text:p>0,00054358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0054135" calcext:value-type="float">
            <text:p>0,00054135</text:p>
          </table:table-cell>
          <table:table-cell office:value-type="float" office:value="0.00000729" calcext:value-type="float">
            <text:p>7,29E-06</text:p>
          </table:table-cell>
          <table:table-cell office:value-type="float" office:value="2" calcext:value-type="float">
            <text:p>2</text:p>
          </table:table-cell>
          <table:table-cell office:value-type="float" office:value="0.00054282" calcext:value-type="float">
            <text:p>0,00054282</text:p>
          </table:table-cell>
          <table:table-cell office:value-type="float" office:value="0.00000838" calcext:value-type="float">
            <text:p>8,38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54007" calcext:value-type="float">
            <text:p>0,00054007</text:p>
          </table:table-cell>
          <table:table-cell office:value-type="float" office:value="0.0000118" calcext:value-type="float">
            <text:p>1,18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0053784" calcext:value-type="float">
            <text:p>0,00053784</text:p>
          </table:table-cell>
          <table:table-cell office:value-type="float" office:value="0.00000696" calcext:value-type="float">
            <text:p>6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53929" calcext:value-type="float">
            <text:p>0,00053929</text:p>
          </table:table-cell>
          <table:table-cell office:value-type="float" office:value="0.00000807" calcext:value-type="float">
            <text:p>8,07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53657" calcext:value-type="float">
            <text:p>0,00053657</text:p>
          </table:table-cell>
          <table:table-cell office:value-type="float" office:value="0.0000115" calcext:value-type="float">
            <text:p>1,15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53435" calcext:value-type="float">
            <text:p>0,00053435</text:p>
          </table:table-cell>
          <table:table-cell office:value-type="float" office:value="0.00000666" calcext:value-type="float">
            <text:p>6,66E-06</text:p>
          </table:table-cell>
          <table:table-cell office:value-type="float" office:value="2" calcext:value-type="float">
            <text:p>2</text:p>
          </table:table-cell>
          <table:table-cell office:value-type="float" office:value="0.00053578" calcext:value-type="float">
            <text:p>0,00053578</text:p>
          </table:table-cell>
          <table:table-cell office:value-type="float" office:value="0.00000778" calcext:value-type="float">
            <text:p>7,78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53311" calcext:value-type="float">
            <text:p>0,00053311</text:p>
          </table:table-cell>
          <table:table-cell office:value-type="float" office:value="0.0000112" calcext:value-type="float">
            <text:p>1,12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0053089" calcext:value-type="float">
            <text:p>0,00053089</text:p>
          </table:table-cell>
          <table:table-cell office:value-type="float" office:value="0.00000639" calcext:value-type="float">
            <text:p>6,39E-06</text:p>
          </table:table-cell>
          <table:table-cell office:value-type="float" office:value="2" calcext:value-type="float">
            <text:p>2</text:p>
          </table:table-cell>
          <table:table-cell office:value-type="float" office:value="0.0005323" calcext:value-type="float">
            <text:p>0,0005323</text:p>
          </table:table-cell>
          <table:table-cell office:value-type="float" office:value="0.00000752" calcext:value-type="float">
            <text:p>7,52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52966" calcext:value-type="float">
            <text:p>0,00052966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0052745" calcext:value-type="float">
            <text:p>0,00052745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52884" calcext:value-type="float">
            <text:p>0,00052884</text:p>
          </table:table-cell>
          <table:table-cell office:value-type="float" office:value="0.00000728" calcext:value-type="float">
            <text:p>7,28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52624" calcext:value-type="float">
            <text:p>0,00052624</text:p>
          </table:table-cell>
          <table:table-cell office:value-type="float" office:value="0.0000107" calcext:value-type="float">
            <text:p>1,07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0052404" calcext:value-type="float">
            <text:p>0,00052404</text:p>
          </table:table-cell>
          <table:table-cell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 office:value-type="float" office:value="0.0005254" calcext:value-type="float">
            <text:p>0,0005254</text:p>
          </table:table-cell>
          <table:table-cell office:value-type="float" office:value="0.00000706" calcext:value-type="float">
            <text:p>7,06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2284" calcext:value-type="float">
            <text:p>0,00052284</text:p>
          </table:table-cell>
          <table:table-cell office:value-type="float" office:value="0.0000105" calcext:value-type="float">
            <text:p>1,05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0052064" calcext:value-type="float">
            <text:p>0,00052064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office:value-type="float" office:value="0.00052199" calcext:value-type="float">
            <text:p>0,00052199</text:p>
          </table:table-cell>
          <table:table-cell office:value-type="float" office:value="0.00000687" calcext:value-type="float">
            <text:p>6,87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1946" calcext:value-type="float">
            <text:p>0,00051946</text:p>
          </table:table-cell>
          <table:table-cell office:value-type="float" office:value="0.0000103" calcext:value-type="float">
            <text:p>1,03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0051727" calcext:value-type="float">
            <text:p>0,00051727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office:value-type="float" office:value="0.0005186" calcext:value-type="float">
            <text:p>0,0005186</text:p>
          </table:table-cell>
          <table:table-cell office:value-type="float" office:value="0.000006688" calcext:value-type="float">
            <text:p>6,69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1611" calcext:value-type="float">
            <text:p>0,00051611</text:p>
          </table:table-cell>
          <table:table-cell office:value-type="float" office:value="0.0000101" calcext:value-type="float">
            <text:p>1,01E-0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51392" calcext:value-type="float">
            <text:p>0,00051392</text:p>
          </table:table-cell>
          <table:table-cell office:value-type="float" office:value="0.00000538" calcext:value-type="float">
            <text:p>5,38E-06</text:p>
          </table:table-cell>
          <table:table-cell office:value-type="float" office:value="2" calcext:value-type="float">
            <text:p>2</text:p>
          </table:table-cell>
          <table:table-cell office:value-type="float" office:value="0.00051523" calcext:value-type="float">
            <text:p>0,00051523</text:p>
          </table:table-cell>
          <table:table-cell office:value-type="float" office:value="0.000006528" calcext:value-type="float">
            <text:p>6,53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1277" calcext:value-type="float">
            <text:p>0,00051277</text:p>
          </table:table-cell>
          <table:table-cell office:value-type="float" office:value="0.00000987" calcext:value-type="float">
            <text:p>9,87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5106" calcext:value-type="float">
            <text:p>0,0005106</text:p>
          </table:table-cell>
          <table:table-cell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  <table:table-cell office:value-type="float" office:value="0.00051188" calcext:value-type="float">
            <text:p>0,00051188</text:p>
          </table:table-cell>
          <table:table-cell office:value-type="float" office:value="0.000006386" calcext:value-type="float">
            <text:p>6,39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0946" calcext:value-type="float">
            <text:p>0,00050946</text:p>
          </table:table-cell>
          <table:table-cell office:value-type="float" office:value="0.0000097" calcext:value-type="float">
            <text:p>9,70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050729" calcext:value-type="float">
            <text:p>0,00050729</text:p>
          </table:table-cell>
          <table:table-cell office:value-type="float" office:value="0.00000513" calcext:value-type="float">
            <text:p>5,13E-06</text:p>
          </table:table-cell>
          <table:table-cell office:value-type="float" office:value="2" calcext:value-type="float">
            <text:p>2</text:p>
          </table:table-cell>
          <table:table-cell office:value-type="float" office:value="0.00050856" calcext:value-type="float">
            <text:p>0,00050856</text:p>
          </table:table-cell>
          <table:table-cell office:value-type="float" office:value="0.00000626" calcext:value-type="float">
            <text:p>6,26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50617" calcext:value-type="float">
            <text:p>0,00050617</text:p>
          </table:table-cell>
          <table:table-cell office:value-type="float" office:value="0.00000953" calcext:value-type="float">
            <text:p>9,53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050401" calcext:value-type="float">
            <text:p>0,00050401</text:p>
          </table:table-cell>
          <table:table-cell office:value-type="float" office:value="0.00000503" calcext:value-type="float">
            <text:p>5,03E-06</text:p>
          </table:table-cell>
          <table:table-cell office:value-type="float" office:value="2" calcext:value-type="float">
            <text:p>2</text:p>
          </table:table-cell>
          <table:table-cell office:value-type="float" office:value="0.00050525" calcext:value-type="float">
            <text:p>0,00050525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1.6" calcext:value-type="float">
            <text:p>1,6</text:p>
          </table:table-cell>
          <table:table-cell office:value-type="float" office:value="0.0005029" calcext:value-type="float">
            <text:p>0,0005029</text:p>
          </table:table-cell>
          <table:table-cell office:value-type="float" office:value="0.00000938" calcext:value-type="float">
            <text:p>9,38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050074" calcext:value-type="float">
            <text:p>0,00050074</text:p>
          </table:table-cell>
          <table:table-cell office:value-type="float" office:value="0.00000495" calcext:value-type="float">
            <text:p>4,95E-06</text:p>
          </table:table-cell>
          <table:table-cell office:value-type="float" office:value="2" calcext:value-type="float">
            <text:p>2</text:p>
          </table:table-cell>
          <table:table-cell office:value-type="float" office:value="0.00050197" calcext:value-type="float">
            <text:p>0,00050197</text:p>
          </table:table-cell>
          <table:table-cell office:value-type="float" office:value="0.000006054" calcext:value-type="float">
            <text:p>6,05E-06</text:p>
          </table:table-cell>
          <table:table-cell office:value-type="float" office:value="1.6" calcext:value-type="float">
            <text:p>1,6</text:p>
          </table:table-cell>
          <table:table-cell office:value-type="float" office:value="0.00049966" calcext:value-type="float">
            <text:p>0,00049966</text:p>
          </table:table-cell>
          <table:table-cell office:value-type="float" office:value="0.00000923" calcext:value-type="float">
            <text:p>9,23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004975" calcext:value-type="float">
            <text:p>0,0004975</text:p>
          </table:table-cell>
          <table:table-cell office:value-type="float" office:value="0.00000488" calcext:value-type="float">
            <text:p>4,88E-06</text:p>
          </table:table-cell>
          <table:table-cell office:value-type="float" office:value="2" calcext:value-type="float">
            <text:p>2</text:p>
          </table:table-cell>
          <table:table-cell office:value-type="float" office:value="0.00049871" calcext:value-type="float">
            <text:p>0,00049871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9643" calcext:value-type="float">
            <text:p>0,00049643</text:p>
          </table:table-cell>
          <table:table-cell office:value-type="float" office:value="0.00000909" calcext:value-type="float">
            <text:p>9,09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0049428" calcext:value-type="float">
            <text:p>0,00049428</text:p>
          </table:table-cell>
          <table:table-cell office:value-type="float" office:value="0.00000483" calcext:value-type="float">
            <text:p>4,83E-06</text:p>
          </table:table-cell>
          <table:table-cell office:value-type="float" office:value="2" calcext:value-type="float">
            <text:p>2</text:p>
          </table:table-cell>
          <table:table-cell office:value-type="float" office:value="0.00049547" calcext:value-type="float">
            <text:p>0,00049547</text:p>
          </table:table-cell>
          <table:table-cell office:value-type="float" office:value="0.000005899" calcext:value-type="float">
            <text:p>5,90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9322" calcext:value-type="float">
            <text:p>0,00049322</text:p>
          </table:table-cell>
          <table:table-cell office:value-type="float" office:value="0.00000897" calcext:value-type="float">
            <text:p>8,97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0049108" calcext:value-type="float">
            <text:p>0,00049108</text:p>
          </table:table-cell>
          <table:table-cell office:value-type="float" office:value="0.00000479" calcext:value-type="float">
            <text:p>4,79E-06</text:p>
          </table:table-cell>
          <table:table-cell office:value-type="float" office:value="2" calcext:value-type="float">
            <text:p>2</text:p>
          </table:table-cell>
          <table:table-cell office:value-type="float" office:value="0.00049226" calcext:value-type="float">
            <text:p>0,00049226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9004" calcext:value-type="float">
            <text:p>0,00049004</text:p>
          </table:table-cell>
          <table:table-cell office:value-type="float" office:value="0.00000885" calcext:value-type="float">
            <text:p>8,85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0048791" calcext:value-type="float">
            <text:p>0,00048791</text:p>
          </table:table-cell>
          <table:table-cell office:value-type="float" office:value="0.00000477" calcext:value-type="float">
            <text:p>4,77E-06</text:p>
          </table:table-cell>
          <table:table-cell office:value-type="float" office:value="2" calcext:value-type="float">
            <text:p>2</text:p>
          </table:table-cell>
          <table:table-cell office:value-type="float" office:value="0.00048906" calcext:value-type="float">
            <text:p>0,00048906</text:p>
          </table:table-cell>
          <table:table-cell office:value-type="float" office:value="0.00000579" calcext:value-type="float">
            <text:p>5,79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8688" calcext:value-type="float">
            <text:p>0,00048688</text:p>
          </table:table-cell>
          <table:table-cell office:value-type="float" office:value="0.00000874" calcext:value-type="float">
            <text:p>8,74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0048475" calcext:value-type="float">
            <text:p>0,00048475</text:p>
          </table:table-cell>
          <table:table-cell office:value-type="float" office:value="0.00000475" calcext:value-type="float">
            <text:p>4,75E-06</text:p>
          </table:table-cell>
          <table:table-cell office:value-type="float" office:value="2" calcext:value-type="float">
            <text:p>2</text:p>
          </table:table-cell>
          <table:table-cell office:value-type="float" office:value="0.00048588" calcext:value-type="float">
            <text:p>0,00048588</text:p>
          </table:table-cell>
          <table:table-cell office:value-type="float" office:value="0.00000575" calcext:value-type="float">
            <text:p>5,75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8373" calcext:value-type="float">
            <text:p>0,00048373</text:p>
          </table:table-cell>
          <table:table-cell office:value-type="float" office:value="0.00000863" calcext:value-type="float">
            <text:p>8,63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0048161" calcext:value-type="float">
            <text:p>0,00048161</text:p>
          </table:table-cell>
          <table:table-cell office:value-type="float" office:value="0.00000474" calcext:value-type="float">
            <text:p>4,74E-06</text:p>
          </table:table-cell>
          <table:table-cell office:value-type="float" office:value="2" calcext:value-type="float">
            <text:p>2</text:p>
          </table:table-cell>
          <table:table-cell office:value-type="float" office:value="0.00048273" calcext:value-type="float">
            <text:p>0,00048273</text:p>
          </table:table-cell>
          <table:table-cell office:value-type="float" office:value="0.000005719" calcext:value-type="float">
            <text:p>5,72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8061" calcext:value-type="float">
            <text:p>0,00048061</text:p>
          </table:table-cell>
          <table:table-cell office:value-type="float" office:value="0.00000854" calcext:value-type="float">
            <text:p>8,54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0047849" calcext:value-type="float">
            <text:p>0,00047849</text:p>
          </table:table-cell>
          <table:table-cell office:value-type="float" office:value="0.00000475" calcext:value-type="float">
            <text:p>4,75E-06</text:p>
          </table:table-cell>
          <table:table-cell office:value-type="float" office:value="2" calcext:value-type="float">
            <text:p>2</text:p>
          </table:table-cell>
          <table:table-cell office:value-type="float" office:value="0.00047959" calcext:value-type="float">
            <text:p>0,00047959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1.7" calcext:value-type="float">
            <text:p>1,7</text:p>
          </table:table-cell>
          <table:table-cell office:value-type="float" office:value="0.00047751" calcext:value-type="float">
            <text:p>0,00047751</text:p>
          </table:table-cell>
          <table:table-cell office:value-type="float" office:value="0.00000845" calcext:value-type="float">
            <text:p>8,45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004754" calcext:value-type="float">
            <text:p>0,0004754</text:p>
          </table:table-cell>
          <table:table-cell office:value-type="float" office:value="0.00000476" calcext:value-type="float">
            <text:p>4,76E-06</text:p>
          </table:table-cell>
          <table:table-cell office:value-type="float" office:value="2" calcext:value-type="float">
            <text:p>2</text:p>
          </table:table-cell>
          <table:table-cell office:value-type="float" office:value="0.00047648" calcext:value-type="float">
            <text:p>0,00047648</text:p>
          </table:table-cell>
          <table:table-cell office:value-type="float" office:value="0.00000568" calcext:value-type="float">
            <text:p>5,68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7443" calcext:value-type="float">
            <text:p>0,00047443</text:p>
          </table:table-cell>
          <table:table-cell office:value-type="float" office:value="0.00000836" calcext:value-type="float">
            <text:p>8,36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0047232" calcext:value-type="float">
            <text:p>0,00047232</text:p>
          </table:table-cell>
          <table:table-cell office:value-type="float" office:value="0.00000477" calcext:value-type="float">
            <text:p>4,77E-06</text:p>
          </table:table-cell>
          <table:table-cell office:value-type="float" office:value="2" calcext:value-type="float">
            <text:p>2</text:p>
          </table:table-cell>
          <table:table-cell office:value-type="float" office:value="0.00047339" calcext:value-type="float">
            <text:p>0,00047339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7136" calcext:value-type="float">
            <text:p>0,00047136</text:p>
          </table:table-cell>
          <table:table-cell office:value-type="float" office:value="0.00000828" calcext:value-type="float">
            <text:p>8,28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46926" calcext:value-type="float">
            <text:p>0,00046926</text:p>
          </table:table-cell>
          <table:table-cell office:value-type="float" office:value="0.0000048" calcext:value-type="float">
            <text:p>4,80E-06</text:p>
          </table:table-cell>
          <table:table-cell office:value-type="float" office:value="2" calcext:value-type="float">
            <text:p>2</text:p>
          </table:table-cell>
          <table:table-cell office:value-type="float" office:value="0.00047031" calcext:value-type="float">
            <text:p>0,00047031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6832" calcext:value-type="float">
            <text:p>0,00046832</text:p>
          </table:table-cell>
          <table:table-cell office:value-type="float" office:value="0.00000821" calcext:value-type="float">
            <text:p>8,21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046623" calcext:value-type="float">
            <text:p>0,00046623</text:p>
          </table:table-cell>
          <table:table-cell office:value-type="float" office:value="0.00000482" calcext:value-type="float">
            <text:p>4,82E-06</text:p>
          </table:table-cell>
          <table:table-cell office:value-type="float" office:value="2" calcext:value-type="float">
            <text:p>2</text:p>
          </table:table-cell>
          <table:table-cell office:value-type="float" office:value="0.00046726" calcext:value-type="float">
            <text:p>0,00046726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653" calcext:value-type="float">
            <text:p>0,0004653</text:p>
          </table:table-cell>
          <table:table-cell office:value-type="float" office:value="0.00000814" calcext:value-type="float">
            <text:p>8,14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0046321" calcext:value-type="float">
            <text:p>0,00046321</text:p>
          </table:table-cell>
          <table:table-cell office:value-type="float" office:value="0.00000485" calcext:value-type="float">
            <text:p>4,85E-06</text:p>
          </table:table-cell>
          <table:table-cell office:value-type="float" office:value="2" calcext:value-type="float">
            <text:p>2</text:p>
          </table:table-cell>
          <table:table-cell office:value-type="float" office:value="0.00046422" calcext:value-type="float">
            <text:p>0,00046422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6229" calcext:value-type="float">
            <text:p>0,00046229</text:p>
          </table:table-cell>
          <table:table-cell office:value-type="float" office:value="0.00000807" calcext:value-type="float">
            <text:p>8,07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0046021" calcext:value-type="float">
            <text:p>0,00046021</text:p>
          </table:table-cell>
          <table:table-cell office:value-type="float" office:value="0.00000489" calcext:value-type="float">
            <text:p>4,89E-06</text:p>
          </table:table-cell>
          <table:table-cell office:value-type="float" office:value="2" calcext:value-type="float">
            <text:p>2</text:p>
          </table:table-cell>
          <table:table-cell office:value-type="float" office:value="0.00046121" calcext:value-type="float">
            <text:p>0,00046121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5931" calcext:value-type="float">
            <text:p>0,00045931</text:p>
          </table:table-cell>
          <table:table-cell office:value-type="float" office:value="0.00000801" calcext:value-type="float">
            <text:p>8,01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0045724" calcext:value-type="float">
            <text:p>0,00045724</text:p>
          </table:table-cell>
          <table:table-cell office:value-type="float" office:value="0.00000493" calcext:value-type="float">
            <text:p>4,93E-06</text:p>
          </table:table-cell>
          <table:table-cell office:value-type="float" office:value="2" calcext:value-type="float">
            <text:p>2</text:p>
          </table:table-cell>
          <table:table-cell office:value-type="float" office:value="0.00045822" calcext:value-type="float">
            <text:p>0,00045822</text:p>
          </table:table-cell>
          <table:table-cell office:value-type="float" office:value="0.00000568" calcext:value-type="float">
            <text:p>5,68E-06</text:p>
          </table:table-cell>
          <table:table-cell office:value-type="float" office:value="1.8" calcext:value-type="float">
            <text:p>1,8</text:p>
          </table:table-cell>
          <table:table-cell office:value-type="float" office:value="0.00045635" calcext:value-type="float">
            <text:p>0,00045635</text:p>
          </table:table-cell>
          <table:table-cell office:value-type="float" office:value="0.00000795" calcext:value-type="float">
            <text:p>7,95E-0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0045428" calcext:value-type="float">
            <text:p>0,00045428</text:p>
          </table:table-cell>
          <table:table-cell office:value-type="float" office:value="0.00000497" calcext:value-type="float">
            <text:p>4,97E-06</text:p>
          </table:table-cell>
          <table:table-cell office:value-type="float" office:value="2" calcext:value-type="float">
            <text:p>2</text:p>
          </table:table-cell>
          <table:table-cell office:value-type="float" office:value="0.00045524" calcext:value-type="float">
            <text:p>0,00045524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534" calcext:value-type="float">
            <text:p>0,0004534</text:p>
          </table:table-cell>
          <table:table-cell office:value-type="float" office:value="0.00000789" calcext:value-type="float">
            <text:p>7,89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0045134" calcext:value-type="float">
            <text:p>0,00045134</text:p>
          </table:table-cell>
          <table:table-cell office:value-type="float" office:value="0.00000501" calcext:value-type="float">
            <text:p>5,01E-06</text:p>
          </table:table-cell>
          <table:table-cell office:value-type="float" office:value="2" calcext:value-type="float">
            <text:p>2</text:p>
          </table:table-cell>
          <table:table-cell office:value-type="float" office:value="0.00045229" calcext:value-type="float">
            <text:p>0,00045229</text:p>
          </table:table-cell>
          <table:table-cell office:value-type="float" office:value="0.00000571" calcext:value-type="float">
            <text:p>5,71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5047" calcext:value-type="float">
            <text:p>0,00045047</text:p>
          </table:table-cell>
          <table:table-cell office:value-type="float" office:value="0.00000784" calcext:value-type="float">
            <text:p>7,84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0044842" calcext:value-type="float">
            <text:p>0,00044842</text:p>
          </table:table-cell>
          <table:table-cell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 office:value-type="float" office:value="0.00044935" calcext:value-type="float">
            <text:p>0,00044935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4757" calcext:value-type="float">
            <text:p>0,00044757</text:p>
          </table:table-cell>
          <table:table-cell office:value-type="float" office:value="0.00000779" calcext:value-type="float">
            <text:p>7,79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0044552" calcext:value-type="float">
            <text:p>0,00044552</text:p>
          </table:table-cell>
          <table:table-cell office:value-type="float" office:value="0.00000509" calcext:value-type="float">
            <text:p>5,09E-06</text:p>
          </table:table-cell>
          <table:table-cell office:value-type="float" office:value="2" calcext:value-type="float">
            <text:p>2</text:p>
          </table:table-cell>
          <table:table-cell office:value-type="float" office:value="0.00044643" calcext:value-type="float">
            <text:p>0,00044643</text:p>
          </table:table-cell>
          <table:table-cell office:value-type="float" office:value="0.00000574" calcext:value-type="float">
            <text:p>5,74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4468" calcext:value-type="float">
            <text:p>0,00044468</text:p>
          </table:table-cell>
          <table:table-cell office:value-type="float" office:value="0.00000774" calcext:value-type="float">
            <text:p>7,74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0044263" calcext:value-type="float">
            <text:p>0,00044263</text:p>
          </table:table-cell>
          <table:table-cell office:value-type="float" office:value="0.00000513" calcext:value-type="float">
            <text:p>5,13E-06</text:p>
          </table:table-cell>
          <table:table-cell office:value-type="float" office:value="2" calcext:value-type="float">
            <text:p>2</text:p>
          </table:table-cell>
          <table:table-cell office:value-type="float" office:value="0.00044353" calcext:value-type="float">
            <text:p>0,00044353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4181" calcext:value-type="float">
            <text:p>0,00044181</text:p>
          </table:table-cell>
          <table:table-cell office:value-type="float" office:value="0.0000077" calcext:value-type="float">
            <text:p>7,7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43977" calcext:value-type="float">
            <text:p>0,00043977</text:p>
          </table:table-cell>
          <table:table-cell office:value-type="float" office:value="0.00000518" calcext:value-type="float">
            <text:p>5,18E-06</text:p>
          </table:table-cell>
          <table:table-cell office:value-type="float" office:value="2" calcext:value-type="float">
            <text:p>2</text:p>
          </table:table-cell>
          <table:table-cell office:value-type="float" office:value="0.00044065" calcext:value-type="float">
            <text:p>0,00044065</text:p>
          </table:table-cell>
          <table:table-cell office:value-type="float" office:value="0.00000578" calcext:value-type="float">
            <text:p>5,78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3896" calcext:value-type="float">
            <text:p>0,00043896</text:p>
          </table:table-cell>
          <table:table-cell office:value-type="float" office:value="0.00000765" calcext:value-type="float">
            <text:p>7,65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043692" calcext:value-type="float">
            <text:p>0,00043692</text:p>
          </table:table-cell>
          <table:table-cell office:value-type="float" office:value="0.00000522" calcext:value-type="float">
            <text:p>5,22E-06</text:p>
          </table:table-cell>
          <table:table-cell office:value-type="float" office:value="2" calcext:value-type="float">
            <text:p>2</text:p>
          </table:table-cell>
          <table:table-cell office:value-type="float" office:value="0.00043779" calcext:value-type="float">
            <text:p>0,00043779</text:p>
          </table:table-cell>
          <table:table-cell office:value-type="float" office:value="0.0000058" calcext:value-type="float">
            <text:p>5,80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3612" calcext:value-type="float">
            <text:p>0,00043612</text:p>
          </table:table-cell>
          <table:table-cell office:value-type="float" office:value="0.00000761" calcext:value-type="float">
            <text:p>7,61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04341" calcext:value-type="float">
            <text:p>0,0004341</text:p>
          </table:table-cell>
          <table:table-cell office:value-type="float" office:value="0.00000526" calcext:value-type="float">
            <text:p>5,26E-06</text:p>
          </table:table-cell>
          <table:table-cell office:value-type="float" office:value="2" calcext:value-type="float">
            <text:p>2</text:p>
          </table:table-cell>
          <table:table-cell office:value-type="float" office:value="0.00043495" calcext:value-type="float">
            <text:p>0,00043495</text:p>
          </table:table-cell>
          <table:table-cell office:value-type="float" office:value="0.00000582" calcext:value-type="float">
            <text:p>5,82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3331" calcext:value-type="float">
            <text:p>0,00043331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043129" calcext:value-type="float">
            <text:p>0,00043129</text:p>
          </table:table-cell>
          <table:table-cell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  <table:table-cell office:value-type="float" office:value="0.00043213" calcext:value-type="float">
            <text:p>0,00043213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3051" calcext:value-type="float">
            <text:p>0,00043051</text:p>
          </table:table-cell>
          <table:table-cell office:value-type="float" office:value="0.00000753" calcext:value-type="float">
            <text:p>7,53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04285" calcext:value-type="float">
            <text:p>0,0004285</text:p>
          </table:table-cell>
          <table:table-cell office:value-type="float" office:value="0.00000535" calcext:value-type="float">
            <text:p>5,35E-06</text:p>
          </table:table-cell>
          <table:table-cell office:value-type="float" office:value="2" calcext:value-type="float">
            <text:p>2</text:p>
          </table:table-cell>
          <table:table-cell office:value-type="float" office:value="0.00042932" calcext:value-type="float">
            <text:p>0,00042932</text:p>
          </table:table-cell>
          <table:table-cell office:value-type="float" office:value="0.00000587" calcext:value-type="float">
            <text:p>5,87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2773" calcext:value-type="float">
            <text:p>0,00042773</text:p>
          </table:table-cell>
          <table:table-cell office:value-type="float" office:value="0.0000075" calcext:value-type="float">
            <text:p>7,5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042573" calcext:value-type="float">
            <text:p>0,00042573</text:p>
          </table:table-cell>
          <table:table-cell office:value-type="float" office:value="0.00000539" calcext:value-type="float">
            <text:p>5,39E-06</text:p>
          </table:table-cell>
          <table:table-cell office:value-type="float" office:value="2" calcext:value-type="float">
            <text:p>2</text:p>
          </table:table-cell>
          <table:table-cell office:value-type="float" office:value="0.00042654" calcext:value-type="float">
            <text:p>0,00042654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2497" calcext:value-type="float">
            <text:p>0,00042497</text:p>
          </table:table-cell>
          <table:table-cell office:value-type="float" office:value="0.00000746" calcext:value-type="float">
            <text:p>7,46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042297" calcext:value-type="float">
            <text:p>0,00042297</text:p>
          </table:table-cell>
          <table:table-cell office:value-type="float" office:value="0.00000543" calcext:value-type="float">
            <text:p>5,43E-06</text:p>
          </table:table-cell>
          <table:table-cell office:value-type="float" office:value="2" calcext:value-type="float">
            <text:p>2</text:p>
          </table:table-cell>
          <table:table-cell office:value-type="float" office:value="0.00042377" calcext:value-type="float">
            <text:p>0,00042377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2223" calcext:value-type="float">
            <text:p>0,00042223</text:p>
          </table:table-cell>
          <table:table-cell office:value-type="float" office:value="0.00000743" calcext:value-type="float">
            <text:p>7,43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042024" calcext:value-type="float">
            <text:p>0,00042024</text:p>
          </table:table-cell>
          <table:table-cell office:value-type="float" office:value="0.00000547" calcext:value-type="float">
            <text:p>5,47E-06</text:p>
          </table:table-cell>
          <table:table-cell office:value-type="float" office:value="2" calcext:value-type="float">
            <text:p>2</text:p>
          </table:table-cell>
          <table:table-cell office:value-type="float" office:value="0.00042102" calcext:value-type="float">
            <text:p>0,00042102</text:p>
          </table:table-cell>
          <table:table-cell office:value-type="float" office:value="0.00000593" calcext:value-type="float">
            <text:p>5,93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1951" calcext:value-type="float">
            <text:p>0,00041951</text:p>
          </table:table-cell>
          <table:table-cell office:value-type="float" office:value="0.0000074" calcext:value-type="float">
            <text:p>7,4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041752" calcext:value-type="float">
            <text:p>0,00041752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2" calcext:value-type="float">
            <text:p>2</text:p>
          </table:table-cell>
          <table:table-cell office:value-type="float" office:value="0.00041828" calcext:value-type="float">
            <text:p>0,00041828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168" calcext:value-type="float">
            <text:p>0,0004168</text:p>
          </table:table-cell>
          <table:table-cell office:value-type="float" office:value="0.00000736" calcext:value-type="float">
            <text:p>7,36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041482" calcext:value-type="float">
            <text:p>0,00041482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office:value-type="float" office:value="0.00041557" calcext:value-type="float">
            <text:p>0,00041557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1411" calcext:value-type="float">
            <text:p>0,00041411</text:p>
          </table:table-cell>
          <table:table-cell office:value-type="float" office:value="0.00000733" calcext:value-type="float">
            <text:p>7,33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1213" calcext:value-type="float">
            <text:p>0,00041213</text:p>
          </table:table-cell>
          <table:table-cell office:value-type="float" office:value="0.00000558" calcext:value-type="float">
            <text:p>5,58E-06</text:p>
          </table:table-cell>
          <table:table-cell office:value-type="float" office:value="2" calcext:value-type="float">
            <text:p>2</text:p>
          </table:table-cell>
          <table:table-cell office:value-type="float" office:value="0.00041287" calcext:value-type="float">
            <text:p>0,00041287</text:p>
          </table:table-cell>
          <table:table-cell office:value-type="float" office:value="0.00000599" calcext:value-type="float">
            <text:p>5,99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1144" calcext:value-type="float">
            <text:p>0,00041144</text:p>
          </table:table-cell>
          <table:table-cell office:value-type="float" office:value="0.0000073" calcext:value-type="float">
            <text:p>7,3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040947" calcext:value-type="float">
            <text:p>0,00040947</text:p>
          </table:table-cell>
          <table:table-cell office:value-type="float" office:value="0.00000561" calcext:value-type="float">
            <text:p>5,61E-06</text:p>
          </table:table-cell>
          <table:table-cell office:value-type="float" office:value="2" calcext:value-type="float">
            <text:p>2</text:p>
          </table:table-cell>
          <table:table-cell office:value-type="float" office:value="0.00041019" calcext:value-type="float">
            <text:p>0,00041019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0878" calcext:value-type="float">
            <text:p>0,00040878</text:p>
          </table:table-cell>
          <table:table-cell office:value-type="float" office:value="0.00000727" calcext:value-type="float">
            <text:p>7,27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040682" calcext:value-type="float">
            <text:p>0,00040682</text:p>
          </table:table-cell>
          <table:table-cell office:value-type="float" office:value="0.00000564" calcext:value-type="float">
            <text:p>5,64E-06</text:p>
          </table:table-cell>
          <table:table-cell office:value-type="float" office:value="2" calcext:value-type="float">
            <text:p>2</text:p>
          </table:table-cell>
          <table:table-cell office:value-type="float" office:value="0.00040753" calcext:value-type="float">
            <text:p>0,00040753</text:p>
          </table:table-cell>
          <table:table-cell office:value-type="float" office:value="0.00000602" calcext:value-type="float">
            <text:p>6,02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0614" calcext:value-type="float">
            <text:p>0,00040614</text:p>
          </table:table-cell>
          <table:table-cell office:value-type="float" office:value="0.00000724" calcext:value-type="float">
            <text:p>7,24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040418" calcext:value-type="float">
            <text:p>0,00040418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 office:value-type="float" office:value="0.00040488" calcext:value-type="float">
            <text:p>0,00040488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0352" calcext:value-type="float">
            <text:p>0,00040352</text:p>
          </table:table-cell>
          <table:table-cell office:value-type="float" office:value="0.00000721" calcext:value-type="float">
            <text:p>7,21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40157" calcext:value-type="float">
            <text:p>0,00040157</text:p>
          </table:table-cell>
          <table:table-cell office:value-type="float" office:value="0.0000057" calcext:value-type="float">
            <text:p>5,70E-06</text:p>
          </table:table-cell>
          <table:table-cell office:value-type="float" office:value="2" calcext:value-type="float">
            <text:p>2</text:p>
          </table:table-cell>
          <table:table-cell office:value-type="float" office:value="0.00040225" calcext:value-type="float">
            <text:p>0,00040225</text:p>
          </table:table-cell>
          <table:table-cell office:value-type="float" office:value="0.00000605" calcext:value-type="float">
            <text:p>6,05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40092" calcext:value-type="float">
            <text:p>0,00040092</text:p>
          </table:table-cell>
          <table:table-cell office:value-type="float" office:value="0.00000718" calcext:value-type="float">
            <text:p>7,18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9897" calcext:value-type="float">
            <text:p>0,00039897</text:p>
          </table:table-cell>
          <table:table-cell office:value-type="float" office:value="0.00000573" calcext:value-type="float">
            <text:p>5,73E-06</text:p>
          </table:table-cell>
          <table:table-cell office:value-type="float" office:value="2" calcext:value-type="float">
            <text:p>2</text:p>
          </table:table-cell>
          <table:table-cell office:value-type="float" office:value="0.00039964" calcext:value-type="float">
            <text:p>0,00039964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39833" calcext:value-type="float">
            <text:p>0,00039833</text:p>
          </table:table-cell>
          <table:table-cell office:value-type="float" office:value="0.00000716" calcext:value-type="float">
            <text:p>7,16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39639" calcext:value-type="float">
            <text:p>0,00039639</text:p>
          </table:table-cell>
          <table:table-cell office:value-type="float" office:value="0.00000575" calcext:value-type="float">
            <text:p>5,75E-06</text:p>
          </table:table-cell>
          <table:table-cell office:value-type="float" office:value="2" calcext:value-type="float">
            <text:p>2</text:p>
          </table:table-cell>
          <table:table-cell office:value-type="float" office:value="0.00039705" calcext:value-type="float">
            <text:p>0,00039705</text:p>
          </table:table-cell>
          <table:table-cell office:value-type="float" office:value="0.00000608" calcext:value-type="float">
            <text:p>6,08E-06</text:p>
          </table:table-cell>
          <table:table-cell office:value-type="float" office:value="1.9" calcext:value-type="float">
            <text:p>1,9</text:p>
          </table:table-cell>
          <table:table-cell office:value-type="float" office:value="0.00039576" calcext:value-type="float">
            <text:p>0,00039576</text:p>
          </table:table-cell>
          <table:table-cell office:value-type="float" office:value="0.00000713" calcext:value-type="float">
            <text:p>7,13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39382" calcext:value-type="float">
            <text:p>0,00039382</text:p>
          </table:table-cell>
          <table:table-cell office:value-type="float" office:value="0.00000578" calcext:value-type="float">
            <text:p>5,78E-06</text:p>
          </table:table-cell>
          <table:table-cell office:value-type="float" office:value="2" calcext:value-type="float">
            <text:p>2</text:p>
          </table:table-cell>
          <table:table-cell office:value-type="float" office:value="0.00039447" calcext:value-type="float">
            <text:p>0,00039447</text:p>
          </table:table-cell>
          <table:table-cell office:value-type="float" office:value="0.00000609" calcext:value-type="float">
            <text:p>6,09E-06</text:p>
          </table:table-cell>
          <table:table-cell office:value-type="float" office:value="2" calcext:value-type="float">
            <text:p>2</text:p>
          </table:table-cell>
          <table:table-cell office:value-type="float" office:value="0.00039321" calcext:value-type="float">
            <text:p>0,00039321</text:p>
          </table:table-cell>
          <table:table-cell office:value-type="float" office:value="0.0000071" calcext:value-type="float">
            <text:p>7,1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39128" calcext:value-type="float">
            <text:p>0,00039128</text:p>
          </table:table-cell>
          <table:table-cell office:value-type="float" office:value="0.0000058" calcext:value-type="float">
            <text:p>5,80E-06</text:p>
          </table:table-cell>
          <table:table-cell office:value-type="float" office:value="2" calcext:value-type="float">
            <text:p>2</text:p>
          </table:table-cell>
          <table:table-cell office:value-type="float" office:value="0.00039191" calcext:value-type="float">
            <text:p>0,00039191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 office:value-type="float" office:value="0.00039067" calcext:value-type="float">
            <text:p>0,00039067</text:p>
          </table:table-cell>
          <table:table-cell office:value-type="float" office:value="0.00000707" calcext:value-type="float">
            <text:p>7,07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0.00038874</text:p>
          </table:table-cell>
          <table:table-cell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  <table:table-cell office:value-type="float" office:value="0.00038936" calcext:value-type="float">
            <text:p>0,00038936</text:p>
          </table:table-cell>
          <table:table-cell office:value-type="float" office:value="0.00000611" calcext:value-type="float">
            <text:p>6,11E-06</text:p>
          </table:table-cell>
          <table:table-cell office:value-type="float" office:value="2" calcext:value-type="float">
            <text:p>2</text:p>
          </table:table-cell>
          <table:table-cell office:value-type="float" office:value="0.00038815" calcext:value-type="float">
            <text:p>0,00038815</text:p>
          </table:table-cell>
          <table:table-cell office:value-type="float" office:value="0.00000705" calcext:value-type="float">
            <text:p>7,05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38623" calcext:value-type="float">
            <text:p>0,00038623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2" calcext:value-type="float">
            <text:p>2</text:p>
          </table:table-cell>
          <table:table-cell office:value-type="float" office:value="0.00038684" calcext:value-type="float">
            <text:p>0,00038684</text:p>
          </table:table-cell>
          <table:table-cell office:value-type="float" office:value="0.00000612" calcext:value-type="float">
            <text:p>6,12E-06</text:p>
          </table:table-cell>
          <table:table-cell office:value-type="float" office:value="2" calcext:value-type="float">
            <text:p>2</text:p>
          </table:table-cell>
          <table:table-cell office:value-type="float" office:value="0.00038564" calcext:value-type="float">
            <text:p>0,00038564</text:p>
          </table:table-cell>
          <table:table-cell office:value-type="float" office:value="0.00000702" calcext:value-type="float">
            <text:p>7,02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00038373" calcext:value-type="float">
            <text:p>0,00038373</text:p>
          </table:table-cell>
          <table:table-cell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 office:value-type="float" office:value="0.00038432" calcext:value-type="float">
            <text:p>0,00038432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 office:value-type="float" office:value="0.00038315" calcext:value-type="float">
            <text:p>0,00038315</text:p>
          </table:table-cell>
          <table:table-cell office:value-type="float" office:value="0.00000699" calcext:value-type="float">
            <text:p>6,99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00038125" calcext:value-type="float">
            <text:p>0,00038125</text:p>
          </table:table-cell>
          <table:table-cell office:value-type="float" office:value="0.00000588" calcext:value-type="float">
            <text:p>5,88E-06</text:p>
          </table:table-cell>
          <table:table-cell office:value-type="float" office:value="2" calcext:value-type="float">
            <text:p>2</text:p>
          </table:table-cell>
          <table:table-cell office:value-type="float" office:value="0.00038183" calcext:value-type="float">
            <text:p>0,00038183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38068" calcext:value-type="float">
            <text:p>0,00038068</text:p>
          </table:table-cell>
          <table:table-cell office:value-type="float" office:value="0.00000696" calcext:value-type="float">
            <text:p>6,96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00037878" calcext:value-type="float">
            <text:p>0,00037878</text:p>
          </table:table-cell>
          <table:table-cell office:value-type="float" office:value="0.0000059" calcext:value-type="float">
            <text:p>5,90E-06</text:p>
          </table:table-cell>
          <table:table-cell office:value-type="float" office:value="2" calcext:value-type="float">
            <text:p>2</text:p>
          </table:table-cell>
          <table:table-cell office:value-type="float" office:value="0.00037935" calcext:value-type="float">
            <text:p>0,00037935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37822" calcext:value-type="float">
            <text:p>0,00037822</text:p>
          </table:table-cell>
          <table:table-cell office:value-type="float" office:value="0.00000694" calcext:value-type="float">
            <text:p>6,94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00037633" calcext:value-type="float">
            <text:p>0,00037633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 office:value-type="float" office:value="0.00037689" calcext:value-type="float">
            <text:p>0,00037689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7578" calcext:value-type="float">
            <text:p>0,00037578</text:p>
          </table:table-cell>
          <table:table-cell office:value-type="float" office:value="0.00000691" calcext:value-type="float">
            <text:p>6,91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0003739" calcext:value-type="float">
            <text:p>0,0003739</text:p>
          </table:table-cell>
          <table:table-cell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 office:value-type="float" office:value="0.00037444" calcext:value-type="float">
            <text:p>0,00037444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7336" calcext:value-type="float">
            <text:p>0,00037336</text:p>
          </table:table-cell>
          <table:table-cell office:value-type="float" office:value="0.00000688" calcext:value-type="float">
            <text:p>6,88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00037148" calcext:value-type="float">
            <text:p>0,00037148</text:p>
          </table:table-cell>
          <table:table-cell office:value-type="float" office:value="0.00000594" calcext:value-type="float">
            <text:p>5,94E-06</text:p>
          </table:table-cell>
          <table:table-cell office:value-type="float" office:value="2" calcext:value-type="float">
            <text:p>2</text:p>
          </table:table-cell>
          <table:table-cell office:value-type="float" office:value="0.00037201" calcext:value-type="float">
            <text:p>0,00037201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7095" calcext:value-type="float">
            <text:p>0,00037095</text:p>
          </table:table-cell>
          <table:table-cell office:value-type="float" office:value="0.00000686" calcext:value-type="float">
            <text:p>6,86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00036907" calcext:value-type="float">
            <text:p>0,00036907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 office:value-type="float" office:value="0.00036959" calcext:value-type="float">
            <text:p>0,00036959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856" calcext:value-type="float">
            <text:p>0,00036856</text:p>
          </table:table-cell>
          <table:table-cell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00036668" calcext:value-type="float">
            <text:p>0,00036668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72" calcext:value-type="float">
            <text:p>0,0003672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618" calcext:value-type="float">
            <text:p>0,00036618</text:p>
          </table:table-cell>
          <table:table-cell office:value-type="float" office:value="0.0000068" calcext:value-type="float">
            <text:p>6,80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0036431" calcext:value-type="float">
            <text:p>0,00036431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481" calcext:value-type="float">
            <text:p>0,00036481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381" calcext:value-type="float">
            <text:p>0,00036381</text:p>
          </table:table-cell>
          <table:table-cell office:value-type="float" office:value="0.00000677" calcext:value-type="float">
            <text:p>6,77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36195" calcext:value-type="float">
            <text:p>0,00036195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2" calcext:value-type="float">
            <text:p>2</text:p>
          </table:table-cell>
          <table:table-cell office:value-type="float" office:value="0.00036244" calcext:value-type="float">
            <text:p>0,00036244</text:p>
          </table:table-cell>
          <table:table-cell office:value-type="float" office:value="0.00000616" calcext:value-type="float">
            <text:p>6,16E-06</text:p>
          </table:table-cell>
          <table:table-cell office:value-type="float" office:value="2" calcext:value-type="float">
            <text:p>2</text:p>
          </table:table-cell>
          <table:table-cell office:value-type="float" office:value="0.00036147" calcext:value-type="float">
            <text:p>0,00036147</text:p>
          </table:table-cell>
          <table:table-cell office:value-type="float" office:value="0.00000675" calcext:value-type="float">
            <text:p>6,75E-06</text:p>
          </table:table-cell>
          <table:table-cell office:value-type="float" office:value="1.9" calcext:value-type="float">
            <text:p>1,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00035961" calcext:value-type="float">
            <text:p>0,00035961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6009" calcext:value-type="float">
            <text:p>0,00036009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5913" calcext:value-type="float">
            <text:p>0,00035913</text:p>
          </table:table-cell>
          <table:table-cell office:value-type="float" office:value="0.00000672" calcext:value-type="float">
            <text:p>6,7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00035729" calcext:value-type="float">
            <text:p>0,00035729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5775" calcext:value-type="float">
            <text:p>0,00035775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5682" calcext:value-type="float">
            <text:p>0,00035682</text:p>
          </table:table-cell>
          <table:table-cell office:value-type="float" office:value="0.00000669" calcext:value-type="float">
            <text:p>6,6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00035497" calcext:value-type="float">
            <text:p>0,00035497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5543" calcext:value-type="float">
            <text:p>0,00035543</text:p>
          </table:table-cell>
          <table:table-cell office:value-type="float" office:value="0.00000615" calcext:value-type="float">
            <text:p>6,15E-06</text:p>
          </table:table-cell>
          <table:table-cell office:value-type="float" office:value="2" calcext:value-type="float">
            <text:p>2</text:p>
          </table:table-cell>
          <table:table-cell office:value-type="float" office:value="0.00035451" calcext:value-type="float">
            <text:p>0,00035451</text:p>
          </table:table-cell>
          <table:table-cell office:value-type="float" office:value="0.00000666" calcext:value-type="float">
            <text:p>6,66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00035268" calcext:value-type="float">
            <text:p>0,00035268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5312" calcext:value-type="float">
            <text:p>0,00035312</text:p>
          </table:table-cell>
          <table:table-cell office:value-type="float" office:value="0.00000614" calcext:value-type="float">
            <text:p>6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35222" calcext:value-type="float">
            <text:p>0,00035222</text:p>
          </table:table-cell>
          <table:table-cell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35039" calcext:value-type="float">
            <text:p>0,00035039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5083" calcext:value-type="float">
            <text:p>0,00035083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 office:value-type="float" office:value="0.00034995" calcext:value-type="float">
            <text:p>0,00034995</text:p>
          </table:table-cell>
          <table:table-cell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00034813" calcext:value-type="float">
            <text:p>0,00034813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4855" calcext:value-type="float">
            <text:p>0,00034855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  <table:table-cell office:value-type="float" office:value="0.00034769" calcext:value-type="float">
            <text:p>0,00034769</text:p>
          </table:table-cell>
          <table:table-cell office:value-type="float" office:value="0.00000658" calcext:value-type="float">
            <text:p>6,58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00034587" calcext:value-type="float">
            <text:p>0,00034587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4629" calcext:value-type="float">
            <text:p>0,00034629</text:p>
          </table:table-cell>
          <table:table-cell office:value-type="float" office:value="0.00000612" calcext:value-type="float">
            <text:p>6,12E-06</text:p>
          </table:table-cell>
          <table:table-cell office:value-type="float" office:value="2" calcext:value-type="float">
            <text:p>2</text:p>
          </table:table-cell>
          <table:table-cell office:value-type="float" office:value="0.00034545" calcext:value-type="float">
            <text:p>0,00034545</text:p>
          </table:table-cell>
          <table:table-cell office:value-type="float" office:value="0.00000655" calcext:value-type="float">
            <text:p>6,5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00034364" calcext:value-type="float">
            <text:p>0,00034364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4404" calcext:value-type="float">
            <text:p>0,00034404</text:p>
          </table:table-cell>
          <table:table-cell office:value-type="float" office:value="0.00000611" calcext:value-type="float">
            <text:p>6,11E-06</text:p>
          </table:table-cell>
          <table:table-cell office:value-type="float" office:value="2" calcext:value-type="float">
            <text:p>2</text:p>
          </table:table-cell>
          <table:table-cell office:value-type="float" office:value="0.00034322" calcext:value-type="float">
            <text:p>0,00034322</text:p>
          </table:table-cell>
          <table:table-cell office:value-type="float" office:value="0.00000652" calcext:value-type="float">
            <text:p>6,5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00034141" calcext:value-type="float">
            <text:p>0,00034141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4181" calcext:value-type="float">
            <text:p>0,00034181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00649" calcext:value-type="float">
            <text:p>6,4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3392" calcext:value-type="float">
            <text:p>0,0003392</text:p>
          </table:table-cell>
          <table:table-cell office:value-type="float" office:value="0.00000597" calcext:value-type="float">
            <text:p>5,97E-06</text:p>
          </table:table-cell>
          <table:table-cell office:value-type="float" office:value="2" calcext:value-type="float">
            <text:p>2</text:p>
          </table:table-cell>
          <table:table-cell office:value-type="float" office:value="0.00033959" calcext:value-type="float">
            <text:p>0,00033959</text:p>
          </table:table-cell>
          <table:table-cell office:value-type="float" office:value="0.00000609" calcext:value-type="float">
            <text:p>6,09E-06</text:p>
          </table:table-cell>
          <table:table-cell office:value-type="float" office:value="2" calcext:value-type="float">
            <text:p>2</text:p>
          </table:table-cell>
          <table:table-cell office:value-type="float" office:value="0.0003388" calcext:value-type="float">
            <text:p>0,0003388</text:p>
          </table:table-cell>
          <table:table-cell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00033701" calcext:value-type="float">
            <text:p>0,00033701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33738" calcext:value-type="float">
            <text:p>0,00033738</text:p>
          </table:table-cell>
          <table:table-cell office:value-type="float" office:value="0.00000608" calcext:value-type="float">
            <text:p>6,08E-06</text:p>
          </table:table-cell>
          <table:table-cell office:value-type="float" office:value="2" calcext:value-type="float">
            <text:p>2</text:p>
          </table:table-cell>
          <table:table-cell office:value-type="float" office:value="0.00033662" calcext:value-type="float">
            <text:p>0,00033662</text:p>
          </table:table-cell>
          <table:table-cell office:value-type="float" office:value="0.00000643" calcext:value-type="float">
            <text:p>6,4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00033483" calcext:value-type="float">
            <text:p>0,00033483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33519" calcext:value-type="float">
            <text:p>0,00033519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2" calcext:value-type="float">
            <text:p>2</text:p>
          </table:table-cell>
          <table:table-cell office:value-type="float" office:value="0.00033444" calcext:value-type="float">
            <text:p>0,00033444</text:p>
          </table:table-cell>
          <table:table-cell office:value-type="float" office:value="0.00000641" calcext:value-type="float">
            <text:p>6,4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00033266" calcext:value-type="float">
            <text:p>0,00033266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 office:value-type="float" office:value="0.00033302" calcext:value-type="float">
            <text:p>0,00033302</text:p>
          </table:table-cell>
          <table:table-cell office:value-type="float" office:value="0.00000606" calcext:value-type="float">
            <text:p>6,06E-06</text:p>
          </table:table-cell>
          <table:table-cell office:value-type="float" office:value="2" calcext:value-type="float">
            <text:p>2</text:p>
          </table:table-cell>
          <table:table-cell office:value-type="float" office:value="0.00033229" calcext:value-type="float">
            <text:p>0,00033229</text:p>
          </table:table-cell>
          <table:table-cell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00033051" calcext:value-type="float">
            <text:p>0,00033051</text:p>
          </table:table-cell>
          <table:table-cell office:value-type="float" office:value="0.00000594" calcext:value-type="float">
            <text:p>5,94E-06</text:p>
          </table:table-cell>
          <table:table-cell office:value-type="float" office:value="2" calcext:value-type="float">
            <text:p>2</text:p>
          </table:table-cell>
          <table:table-cell office:value-type="float" office:value="0.00033085" calcext:value-type="float">
            <text:p>0,00033085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2" calcext:value-type="float">
            <text:p>2</text:p>
          </table:table-cell>
          <table:table-cell office:value-type="float" office:value="0.00033014" calcext:value-type="float">
            <text:p>0,00033014</text:p>
          </table:table-cell>
          <table:table-cell office:value-type="float" office:value="0.00000635" calcext:value-type="float">
            <text:p>6,3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00032837" calcext:value-type="float">
            <text:p>0,00032837</text:p>
          </table:table-cell>
          <table:table-cell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 office:value-type="float" office:value="0.0003287" calcext:value-type="float">
            <text:p>0,0003287</text:p>
          </table:table-cell>
          <table:table-cell office:value-type="float" office:value="0.00000603" calcext:value-type="float">
            <text:p>6,03E-06</text:p>
          </table:table-cell>
          <table:table-cell office:value-type="float" office:value="2" calcext:value-type="float">
            <text:p>2</text:p>
          </table:table-cell>
          <table:table-cell office:value-type="float" office:value="0.00032801" calcext:value-type="float">
            <text:p>0,00032801</text:p>
          </table:table-cell>
          <table:table-cell office:value-type="float" office:value="0.00000632" calcext:value-type="float">
            <text:p>6,3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00032624" calcext:value-type="float">
            <text:p>0,00032624</text:p>
          </table:table-cell>
          <table:table-cell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  <table:table-cell office:value-type="float" office:value="0.00032657" calcext:value-type="float">
            <text:p>0,00032657</text:p>
          </table:table-cell>
          <table:table-cell office:value-type="float" office:value="0.00000601" calcext:value-type="float">
            <text:p>6,01E-06</text:p>
          </table:table-cell>
          <table:table-cell office:value-type="float" office:value="2" calcext:value-type="float">
            <text:p>2</text:p>
          </table:table-cell>
          <table:table-cell office:value-type="float" office:value="0.00032589" calcext:value-type="float">
            <text:p>0,00032589</text:p>
          </table:table-cell>
          <table:table-cell office:value-type="float" office:value="0.00000629" calcext:value-type="float">
            <text:p>6,2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00032413" calcext:value-type="float">
            <text:p>0,00032413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 office:value-type="float" office:value="0.00032445" calcext:value-type="float">
            <text:p>0,00032445</text:p>
          </table:table-cell>
          <table:table-cell office:value-type="float" office:value="0.000006" calcext:value-type="float">
            <text:p>6,00E-06</text:p>
          </table:table-cell>
          <table:table-cell office:value-type="float" office:value="2" calcext:value-type="float">
            <text:p>2</text:p>
          </table:table-cell>
          <table:table-cell office:value-type="float" office:value="0.00032379" calcext:value-type="float">
            <text:p>0,00032379</text:p>
          </table:table-cell>
          <table:table-cell office:value-type="float" office:value="0.00000626" calcext:value-type="float">
            <text:p>6,26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00032204" calcext:value-type="float">
            <text:p>0,00032204</text:p>
          </table:table-cell>
          <table:table-cell office:value-type="float" office:value="0.0000059" calcext:value-type="float">
            <text:p>5,90E-06</text:p>
          </table:table-cell>
          <table:table-cell office:value-type="float" office:value="2" calcext:value-type="float">
            <text:p>2</text:p>
          </table:table-cell>
          <table:table-cell office:value-type="float" office:value="0.00032234" calcext:value-type="float">
            <text:p>0,00032234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  <table:table-cell office:value-type="float" office:value="0.0003217" calcext:value-type="float">
            <text:p>0,0003217</text:p>
          </table:table-cell>
          <table:table-cell office:value-type="float" office:value="0.00000623" calcext:value-type="float">
            <text:p>6,2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00031995" calcext:value-type="float">
            <text:p>0,00031995</text:p>
          </table:table-cell>
          <table:table-cell office:value-type="float" office:value="0.00000588" calcext:value-type="float">
            <text:p>5,88E-06</text:p>
          </table:table-cell>
          <table:table-cell office:value-type="float" office:value="2" calcext:value-type="float">
            <text:p>2</text:p>
          </table:table-cell>
          <table:table-cell office:value-type="float" office:value="0.00032025" calcext:value-type="float">
            <text:p>0,00032025</text:p>
          </table:table-cell>
          <table:table-cell office:value-type="float" office:value="0.00000596" calcext:value-type="float">
            <text:p>5,96E-06</text:p>
          </table:table-cell>
          <table:table-cell office:value-type="float" office:value="2" calcext:value-type="float">
            <text:p>2</text:p>
          </table:table-cell>
          <table:table-cell office:value-type="float" office:value="0.00031962" calcext:value-type="float">
            <text:p>0,00031962</text:p>
          </table:table-cell>
          <table:table-cell office:value-type="float" office:value="0.0000062" calcext:value-type="float">
            <text:p>6,20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0031788" calcext:value-type="float">
            <text:p>0,00031788</text:p>
          </table:table-cell>
          <table:table-cell office:value-type="float" office:value="0.00000587" calcext:value-type="float">
            <text:p>5,87E-06</text:p>
          </table:table-cell>
          <table:table-cell office:value-type="float" office:value="2" calcext:value-type="float">
            <text:p>2</text:p>
          </table:table-cell>
          <table:table-cell office:value-type="float" office:value="0.00031817" calcext:value-type="float">
            <text:p>0,00031817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  <table:table-cell office:value-type="float" office:value="0.00031756" calcext:value-type="float">
            <text:p>0,00031756</text:p>
          </table:table-cell>
          <table:table-cell office:value-type="float" office:value="0.00000617" calcext:value-type="float">
            <text:p>6,17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00031582" calcext:value-type="float">
            <text:p>0,00031582</text:p>
          </table:table-cell>
          <table:table-cell office:value-type="float" office:value="0.00000586" calcext:value-type="float">
            <text:p>5,86E-06</text:p>
          </table:table-cell>
          <table:table-cell office:value-type="float" office:value="2" calcext:value-type="float">
            <text:p>2</text:p>
          </table:table-cell>
          <table:table-cell office:value-type="float" office:value="0.0003161" calcext:value-type="float">
            <text:p>0,0003161</text:p>
          </table:table-cell>
          <table:table-cell office:value-type="float" office:value="0.00000593" calcext:value-type="float">
            <text:p>5,93E-06</text:p>
          </table:table-cell>
          <table:table-cell office:value-type="float" office:value="2" calcext:value-type="float">
            <text:p>2</text:p>
          </table:table-cell>
          <table:table-cell office:value-type="float" office:value="0.00031551" calcext:value-type="float">
            <text:p>0,00031551</text:p>
          </table:table-cell>
          <table:table-cell office:value-type="float" office:value="0.00000613" calcext:value-type="float">
            <text:p>6,1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00031378" calcext:value-type="float">
            <text:p>0,00031378</text:p>
          </table:table-cell>
          <table:table-cell office:value-type="float" office:value="0.00000584" calcext:value-type="float">
            <text:p>5,84E-06</text:p>
          </table:table-cell>
          <table:table-cell office:value-type="float" office:value="2" calcext:value-type="float">
            <text:p>2</text:p>
          </table:table-cell>
          <table:table-cell office:value-type="float" office:value="0.00031405" calcext:value-type="float">
            <text:p>0,00031405</text:p>
          </table:table-cell>
          <table:table-cell office:value-type="float" office:value="0.00000591" calcext:value-type="float">
            <text:p>5,91E-06</text:p>
          </table:table-cell>
          <table:table-cell office:value-type="float" office:value="2" calcext:value-type="float">
            <text:p>2</text:p>
          </table:table-cell>
          <table:table-cell office:value-type="float" office:value="0.00031348" calcext:value-type="float">
            <text:p>0,00031348</text:p>
          </table:table-cell>
          <table:table-cell office:value-type="float" office:value="0.0000061" calcext:value-type="float">
            <text:p>6,10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00031175" calcext:value-type="float">
            <text:p>0,00031175</text:p>
          </table:table-cell>
          <table:table-cell office:value-type="float" office:value="0.00000583" calcext:value-type="float">
            <text:p>5,83E-06</text:p>
          </table:table-cell>
          <table:table-cell office:value-type="float" office:value="2" calcext:value-type="float">
            <text:p>2</text:p>
          </table:table-cell>
          <table:table-cell office:value-type="float" office:value="0.00031201" calcext:value-type="float">
            <text:p>0,00031201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2" calcext:value-type="float">
            <text:p>2</text:p>
          </table:table-cell>
          <table:table-cell office:value-type="float" office:value="0.00031145" calcext:value-type="float">
            <text:p>0,00031145</text:p>
          </table:table-cell>
          <table:table-cell office:value-type="float" office:value="0.00000607" calcext:value-type="float">
            <text:p>6,07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00030973" calcext:value-type="float">
            <text:p>0,00030973</text:p>
          </table:table-cell>
          <table:table-cell office:value-type="float" office:value="0.00000581" calcext:value-type="float">
            <text:p>5,81E-06</text:p>
          </table:table-cell>
          <table:table-cell office:value-type="float" office:value="2" calcext:value-type="float">
            <text:p>2</text:p>
          </table:table-cell>
          <table:table-cell office:value-type="float" office:value="0.00030999" calcext:value-type="float">
            <text:p>0,00030999</text:p>
          </table:table-cell>
          <table:table-cell office:value-type="float" office:value="0.00000587" calcext:value-type="float">
            <text:p>5,87E-06</text:p>
          </table:table-cell>
          <table:table-cell office:value-type="float" office:value="2" calcext:value-type="float">
            <text:p>2</text:p>
          </table:table-cell>
          <table:table-cell office:value-type="float" office:value="0.00030944" calcext:value-type="float">
            <text:p>0,00030944</text:p>
          </table:table-cell>
          <table:table-cell office:value-type="float" office:value="0.00000604" calcext:value-type="float">
            <text:p>6,04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00030773" calcext:value-type="float">
            <text:p>0,00030773</text:p>
          </table:table-cell>
          <table:table-cell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  <table:table-cell office:value-type="float" office:value="0.00030797" calcext:value-type="float">
            <text:p>0,00030797</text:p>
          </table:table-cell>
          <table:table-cell office:value-type="float" office:value="0.00000585" calcext:value-type="float">
            <text:p>5,85E-06</text:p>
          </table:table-cell>
          <table:table-cell office:value-type="float" office:value="2" calcext:value-type="float">
            <text:p>2</text:p>
          </table:table-cell>
          <table:table-cell office:value-type="float" office:value="0.00030744" calcext:value-type="float">
            <text:p>0,00030744</text:p>
          </table:table-cell>
          <table:table-cell office:value-type="float" office:value="0.00000601" calcext:value-type="float">
            <text:p>6,0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00030574" calcext:value-type="float">
            <text:p>0,00030574</text:p>
          </table:table-cell>
          <table:table-cell office:value-type="float" office:value="0.00000577" calcext:value-type="float">
            <text:p>5,77E-06</text:p>
          </table:table-cell>
          <table:table-cell office:value-type="float" office:value="2" calcext:value-type="float">
            <text:p>2</text:p>
          </table:table-cell>
          <table:table-cell office:value-type="float" office:value="0.00030597" calcext:value-type="float">
            <text:p>0,00030597</text:p>
          </table:table-cell>
          <table:table-cell office:value-type="float" office:value="0.00000583" calcext:value-type="float">
            <text:p>5,83E-06</text:p>
          </table:table-cell>
          <table:table-cell office:value-type="float" office:value="2" calcext:value-type="float">
            <text:p>2</text:p>
          </table:table-cell>
          <table:table-cell office:value-type="float" office:value="0.00030546" calcext:value-type="float">
            <text:p>0,00030546</text:p>
          </table:table-cell>
          <table:table-cell office:value-type="float" office:value="0.00000598" calcext:value-type="float">
            <text:p>5,98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00030376" calcext:value-type="float">
            <text:p>0,00030376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 office:value-type="float" office:value="0.00030399" calcext:value-type="float">
            <text:p>0,00030399</text:p>
          </table:table-cell>
          <table:table-cell office:value-type="float" office:value="0.00000581" calcext:value-type="float">
            <text:p>5,81E-06</text:p>
          </table:table-cell>
          <table:table-cell office:value-type="float" office:value="2" calcext:value-type="float">
            <text:p>2</text:p>
          </table:table-cell>
          <table:table-cell office:value-type="float" office:value="0.00030349" calcext:value-type="float">
            <text:p>0,00030349</text:p>
          </table:table-cell>
          <table:table-cell office:value-type="float" office:value="0.00000595" calcext:value-type="float">
            <text:p>5,9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00030179" calcext:value-type="float">
            <text:p>0,00030179</text:p>
          </table:table-cell>
          <table:table-cell office:value-type="float" office:value="0.00000574" calcext:value-type="float">
            <text:p>5,74E-06</text:p>
          </table:table-cell>
          <table:table-cell office:value-type="float" office:value="2" calcext:value-type="float">
            <text:p>2</text:p>
          </table:table-cell>
          <table:table-cell office:value-type="float" office:value="0.00030201" calcext:value-type="float">
            <text:p>0,00030201</text:p>
          </table:table-cell>
          <table:table-cell office:value-type="float" office:value="0.00000578" calcext:value-type="float">
            <text:p>5,78E-06</text:p>
          </table:table-cell>
          <table:table-cell office:value-type="float" office:value="2" calcext:value-type="float">
            <text:p>2</text:p>
          </table:table-cell>
          <table:table-cell office:value-type="float" office:value="0.00030153" calcext:value-type="float">
            <text:p>0,00030153</text:p>
          </table:table-cell>
          <table:table-cell office:value-type="float" office:value="0.00000592" calcext:value-type="float">
            <text:p>5,9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00029984" calcext:value-type="float">
            <text:p>0,00029984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office:value-type="float" office:value="0.00030005" calcext:value-type="float">
            <text:p>0,00030005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  <table:table-cell office:value-type="float" office:value="0.00029958" calcext:value-type="float">
            <text:p>0,00029958</text:p>
          </table:table-cell>
          <table:table-cell office:value-type="float" office:value="0.00000589" calcext:value-type="float">
            <text:p>5,8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002979" calcext:value-type="float">
            <text:p>0,0002979</text:p>
          </table:table-cell>
          <table:table-cell office:value-type="float" office:value="0.0000057" calcext:value-type="float">
            <text:p>5,70E-06</text:p>
          </table:table-cell>
          <table:table-cell office:value-type="float" office:value="2" calcext:value-type="float">
            <text:p>2</text:p>
          </table:table-cell>
          <table:table-cell office:value-type="float" office:value="0.0002981" calcext:value-type="float">
            <text:p>0,0002981</text:p>
          </table:table-cell>
          <table:table-cell office:value-type="float" office:value="0.00000574" calcext:value-type="float">
            <text:p>5,74E-06</text:p>
          </table:table-cell>
          <table:table-cell office:value-type="float" office:value="2" calcext:value-type="float">
            <text:p>2</text:p>
          </table:table-cell>
          <table:table-cell office:value-type="float" office:value="0.00029765" calcext:value-type="float">
            <text:p>0,00029765</text:p>
          </table:table-cell>
          <table:table-cell office:value-type="float" office:value="0.00000585" calcext:value-type="float">
            <text:p>5,8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00029597" calcext:value-type="float">
            <text:p>0,00029597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 office:value-type="float" office:value="0.00029617" calcext:value-type="float">
            <text:p>0,00029617</text:p>
          </table:table-cell>
          <table:table-cell office:value-type="float" office:value="0.00000572" calcext:value-type="float">
            <text:p>5,72E-06</text:p>
          </table:table-cell>
          <table:table-cell office:value-type="float" office:value="2" calcext:value-type="float">
            <text:p>2</text:p>
          </table:table-cell>
          <table:table-cell office:value-type="float" office:value="0.00029573" calcext:value-type="float">
            <text:p>0,00029573</text:p>
          </table:table-cell>
          <table:table-cell office:value-type="float" office:value="0.00000582" calcext:value-type="float">
            <text:p>5,8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00029405" calcext:value-type="float">
            <text:p>0,00029405</text:p>
          </table:table-cell>
          <table:table-cell office:value-type="float" office:value="0.00000565" calcext:value-type="float">
            <text:p>5,65E-06</text:p>
          </table:table-cell>
          <table:table-cell office:value-type="float" office:value="2" calcext:value-type="float">
            <text:p>2</text:p>
          </table:table-cell>
          <table:table-cell office:value-type="float" office:value="0.00029424" calcext:value-type="float">
            <text:p>0,00029424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2" calcext:value-type="float">
            <text:p>2</text:p>
          </table:table-cell>
          <table:table-cell office:value-type="float" office:value="0.00029382" calcext:value-type="float">
            <text:p>0,00029382</text:p>
          </table:table-cell>
          <table:table-cell office:value-type="float" office:value="0.00000579" calcext:value-type="float">
            <text:p>5,7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00029215" calcext:value-type="float">
            <text:p>0,00029215</text:p>
          </table:table-cell>
          <table:table-cell office:value-type="float" office:value="0.00000563" calcext:value-type="float">
            <text:p>5,63E-06</text:p>
          </table:table-cell>
          <table:table-cell office:value-type="float" office:value="2" calcext:value-type="float">
            <text:p>2</text:p>
          </table:table-cell>
          <table:table-cell office:value-type="float" office:value="0.00029233" calcext:value-type="float">
            <text:p>0,00029233</text:p>
          </table:table-cell>
          <table:table-cell office:value-type="float" office:value="0.00000567" calcext:value-type="float">
            <text:p>5,67E-06</text:p>
          </table:table-cell>
          <table:table-cell office:value-type="float" office:value="2" calcext:value-type="float">
            <text:p>2</text:p>
          </table:table-cell>
          <table:table-cell office:value-type="float" office:value="0.00029192" calcext:value-type="float">
            <text:p>0,00029192</text:p>
          </table:table-cell>
          <table:table-cell office:value-type="float" office:value="0.00000576" calcext:value-type="float">
            <text:p>5,76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00029026" calcext:value-type="float">
            <text:p>0,00029026</text:p>
          </table:table-cell>
          <table:table-cell office:value-type="float" office:value="0.00000561" calcext:value-type="float">
            <text:p>5,61E-06</text:p>
          </table:table-cell>
          <table:table-cell office:value-type="float" office:value="2" calcext:value-type="float">
            <text:p>2</text:p>
          </table:table-cell>
          <table:table-cell office:value-type="float" office:value="0.00029044" calcext:value-type="float">
            <text:p>0,00029044</text:p>
          </table:table-cell>
          <table:table-cell office:value-type="float" office:value="0.00000564" calcext:value-type="float">
            <text:p>5,64E-06</text:p>
          </table:table-cell>
          <table:table-cell office:value-type="float" office:value="2" calcext:value-type="float">
            <text:p>2</text:p>
          </table:table-cell>
          <table:table-cell office:value-type="float" office:value="0.00029004" calcext:value-type="float">
            <text:p>0,00029004</text:p>
          </table:table-cell>
          <table:table-cell office:value-type="float" office:value="0.00000573" calcext:value-type="float">
            <text:p>5,7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00028838" calcext:value-type="float">
            <text:p>0,00028838</text:p>
          </table:table-cell>
          <table:table-cell office:value-type="float" office:value="0.00000559" calcext:value-type="float">
            <text:p>5,59E-06</text:p>
          </table:table-cell>
          <table:table-cell office:value-type="float" office:value="2" calcext:value-type="float">
            <text:p>2</text:p>
          </table:table-cell>
          <table:table-cell office:value-type="float" office:value="0.00028855" calcext:value-type="float">
            <text:p>0,00028855</text:p>
          </table:table-cell>
          <table:table-cell office:value-type="float" office:value="0.00000562" calcext:value-type="float">
            <text:p>5,62E-06</text:p>
          </table:table-cell>
          <table:table-cell office:value-type="float" office:value="2" calcext:value-type="float">
            <text:p>2</text:p>
          </table:table-cell>
          <table:table-cell office:value-type="float" office:value="0.00028817" calcext:value-type="float">
            <text:p>0,00028817</text:p>
          </table:table-cell>
          <table:table-cell office:value-type="float" office:value="0.00000569" calcext:value-type="float">
            <text:p>5,69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00028652" calcext:value-type="float">
            <text:p>0,00028652</text:p>
          </table:table-cell>
          <table:table-cell office:value-type="float" office:value="0.00000556" calcext:value-type="float">
            <text:p>5,56E-06</text:p>
          </table:table-cell>
          <table:table-cell office:value-type="float" office:value="2" calcext:value-type="float">
            <text:p>2</text:p>
          </table:table-cell>
          <table:table-cell office:value-type="float" office:value="0.00028668" calcext:value-type="float">
            <text:p>0,00028668</text:p>
          </table:table-cell>
          <table:table-cell office:value-type="float" office:value="0.00000559" calcext:value-type="float">
            <text:p>5,59E-06</text:p>
          </table:table-cell>
          <table:table-cell office:value-type="float" office:value="2" calcext:value-type="float">
            <text:p>2</text:p>
          </table:table-cell>
          <table:table-cell office:value-type="float" office:value="0.00028631" calcext:value-type="float">
            <text:p>0,00028631</text:p>
          </table:table-cell>
          <table:table-cell office:value-type="float" office:value="0.00000566" calcext:value-type="float">
            <text:p>5,66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00028466" calcext:value-type="float">
            <text:p>0,00028466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office:value-type="float" office:value="0.00028481" calcext:value-type="float">
            <text:p>0,00028481</text:p>
          </table:table-cell>
          <table:table-cell office:value-type="float" office:value="0.00000557" calcext:value-type="float">
            <text:p>5,57E-06</text:p>
          </table:table-cell>
          <table:table-cell office:value-type="float" office:value="2" calcext:value-type="float">
            <text:p>2</text:p>
          </table:table-cell>
          <table:table-cell office:value-type="float" office:value="0.00028446" calcext:value-type="float">
            <text:p>0,00028446</text:p>
          </table:table-cell>
          <table:table-cell office:value-type="float" office:value="0.00000563" calcext:value-type="float">
            <text:p>5,6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00028282" calcext:value-type="float">
            <text:p>0,00028282</text:p>
          </table:table-cell>
          <table:table-cell office:value-type="float" office:value="0.00000551" calcext:value-type="float">
            <text:p>5,51E-06</text:p>
          </table:table-cell>
          <table:table-cell office:value-type="float" office:value="2" calcext:value-type="float">
            <text:p>2</text:p>
          </table:table-cell>
          <table:table-cell office:value-type="float" office:value="0.00028296" calcext:value-type="float">
            <text:p>0,00028296</text:p>
          </table:table-cell>
          <table:table-cell office:value-type="float" office:value="0.00000554" calcext:value-type="float">
            <text:p>5,54E-06</text:p>
          </table:table-cell>
          <table:table-cell office:value-type="float" office:value="2" calcext:value-type="float">
            <text:p>2</text:p>
          </table:table-cell>
          <table:table-cell office:value-type="float" office:value="0.00028262" calcext:value-type="float">
            <text:p>0,00028262</text:p>
          </table:table-cell>
          <table:table-cell office:value-type="float" office:value="0.0000056" calcext:value-type="float">
            <text:p>5,60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00028099" calcext:value-type="float">
            <text:p>0,00028099</text:p>
          </table:table-cell>
          <table:table-cell office:value-type="float" office:value="0.00000549" calcext:value-type="float">
            <text:p>5,49E-06</text:p>
          </table:table-cell>
          <table:table-cell office:value-type="float" office:value="2" calcext:value-type="float">
            <text:p>2</text:p>
          </table:table-cell>
          <table:table-cell office:value-type="float" office:value="0.00028113" calcext:value-type="float">
            <text:p>0,00028113</text:p>
          </table:table-cell>
          <table:table-cell office:value-type="float" office:value="0.00000551" calcext:value-type="float">
            <text:p>5,51E-06</text:p>
          </table:table-cell>
          <table:table-cell office:value-type="float" office:value="2" calcext:value-type="float">
            <text:p>2</text:p>
          </table:table-cell>
          <table:table-cell office:value-type="float" office:value="0.0002808" calcext:value-type="float">
            <text:p>0,0002808</text:p>
          </table:table-cell>
          <table:table-cell office:value-type="float" office:value="0.00000557" calcext:value-type="float">
            <text:p>5,57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0027917" calcext:value-type="float">
            <text:p>0,00027917</text:p>
          </table:table-cell>
          <table:table-cell office:value-type="float" office:value="0.00000546" calcext:value-type="float">
            <text:p>5,46E-06</text:p>
          </table:table-cell>
          <table:table-cell office:value-type="float" office:value="2" calcext:value-type="float">
            <text:p>2</text:p>
          </table:table-cell>
          <table:table-cell office:value-type="float" office:value="0.0002793" calcext:value-type="float">
            <text:p>0,0002793</text:p>
          </table:table-cell>
          <table:table-cell office:value-type="float" office:value="0.00000549" calcext:value-type="float">
            <text:p>5,49E-06</text:p>
          </table:table-cell>
          <table:table-cell office:value-type="float" office:value="2" calcext:value-type="float">
            <text:p>2</text:p>
          </table:table-cell>
          <table:table-cell office:value-type="float" office:value="0.00027899" calcext:value-type="float">
            <text:p>0,00027899</text:p>
          </table:table-cell>
          <table:table-cell office:value-type="float" office:value="0.00000553" calcext:value-type="float">
            <text:p>5,53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00027736" calcext:value-type="float">
            <text:p>0,00027736</text:p>
          </table:table-cell>
          <table:table-cell office:value-type="float" office:value="0.00000544" calcext:value-type="float">
            <text:p>5,44E-06</text:p>
          </table:table-cell>
          <table:table-cell office:value-type="float" office:value="2" calcext:value-type="float">
            <text:p>2</text:p>
          </table:table-cell>
          <table:table-cell office:value-type="float" office:value="0.00027749" calcext:value-type="float">
            <text:p>0,00027749</text:p>
          </table:table-cell>
          <table:table-cell office:value-type="float" office:value="0.00000546" calcext:value-type="float">
            <text:p>5,46E-06</text:p>
          </table:table-cell>
          <table:table-cell office:value-type="float" office:value="2" calcext:value-type="float">
            <text:p>2</text:p>
          </table:table-cell>
          <table:table-cell office:value-type="float" office:value="0.00027719" calcext:value-type="float">
            <text:p>0,00027719</text:p>
          </table:table-cell>
          <table:table-cell office:value-type="float" office:value="0.0000055" calcext:value-type="float">
            <text:p>5,50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00027557" calcext:value-type="float">
            <text:p>0,00027557</text:p>
          </table:table-cell>
          <table:table-cell office:value-type="float" office:value="0.00000541" calcext:value-type="float">
            <text:p>5,41E-06</text:p>
          </table:table-cell>
          <table:table-cell office:value-type="float" office:value="2" calcext:value-type="float">
            <text:p>2</text:p>
          </table:table-cell>
          <table:table-cell office:value-type="float" office:value="0.00027569" calcext:value-type="float">
            <text:p>0,00027569</text:p>
          </table:table-cell>
          <table:table-cell office:value-type="float" office:value="0.00000543" calcext:value-type="float">
            <text:p>5,43E-06</text:p>
          </table:table-cell>
          <table:table-cell office:value-type="float" office:value="2" calcext:value-type="float">
            <text:p>2</text:p>
          </table:table-cell>
          <table:table-cell office:value-type="float" office:value="0.0002754" calcext:value-type="float">
            <text:p>0,0002754</text:p>
          </table:table-cell>
          <table:table-cell office:value-type="float" office:value="0.00000547" calcext:value-type="float">
            <text:p>5,47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00027378" calcext:value-type="float">
            <text:p>0,00027378</text:p>
          </table:table-cell>
          <table:table-cell office:value-type="float" office:value="0.00000539" calcext:value-type="float">
            <text:p>5,39E-06</text:p>
          </table:table-cell>
          <table:table-cell office:value-type="float" office:value="2" calcext:value-type="float">
            <text:p>2</text:p>
          </table:table-cell>
          <table:table-cell office:value-type="float" office:value="0.0002739" calcext:value-type="float">
            <text:p>0,0002739</text:p>
          </table:table-cell>
          <table:table-cell office:value-type="float" office:value="0.0000054" calcext:value-type="float">
            <text:p>5,40E-06</text:p>
          </table:table-cell>
          <table:table-cell office:value-type="float" office:value="2" calcext:value-type="float">
            <text:p>2</text:p>
          </table:table-cell>
          <table:table-cell office:value-type="float" office:value="0.00027362" calcext:value-type="float">
            <text:p>0,00027362</text:p>
          </table:table-cell>
          <table:table-cell office:value-type="float" office:value="0.00000544" calcext:value-type="float">
            <text:p>5,44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00027201" calcext:value-type="float">
            <text:p>0,00027201</text:p>
          </table:table-cell>
          <table:table-cell office:value-type="float" office:value="0.00000536" calcext:value-type="float">
            <text:p>5,36E-06</text:p>
          </table:table-cell>
          <table:table-cell office:value-type="float" office:value="2" calcext:value-type="float">
            <text:p>2</text:p>
          </table:table-cell>
          <table:table-cell office:value-type="float" office:value="0.00027212" calcext:value-type="float">
            <text:p>0,00027212</text:p>
          </table:table-cell>
          <table:table-cell office:value-type="float" office:value="0.00000538" calcext:value-type="float">
            <text:p>5,38E-06</text:p>
          </table:table-cell>
          <table:table-cell office:value-type="float" office:value="2" calcext:value-type="float">
            <text:p>2</text:p>
          </table:table-cell>
          <table:table-cell office:value-type="float" office:value="0.00027185" calcext:value-type="float">
            <text:p>0,00027185</text:p>
          </table:table-cell>
          <table:table-cell office:value-type="float" office:value="0.00000541" calcext:value-type="float">
            <text:p>5,4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00027025" calcext:value-type="float">
            <text:p>0,00027025</text:p>
          </table:table-cell>
          <table:table-cell office:value-type="float" office:value="0.00000533" calcext:value-type="float">
            <text:p>5,33E-06</text:p>
          </table:table-cell>
          <table:table-cell office:value-type="float" office:value="2" calcext:value-type="float">
            <text:p>2</text:p>
          </table:table-cell>
          <table:table-cell office:value-type="float" office:value="0.00027035" calcext:value-type="float">
            <text:p>0,00027035</text:p>
          </table:table-cell>
          <table:table-cell office:value-type="float" office:value="0.00000535" calcext:value-type="float">
            <text:p>5,35E-06</text:p>
          </table:table-cell>
          <table:table-cell office:value-type="float" office:value="2" calcext:value-type="float">
            <text:p>2</text:p>
          </table:table-cell>
          <table:table-cell office:value-type="float" office:value="0.0002701" calcext:value-type="float">
            <text:p>0,0002701</text:p>
          </table:table-cell>
          <table:table-cell office:value-type="float" office:value="0.00000537" calcext:value-type="float">
            <text:p>5,37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0002685" calcext:value-type="float">
            <text:p>0,0002685</text:p>
          </table:table-cell>
          <table:table-cell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  <table:table-cell office:value-type="float" office:value="0.00026859" calcext:value-type="float">
            <text:p>0,00026859</text:p>
          </table:table-cell>
          <table:table-cell office:value-type="float" office:value="0.00000532" calcext:value-type="float">
            <text:p>5,32E-06</text:p>
          </table:table-cell>
          <table:table-cell office:value-type="float" office:value="2" calcext:value-type="float">
            <text:p>2</text:p>
          </table:table-cell>
          <table:table-cell office:value-type="float" office:value="0.00026835" calcext:value-type="float">
            <text:p>0,00026835</text:p>
          </table:table-cell>
          <table:table-cell office:value-type="float" office:value="0.00000534" calcext:value-type="float">
            <text:p>5,34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00026676" calcext:value-type="float">
            <text:p>0,00026676</text:p>
          </table:table-cell>
          <table:table-cell office:value-type="float" office:value="0.00000528" calcext:value-type="float">
            <text:p>5,28E-06</text:p>
          </table:table-cell>
          <table:table-cell office:value-type="float" office:value="2" calcext:value-type="float">
            <text:p>2</text:p>
          </table:table-cell>
          <table:table-cell office:value-type="float" office:value="0.00026685" calcext:value-type="float">
            <text:p>0,00026685</text:p>
          </table:table-cell>
          <table:table-cell office:value-type="float" office:value="0.00000529" calcext:value-type="float">
            <text:p>5,29E-06</text:p>
          </table:table-cell>
          <table:table-cell office:value-type="float" office:value="2" calcext:value-type="float">
            <text:p>2</text:p>
          </table:table-cell>
          <table:table-cell office:value-type="float" office:value="0.00026662" calcext:value-type="float">
            <text:p>0,00026662</text:p>
          </table:table-cell>
          <table:table-cell office:value-type="float" office:value="0.00000531" calcext:value-type="float">
            <text:p>5,3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00026504" calcext:value-type="float">
            <text:p>0,00026504</text:p>
          </table:table-cell>
          <table:table-cell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  <table:table-cell office:value-type="float" office:value="0.00026512" calcext:value-type="float">
            <text:p>0,00026512</text:p>
          </table:table-cell>
          <table:table-cell office:value-type="float" office:value="0.00000526" calcext:value-type="float">
            <text:p>5,26E-06</text:p>
          </table:table-cell>
          <table:table-cell office:value-type="float" office:value="2" calcext:value-type="float">
            <text:p>2</text:p>
          </table:table-cell>
          <table:table-cell office:value-type="float" office:value="0.0002649" calcext:value-type="float">
            <text:p>0,0002649</text:p>
          </table:table-cell>
          <table:table-cell office:value-type="float" office:value="0.00000528" calcext:value-type="float">
            <text:p>5,28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00026332" calcext:value-type="float">
            <text:p>0,00026332</text:p>
          </table:table-cell>
          <table:table-cell office:value-type="float" office:value="0.00000522" calcext:value-type="float">
            <text:p>5,22E-06</text:p>
          </table:table-cell>
          <table:table-cell office:value-type="float" office:value="2" calcext:value-type="float">
            <text:p>2</text:p>
          </table:table-cell>
          <table:table-cell office:value-type="float" office:value="0.00026339" calcext:value-type="float">
            <text:p>0,00026339</text:p>
          </table:table-cell>
          <table:table-cell office:value-type="float" office:value="0.00000523" calcext:value-type="float">
            <text:p>5,23E-06</text:p>
          </table:table-cell>
          <table:table-cell office:value-type="float" office:value="2" calcext:value-type="float">
            <text:p>2</text:p>
          </table:table-cell>
          <table:table-cell office:value-type="float" office:value="0.00026319" calcext:value-type="float">
            <text:p>0,00026319</text:p>
          </table:table-cell>
          <table:table-cell office:value-type="float" office:value="0.00000525" calcext:value-type="float">
            <text:p>5,2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0026162" calcext:value-type="float">
            <text:p>0,00026162</text:p>
          </table:table-cell>
          <table:table-cell office:value-type="float" office:value="0.00000519" calcext:value-type="float">
            <text:p>5,19E-06</text:p>
          </table:table-cell>
          <table:table-cell office:value-type="float" office:value="2" calcext:value-type="float">
            <text:p>2</text:p>
          </table:table-cell>
          <table:table-cell office:value-type="float" office:value="0.00026168" calcext:value-type="float">
            <text:p>0,00026168</text:p>
          </table:table-cell>
          <table:table-cell office:value-type="float" office:value="0.0000052" calcext:value-type="float">
            <text:p>5,20E-06</text:p>
          </table:table-cell>
          <table:table-cell office:value-type="float" office:value="2" calcext:value-type="float">
            <text:p>2</text:p>
          </table:table-cell>
          <table:table-cell office:value-type="float" office:value="0.00026149" calcext:value-type="float">
            <text:p>0,00026149</text:p>
          </table:table-cell>
          <table:table-cell office:value-type="float" office:value="0.00000521" calcext:value-type="float">
            <text:p>5,21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00025992" calcext:value-type="float">
            <text:p>0,00025992</text:p>
          </table:table-cell>
          <table:table-cell office:value-type="float" office:value="0.00000517" calcext:value-type="float">
            <text:p>5,17E-06</text:p>
          </table:table-cell>
          <table:table-cell office:value-type="float" office:value="2" calcext:value-type="float">
            <text:p>2</text:p>
          </table:table-cell>
          <table:table-cell office:value-type="float" office:value="0.00025998" calcext:value-type="float">
            <text:p>0,00025998</text:p>
          </table:table-cell>
          <table:table-cell office:value-type="float" office:value="0.00000517" calcext:value-type="float">
            <text:p>5,17E-06</text:p>
          </table:table-cell>
          <table:table-cell office:value-type="float" office:value="2" calcext:value-type="float">
            <text:p>2</text:p>
          </table:table-cell>
          <table:table-cell office:value-type="float" office:value="0.0002598" calcext:value-type="float">
            <text:p>0,0002598</text:p>
          </table:table-cell>
          <table:table-cell office:value-type="float" office:value="0.00000518" calcext:value-type="float">
            <text:p>5,18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00025824" calcext:value-type="float">
            <text:p>0,00025824</text:p>
          </table:table-cell>
          <table:table-cell office:value-type="float" office:value="0.00000514" calcext:value-type="float">
            <text:p>5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2583" calcext:value-type="float">
            <text:p>0,0002583</text:p>
          </table:table-cell>
          <table:table-cell office:value-type="float" office:value="0.00000514" calcext:value-type="float">
            <text:p>5,14E-06</text:p>
          </table:table-cell>
          <table:table-cell office:value-type="float" office:value="2" calcext:value-type="float">
            <text:p>2</text:p>
          </table:table-cell>
          <table:table-cell office:value-type="float" office:value="0.00025813" calcext:value-type="float">
            <text:p>0,00025813</text:p>
          </table:table-cell>
          <table:table-cell office:value-type="float" office:value="0.00000515" calcext:value-type="float">
            <text:p>5,15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00025657" calcext:value-type="float">
            <text:p>0,00025657</text:p>
          </table:table-cell>
          <table:table-cell office:value-type="float" office:value="0.00000511" calcext:value-type="float">
            <text:p>5,11E-06</text:p>
          </table:table-cell>
          <table:table-cell office:value-type="float" office:value="2" calcext:value-type="float">
            <text:p>2</text:p>
          </table:table-cell>
          <table:table-cell office:value-type="float" office:value="0.00025662" calcext:value-type="float">
            <text:p>0,00025662</text:p>
          </table:table-cell>
          <table:table-cell office:value-type="float" office:value="0.00000511" calcext:value-type="float">
            <text:p>5,11E-06</text:p>
          </table:table-cell>
          <table:table-cell office:value-type="float" office:value="2" calcext:value-type="float">
            <text:p>2</text:p>
          </table:table-cell>
          <table:table-cell office:value-type="float" office:value="0.00025646" calcext:value-type="float">
            <text:p>0,00025646</text:p>
          </table:table-cell>
          <table:table-cell office:value-type="float" office:value="0.00000512" calcext:value-type="float">
            <text:p>5,12E-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00025491" calcext:value-type="float">
            <text:p>0,00025491</text:p>
          </table:table-cell>
          <table:table-cell office:value-type="float" office:value="0.00000508" calcext:value-type="float">
            <text:p>5,08E-06</text:p>
          </table:table-cell>
          <table:table-cell office:value-type="float" office:value="2" calcext:value-type="float">
            <text:p>2</text:p>
          </table:table-cell>
          <table:table-cell office:value-type="float" office:value="0.00025495" calcext:value-type="float">
            <text:p>0,00025495</text:p>
          </table:table-cell>
          <table:table-cell office:value-type="float" office:value="0.00000508" calcext:value-type="float">
            <text:p>5,08E-06</text:p>
          </table:table-cell>
          <table:table-cell office:value-type="float" office:value="2" calcext:value-type="float">
            <text:p>2</text:p>
          </table:table-cell>
          <table:table-cell office:value-type="float" office:value="0.00054" calcext:value-type="float">
            <text:p>0,00054</text:p>
          </table:table-cell>
          <table:table-cell table:style-name="Default" office:value-type="float" office:value="0.0028" calcext:value-type="float">
            <text:p>0,002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00025326" calcext:value-type="float">
            <text:p>0,00025326</text:p>
          </table:table-cell>
          <table:table-cell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 office:value-type="float" office:value="0.0002533" calcext:value-type="float">
            <text:p>0,0002533</text:p>
          </table:table-cell>
          <table:table-cell office:value-type="float" office:value="0.00000505" calcext:value-type="float">
            <text:p>5,05E-06</text:p>
          </table:table-cell>
          <table:table-cell office:value-type="float" office:value="2" calcext:value-type="float">
            <text:p>2</text:p>
          </table:table-cell>
          <table:table-cell office:value-type="float" office:value="0.00125" calcext:value-type="float">
            <text:p>0,00125</text:p>
          </table:table-cell>
          <table:table-cell table:style-name="Default" office:value-type="float" office:value="0.00482" calcext:value-type="float">
            <text:p>0,00482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00025162" calcext:value-type="float">
            <text:p>0,00025162</text:p>
          </table:table-cell>
          <table:table-cell office:value-type="float" office:value="0.00000502" calcext:value-type="float">
            <text:p>5,02E-06</text:p>
          </table:table-cell>
          <table:table-cell office:value-type="float" office:value="2" calcext:value-type="float">
            <text:p>2</text:p>
          </table:table-cell>
          <table:table-cell office:value-type="float" office:value="0.00046" calcext:value-type="float">
            <text:p>0,00046</text:p>
          </table:table-cell>
          <table:table-cell table:style-name="Default" office:value-type="float" office:value="0.00083" calcext:value-type="float">
            <text:p>0,00083</text:p>
          </table:table-cell>
          <table:table-cell office:value-type="float" office:value="1.9" calcext:value-type="float">
            <text:p>1,9</text:p>
          </table:table-cell>
          <table:table-cell office:value-type="float" office:value="0.00248" calcext:value-type="float">
            <text:p>0,00248</text:p>
          </table:table-cell>
          <table:table-cell table:style-name="Default" office:value-type="float" office:value="0.00725" calcext:value-type="float">
            <text:p>0,0072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00048" calcext:value-type="float">
            <text:p>0,00048</text:p>
          </table:table-cell>
          <table:table-cell table:style-name="Default" office:value-type="float" office:value="0.0023" calcext:value-type="float">
            <text:p>0,0023</text:p>
          </table:table-cell>
          <table:table-cell office:value-type="float" office:value="0.82" calcext:value-type="float">
            <text:p>0,82</text:p>
          </table:table-cell>
          <table:table-cell office:value-type="float" office:value="0.00123" calcext:value-type="float">
            <text:p>0,00123</text:p>
          </table:table-cell>
          <table:table-cell table:style-name="Default" office:value-type="float" office:value="0.00218" calcext:value-type="float">
            <text:p>0,00218</text:p>
          </table:table-cell>
          <table:table-cell office:value-type="float" office:value="1.9" calcext:value-type="float">
            <text:p>1,9</text:p>
          </table:table-cell>
          <table:table-cell office:value-type="float" office:value="0.00413" calcext:value-type="float">
            <text:p>0,00413</text:p>
          </table:table-cell>
          <table:table-cell table:style-name="Default" office:value-type="float" office:value="0.0096" calcext:value-type="float">
            <text:p>0,00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00119" calcext:value-type="float">
            <text:p>0,00119</text:p>
          </table:table-cell>
          <table:table-cell table:style-name="Default" office:value-type="float" office:value="0.00395" calcext:value-type="float">
            <text:p>0,00395</text:p>
          </table:table-cell>
          <table:table-cell office:value-type="float" office:value="1.4" calcext:value-type="float">
            <text:p>1,4</text:p>
          </table:table-cell>
          <table:table-cell office:value-type="float" office:value="0.00307" calcext:value-type="float">
            <text:p>0,00307</text:p>
          </table:table-cell>
          <table:table-cell table:style-name="Default" office:value-type="float" office:value="0.00524" calcext:value-type="float">
            <text:p>0,00524</text:p>
          </table:table-cell>
          <table:table-cell office:value-type="float" office:value="1.9" calcext:value-type="float">
            <text:p>1,9</text:p>
          </table:table-cell>
          <table:table-cell office:value-type="float" office:value="0.00582" calcext:value-type="float">
            <text:p>0,00582</text:p>
          </table:table-cell>
          <table:table-cell table:style-name="Default" office:value-type="float" office:value="0.0114" calcext:value-type="float">
            <text:p>0,0114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00266" calcext:value-type="float">
            <text:p>0,00266</text:p>
          </table:table-cell>
          <table:table-cell table:style-name="Default" office:value-type="float" office:value="0.00632" calcext:value-type="float">
            <text:p>0,00632</text:p>
          </table:table-cell>
          <table:table-cell office:value-type="float" office:value="2" calcext:value-type="float">
            <text:p>2</text:p>
          </table:table-cell>
          <table:table-cell office:value-type="float" office:value="0.0066" calcext:value-type="float">
            <text:p>0,0066</text:p>
          </table:table-cell>
          <table:table-cell table:style-name="Default" office:value-type="float" office:value="0.0101" calcext:value-type="float">
            <text:p>0,0101</text:p>
          </table:table-cell>
          <table:table-cell office:value-type="float" office:value="1.7" calcext:value-type="float">
            <text:p>1,7</text:p>
          </table:table-cell>
          <table:table-cell office:value-type="float" office:value="0.00711" calcext:value-type="float">
            <text:p>0,00711</text:p>
          </table:table-cell>
          <table:table-cell table:style-name="Default" office:value-type="float" office:value="0.0124" calcext:value-type="float">
            <text:p>0,0124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53" calcext:value-type="float">
            <text:p>0,0053</text:p>
          </table:table-cell>
          <table:table-cell table:style-name="Default" office:value-type="float" office:value="0.00917" calcext:value-type="float">
            <text:p>0,00917</text:p>
          </table:table-cell>
          <table:table-cell office:value-type="float" office:value="2" calcext:value-type="float">
            <text:p>2</text:p>
          </table:table-cell>
          <table:table-cell office:value-type="float" office:value="0.0104" calcext:value-type="float">
            <text:p>0,0104</text:p>
          </table:table-cell>
          <table:table-cell table:style-name="Default" office:value-type="float" office:value="0.0128" calcext:value-type="float">
            <text:p>0,0128</text:p>
          </table:table-cell>
          <table:table-cell office:value-type="float" office:value="1.4" calcext:value-type="float">
            <text:p>1,4</text:p>
          </table:table-cell>
          <table:table-cell office:value-type="float" office:value="0.00784" calcext:value-type="float">
            <text:p>0,00784</text:p>
          </table:table-cell>
          <table:table-cell table:style-name="Default" office:value-type="float" office:value="0.0128" calcext:value-type="float">
            <text:p>0,0128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00918" calcext:value-type="float">
            <text:p>0,00918</text:p>
          </table:table-cell>
          <table:table-cell table:style-name="Default" office:value-type="float" office:value="0.0118" calcext:value-type="float">
            <text:p>0,0118</text:p>
          </table:table-cell>
          <table:table-cell office:value-type="float" office:value="1.7" calcext:value-type="float">
            <text:p>1,7</text:p>
          </table:table-cell>
          <table:table-cell office:value-type="float" office:value="0.0115" calcext:value-type="float">
            <text:p>0,0115</text:p>
          </table:table-cell>
          <table:table-cell table:style-name="Default" office:value-type="float" office:value="0.0124" calcext:value-type="float">
            <text:p>0,0124</text:p>
          </table:table-cell>
          <table:table-cell office:value-type="float" office:value="1.5" calcext:value-type="float">
            <text:p>1,5</text:p>
          </table:table-cell>
          <table:table-cell office:value-type="float" office:value="0.00815" calcext:value-type="float">
            <text:p>0,00815</text:p>
          </table:table-cell>
          <table:table-cell table:style-name="Default" office:value-type="float" office:value="0.013" calcext:value-type="float">
            <text:p>0,013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ce1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4"/>
        </table:table-row>
      </table:table>
      <table:table table:name="FaulTree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441" calcext:value-type="float">
            <text:p>0,031441</text:p>
          </table:table-cell>
          <table:table-cell table:style-name="Default" office:value-type="float" office:value="0.000275" calcext:value-type="float">
            <text:p>0,0002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]*[.D1]" office:value-type="float" office:value="0.062882" calcext:value-type="float">
            <text:p>0,062882</text:p>
          </table:table-cell>
          <table:table-cell table:formula="of:=[.C1]*[.D1]" office:value-type="float" office:value="0.00055" calcext:value-type="float">
            <text:p>0,00055</text:p>
          </table:table-cell>
        </table:table-row>
        <table:table-row table:style-name="ro1">
          <table:table-cell table:formula="of:=[.A1]+10" office:value-type="float" office:value="20" calcext:value-type="float">
            <text:p>20</text:p>
          </table:table-cell>
          <table:table-cell office:value-type="float" office:value="0.01833" calcext:value-type="float">
            <text:p>0,01833</text:p>
          </table:table-cell>
          <table:table-cell table:style-name="Default" office:value-type="float" office:value="0.000136" calcext:value-type="float">
            <text:p>0,0001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]*[.D2]" office:value-type="float" office:value="0.03666" calcext:value-type="float">
            <text:p>0,03666</text:p>
          </table:table-cell>
          <table:table-cell table:formula="of:=[.C2]*[.D2]" office:value-type="float" office:value="0.000272" calcext:value-type="float">
            <text:p>0,000272</text:p>
          </table:table-cell>
        </table:table-row>
        <table:table-row table:style-name="ro1">
          <table:table-cell table:formula="of:=[.A2]+10" office:value-type="float" office:value="30" calcext:value-type="float">
            <text:p>30</text:p>
          </table:table-cell>
          <table:table-cell office:value-type="float" office:value="0.01332" calcext:value-type="float">
            <text:p>0,01332</text:p>
          </table:table-cell>
          <table:table-cell table:style-name="Default" office:value-type="float" office:value="0.000131" calcext:value-type="float">
            <text:p>0,00013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*[.D3]" office:value-type="float" office:value="0.02664" calcext:value-type="float">
            <text:p>0,02664</text:p>
          </table:table-cell>
          <table:table-cell table:formula="of:=[.C3]*[.D3]" office:value-type="float" office:value="0.000262" calcext:value-type="float">
            <text:p>0,000262</text:p>
          </table:table-cell>
        </table:table-row>
        <table:table-row table:style-name="ro1">
          <table:table-cell table:formula="of:=[.A3]+10" office:value-type="float" office:value="40" calcext:value-type="float">
            <text:p>40</text:p>
          </table:table-cell>
          <table:table-cell office:value-type="float" office:value="0.010596" calcext:value-type="float">
            <text:p>0,010596</text:p>
          </table:table-cell>
          <table:table-cell table:style-name="Default" office:value-type="float" office:value="0.00013" calcext:value-type="float">
            <text:p>0,0001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*[.D4]" office:value-type="float" office:value="0.021192" calcext:value-type="float">
            <text:p>0,021192</text:p>
          </table:table-cell>
          <table:table-cell table:formula="of:=[.C4]*[.D4]" office:value-type="float" office:value="0.00026" calcext:value-type="float">
            <text:p>0,00026</text:p>
          </table:table-cell>
        </table:table-row>
        <table:table-row table:style-name="ro1">
          <table:table-cell table:formula="of:=[.A4]+10" office:value-type="float" office:value="50" calcext:value-type="float">
            <text:p>50</text:p>
          </table:table-cell>
          <table:table-cell office:value-type="float" office:value="0.008862" calcext:value-type="float">
            <text:p>0,008862</text:p>
          </table:table-cell>
          <table:table-cell table:style-name="Default" office:value-type="float" office:value="0.000127" calcext:value-type="float">
            <text:p>0,0001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]*[.D5]" office:value-type="float" office:value="0.017724" calcext:value-type="float">
            <text:p>0,017724</text:p>
          </table:table-cell>
          <table:table-cell table:formula="of:=[.C5]*[.D5]" office:value-type="float" office:value="0.000254" calcext:value-type="float">
            <text:p>0,000254</text:p>
          </table:table-cell>
        </table:table-row>
        <table:table-row table:style-name="ro1">
          <table:table-cell table:formula="of:=[.A5]+10" office:value-type="float" office:value="60" calcext:value-type="float">
            <text:p>60</text:p>
          </table:table-cell>
          <table:table-cell office:value-type="float" office:value="0.00765" calcext:value-type="float">
            <text:p>0,00765</text:p>
          </table:table-cell>
          <table:table-cell table:style-name="Default" office:value-type="float" office:value="0.000119" calcext:value-type="float">
            <text:p>0,0001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[.D6]" office:value-type="float" office:value="0.0153" calcext:value-type="float">
            <text:p>0,0153</text:p>
          </table:table-cell>
          <table:table-cell table:formula="of:=[.C6]*[.D6]" office:value-type="float" office:value="0.000238" calcext:value-type="float">
            <text:p>0,000238</text:p>
          </table:table-cell>
        </table:table-row>
        <table:table-row table:style-name="ro1">
          <table:table-cell table:formula="of:=[.A6]+10" office:value-type="float" office:value="70" calcext:value-type="float">
            <text:p>70</text:p>
          </table:table-cell>
          <table:table-cell office:value-type="float" office:value="0.00675" calcext:value-type="float">
            <text:p>0,00675</text:p>
          </table:table-cell>
          <table:table-cell table:style-name="Default" office:value-type="float" office:value="0.000115" calcext:value-type="float">
            <text:p>0,0001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]*[.D7]" office:value-type="float" office:value="0.0135" calcext:value-type="float">
            <text:p>0,0135</text:p>
          </table:table-cell>
          <table:table-cell table:formula="of:=[.C7]*[.D7]" office:value-type="float" office:value="0.00023" calcext:value-type="float">
            <text:p>0,00023</text:p>
          </table:table-cell>
        </table:table-row>
        <table:table-row table:style-name="ro1">
          <table:table-cell table:formula="of:=[.A7]+10" office:value-type="float" office:value="80" calcext:value-type="float">
            <text:p>80</text:p>
          </table:table-cell>
          <table:table-cell office:value-type="float" office:value="0.006051" calcext:value-type="float">
            <text:p>0,006051</text:p>
          </table:table-cell>
          <table:table-cell table:style-name="Default" office:value-type="float" office:value="0.00011" calcext:value-type="float">
            <text:p>0,000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[.D8]" office:value-type="float" office:value="0.012102" calcext:value-type="float">
            <text:p>0,012102</text:p>
          </table:table-cell>
          <table:table-cell table:formula="of:=[.C8]*[.D8]" office:value-type="float" office:value="0.00022" calcext:value-type="float">
            <text:p>0,00022</text:p>
          </table:table-cell>
        </table:table-row>
        <table:table-row table:style-name="ro1">
          <table:table-cell table:formula="of:=[.A8]+10" office:value-type="float" office:value="90" calcext:value-type="float">
            <text:p>90</text:p>
          </table:table-cell>
          <table:table-cell office:value-type="float" office:value="0.0054942" calcext:value-type="float">
            <text:p>0,0054942</text:p>
          </table:table-cell>
          <table:table-cell table:style-name="Default" office:value-type="float" office:value="0.000106" calcext:value-type="float">
            <text:p>0,0001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]*[.D9]" office:value-type="float" office:value="0.0109884" calcext:value-type="float">
            <text:p>0,0109884</text:p>
          </table:table-cell>
          <table:table-cell table:formula="of:=[.C9]*[.D9]" office:value-type="float" office:value="0.000212" calcext:value-type="float">
            <text:p>0,000212</text:p>
          </table:table-cell>
        </table:table-row>
        <table:table-row table:style-name="ro1">
          <table:table-cell table:formula="of:=[.A9]+10" office:value-type="float" office:value="100" calcext:value-type="float">
            <text:p>100</text:p>
          </table:table-cell>
          <table:table-cell office:value-type="float" office:value="0.005037" calcext:value-type="float">
            <text:p>0,005037</text:p>
          </table:table-cell>
          <table:table-cell table:style-name="Default" office:value-type="float" office:value="0.000102" calcext:value-type="float">
            <text:p>0,00010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[.D10]" office:value-type="float" office:value="0.010074" calcext:value-type="float">
            <text:p>0,010074</text:p>
          </table:table-cell>
          <table:table-cell table:formula="of:=[.C10]*[.D10]" office:value-type="float" office:value="0.000204" calcext:value-type="float">
            <text:p>0,000204</text:p>
          </table:table-cell>
        </table:table-row>
        <table:table-row table:style-name="ro1">
          <table:table-cell table:formula="of:=[.A10]+10" office:value-type="float" office:value="110" calcext:value-type="float">
            <text:p>110</text:p>
          </table:table-cell>
          <table:table-cell office:value-type="float" office:value="0.0046545" calcext:value-type="float">
            <text:p>0,0046545</text:p>
          </table:table-cell>
          <table:table-cell table:style-name="Default" office:value-type="float" office:value="0.0000981" calcext:value-type="float">
            <text:p>9,8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]*[.D11]" office:value-type="float" office:value="0.009309" calcext:value-type="float">
            <text:p>0,009309</text:p>
          </table:table-cell>
          <table:table-cell table:formula="of:=[.C11]*[.D11]" office:value-type="float" office:value="0.0001962" calcext:value-type="float">
            <text:p>0,0001962</text:p>
          </table:table-cell>
        </table:table-row>
        <table:table-row table:style-name="ro1">
          <table:table-cell table:formula="of:=[.A11]+10" office:value-type="float" office:value="120" calcext:value-type="float">
            <text:p>120</text:p>
          </table:table-cell>
          <table:table-cell office:value-type="float" office:value="0.0043293" calcext:value-type="float">
            <text:p>0,0043293</text:p>
          </table:table-cell>
          <table:table-cell table:style-name="Default" office:value-type="float" office:value="0.0000946" calcext:value-type="float">
            <text:p>9,4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*[.D12]" office:value-type="float" office:value="0.0086586" calcext:value-type="float">
            <text:p>0,0086586</text:p>
          </table:table-cell>
          <table:table-cell table:formula="of:=[.C12]*[.D12]" office:value-type="float" office:value="0.0001892" calcext:value-type="float">
            <text:p>0,0001892</text:p>
          </table:table-cell>
        </table:table-row>
        <table:table-row table:style-name="ro1">
          <table:table-cell table:formula="of:=[.A12]+10" office:value-type="float" office:value="130" calcext:value-type="float">
            <text:p>130</text:p>
          </table:table-cell>
          <table:table-cell office:value-type="float" office:value="0.0040491" calcext:value-type="float">
            <text:p>0,0040491</text:p>
          </table:table-cell>
          <table:table-cell table:style-name="Default" office:value-type="float" office:value="0.0000913" calcext:value-type="float">
            <text:p>9,1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]*[.D13]" office:value-type="float" office:value="0.0080982" calcext:value-type="float">
            <text:p>0,0080982</text:p>
          </table:table-cell>
          <table:table-cell table:formula="of:=[.C13]*[.D13]" office:value-type="float" office:value="0.0001826" calcext:value-type="float">
            <text:p>0,0001826</text:p>
          </table:table-cell>
        </table:table-row>
        <table:table-row table:style-name="ro1">
          <table:table-cell table:formula="of:=[.A13]+10" office:value-type="float" office:value="140" calcext:value-type="float">
            <text:p>140</text:p>
          </table:table-cell>
          <table:table-cell office:value-type="float" office:value="0.0038052" calcext:value-type="float">
            <text:p>0,0038052</text:p>
          </table:table-cell>
          <table:table-cell table:style-name="Default" office:value-type="float" office:value="0.0000882" calcext:value-type="float">
            <text:p>8,8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*[.D14]" office:value-type="float" office:value="0.0076104" calcext:value-type="float">
            <text:p>0,0076104</text:p>
          </table:table-cell>
          <table:table-cell table:formula="of:=[.C14]*[.D14]" office:value-type="float" office:value="0.0001764" calcext:value-type="float">
            <text:p>0,0001764</text:p>
          </table:table-cell>
        </table:table-row>
        <table:table-row table:style-name="ro1">
          <table:table-cell table:formula="of:=[.A14]+10" office:value-type="float" office:value="150" calcext:value-type="float">
            <text:p>150</text:p>
          </table:table-cell>
          <table:table-cell office:value-type="float" office:value="0.0035904" calcext:value-type="float">
            <text:p>0,0035904</text:p>
          </table:table-cell>
          <table:table-cell table:style-name="Default" office:value-type="float" office:value="0.0000853" calcext:value-type="float">
            <text:p>8,5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]*[.D15]" office:value-type="float" office:value="0.0071808" calcext:value-type="float">
            <text:p>0,0071808</text:p>
          </table:table-cell>
          <table:table-cell table:formula="of:=[.C15]*[.D15]" office:value-type="float" office:value="0.0001706" calcext:value-type="float">
            <text:p>0,0001706</text:p>
          </table:table-cell>
        </table:table-row>
        <table:table-row table:style-name="ro1">
          <table:table-cell table:formula="of:=[.A15]+10" office:value-type="float" office:value="160" calcext:value-type="float">
            <text:p>160</text:p>
          </table:table-cell>
          <table:table-cell office:value-type="float" office:value="0.0035128" calcext:value-type="float">
            <text:p>0,0035128</text:p>
          </table:table-cell>
          <table:table-cell table:style-name="Default" office:value-type="float" office:value="0.000021" calcext:value-type="float">
            <text:p>2,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[.D16]" office:value-type="float" office:value="0.0070256" calcext:value-type="float">
            <text:p>0,0070256</text:p>
          </table:table-cell>
          <table:table-cell table:formula="of:=[.C16]*[.D16]" office:value-type="float" office:value="0.000042" calcext:value-type="float">
            <text:p>4,2E-05</text:p>
          </table:table-cell>
        </table:table-row>
        <table:table-row table:style-name="ro1">
          <table:table-cell table:formula="of:=[.A16]+10" office:value-type="float" office:value="170" calcext:value-type="float">
            <text:p>170</text:p>
          </table:table-cell>
          <table:table-cell office:value-type="float" office:value="0.0034899" calcext:value-type="float">
            <text:p>0,0034899</text:p>
          </table:table-cell>
          <table:table-cell table:style-name="Default" office:value-type="float" office:value="0.0000201" calcext:value-type="float">
            <text:p>2,0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*[.D17]" office:value-type="float" office:value="0.0069798" calcext:value-type="float">
            <text:p>0,0069798</text:p>
          </table:table-cell>
          <table:table-cell table:formula="of:=[.C17]*[.D17]" office:value-type="float" office:value="0.0000402" calcext:value-type="float">
            <text:p>4,02E-05</text:p>
          </table:table-cell>
        </table:table-row>
        <table:table-row table:style-name="ro1">
          <table:table-cell table:formula="of:=[.A17]+10" office:value-type="float" office:value="180" calcext:value-type="float">
            <text:p>180</text:p>
          </table:table-cell>
          <table:table-cell office:value-type="float" office:value="0.0034672" calcext:value-type="float">
            <text:p>0,0034672</text:p>
          </table:table-cell>
          <table:table-cell office:value-type="float" office:value="0.0000193" calcext:value-type="float">
            <text:p>1,9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8]*[.D18]" office:value-type="float" office:value="0.0069344" calcext:value-type="float">
            <text:p>0,0069344</text:p>
          </table:table-cell>
          <table:table-cell table:formula="of:=[.C18]*[.D18]" office:value-type="float" office:value="0.0000386" calcext:value-type="float">
            <text:p>3,86E-05</text:p>
          </table:table-cell>
        </table:table-row>
        <table:table-row table:style-name="ro1">
          <table:table-cell table:formula="of:=[.A18]+10" office:value-type="float" office:value="190" calcext:value-type="float">
            <text:p>190</text:p>
          </table:table-cell>
          <table:table-cell office:value-type="float" office:value="0.0034447" calcext:value-type="float">
            <text:p>0,0034447</text:p>
          </table:table-cell>
          <table:table-cell office:value-type="float" office:value="0.0000184" calcext:value-type="float">
            <text:p>1,8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9]*[.D19]" office:value-type="float" office:value="0.0068894" calcext:value-type="float">
            <text:p>0,0068894</text:p>
          </table:table-cell>
          <table:table-cell table:formula="of:=[.C19]*[.D19]" office:value-type="float" office:value="0.0000368" calcext:value-type="float">
            <text:p>3,68E-05</text:p>
          </table:table-cell>
        </table:table-row>
        <table:table-row table:style-name="ro1">
          <table:table-cell table:formula="of:=[.A19]+10" office:value-type="float" office:value="200" calcext:value-type="float">
            <text:p>200</text:p>
          </table:table-cell>
          <table:table-cell office:value-type="float" office:value="0.00342231" calcext:value-type="float">
            <text:p>0,00342231</text:p>
          </table:table-cell>
          <table:table-cell office:value-type="float" office:value="0.0000177" calcext:value-type="float">
            <text:p>1,7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0]*[.D20]" office:value-type="float" office:value="0.00684462" calcext:value-type="float">
            <text:p>0,00684462</text:p>
          </table:table-cell>
          <table:table-cell table:formula="of:=[.C20]*[.D20]" office:value-type="float" office:value="0.0000354" calcext:value-type="float">
            <text:p>3,54E-05</text:p>
          </table:table-cell>
        </table:table-row>
        <table:table-row table:style-name="ro1">
          <table:table-cell table:formula="of:=[.A20]+10" office:value-type="float" office:value="210" calcext:value-type="float">
            <text:p>210</text:p>
          </table:table-cell>
          <table:table-cell office:value-type="float" office:value="0.00340005" calcext:value-type="float">
            <text:p>0,00340005</text:p>
          </table:table-cell>
          <table:table-cell office:value-type="float" office:value="0.0000169" calcext:value-type="float">
            <text:p>1,6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1]*[.D21]" office:value-type="float" office:value="0.0068001" calcext:value-type="float">
            <text:p>0,0068001</text:p>
          </table:table-cell>
          <table:table-cell table:formula="of:=[.C21]*[.D21]" office:value-type="float" office:value="0.0000338" calcext:value-type="float">
            <text:p>3,38E-05</text:p>
          </table:table-cell>
        </table:table-row>
        <table:table-row table:style-name="ro1">
          <table:table-cell table:formula="of:=[.A21]+10" office:value-type="float" office:value="220" calcext:value-type="float">
            <text:p>220</text:p>
          </table:table-cell>
          <table:table-cell office:value-type="float" office:value="0.003378" calcext:value-type="float">
            <text:p>0,003378</text:p>
          </table:table-cell>
          <table:table-cell office:value-type="float" office:value="0.0000163" calcext:value-type="float">
            <text:p>1,6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[.D22]" office:value-type="float" office:value="0.006756" calcext:value-type="float">
            <text:p>0,006756</text:p>
          </table:table-cell>
          <table:table-cell table:formula="of:=[.C22]*[.D22]" office:value-type="float" office:value="0.0000326" calcext:value-type="float">
            <text:p>3,26E-05</text:p>
          </table:table-cell>
        </table:table-row>
        <table:table-row table:style-name="ro1">
          <table:table-cell table:formula="of:=[.A22]+10" office:value-type="float" office:value="230" calcext:value-type="float">
            <text:p>230</text:p>
          </table:table-cell>
          <table:table-cell office:value-type="float" office:value="0.00335607" calcext:value-type="float">
            <text:p>0,00335607</text:p>
          </table:table-cell>
          <table:table-cell office:value-type="float" office:value="0.0000157" calcext:value-type="float">
            <text:p>1,5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3]*[.D23]" office:value-type="float" office:value="0.00671214" calcext:value-type="float">
            <text:p>0,00671214</text:p>
          </table:table-cell>
          <table:table-cell table:formula="of:=[.C23]*[.D23]" office:value-type="float" office:value="0.0000314" calcext:value-type="float">
            <text:p>3,14E-05</text:p>
          </table:table-cell>
        </table:table-row>
        <table:table-row table:style-name="ro1">
          <table:table-cell table:formula="of:=[.A23]+10" office:value-type="float" office:value="240" calcext:value-type="float">
            <text:p>240</text:p>
          </table:table-cell>
          <table:table-cell office:value-type="float" office:value="0.00333429" calcext:value-type="float">
            <text:p>0,00333429</text:p>
          </table:table-cell>
          <table:table-cell office:value-type="float" office:value="0.0000151" calcext:value-type="float">
            <text:p>1,5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4]*[.D24]" office:value-type="float" office:value="0.00666858" calcext:value-type="float">
            <text:p>0,00666858</text:p>
          </table:table-cell>
          <table:table-cell table:formula="of:=[.C24]*[.D24]" office:value-type="float" office:value="0.0000302" calcext:value-type="float">
            <text:p>3,02E-05</text:p>
          </table:table-cell>
        </table:table-row>
        <table:table-row table:style-name="ro1">
          <table:table-cell table:formula="of:=[.A24]+10" office:value-type="float" office:value="250" calcext:value-type="float">
            <text:p>250</text:p>
          </table:table-cell>
          <table:table-cell office:value-type="float" office:value="0.00331269" calcext:value-type="float">
            <text:p>0,00331269</text:p>
          </table:table-cell>
          <table:table-cell office:value-type="float" office:value="0.0000146" calcext:value-type="float">
            <text:p>1,4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*[.D25]" office:value-type="float" office:value="0.00662538" calcext:value-type="float">
            <text:p>0,00662538</text:p>
          </table:table-cell>
          <table:table-cell table:formula="of:=[.C25]*[.D25]" office:value-type="float" office:value="0.0000292" calcext:value-type="float">
            <text:p>2,92E-05</text:p>
          </table:table-cell>
        </table:table-row>
        <table:table-row table:style-name="ro1">
          <table:table-cell table:formula="of:=[.A25]+10" office:value-type="float" office:value="260" calcext:value-type="float">
            <text:p>260</text:p>
          </table:table-cell>
          <table:table-cell office:value-type="float" office:value="0.00329121" calcext:value-type="float">
            <text:p>0,00329121</text:p>
          </table:table-cell>
          <table:table-cell office:value-type="float" office:value="0.0000141" calcext:value-type="float">
            <text:p>1,4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[.D26]" office:value-type="float" office:value="0.00658242" calcext:value-type="float">
            <text:p>0,00658242</text:p>
          </table:table-cell>
          <table:table-cell table:formula="of:=[.C26]*[.D26]" office:value-type="float" office:value="0.0000282" calcext:value-type="float">
            <text:p>2,82E-05</text:p>
          </table:table-cell>
        </table:table-row>
        <table:table-row table:style-name="ro1">
          <table:table-cell table:formula="of:=[.A26]+10" office:value-type="float" office:value="270" calcext:value-type="float">
            <text:p>270</text:p>
          </table:table-cell>
          <table:table-cell office:value-type="float" office:value="0.00326985" calcext:value-type="float">
            <text:p>0,00326985</text:p>
          </table:table-cell>
          <table:table-cell office:value-type="float" office:value="0.0000136" calcext:value-type="float">
            <text:p>1,3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*[.D27]" office:value-type="float" office:value="0.0065397" calcext:value-type="float">
            <text:p>0,0065397</text:p>
          </table:table-cell>
          <table:table-cell table:formula="of:=[.C27]*[.D27]" office:value-type="float" office:value="0.0000272" calcext:value-type="float">
            <text:p>2,72E-05</text:p>
          </table:table-cell>
        </table:table-row>
        <table:table-row table:style-name="ro1">
          <table:table-cell table:formula="of:=[.A27]+10" office:value-type="float" office:value="280" calcext:value-type="float">
            <text:p>280</text:p>
          </table:table-cell>
          <table:table-cell office:value-type="float" office:value="0.00324867" calcext:value-type="float">
            <text:p>0,00324867</text:p>
          </table:table-cell>
          <table:table-cell office:value-type="float" office:value="0.0000139" calcext:value-type="float">
            <text:p>1,3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8]*[.D28]" office:value-type="float" office:value="0.00649734" calcext:value-type="float">
            <text:p>0,00649734</text:p>
          </table:table-cell>
          <table:table-cell table:formula="of:=[.C28]*[.D28]" office:value-type="float" office:value="0.0000278" calcext:value-type="float">
            <text:p>2,78E-05</text:p>
          </table:table-cell>
        </table:table-row>
        <table:table-row table:style-name="ro1">
          <table:table-cell table:formula="of:=[.A28]+10" office:value-type="float" office:value="290" calcext:value-type="float">
            <text:p>290</text:p>
          </table:table-cell>
          <table:table-cell office:value-type="float" office:value="0.00322758" calcext:value-type="float">
            <text:p>0,00322758</text:p>
          </table:table-cell>
          <table:table-cell office:value-type="float" office:value="0.0000135" calcext:value-type="float">
            <text:p>1,3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9]*[.D29]" office:value-type="float" office:value="0.00645516" calcext:value-type="float">
            <text:p>0,00645516</text:p>
          </table:table-cell>
          <table:table-cell table:formula="of:=[.C29]*[.D29]" office:value-type="float" office:value="0.000027" calcext:value-type="float">
            <text:p>2,7E-05</text:p>
          </table:table-cell>
        </table:table-row>
        <table:table-row table:style-name="ro1">
          <table:table-cell table:formula="of:=[.A29]+10" office:value-type="float" office:value="300" calcext:value-type="float">
            <text:p>300</text:p>
          </table:table-cell>
          <table:table-cell office:value-type="float" office:value="0.00320667" calcext:value-type="float">
            <text:p>0,00320667</text:p>
          </table:table-cell>
          <table:table-cell office:value-type="float" office:value="0.0000131" calcext:value-type="float">
            <text:p>1,3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[.D30]" office:value-type="float" office:value="0.00641334" calcext:value-type="float">
            <text:p>0,00641334</text:p>
          </table:table-cell>
          <table:table-cell table:formula="of:=[.C30]*[.D30]" office:value-type="float" office:value="0.0000262" calcext:value-type="float">
            <text:p>2,62E-05</text:p>
          </table:table-cell>
        </table:table-row>
        <table:table-row table:style-name="ro1">
          <table:table-cell table:formula="of:=[.A30]+10" office:value-type="float" office:value="310" calcext:value-type="float">
            <text:p>310</text:p>
          </table:table-cell>
          <table:table-cell office:value-type="float" office:value="0.00318588" calcext:value-type="float">
            <text:p>0,00318588</text:p>
          </table:table-cell>
          <table:table-cell office:value-type="float" office:value="0.0000128" calcext:value-type="float">
            <text:p>1,28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1]*[.D31]" office:value-type="float" office:value="0.00637176" calcext:value-type="float">
            <text:p>0,00637176</text:p>
          </table:table-cell>
          <table:table-cell table:formula="of:=[.C31]*[.D31]" office:value-type="float" office:value="0.0000256" calcext:value-type="float">
            <text:p>2,56E-05</text:p>
          </table:table-cell>
        </table:table-row>
        <table:table-row table:style-name="ro1">
          <table:table-cell table:formula="of:=[.A31]+10" office:value-type="float" office:value="320" calcext:value-type="float">
            <text:p>320</text:p>
          </table:table-cell>
          <table:table-cell office:value-type="float" office:value="0.00316524" calcext:value-type="float">
            <text:p>0,00316524</text:p>
          </table:table-cell>
          <table:table-cell office:value-type="float" office:value="0.0000125" calcext:value-type="float">
            <text:p>1,2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*[.D32]" office:value-type="float" office:value="0.00633048" calcext:value-type="float">
            <text:p>0,00633048</text:p>
          </table:table-cell>
          <table:table-cell table:formula="of:=[.C32]*[.D32]" office:value-type="float" office:value="0.000025" calcext:value-type="float">
            <text:p>2,5E-05</text:p>
          </table:table-cell>
        </table:table-row>
        <table:table-row table:style-name="ro1">
          <table:table-cell table:formula="of:=[.A32]+10" office:value-type="float" office:value="330" calcext:value-type="float">
            <text:p>330</text:p>
          </table:table-cell>
          <table:table-cell office:value-type="float" office:value="0.00314472" calcext:value-type="float">
            <text:p>0,00314472</text:p>
          </table:table-cell>
          <table:table-cell office:value-type="float" office:value="0.0000124" calcext:value-type="float">
            <text:p>1,2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3]*[.D33]" office:value-type="float" office:value="0.00628944" calcext:value-type="float">
            <text:p>0,00628944</text:p>
          </table:table-cell>
          <table:table-cell table:formula="of:=[.C33]*[.D33]" office:value-type="float" office:value="0.0000248" calcext:value-type="float">
            <text:p>2,48E-05</text:p>
          </table:table-cell>
        </table:table-row>
        <table:table-row table:style-name="ro1">
          <table:table-cell table:formula="of:=[.A33]+10" office:value-type="float" office:value="340" calcext:value-type="float">
            <text:p>340</text:p>
          </table:table-cell>
          <table:table-cell office:value-type="float" office:value="0.00312435" calcext:value-type="float">
            <text:p>0,00312435</text:p>
          </table:table-cell>
          <table:table-cell office:value-type="float" office:value="0.0000121" calcext:value-type="float">
            <text:p>1,2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4]*[.D34]" office:value-type="float" office:value="0.0062487" calcext:value-type="float">
            <text:p>0,0062487</text:p>
          </table:table-cell>
          <table:table-cell table:formula="of:=[.C34]*[.D34]" office:value-type="float" office:value="0.0000242" calcext:value-type="float">
            <text:p>2,42E-05</text:p>
          </table:table-cell>
        </table:table-row>
        <table:table-row table:style-name="ro1">
          <table:table-cell table:formula="of:=[.A34]+10" office:value-type="float" office:value="350" calcext:value-type="float">
            <text:p>350</text:p>
          </table:table-cell>
          <table:table-cell office:value-type="float" office:value="0.00310413" calcext:value-type="float">
            <text:p>0,00310413</text:p>
          </table:table-cell>
          <table:table-cell office:value-type="float" office:value="0.0000119" calcext:value-type="float">
            <text:p>1,19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*[.D35]" office:value-type="float" office:value="0.00620826" calcext:value-type="float">
            <text:p>0,00620826</text:p>
          </table:table-cell>
          <table:table-cell table:formula="of:=[.C35]*[.D35]" office:value-type="float" office:value="0.0000238" calcext:value-type="float">
            <text:p>2,38E-05</text:p>
          </table:table-cell>
        </table:table-row>
        <table:table-row table:style-name="ro1">
          <table:table-cell table:formula="of:=[.A35]+10" office:value-type="float" office:value="360" calcext:value-type="float">
            <text:p>360</text:p>
          </table:table-cell>
          <table:table-cell office:value-type="float" office:value="0.003084" calcext:value-type="float">
            <text:p>0,003084</text:p>
          </table:table-cell>
          <table:table-cell office:value-type="float" office:value="0.0000116" calcext:value-type="float">
            <text:p>1,16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6]*[.D36]" office:value-type="float" office:value="0.006168" calcext:value-type="float">
            <text:p>0,006168</text:p>
          </table:table-cell>
          <table:table-cell table:formula="of:=[.C36]*[.D36]" office:value-type="float" office:value="0.0000232" calcext:value-type="float">
            <text:p>2,32E-05</text:p>
          </table:table-cell>
        </table:table-row>
        <table:table-row table:style-name="ro1">
          <table:table-cell table:formula="of:=[.A36]+10" office:value-type="float" office:value="370" calcext:value-type="float">
            <text:p>370</text:p>
          </table:table-cell>
          <table:table-cell office:value-type="float" office:value="0.00306402" calcext:value-type="float">
            <text:p>0,00306402</text:p>
          </table:table-cell>
          <table:table-cell office:value-type="float" office:value="0.0000114" calcext:value-type="float">
            <text:p>1,1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[.D37]" office:value-type="float" office:value="0.00612804" calcext:value-type="float">
            <text:p>0,00612804</text:p>
          </table:table-cell>
          <table:table-cell table:formula="of:=[.C37]*[.D37]" office:value-type="float" office:value="0.0000228" calcext:value-type="float">
            <text:p>2,28E-05</text:p>
          </table:table-cell>
        </table:table-row>
        <table:table-row table:style-name="ro1">
          <table:table-cell table:formula="of:=[.A37]+10" office:value-type="float" office:value="380" calcext:value-type="float">
            <text:p>380</text:p>
          </table:table-cell>
          <table:table-cell office:value-type="float" office:value="0.00304419" calcext:value-type="float">
            <text:p>0,00304419</text:p>
          </table:table-cell>
          <table:table-cell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8]*[.D38]" office:value-type="float" office:value="0.00608838" calcext:value-type="float">
            <text:p>0,00608838</text:p>
          </table:table-cell>
          <table:table-cell table:formula="of:=[.C38]*[.D38]" office:value-type="float" office:value="0.0000224" calcext:value-type="float">
            <text:p>2,24E-05</text:p>
          </table:table-cell>
        </table:table-row>
        <table:table-row table:style-name="ro1">
          <table:table-cell table:formula="of:=[.A38]+10" office:value-type="float" office:value="390" calcext:value-type="float">
            <text:p>390</text:p>
          </table:table-cell>
          <table:table-cell office:value-type="float" office:value="0.00302445" calcext:value-type="float">
            <text:p>0,00302445</text:p>
          </table:table-cell>
          <table:table-cell office:value-type="float" office:value="0.0000112" calcext:value-type="float">
            <text:p>1,1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[.D39]" office:value-type="float" office:value="0.0060489" calcext:value-type="float">
            <text:p>0,0060489</text:p>
          </table:table-cell>
          <table:table-cell table:formula="of:=[.C39]*[.D39]" office:value-type="float" office:value="0.0000224" calcext:value-type="float">
            <text:p>2,24E-05</text:p>
          </table:table-cell>
        </table:table-row>
        <table:table-row table:style-name="ro1">
          <table:table-cell table:formula="of:=[.A39]+10" office:value-type="float" office:value="400" calcext:value-type="float">
            <text:p>400</text:p>
          </table:table-cell>
          <table:table-cell office:value-type="float" office:value="0.00300489" calcext:value-type="float">
            <text:p>0,00300489</text:p>
          </table:table-cell>
          <table:table-cell office:value-type="float" office:value="0.000011" calcext:value-type="float">
            <text:p>1,10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[.D40]" office:value-type="float" office:value="0.00600978" calcext:value-type="float">
            <text:p>0,00600978</text:p>
          </table:table-cell>
          <table:table-cell table:formula="of:=[.C40]*[.D40]" office:value-type="float" office:value="0.000022" calcext:value-type="float">
            <text:p>2,2E-05</text:p>
          </table:table-cell>
        </table:table-row>
        <table:table-row table:style-name="ro1">
          <table:table-cell table:formula="of:=[.A40]+10" office:value-type="float" office:value="410" calcext:value-type="float">
            <text:p>410</text:p>
          </table:table-cell>
          <table:table-cell office:value-type="float" office:value="0.00298542" calcext:value-type="float">
            <text:p>0,00298542</text:p>
          </table:table-cell>
          <table:table-cell office:value-type="float" office:value="0.0000107" calcext:value-type="float">
            <text:p>1,07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1]*[.D41]" office:value-type="float" office:value="0.00597084" calcext:value-type="float">
            <text:p>0,00597084</text:p>
          </table:table-cell>
          <table:table-cell table:formula="of:=[.C41]*[.D41]" office:value-type="float" office:value="0.0000214" calcext:value-type="float">
            <text:p>2,14E-05</text:p>
          </table:table-cell>
        </table:table-row>
        <table:table-row table:style-name="ro1">
          <table:table-cell table:formula="of:=[.A41]+10" office:value-type="float" office:value="420" calcext:value-type="float">
            <text:p>420</text:p>
          </table:table-cell>
          <table:table-cell office:value-type="float" office:value="0.00296607" calcext:value-type="float">
            <text:p>0,00296607</text:p>
          </table:table-cell>
          <table:table-cell office:value-type="float" office:value="0.0000105" calcext:value-type="float">
            <text:p>1,05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2]*[.D42]" office:value-type="float" office:value="0.00593214" calcext:value-type="float">
            <text:p>0,00593214</text:p>
          </table:table-cell>
          <table:table-cell table:formula="of:=[.C42]*[.D42]" office:value-type="float" office:value="0.000021" calcext:value-type="float">
            <text:p>2,1E-05</text:p>
          </table:table-cell>
        </table:table-row>
        <table:table-row table:style-name="ro1">
          <table:table-cell table:formula="of:=[.A42]+10" office:value-type="float" office:value="430" calcext:value-type="float">
            <text:p>430</text:p>
          </table:table-cell>
          <table:table-cell office:value-type="float" office:value="0.0029469" calcext:value-type="float">
            <text:p>0,0029469</text:p>
          </table:table-cell>
          <table:table-cell office:value-type="float" office:value="0.0000104" calcext:value-type="float">
            <text:p>1,04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[.D43]" office:value-type="float" office:value="0.0058938" calcext:value-type="float">
            <text:p>0,0058938</text:p>
          </table:table-cell>
          <table:table-cell table:formula="of:=[.C43]*[.D43]" office:value-type="float" office:value="0.0000208" calcext:value-type="float">
            <text:p>2,08E-05</text:p>
          </table:table-cell>
        </table:table-row>
        <table:table-row table:style-name="ro1">
          <table:table-cell table:formula="of:=[.A43]+10" office:value-type="float" office:value="440" calcext:value-type="float">
            <text:p>440</text:p>
          </table:table-cell>
          <table:table-cell office:value-type="float" office:value="0.00292782" calcext:value-type="float">
            <text:p>0,00292782</text:p>
          </table:table-cell>
          <table:table-cell office:value-type="float" office:value="0.0000103" calcext:value-type="float">
            <text:p>1,03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4]*[.D44]" office:value-type="float" office:value="0.00585564" calcext:value-type="float">
            <text:p>0,00585564</text:p>
          </table:table-cell>
          <table:table-cell table:formula="of:=[.C44]*[.D44]" office:value-type="float" office:value="0.0000206" calcext:value-type="float">
            <text:p>2,06E-05</text:p>
          </table:table-cell>
        </table:table-row>
        <table:table-row table:style-name="ro1">
          <table:table-cell table:formula="of:=[.A44]+10" office:value-type="float" office:value="450" calcext:value-type="float">
            <text:p>450</text:p>
          </table:table-cell>
          <table:table-cell office:value-type="float" office:value="0.00290883" calcext:value-type="float">
            <text:p>0,00290883</text:p>
          </table:table-cell>
          <table:table-cell office:value-type="float" office:value="0.0000102" calcext:value-type="float">
            <text:p>1,02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[.D45]" office:value-type="float" office:value="0.00581766" calcext:value-type="float">
            <text:p>0,00581766</text:p>
          </table:table-cell>
          <table:table-cell table:formula="of:=[.C45]*[.D45]" office:value-type="float" office:value="0.0000204" calcext:value-type="float">
            <text:p>2,04E-05</text:p>
          </table:table-cell>
        </table:table-row>
        <table:table-row table:style-name="ro1">
          <table:table-cell table:formula="of:=[.A45]+10" office:value-type="float" office:value="460" calcext:value-type="float">
            <text:p>460</text:p>
          </table:table-cell>
          <table:table-cell office:value-type="float" office:value="0.00289002" calcext:value-type="float">
            <text:p>0,00289002</text:p>
          </table:table-cell>
          <table:table-cell office:value-type="float" office:value="0.0000101" calcext:value-type="float">
            <text:p>1,01E-0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[.D46]" office:value-type="float" office:value="0.00578004" calcext:value-type="float">
            <text:p>0,00578004</text:p>
          </table:table-cell>
          <table:table-cell table:formula="of:=[.C46]*[.D46]" office:value-type="float" office:value="0.0000202" calcext:value-type="float">
            <text:p>2,02E-05</text:p>
          </table:table-cell>
        </table:table-row>
        <table:table-row table:style-name="ro1">
          <table:table-cell table:formula="of:=[.A46]+10" office:value-type="float" office:value="470" calcext:value-type="float">
            <text:p>470</text:p>
          </table:table-cell>
          <table:table-cell office:value-type="float" office:value="0.0028713" calcext:value-type="float">
            <text:p>0,0028713</text:p>
          </table:table-cell>
          <table:table-cell office:value-type="float" office:value="0.00000999" calcext:value-type="float">
            <text:p>9,9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7]*[.D47]" office:value-type="float" office:value="0.0057426" calcext:value-type="float">
            <text:p>0,0057426</text:p>
          </table:table-cell>
          <table:table-cell table:formula="of:=[.C47]*[.D47]" office:value-type="float" office:value="0.00001998" calcext:value-type="float">
            <text:p>1,998E-05</text:p>
          </table:table-cell>
        </table:table-row>
        <table:table-row table:style-name="ro1">
          <table:table-cell table:formula="of:=[.A47]+10" office:value-type="float" office:value="480" calcext:value-type="float">
            <text:p>480</text:p>
          </table:table-cell>
          <table:table-cell office:value-type="float" office:value="0.00285273" calcext:value-type="float">
            <text:p>0,00285273</text:p>
          </table:table-cell>
          <table:table-cell office:value-type="float" office:value="0.00000973" calcext:value-type="float">
            <text:p>9,7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[.D48]" office:value-type="float" office:value="0.00570546" calcext:value-type="float">
            <text:p>0,00570546</text:p>
          </table:table-cell>
          <table:table-cell table:formula="of:=[.C48]*[.D48]" office:value-type="float" office:value="0.00001946" calcext:value-type="float">
            <text:p>1,946E-05</text:p>
          </table:table-cell>
        </table:table-row>
        <table:table-row table:style-name="ro1">
          <table:table-cell table:formula="of:=[.A48]+10" office:value-type="float" office:value="490" calcext:value-type="float">
            <text:p>490</text:p>
          </table:table-cell>
          <table:table-cell office:value-type="float" office:value="0.00283425" calcext:value-type="float">
            <text:p>0,00283425</text:p>
          </table:table-cell>
          <table:table-cell office:value-type="float" office:value="0.00000966" calcext:value-type="float">
            <text:p>9,6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9]*[.D49]" office:value-type="float" office:value="0.0056685" calcext:value-type="float">
            <text:p>0,0056685</text:p>
          </table:table-cell>
          <table:table-cell table:formula="of:=[.C49]*[.D49]" office:value-type="float" office:value="0.00001932" calcext:value-type="float">
            <text:p>1,932E-05</text:p>
          </table:table-cell>
        </table:table-row>
        <table:table-row table:style-name="ro1">
          <table:table-cell table:formula="of:=[.A49]+10" office:value-type="float" office:value="500" calcext:value-type="float">
            <text:p>500</text:p>
          </table:table-cell>
          <table:table-cell office:value-type="float" office:value="0.00281589" calcext:value-type="float">
            <text:p>0,00281589</text:p>
          </table:table-cell>
          <table:table-cell office:value-type="float" office:value="0.0000096" calcext:value-type="float">
            <text:p>9,6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0]*[.D50]" office:value-type="float" office:value="0.00563178" calcext:value-type="float">
            <text:p>0,00563178</text:p>
          </table:table-cell>
          <table:table-cell table:formula="of:=[.C50]*[.D50]" office:value-type="float" office:value="0.0000192" calcext:value-type="float">
            <text:p>1,92E-05</text:p>
          </table:table-cell>
        </table:table-row>
        <table:table-row table:style-name="ro1">
          <table:table-cell table:formula="of:=[.A50]+10" office:value-type="float" office:value="510" calcext:value-type="float">
            <text:p>510</text:p>
          </table:table-cell>
          <table:table-cell office:value-type="float" office:value="0.00279768" calcext:value-type="float">
            <text:p>0,00279768</text:p>
          </table:table-cell>
          <table:table-cell office:value-type="float" office:value="0.00000955" calcext:value-type="float">
            <text:p>9,5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1]*[.D51]" office:value-type="float" office:value="0.00559536" calcext:value-type="float">
            <text:p>0,00559536</text:p>
          </table:table-cell>
          <table:table-cell table:formula="of:=[.C51]*[.D51]" office:value-type="float" office:value="0.0000191" calcext:value-type="float">
            <text:p>1,91E-05</text:p>
          </table:table-cell>
        </table:table-row>
        <table:table-row table:style-name="ro1">
          <table:table-cell table:formula="of:=[.A51]+10" office:value-type="float" office:value="520" calcext:value-type="float">
            <text:p>520</text:p>
          </table:table-cell>
          <table:table-cell office:value-type="float" office:value="0.00277953" calcext:value-type="float">
            <text:p>0,00277953</text:p>
          </table:table-cell>
          <table:table-cell office:value-type="float" office:value="0.00000949" calcext:value-type="float">
            <text:p>9,4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[.D52]" office:value-type="float" office:value="0.00555906" calcext:value-type="float">
            <text:p>0,00555906</text:p>
          </table:table-cell>
          <table:table-cell table:formula="of:=[.C52]*[.D52]" office:value-type="float" office:value="0.00001898" calcext:value-type="float">
            <text:p>1,898E-05</text:p>
          </table:table-cell>
        </table:table-row>
        <table:table-row table:style-name="ro1">
          <table:table-cell table:formula="of:=[.A52]+10" office:value-type="float" office:value="530" calcext:value-type="float">
            <text:p>530</text:p>
          </table:table-cell>
          <table:table-cell office:value-type="float" office:value="0.00276156" calcext:value-type="float">
            <text:p>0,00276156</text:p>
          </table:table-cell>
          <table:table-cell office:value-type="float" office:value="0.00000945" calcext:value-type="float">
            <text:p>9,4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3]*[.D53]" office:value-type="float" office:value="0.00552312" calcext:value-type="float">
            <text:p>0,00552312</text:p>
          </table:table-cell>
          <table:table-cell table:formula="of:=[.C53]*[.D53]" office:value-type="float" office:value="0.0000189" calcext:value-type="float">
            <text:p>1,89E-05</text:p>
          </table:table-cell>
        </table:table-row>
        <table:table-row table:style-name="ro1">
          <table:table-cell table:formula="of:=[.A53]+10" office:value-type="float" office:value="540" calcext:value-type="float">
            <text:p>540</text:p>
          </table:table-cell>
          <table:table-cell office:value-type="float" office:value="0.00274371" calcext:value-type="float">
            <text:p>0,00274371</text:p>
          </table:table-cell>
          <table:table-cell office:value-type="float" office:value="0.00000941" calcext:value-type="float">
            <text:p>9,4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[.D54]" office:value-type="float" office:value="0.00548742" calcext:value-type="float">
            <text:p>0,00548742</text:p>
          </table:table-cell>
          <table:table-cell table:formula="of:=[.C54]*[.D54]" office:value-type="float" office:value="0.00001882" calcext:value-type="float">
            <text:p>1,882E-05</text:p>
          </table:table-cell>
        </table:table-row>
        <table:table-row table:style-name="ro1">
          <table:table-cell table:formula="of:=[.A54]+10" office:value-type="float" office:value="550" calcext:value-type="float">
            <text:p>550</text:p>
          </table:table-cell>
          <table:table-cell office:value-type="float" office:value="0.00272592" calcext:value-type="float">
            <text:p>0,00272592</text:p>
          </table:table-cell>
          <table:table-cell office:value-type="float" office:value="0.00000887" calcext:value-type="float">
            <text:p>8,8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5]*[.D55]" office:value-type="float" office:value="0.00545184" calcext:value-type="float">
            <text:p>0,00545184</text:p>
          </table:table-cell>
          <table:table-cell table:formula="of:=[.C55]*[.D55]" office:value-type="float" office:value="0.00001774" calcext:value-type="float">
            <text:p>1,774E-05</text:p>
          </table:table-cell>
        </table:table-row>
        <table:table-row table:style-name="ro1">
          <table:table-cell table:formula="of:=[.A55]+10" office:value-type="float" office:value="560" calcext:value-type="float">
            <text:p>560</text:p>
          </table:table-cell>
          <table:table-cell office:value-type="float" office:value="0.00270828" calcext:value-type="float">
            <text:p>0,00270828</text:p>
          </table:table-cell>
          <table:table-cell office:value-type="float" office:value="0.00000885" calcext:value-type="float">
            <text:p>8,8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6]*[.D56]" office:value-type="float" office:value="0.00541656" calcext:value-type="float">
            <text:p>0,00541656</text:p>
          </table:table-cell>
          <table:table-cell table:formula="of:=[.C56]*[.D56]" office:value-type="float" office:value="0.0000177" calcext:value-type="float">
            <text:p>1,77E-05</text:p>
          </table:table-cell>
        </table:table-row>
        <table:table-row table:style-name="ro1">
          <table:table-cell table:formula="of:=[.A56]+10" office:value-type="float" office:value="570" calcext:value-type="float">
            <text:p>570</text:p>
          </table:table-cell>
          <table:table-cell office:value-type="float" office:value="0.00269076" calcext:value-type="float">
            <text:p>0,00269076</text:p>
          </table:table-cell>
          <table:table-cell office:value-type="float" office:value="0.00000882" calcext:value-type="float">
            <text:p>8,8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7]*[.D57]" office:value-type="float" office:value="0.00538152" calcext:value-type="float">
            <text:p>0,00538152</text:p>
          </table:table-cell>
          <table:table-cell table:formula="of:=[.C57]*[.D57]" office:value-type="float" office:value="0.00001764" calcext:value-type="float">
            <text:p>1,764E-05</text:p>
          </table:table-cell>
        </table:table-row>
        <table:table-row table:style-name="ro1">
          <table:table-cell table:formula="of:=[.A57]+10" office:value-type="float" office:value="580" calcext:value-type="float">
            <text:p>580</text:p>
          </table:table-cell>
          <table:table-cell office:value-type="float" office:value="0.00267333" calcext:value-type="float">
            <text:p>0,00267333</text:p>
          </table:table-cell>
          <table:table-cell office:value-type="float" office:value="0.00000879" calcext:value-type="float">
            <text:p>8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8]*[.D58]" office:value-type="float" office:value="0.00534666" calcext:value-type="float">
            <text:p>0,00534666</text:p>
          </table:table-cell>
          <table:table-cell table:formula="of:=[.C58]*[.D58]" office:value-type="float" office:value="0.00001758" calcext:value-type="float">
            <text:p>1,758E-05</text:p>
          </table:table-cell>
        </table:table-row>
        <table:table-row table:style-name="ro1">
          <table:table-cell table:formula="of:=[.A58]+10" office:value-type="float" office:value="590" calcext:value-type="float">
            <text:p>590</text:p>
          </table:table-cell>
          <table:table-cell office:value-type="float" office:value="0.00265602" calcext:value-type="float">
            <text:p>0,00265602</text:p>
          </table:table-cell>
          <table:table-cell office:value-type="float" office:value="0.00000877" calcext:value-type="float">
            <text:p>8,7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9]*[.D59]" office:value-type="float" office:value="0.00531204" calcext:value-type="float">
            <text:p>0,00531204</text:p>
          </table:table-cell>
          <table:table-cell table:formula="of:=[.C59]*[.D59]" office:value-type="float" office:value="0.00001754" calcext:value-type="float">
            <text:p>1,754E-05</text:p>
          </table:table-cell>
        </table:table-row>
        <table:table-row table:style-name="ro1">
          <table:table-cell table:formula="of:=[.A59]+10" office:value-type="float" office:value="600" calcext:value-type="float">
            <text:p>600</text:p>
          </table:table-cell>
          <table:table-cell office:value-type="float" office:value="0.00263883" calcext:value-type="float">
            <text:p>0,00263883</text:p>
          </table:table-cell>
          <table:table-cell office:value-type="float" office:value="0.00000875" calcext:value-type="float">
            <text:p>8,7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[.D60]" office:value-type="float" office:value="0.00527766" calcext:value-type="float">
            <text:p>0,00527766</text:p>
          </table:table-cell>
          <table:table-cell table:formula="of:=[.C60]*[.D60]" office:value-type="float" office:value="0.0000175" calcext:value-type="float">
            <text:p>1,75E-05</text:p>
          </table:table-cell>
        </table:table-row>
        <table:table-row table:style-name="ro1">
          <table:table-cell table:formula="of:=[.A60]+10" office:value-type="float" office:value="610" calcext:value-type="float">
            <text:p>610</text:p>
          </table:table-cell>
          <table:table-cell office:value-type="float" office:value="0.00262173" calcext:value-type="float">
            <text:p>0,00262173</text:p>
          </table:table-cell>
          <table:table-cell office:value-type="float" office:value="0.00000873" calcext:value-type="float">
            <text:p>8,7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1]*[.D61]" office:value-type="float" office:value="0.00524346" calcext:value-type="float">
            <text:p>0,00524346</text:p>
          </table:table-cell>
          <table:table-cell table:formula="of:=[.C61]*[.D61]" office:value-type="float" office:value="0.00001746" calcext:value-type="float">
            <text:p>1,746E-05</text:p>
          </table:table-cell>
        </table:table-row>
        <table:table-row table:style-name="ro1">
          <table:table-cell table:formula="of:=[.A61]+10" office:value-type="float" office:value="620" calcext:value-type="float">
            <text:p>620</text:p>
          </table:table-cell>
          <table:table-cell office:value-type="float" office:value="0.00260478" calcext:value-type="float">
            <text:p>0,00260478</text:p>
          </table:table-cell>
          <table:table-cell office:value-type="float" office:value="0.00000871" calcext:value-type="float">
            <text:p>8,7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2]*[.D62]" office:value-type="float" office:value="0.00520956" calcext:value-type="float">
            <text:p>0,00520956</text:p>
          </table:table-cell>
          <table:table-cell table:formula="of:=[.C62]*[.D62]" office:value-type="float" office:value="0.00001742" calcext:value-type="float">
            <text:p>1,742E-05</text:p>
          </table:table-cell>
        </table:table-row>
        <table:table-row table:style-name="ro1">
          <table:table-cell table:formula="of:=[.A62]+10" office:value-type="float" office:value="630" calcext:value-type="float">
            <text:p>630</text:p>
          </table:table-cell>
          <table:table-cell office:value-type="float" office:value="0.00258792" calcext:value-type="float">
            <text:p>0,00258792</text:p>
          </table:table-cell>
          <table:table-cell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[.D63]" office:value-type="float" office:value="0.00517584" calcext:value-type="float">
            <text:p>0,00517584</text:p>
          </table:table-cell>
          <table:table-cell table:formula="of:=[.C63]*[.D63]" office:value-type="float" office:value="0.00001738" calcext:value-type="float">
            <text:p>1,738E-05</text:p>
          </table:table-cell>
        </table:table-row>
        <table:table-row table:style-name="ro1">
          <table:table-cell table:formula="of:=[.A63]+10" office:value-type="float" office:value="640" calcext:value-type="float">
            <text:p>640</text:p>
          </table:table-cell>
          <table:table-cell office:value-type="float" office:value="0.00257115" calcext:value-type="float">
            <text:p>0,00257115</text:p>
          </table:table-cell>
          <table:table-cell office:value-type="float" office:value="0.00000869" calcext:value-type="float">
            <text:p>8,6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[.D64]" office:value-type="float" office:value="0.0051423" calcext:value-type="float">
            <text:p>0,0051423</text:p>
          </table:table-cell>
          <table:table-cell table:formula="of:=[.C64]*[.D64]" office:value-type="float" office:value="0.00001738" calcext:value-type="float">
            <text:p>1,738E-05</text:p>
          </table:table-cell>
        </table:table-row>
        <table:table-row table:style-name="ro1">
          <table:table-cell table:formula="of:=[.A64]+10" office:value-type="float" office:value="650" calcext:value-type="float">
            <text:p>650</text:p>
          </table:table-cell>
          <table:table-cell office:value-type="float" office:value="0.00255453" calcext:value-type="float">
            <text:p>0,00255453</text:p>
          </table:table-cell>
          <table:table-cell office:value-type="float" office:value="0.00000867" calcext:value-type="float">
            <text:p>8,6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5]*[.D65]" office:value-type="float" office:value="0.00510906" calcext:value-type="float">
            <text:p>0,00510906</text:p>
          </table:table-cell>
          <table:table-cell table:formula="of:=[.C65]*[.D65]" office:value-type="float" office:value="0.00001734" calcext:value-type="float">
            <text:p>1,734E-05</text:p>
          </table:table-cell>
        </table:table-row>
        <table:table-row table:style-name="ro1">
          <table:table-cell table:formula="of:=[.A65]+10" office:value-type="float" office:value="660" calcext:value-type="float">
            <text:p>660</text:p>
          </table:table-cell>
          <table:table-cell office:value-type="float" office:value="0.002538" calcext:value-type="float">
            <text:p>0,002538</text:p>
          </table:table-cell>
          <table:table-cell office:value-type="float" office:value="0.00000866" calcext:value-type="float">
            <text:p>8,6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[.D66]" office:value-type="float" office:value="0.005076" calcext:value-type="float">
            <text:p>0,005076</text:p>
          </table:table-cell>
          <table:table-cell table:formula="of:=[.C66]*[.D66]" office:value-type="float" office:value="0.00001732" calcext:value-type="float">
            <text:p>1,732E-05</text:p>
          </table:table-cell>
        </table:table-row>
        <table:table-row table:style-name="ro1">
          <table:table-cell table:formula="of:=[.A66]+10" office:value-type="float" office:value="670" calcext:value-type="float">
            <text:p>670</text:p>
          </table:table-cell>
          <table:table-cell office:value-type="float" office:value="0.00252159" calcext:value-type="float">
            <text:p>0,00252159</text:p>
          </table:table-cell>
          <table:table-cell office:value-type="float" office:value="0.00000865" calcext:value-type="float">
            <text:p>8,6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7]*[.D67]" office:value-type="float" office:value="0.00504318" calcext:value-type="float">
            <text:p>0,00504318</text:p>
          </table:table-cell>
          <table:table-cell table:formula="of:=[.C67]*[.D67]" office:value-type="float" office:value="0.0000173" calcext:value-type="float">
            <text:p>1,73E-05</text:p>
          </table:table-cell>
        </table:table-row>
        <table:table-row table:style-name="ro1">
          <table:table-cell table:formula="of:=[.A67]+10" office:value-type="float" office:value="680" calcext:value-type="float">
            <text:p>680</text:p>
          </table:table-cell>
          <table:table-cell office:value-type="float" office:value="0.00250524" calcext:value-type="float">
            <text:p>0,00250524</text:p>
          </table:table-cell>
          <table:table-cell office:value-type="float" office:value="0.00000863" calcext:value-type="float">
            <text:p>8,6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8]*[.D68]" office:value-type="float" office:value="0.00501048" calcext:value-type="float">
            <text:p>0,00501048</text:p>
          </table:table-cell>
          <table:table-cell table:formula="of:=[.C68]*[.D68]" office:value-type="float" office:value="0.00001726" calcext:value-type="float">
            <text:p>1,726E-05</text:p>
          </table:table-cell>
        </table:table-row>
        <table:table-row table:style-name="ro1">
          <table:table-cell table:formula="of:=[.A68]+10" office:value-type="float" office:value="690" calcext:value-type="float">
            <text:p>690</text:p>
          </table:table-cell>
          <table:table-cell office:value-type="float" office:value="0.00248904" calcext:value-type="float">
            <text:p>0,00248904</text:p>
          </table:table-cell>
          <table:table-cell office:value-type="float" office:value="0.00000862" calcext:value-type="float">
            <text:p>8,6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9]*[.D69]" office:value-type="float" office:value="0.00497808" calcext:value-type="float">
            <text:p>0,00497808</text:p>
          </table:table-cell>
          <table:table-cell table:formula="of:=[.C69]*[.D69]" office:value-type="float" office:value="0.00001724" calcext:value-type="float">
            <text:p>1,724E-05</text:p>
          </table:table-cell>
        </table:table-row>
        <table:table-row table:style-name="ro1">
          <table:table-cell table:formula="of:=[.A69]+10" office:value-type="float" office:value="700" calcext:value-type="float">
            <text:p>700</text:p>
          </table:table-cell>
          <table:table-cell office:value-type="float" office:value="0.00247293" calcext:value-type="float">
            <text:p>0,00247293</text:p>
          </table:table-cell>
          <table:table-cell office:value-type="float" office:value="0.00000861" calcext:value-type="float">
            <text:p>8,6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0]*[.D70]" office:value-type="float" office:value="0.00494586" calcext:value-type="float">
            <text:p>0,00494586</text:p>
          </table:table-cell>
          <table:table-cell table:formula="of:=[.C70]*[.D70]" office:value-type="float" office:value="0.00001722" calcext:value-type="float">
            <text:p>1,722E-05</text:p>
          </table:table-cell>
        </table:table-row>
        <table:table-row table:style-name="ro1">
          <table:table-cell table:formula="of:=[.A70]+10" office:value-type="float" office:value="710" calcext:value-type="float">
            <text:p>710</text:p>
          </table:table-cell>
          <table:table-cell office:value-type="float" office:value="0.00245691" calcext:value-type="float">
            <text:p>0,00245691</text:p>
          </table:table-cell>
          <table:table-cell office:value-type="float" office:value="0.0000086" calcext:value-type="float">
            <text:p>8,6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[.D71]" office:value-type="float" office:value="0.00491382" calcext:value-type="float">
            <text:p>0,00491382</text:p>
          </table:table-cell>
          <table:table-cell table:formula="of:=[.C71]*[.D71]" office:value-type="float" office:value="0.0000172" calcext:value-type="float">
            <text:p>1,72E-05</text:p>
          </table:table-cell>
        </table:table-row>
        <table:table-row table:style-name="ro1">
          <table:table-cell table:formula="of:=[.A71]+10" office:value-type="float" office:value="720" calcext:value-type="float">
            <text:p>720</text:p>
          </table:table-cell>
          <table:table-cell office:value-type="float" office:value="0.00244101" calcext:value-type="float">
            <text:p>0,00244101</text:p>
          </table:table-cell>
          <table:table-cell office:value-type="float" office:value="0.00000859" calcext:value-type="float">
            <text:p>8,5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[.D72]" office:value-type="float" office:value="0.00488202" calcext:value-type="float">
            <text:p>0,00488202</text:p>
          </table:table-cell>
          <table:table-cell table:formula="of:=[.C72]*[.D72]" office:value-type="float" office:value="0.00001718" calcext:value-type="float">
            <text:p>1,718E-05</text:p>
          </table:table-cell>
        </table:table-row>
        <table:table-row table:style-name="ro1">
          <table:table-cell table:formula="of:=[.A72]+10" office:value-type="float" office:value="730" calcext:value-type="float">
            <text:p>730</text:p>
          </table:table-cell>
          <table:table-cell office:value-type="float" office:value="0.0024252" calcext:value-type="float">
            <text:p>0,0024252</text:p>
          </table:table-cell>
          <table:table-cell office:value-type="float" office:value="0.00000858" calcext:value-type="float">
            <text:p>8,5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3]*[.D73]" office:value-type="float" office:value="0.0048504" calcext:value-type="float">
            <text:p>0,0048504</text:p>
          </table:table-cell>
          <table:table-cell table:formula="of:=[.C73]*[.D73]" office:value-type="float" office:value="0.00001716" calcext:value-type="float">
            <text:p>1,716E-05</text:p>
          </table:table-cell>
        </table:table-row>
        <table:table-row table:style-name="ro1">
          <table:table-cell table:formula="of:=[.A73]+10" office:value-type="float" office:value="740" calcext:value-type="float">
            <text:p>740</text:p>
          </table:table-cell>
          <table:table-cell office:value-type="float" office:value="0.00240951" calcext:value-type="float">
            <text:p>0,00240951</text:p>
          </table:table-cell>
          <table:table-cell office:value-type="float" office:value="0.00000857" calcext:value-type="float">
            <text:p>8,5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[.D74]" office:value-type="float" office:value="0.00481902" calcext:value-type="float">
            <text:p>0,00481902</text:p>
          </table:table-cell>
          <table:table-cell table:formula="of:=[.C74]*[.D74]" office:value-type="float" office:value="0.00001714" calcext:value-type="float">
            <text:p>1,714E-05</text:p>
          </table:table-cell>
        </table:table-row>
        <table:table-row table:style-name="ro1">
          <table:table-cell table:formula="of:=[.A74]+10" office:value-type="float" office:value="750" calcext:value-type="float">
            <text:p>750</text:p>
          </table:table-cell>
          <table:table-cell office:value-type="float" office:value="0.00239391" calcext:value-type="float">
            <text:p>0,00239391</text:p>
          </table:table-cell>
          <table:table-cell office:value-type="float" office:value="0.00000856" calcext:value-type="float">
            <text:p>8,5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*[.D75]" office:value-type="float" office:value="0.00478782" calcext:value-type="float">
            <text:p>0,00478782</text:p>
          </table:table-cell>
          <table:table-cell table:formula="of:=[.C75]*[.D75]" office:value-type="float" office:value="0.00001712" calcext:value-type="float">
            <text:p>1,712E-05</text:p>
          </table:table-cell>
        </table:table-row>
        <table:table-row table:style-name="ro1">
          <table:table-cell table:formula="of:=[.A75]+10" office:value-type="float" office:value="760" calcext:value-type="float">
            <text:p>760</text:p>
          </table:table-cell>
          <table:table-cell office:value-type="float" office:value="0.00237843" calcext:value-type="float">
            <text:p>0,00237843</text:p>
          </table:table-cell>
          <table:table-cell office:value-type="float" office:value="0.00000855" calcext:value-type="float">
            <text:p>8,5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[.D76]" office:value-type="float" office:value="0.00475686" calcext:value-type="float">
            <text:p>0,00475686</text:p>
          </table:table-cell>
          <table:table-cell table:formula="of:=[.C76]*[.D76]" office:value-type="float" office:value="0.0000171" calcext:value-type="float">
            <text:p>1,71E-05</text:p>
          </table:table-cell>
        </table:table-row>
        <table:table-row table:style-name="ro1">
          <table:table-cell table:formula="of:=[.A76]+10" office:value-type="float" office:value="770" calcext:value-type="float">
            <text:p>770</text:p>
          </table:table-cell>
          <table:table-cell office:value-type="float" office:value="0.00236304" calcext:value-type="float">
            <text:p>0,00236304</text:p>
          </table:table-cell>
          <table:table-cell office:value-type="float" office:value="0.00000835" calcext:value-type="float">
            <text:p>8,3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7]*[.D77]" office:value-type="float" office:value="0.00472608" calcext:value-type="float">
            <text:p>0,00472608</text:p>
          </table:table-cell>
          <table:table-cell table:formula="of:=[.C77]*[.D77]" office:value-type="float" office:value="0.0000167" calcext:value-type="float">
            <text:p>1,67E-05</text:p>
          </table:table-cell>
        </table:table-row>
        <table:table-row table:style-name="ro1">
          <table:table-cell table:formula="of:=[.A77]+10" office:value-type="float" office:value="780" calcext:value-type="float">
            <text:p>780</text:p>
          </table:table-cell>
          <table:table-cell office:value-type="float" office:value="0.00234774" calcext:value-type="float">
            <text:p>0,00234774</text:p>
          </table:table-cell>
          <table:table-cell office:value-type="float" office:value="0.00000834" calcext:value-type="float">
            <text:p>8,3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8]*[.D78]" office:value-type="float" office:value="0.00469548" calcext:value-type="float">
            <text:p>0,00469548</text:p>
          </table:table-cell>
          <table:table-cell table:formula="of:=[.C78]*[.D78]" office:value-type="float" office:value="0.00001668" calcext:value-type="float">
            <text:p>1,668E-05</text:p>
          </table:table-cell>
        </table:table-row>
        <table:table-row table:style-name="ro1">
          <table:table-cell table:formula="of:=[.A78]+10" office:value-type="float" office:value="790" calcext:value-type="float">
            <text:p>790</text:p>
          </table:table-cell>
          <table:table-cell office:value-type="float" office:value="0.00233253" calcext:value-type="float">
            <text:p>0,00233253</text:p>
          </table:table-cell>
          <table:table-cell office:value-type="float" office:value="0.00000833" calcext:value-type="float">
            <text:p>8,3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9]*[.D79]" office:value-type="float" office:value="0.00466506" calcext:value-type="float">
            <text:p>0,00466506</text:p>
          </table:table-cell>
          <table:table-cell table:formula="of:=[.C79]*[.D79]" office:value-type="float" office:value="0.00001666" calcext:value-type="float">
            <text:p>1,666E-05</text:p>
          </table:table-cell>
        </table:table-row>
        <table:table-row table:style-name="ro1">
          <table:table-cell table:formula="of:=[.A79]+10" office:value-type="float" office:value="800" calcext:value-type="float">
            <text:p>800</text:p>
          </table:table-cell>
          <table:table-cell office:value-type="float" office:value="0.00231744" calcext:value-type="float">
            <text:p>0,00231744</text:p>
          </table:table-cell>
          <table:table-cell office:value-type="float" office:value="0.00000832" calcext:value-type="float">
            <text:p>8,3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0]*[.D80]" office:value-type="float" office:value="0.00463488" calcext:value-type="float">
            <text:p>0,00463488</text:p>
          </table:table-cell>
          <table:table-cell table:formula="of:=[.C80]*[.D80]" office:value-type="float" office:value="0.00001664" calcext:value-type="float">
            <text:p>1,664E-05</text:p>
          </table:table-cell>
        </table:table-row>
        <table:table-row table:style-name="ro1">
          <table:table-cell table:formula="of:=[.A80]+10" office:value-type="float" office:value="810" calcext:value-type="float">
            <text:p>810</text:p>
          </table:table-cell>
          <table:table-cell office:value-type="float" office:value="0.00230241" calcext:value-type="float">
            <text:p>0,00230241</text:p>
          </table:table-cell>
          <table:table-cell office:value-type="float" office:value="0.0000083" calcext:value-type="float">
            <text:p>8,3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1]*[.D81]" office:value-type="float" office:value="0.00460482" calcext:value-type="float">
            <text:p>0,00460482</text:p>
          </table:table-cell>
          <table:table-cell table:formula="of:=[.C81]*[.D81]" office:value-type="float" office:value="0.0000166" calcext:value-type="float">
            <text:p>1,66E-05</text:p>
          </table:table-cell>
        </table:table-row>
        <table:table-row table:style-name="ro1">
          <table:table-cell table:formula="of:=[.A81]+10" office:value-type="float" office:value="820" calcext:value-type="float">
            <text:p>820</text:p>
          </table:table-cell>
          <table:table-cell office:value-type="float" office:value="0.00228753" calcext:value-type="float">
            <text:p>0,00228753</text:p>
          </table:table-cell>
          <table:table-cell office:value-type="float" office:value="0.00000828" calcext:value-type="float">
            <text:p>8,2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2]*[.D82]" office:value-type="float" office:value="0.00457506" calcext:value-type="float">
            <text:p>0,00457506</text:p>
          </table:table-cell>
          <table:table-cell table:formula="of:=[.C82]*[.D82]" office:value-type="float" office:value="0.00001656" calcext:value-type="float">
            <text:p>1,656E-05</text:p>
          </table:table-cell>
        </table:table-row>
        <table:table-row table:style-name="ro1">
          <table:table-cell table:formula="of:=[.A82]+10" office:value-type="float" office:value="830" calcext:value-type="float">
            <text:p>830</text:p>
          </table:table-cell>
          <table:table-cell office:value-type="float" office:value="0.00227271" calcext:value-type="float">
            <text:p>0,00227271</text:p>
          </table:table-cell>
          <table:table-cell office:value-type="float" office:value="0.00000827" calcext:value-type="float">
            <text:p>8,2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3]*[.D83]" office:value-type="float" office:value="0.00454542" calcext:value-type="float">
            <text:p>0,00454542</text:p>
          </table:table-cell>
          <table:table-cell table:formula="of:=[.C83]*[.D83]" office:value-type="float" office:value="0.00001654" calcext:value-type="float">
            <text:p>1,654E-05</text:p>
          </table:table-cell>
        </table:table-row>
        <table:table-row table:style-name="ro1">
          <table:table-cell table:formula="of:=[.A83]+10" office:value-type="float" office:value="840" calcext:value-type="float">
            <text:p>840</text:p>
          </table:table-cell>
          <table:table-cell office:value-type="float" office:value="0.00225801" calcext:value-type="float">
            <text:p>0,00225801</text:p>
          </table:table-cell>
          <table:table-cell office:value-type="float" office:value="0.00000825" calcext:value-type="float">
            <text:p>8,2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4]*[.D84]" office:value-type="float" office:value="0.00451602" calcext:value-type="float">
            <text:p>0,00451602</text:p>
          </table:table-cell>
          <table:table-cell table:formula="of:=[.C84]*[.D84]" office:value-type="float" office:value="0.0000165" calcext:value-type="float">
            <text:p>1,65E-05</text:p>
          </table:table-cell>
        </table:table-row>
        <table:table-row table:style-name="ro1">
          <table:table-cell table:formula="of:=[.A84]+10" office:value-type="float" office:value="850" calcext:value-type="float">
            <text:p>850</text:p>
          </table:table-cell>
          <table:table-cell office:value-type="float" office:value="0.0022434" calcext:value-type="float">
            <text:p>0,0022434</text:p>
          </table:table-cell>
          <table:table-cell office:value-type="float" office:value="0.00000823" calcext:value-type="float">
            <text:p>8,2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5]*[.D85]" office:value-type="float" office:value="0.0044868" calcext:value-type="float">
            <text:p>0,0044868</text:p>
          </table:table-cell>
          <table:table-cell table:formula="of:=[.C85]*[.D85]" office:value-type="float" office:value="0.00001646" calcext:value-type="float">
            <text:p>1,646E-05</text:p>
          </table:table-cell>
        </table:table-row>
        <table:table-row table:style-name="ro1">
          <table:table-cell table:formula="of:=[.A85]+10" office:value-type="float" office:value="860" calcext:value-type="float">
            <text:p>860</text:p>
          </table:table-cell>
          <table:table-cell office:value-type="float" office:value="0.00222888" calcext:value-type="float">
            <text:p>0,00222888</text:p>
          </table:table-cell>
          <table:table-cell office:value-type="float" office:value="0.00000822" calcext:value-type="float">
            <text:p>8,2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6]*[.D86]" office:value-type="float" office:value="0.00445776" calcext:value-type="float">
            <text:p>0,00445776</text:p>
          </table:table-cell>
          <table:table-cell table:formula="of:=[.C86]*[.D86]" office:value-type="float" office:value="0.00001644" calcext:value-type="float">
            <text:p>1,644E-05</text:p>
          </table:table-cell>
        </table:table-row>
        <table:table-row table:style-name="ro1">
          <table:table-cell table:formula="of:=[.A86]+10" office:value-type="float" office:value="870" calcext:value-type="float">
            <text:p>870</text:p>
          </table:table-cell>
          <table:table-cell office:value-type="float" office:value="0.00221445" calcext:value-type="float">
            <text:p>0,00221445</text:p>
          </table:table-cell>
          <table:table-cell office:value-type="float" office:value="0.00000797" calcext:value-type="float">
            <text:p>7,9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7]*[.D87]" office:value-type="float" office:value="0.0044289" calcext:value-type="float">
            <text:p>0,0044289</text:p>
          </table:table-cell>
          <table:table-cell table:formula="of:=[.C87]*[.D87]" office:value-type="float" office:value="0.00001594" calcext:value-type="float">
            <text:p>1,594E-05</text:p>
          </table:table-cell>
        </table:table-row>
        <table:table-row table:style-name="ro1">
          <table:table-cell table:formula="of:=[.A87]+10" office:value-type="float" office:value="880" calcext:value-type="float">
            <text:p>880</text:p>
          </table:table-cell>
          <table:table-cell office:value-type="float" office:value="0.00220014" calcext:value-type="float">
            <text:p>0,00220014</text:p>
          </table:table-cell>
          <table:table-cell office:value-type="float" office:value="0.00000818" calcext:value-type="float">
            <text:p>8,1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8]*[.D88]" office:value-type="float" office:value="0.00440028" calcext:value-type="float">
            <text:p>0,00440028</text:p>
          </table:table-cell>
          <table:table-cell table:formula="of:=[.C88]*[.D88]" office:value-type="float" office:value="0.00001636" calcext:value-type="float">
            <text:p>1,636E-05</text:p>
          </table:table-cell>
        </table:table-row>
        <table:table-row table:style-name="ro1">
          <table:table-cell table:formula="of:=[.A88]+10" office:value-type="float" office:value="890" calcext:value-type="float">
            <text:p>890</text:p>
          </table:table-cell>
          <table:table-cell office:value-type="float" office:value="0.00218586" calcext:value-type="float">
            <text:p>0,00218586</text:p>
          </table:table-cell>
          <table:table-cell office:value-type="float" office:value="0.00000816" calcext:value-type="float">
            <text:p>8,1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9]*[.D89]" office:value-type="float" office:value="0.00437172" calcext:value-type="float">
            <text:p>0,00437172</text:p>
          </table:table-cell>
          <table:table-cell table:formula="of:=[.C89]*[.D89]" office:value-type="float" office:value="0.00001632" calcext:value-type="float">
            <text:p>1,632E-05</text:p>
          </table:table-cell>
        </table:table-row>
        <table:table-row table:style-name="ro1">
          <table:table-cell table:formula="of:=[.A89]+10" office:value-type="float" office:value="900" calcext:value-type="float">
            <text:p>900</text:p>
          </table:table-cell>
          <table:table-cell office:value-type="float" office:value="0.00217173" calcext:value-type="float">
            <text:p>0,00217173</text:p>
          </table:table-cell>
          <table:table-cell office:value-type="float" office:value="0.00000815" calcext:value-type="float">
            <text:p>8,1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0]*[.D90]" office:value-type="float" office:value="0.00434346" calcext:value-type="float">
            <text:p>0,00434346</text:p>
          </table:table-cell>
          <table:table-cell table:formula="of:=[.C90]*[.D90]" office:value-type="float" office:value="0.0000163" calcext:value-type="float">
            <text:p>1,63E-05</text:p>
          </table:table-cell>
        </table:table-row>
        <table:table-row table:style-name="ro1">
          <table:table-cell table:formula="of:=[.A90]+10" office:value-type="float" office:value="910" calcext:value-type="float">
            <text:p>910</text:p>
          </table:table-cell>
          <table:table-cell office:value-type="float" office:value="0.00215766" calcext:value-type="float">
            <text:p>0,00215766</text:p>
          </table:table-cell>
          <table:table-cell office:value-type="float" office:value="0.00000789" calcext:value-type="float">
            <text:p>7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1]*[.D91]" office:value-type="float" office:value="0.00431532" calcext:value-type="float">
            <text:p>0,00431532</text:p>
          </table:table-cell>
          <table:table-cell table:formula="of:=[.C91]*[.D91]" office:value-type="float" office:value="0.00001578" calcext:value-type="float">
            <text:p>1,578E-05</text:p>
          </table:table-cell>
        </table:table-row>
        <table:table-row table:style-name="ro1">
          <table:table-cell table:formula="of:=[.A91]+10" office:value-type="float" office:value="920" calcext:value-type="float">
            <text:p>920</text:p>
          </table:table-cell>
          <table:table-cell office:value-type="float" office:value="0.00214371" calcext:value-type="float">
            <text:p>0,00214371</text:p>
          </table:table-cell>
          <table:table-cell office:value-type="float" office:value="0.00000788" calcext:value-type="float">
            <text:p>7,8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2]*[.D92]" office:value-type="float" office:value="0.00428742" calcext:value-type="float">
            <text:p>0,00428742</text:p>
          </table:table-cell>
          <table:table-cell table:formula="of:=[.C92]*[.D92]" office:value-type="float" office:value="0.00001576" calcext:value-type="float">
            <text:p>1,576E-05</text:p>
          </table:table-cell>
        </table:table-row>
        <table:table-row table:style-name="ro1">
          <table:table-cell table:formula="of:=[.A92]+10" office:value-type="float" office:value="930" calcext:value-type="float">
            <text:p>930</text:p>
          </table:table-cell>
          <table:table-cell office:value-type="float" office:value="0.00212982" calcext:value-type="float">
            <text:p>0,00212982</text:p>
          </table:table-cell>
          <table:table-cell office:value-type="float" office:value="0.00000786" calcext:value-type="float">
            <text:p>7,8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3]*[.D93]" office:value-type="float" office:value="0.00425964" calcext:value-type="float">
            <text:p>0,00425964</text:p>
          </table:table-cell>
          <table:table-cell table:formula="of:=[.C93]*[.D93]" office:value-type="float" office:value="0.00001572" calcext:value-type="float">
            <text:p>1,572E-05</text:p>
          </table:table-cell>
        </table:table-row>
        <table:table-row table:style-name="ro1">
          <table:table-cell table:formula="of:=[.A93]+10" office:value-type="float" office:value="940" calcext:value-type="float">
            <text:p>940</text:p>
          </table:table-cell>
          <table:table-cell office:value-type="float" office:value="0.00211602" calcext:value-type="float">
            <text:p>0,00211602</text:p>
          </table:table-cell>
          <table:table-cell office:value-type="float" office:value="0.00000784" calcext:value-type="float">
            <text:p>7,8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4]*[.D94]" office:value-type="float" office:value="0.00423204" calcext:value-type="float">
            <text:p>0,00423204</text:p>
          </table:table-cell>
          <table:table-cell table:formula="of:=[.C94]*[.D94]" office:value-type="float" office:value="0.00001568" calcext:value-type="float">
            <text:p>1,568E-05</text:p>
          </table:table-cell>
        </table:table-row>
        <table:table-row table:style-name="ro1">
          <table:table-cell table:formula="of:=[.A94]+10" office:value-type="float" office:value="950" calcext:value-type="float">
            <text:p>950</text:p>
          </table:table-cell>
          <table:table-cell office:value-type="float" office:value="0.00210234" calcext:value-type="float">
            <text:p>0,00210234</text:p>
          </table:table-cell>
          <table:table-cell office:value-type="float" office:value="0.00000781" calcext:value-type="float">
            <text:p>7,8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5]*[.D95]" office:value-type="float" office:value="0.00420468" calcext:value-type="float">
            <text:p>0,00420468</text:p>
          </table:table-cell>
          <table:table-cell table:formula="of:=[.C95]*[.D95]" office:value-type="float" office:value="0.00001562" calcext:value-type="float">
            <text:p>1,562E-05</text:p>
          </table:table-cell>
        </table:table-row>
        <table:table-row table:style-name="ro1">
          <table:table-cell table:formula="of:=[.A95]+10" office:value-type="float" office:value="960" calcext:value-type="float">
            <text:p>960</text:p>
          </table:table-cell>
          <table:table-cell office:value-type="float" office:value="0.00208872" calcext:value-type="float">
            <text:p>0,00208872</text:p>
          </table:table-cell>
          <table:table-cell office:value-type="float" office:value="0.00000779" calcext:value-type="float">
            <text:p>7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[.D96]" office:value-type="float" office:value="0.00417744" calcext:value-type="float">
            <text:p>0,00417744</text:p>
          </table:table-cell>
          <table:table-cell table:formula="of:=[.C96]*[.D96]" office:value-type="float" office:value="0.00001558" calcext:value-type="float">
            <text:p>1,558E-05</text:p>
          </table:table-cell>
        </table:table-row>
        <table:table-row table:style-name="ro1">
          <table:table-cell table:formula="of:=[.A96]+10" office:value-type="float" office:value="970" calcext:value-type="float">
            <text:p>970</text:p>
          </table:table-cell>
          <table:table-cell office:value-type="float" office:value="0.00207522" calcext:value-type="float">
            <text:p>0,00207522</text:p>
          </table:table-cell>
          <table:table-cell office:value-type="float" office:value="0.00000777" calcext:value-type="float">
            <text:p>7,7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*[.D97]" office:value-type="float" office:value="0.00415044" calcext:value-type="float">
            <text:p>0,00415044</text:p>
          </table:table-cell>
          <table:table-cell table:formula="of:=[.C97]*[.D97]" office:value-type="float" office:value="0.00001554" calcext:value-type="float">
            <text:p>1,554E-05</text:p>
          </table:table-cell>
        </table:table-row>
        <table:table-row table:style-name="ro1">
          <table:table-cell table:formula="of:=[.A97]+10" office:value-type="float" office:value="980" calcext:value-type="float">
            <text:p>980</text:p>
          </table:table-cell>
          <table:table-cell office:value-type="float" office:value="0.00206178" calcext:value-type="float">
            <text:p>0,00206178</text:p>
          </table:table-cell>
          <table:table-cell office:value-type="float" office:value="0.00000774" calcext:value-type="float">
            <text:p>7,7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[.D98]" office:value-type="float" office:value="0.00412356" calcext:value-type="float">
            <text:p>0,00412356</text:p>
          </table:table-cell>
          <table:table-cell table:formula="of:=[.C98]*[.D98]" office:value-type="float" office:value="0.00001548" calcext:value-type="float">
            <text:p>1,548E-05</text:p>
          </table:table-cell>
        </table:table-row>
        <table:table-row table:style-name="ro1">
          <table:table-cell table:formula="of:=[.A98]+10" office:value-type="float" office:value="990" calcext:value-type="float">
            <text:p>990</text:p>
          </table:table-cell>
          <table:table-cell office:value-type="float" office:value="0.00204843" calcext:value-type="float">
            <text:p>0,00204843</text:p>
          </table:table-cell>
          <table:table-cell office:value-type="float" office:value="0.00000772" calcext:value-type="float">
            <text:p>7,7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9]*[.D99]" office:value-type="float" office:value="0.00409686" calcext:value-type="float">
            <text:p>0,00409686</text:p>
          </table:table-cell>
          <table:table-cell table:formula="of:=[.C99]*[.D99]" office:value-type="float" office:value="0.00001544" calcext:value-type="float">
            <text:p>1,544E-05</text:p>
          </table:table-cell>
        </table:table-row>
        <table:table-row table:style-name="ro1">
          <table:table-cell table:formula="of:=[.A99]+10" office:value-type="float" office:value="1000" calcext:value-type="float">
            <text:p>1000</text:p>
          </table:table-cell>
          <table:table-cell office:value-type="float" office:value="0.00203517" calcext:value-type="float">
            <text:p>0,00203517</text:p>
          </table:table-cell>
          <table:table-cell office:value-type="float" office:value="0.00000769" calcext:value-type="float">
            <text:p>7,6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[.D100]" office:value-type="float" office:value="0.00407034" calcext:value-type="float">
            <text:p>0,00407034</text:p>
          </table:table-cell>
          <table:table-cell table:formula="of:=[.C100]*[.D100]" office:value-type="float" office:value="0.00001538" calcext:value-type="float">
            <text:p>1,538E-05</text:p>
          </table:table-cell>
        </table:table-row>
        <table:table-row table:style-name="ro1">
          <table:table-cell table:formula="of:=[.A100]+10" office:value-type="float" office:value="1010" calcext:value-type="float">
            <text:p>1010</text:p>
          </table:table-cell>
          <table:table-cell office:value-type="float" office:value="0.002022" calcext:value-type="float">
            <text:p>0,002022</text:p>
          </table:table-cell>
          <table:table-cell office:value-type="float" office:value="0.00000767" calcext:value-type="float">
            <text:p>7,6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1]*[.D101]" office:value-type="float" office:value="0.004044" calcext:value-type="float">
            <text:p>0,004044</text:p>
          </table:table-cell>
          <table:table-cell table:formula="of:=[.C101]*[.D101]" office:value-type="float" office:value="0.00001534" calcext:value-type="float">
            <text:p>1,534E-05</text:p>
          </table:table-cell>
        </table:table-row>
        <table:table-row table:style-name="ro1">
          <table:table-cell table:formula="of:=[.A101]+10" office:value-type="float" office:value="1020" calcext:value-type="float">
            <text:p>1020</text:p>
          </table:table-cell>
          <table:table-cell office:value-type="float" office:value="0.00200889" calcext:value-type="float">
            <text:p>0,00200889</text:p>
          </table:table-cell>
          <table:table-cell office:value-type="float" office:value="0.00000765" calcext:value-type="float">
            <text:p>7,6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[.D102]" office:value-type="float" office:value="0.00401778" calcext:value-type="float">
            <text:p>0,00401778</text:p>
          </table:table-cell>
          <table:table-cell table:formula="of:=[.C102]*[.D102]" office:value-type="float" office:value="0.0000153" calcext:value-type="float">
            <text:p>1,53E-05</text:p>
          </table:table-cell>
        </table:table-row>
        <table:table-row table:style-name="ro1">
          <table:table-cell table:formula="of:=[.A102]+10" office:value-type="float" office:value="1030" calcext:value-type="float">
            <text:p>1030</text:p>
          </table:table-cell>
          <table:table-cell office:value-type="float" office:value="0.00199593" calcext:value-type="float">
            <text:p>0,00199593</text:p>
          </table:table-cell>
          <table:table-cell office:value-type="float" office:value="0.00000763" calcext:value-type="float">
            <text:p>7,6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3]*[.D103]" office:value-type="float" office:value="0.00399186" calcext:value-type="float">
            <text:p>0,00399186</text:p>
          </table:table-cell>
          <table:table-cell table:formula="of:=[.C103]*[.D103]" office:value-type="float" office:value="0.00001526" calcext:value-type="float">
            <text:p>1,526E-05</text:p>
          </table:table-cell>
        </table:table-row>
        <table:table-row table:style-name="ro1">
          <table:table-cell table:formula="of:=[.A103]+10" office:value-type="float" office:value="1040" calcext:value-type="float">
            <text:p>1040</text:p>
          </table:table-cell>
          <table:table-cell office:value-type="float" office:value="0.00198297" calcext:value-type="float">
            <text:p>0,00198297</text:p>
          </table:table-cell>
          <table:table-cell office:value-type="float" office:value="0.0000076" calcext:value-type="float">
            <text:p>7,6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[.D104]" office:value-type="float" office:value="0.00396594" calcext:value-type="float">
            <text:p>0,00396594</text:p>
          </table:table-cell>
          <table:table-cell table:formula="of:=[.C104]*[.D104]" office:value-type="float" office:value="0.0000152" calcext:value-type="float">
            <text:p>1,52E-05</text:p>
          </table:table-cell>
        </table:table-row>
        <table:table-row table:style-name="ro1">
          <table:table-cell table:formula="of:=[.A104]+10" office:value-type="float" office:value="1050" calcext:value-type="float">
            <text:p>1050</text:p>
          </table:table-cell>
          <table:table-cell office:value-type="float" office:value="0.00197013" calcext:value-type="float">
            <text:p>0,00197013</text:p>
          </table:table-cell>
          <table:table-cell office:value-type="float" office:value="0.00000757" calcext:value-type="float">
            <text:p>7,5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5]*[.D105]" office:value-type="float" office:value="0.00394026" calcext:value-type="float">
            <text:p>0,00394026</text:p>
          </table:table-cell>
          <table:table-cell table:formula="of:=[.C105]*[.D105]" office:value-type="float" office:value="0.00001514" calcext:value-type="float">
            <text:p>1,514E-05</text:p>
          </table:table-cell>
        </table:table-row>
        <table:table-row table:style-name="ro1">
          <table:table-cell table:formula="of:=[.A105]+10" office:value-type="float" office:value="1060" calcext:value-type="float">
            <text:p>1060</text:p>
          </table:table-cell>
          <table:table-cell office:value-type="float" office:value="0.00195738" calcext:value-type="float">
            <text:p>0,00195738</text:p>
          </table:table-cell>
          <table:table-cell office:value-type="float" office:value="0.00000754" calcext:value-type="float">
            <text:p>7,5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[.D106]" office:value-type="float" office:value="0.00391476" calcext:value-type="float">
            <text:p>0,00391476</text:p>
          </table:table-cell>
          <table:table-cell table:formula="of:=[.C106]*[.D106]" office:value-type="float" office:value="0.00001508" calcext:value-type="float">
            <text:p>1,508E-05</text:p>
          </table:table-cell>
        </table:table-row>
        <table:table-row table:style-name="ro1">
          <table:table-cell table:formula="of:=[.A106]+10" office:value-type="float" office:value="1070" calcext:value-type="float">
            <text:p>1070</text:p>
          </table:table-cell>
          <table:table-cell office:value-type="float" office:value="0.00194472" calcext:value-type="float">
            <text:p>0,00194472</text:p>
          </table:table-cell>
          <table:table-cell office:value-type="float" office:value="0.00000751" calcext:value-type="float">
            <text:p>7,5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7]*[.D107]" office:value-type="float" office:value="0.00388944" calcext:value-type="float">
            <text:p>0,00388944</text:p>
          </table:table-cell>
          <table:table-cell table:formula="of:=[.C107]*[.D107]" office:value-type="float" office:value="0.00001502" calcext:value-type="float">
            <text:p>1,502E-05</text:p>
          </table:table-cell>
        </table:table-row>
        <table:table-row table:style-name="ro1">
          <table:table-cell table:formula="of:=[.A107]+10" office:value-type="float" office:value="1080" calcext:value-type="float">
            <text:p>1080</text:p>
          </table:table-cell>
          <table:table-cell office:value-type="float" office:value="0.00193212" calcext:value-type="float">
            <text:p>0,00193212</text:p>
          </table:table-cell>
          <table:table-cell office:value-type="float" office:value="0.00000748" calcext:value-type="float">
            <text:p>7,4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[.D108]" office:value-type="float" office:value="0.00386424" calcext:value-type="float">
            <text:p>0,00386424</text:p>
          </table:table-cell>
          <table:table-cell table:formula="of:=[.C108]*[.D108]" office:value-type="float" office:value="0.00001496" calcext:value-type="float">
            <text:p>1,496E-05</text:p>
          </table:table-cell>
        </table:table-row>
        <table:table-row table:style-name="ro1">
          <table:table-cell table:formula="of:=[.A108]+10" office:value-type="float" office:value="1090" calcext:value-type="float">
            <text:p>1090</text:p>
          </table:table-cell>
          <table:table-cell office:value-type="float" office:value="0.00191961" calcext:value-type="float">
            <text:p>0,00191961</text:p>
          </table:table-cell>
          <table:table-cell office:value-type="float" office:value="0.00000745" calcext:value-type="float">
            <text:p>7,4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9]*[.D109]" office:value-type="float" office:value="0.00383922" calcext:value-type="float">
            <text:p>0,00383922</text:p>
          </table:table-cell>
          <table:table-cell table:formula="of:=[.C109]*[.D109]" office:value-type="float" office:value="0.0000149" calcext:value-type="float">
            <text:p>1,49E-05</text:p>
          </table:table-cell>
        </table:table-row>
        <table:table-row table:style-name="ro1">
          <table:table-cell table:formula="of:=[.A109]+10" office:value-type="float" office:value="1100" calcext:value-type="float">
            <text:p>1100</text:p>
          </table:table-cell>
          <table:table-cell office:value-type="float" office:value="0.00190719" calcext:value-type="float">
            <text:p>0,00190719</text:p>
          </table:table-cell>
          <table:table-cell office:value-type="float" office:value="0.00000743" calcext:value-type="float">
            <text:p>7,4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0]*[.D110]" office:value-type="float" office:value="0.00381438" calcext:value-type="float">
            <text:p>0,00381438</text:p>
          </table:table-cell>
          <table:table-cell table:formula="of:=[.C110]*[.D110]" office:value-type="float" office:value="0.00001486" calcext:value-type="float">
            <text:p>1,486E-05</text:p>
          </table:table-cell>
        </table:table-row>
        <table:table-row table:style-name="ro1">
          <table:table-cell table:formula="of:=[.A110]+10" office:value-type="float" office:value="1110" calcext:value-type="float">
            <text:p>1110</text:p>
          </table:table-cell>
          <table:table-cell office:value-type="float" office:value="0.00189483" calcext:value-type="float">
            <text:p>0,00189483</text:p>
          </table:table-cell>
          <table:table-cell office:value-type="float" office:value="0.00000739" calcext:value-type="float">
            <text:p>7,3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1]*[.D111]" office:value-type="float" office:value="0.00378966" calcext:value-type="float">
            <text:p>0,00378966</text:p>
          </table:table-cell>
          <table:table-cell table:formula="of:=[.C111]*[.D111]" office:value-type="float" office:value="0.00001478" calcext:value-type="float">
            <text:p>1,478E-05</text:p>
          </table:table-cell>
        </table:table-row>
        <table:table-row table:style-name="ro1">
          <table:table-cell table:formula="of:=[.A111]+10" office:value-type="float" office:value="1120" calcext:value-type="float">
            <text:p>1120</text:p>
          </table:table-cell>
          <table:table-cell office:value-type="float" office:value="0.00188259" calcext:value-type="float">
            <text:p>0,00188259</text:p>
          </table:table-cell>
          <table:table-cell office:value-type="float" office:value="0.00000736" calcext:value-type="float">
            <text:p>7,3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[.D112]" office:value-type="float" office:value="0.00376518" calcext:value-type="float">
            <text:p>0,00376518</text:p>
          </table:table-cell>
          <table:table-cell table:formula="of:=[.C112]*[.D112]" office:value-type="float" office:value="0.00001472" calcext:value-type="float">
            <text:p>1,472E-05</text:p>
          </table:table-cell>
        </table:table-row>
        <table:table-row table:style-name="ro1">
          <table:table-cell table:formula="of:=[.A112]+10" office:value-type="float" office:value="1130" calcext:value-type="float">
            <text:p>1130</text:p>
          </table:table-cell>
          <table:table-cell office:value-type="float" office:value="0.00187038" calcext:value-type="float">
            <text:p>0,00187038</text:p>
          </table:table-cell>
          <table:table-cell office:value-type="float" office:value="0.00000733" calcext:value-type="float">
            <text:p>7,3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[.D113]" office:value-type="float" office:value="0.00374076" calcext:value-type="float">
            <text:p>0,00374076</text:p>
          </table:table-cell>
          <table:table-cell table:formula="of:=[.C113]*[.D113]" office:value-type="float" office:value="0.00001466" calcext:value-type="float">
            <text:p>1,466E-05</text:p>
          </table:table-cell>
        </table:table-row>
        <table:table-row table:style-name="ro1">
          <table:table-cell table:formula="of:=[.A113]+10" office:value-type="float" office:value="1140" calcext:value-type="float">
            <text:p>1140</text:p>
          </table:table-cell>
          <table:table-cell office:value-type="float" office:value="0.00185829" calcext:value-type="float">
            <text:p>0,00185829</text:p>
          </table:table-cell>
          <table:table-cell office:value-type="float" office:value="0.0000073" calcext:value-type="float">
            <text:p>7,3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[.D114]" office:value-type="float" office:value="0.00371658" calcext:value-type="float">
            <text:p>0,00371658</text:p>
          </table:table-cell>
          <table:table-cell table:formula="of:=[.C114]*[.D114]" office:value-type="float" office:value="0.0000146" calcext:value-type="float">
            <text:p>1,46E-05</text:p>
          </table:table-cell>
        </table:table-row>
        <table:table-row table:style-name="ro1">
          <table:table-cell table:formula="of:=[.A114]+10" office:value-type="float" office:value="1150" calcext:value-type="float">
            <text:p>1150</text:p>
          </table:table-cell>
          <table:table-cell office:value-type="float" office:value="0.00184623" calcext:value-type="float">
            <text:p>0,00184623</text:p>
          </table:table-cell>
          <table:table-cell office:value-type="float" office:value="0.00000727" calcext:value-type="float">
            <text:p>7,2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5]*[.D115]" office:value-type="float" office:value="0.00369246" calcext:value-type="float">
            <text:p>0,00369246</text:p>
          </table:table-cell>
          <table:table-cell table:formula="of:=[.C115]*[.D115]" office:value-type="float" office:value="0.00001454" calcext:value-type="float">
            <text:p>1,454E-05</text:p>
          </table:table-cell>
        </table:table-row>
        <table:table-row table:style-name="ro1">
          <table:table-cell table:formula="of:=[.A115]+10" office:value-type="float" office:value="1160" calcext:value-type="float">
            <text:p>1160</text:p>
          </table:table-cell>
          <table:table-cell office:value-type="float" office:value="0.00183429" calcext:value-type="float">
            <text:p>0,00183429</text:p>
          </table:table-cell>
          <table:table-cell office:value-type="float" office:value="0.00000724" calcext:value-type="float">
            <text:p>7,2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[.D116]" office:value-type="float" office:value="0.00366858" calcext:value-type="float">
            <text:p>0,00366858</text:p>
          </table:table-cell>
          <table:table-cell table:formula="of:=[.C116]*[.D116]" office:value-type="float" office:value="0.00001448" calcext:value-type="float">
            <text:p>1,448E-05</text:p>
          </table:table-cell>
        </table:table-row>
        <table:table-row table:style-name="ro1">
          <table:table-cell table:formula="of:=[.A116]+10" office:value-type="float" office:value="1170" calcext:value-type="float">
            <text:p>1170</text:p>
          </table:table-cell>
          <table:table-cell office:value-type="float" office:value="0.00182244" calcext:value-type="float">
            <text:p>0,00182244</text:p>
          </table:table-cell>
          <table:table-cell office:value-type="float" office:value="0.00000721" calcext:value-type="float">
            <text:p>7,2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[.D117]" office:value-type="float" office:value="0.00364488" calcext:value-type="float">
            <text:p>0,00364488</text:p>
          </table:table-cell>
          <table:table-cell table:formula="of:=[.C117]*[.D117]" office:value-type="float" office:value="0.00001442" calcext:value-type="float">
            <text:p>1,442E-05</text:p>
          </table:table-cell>
        </table:table-row>
        <table:table-row table:style-name="ro1">
          <table:table-cell table:formula="of:=[.A117]+10" office:value-type="float" office:value="1180" calcext:value-type="float">
            <text:p>1180</text:p>
          </table:table-cell>
          <table:table-cell office:value-type="float" office:value="0.00181062" calcext:value-type="float">
            <text:p>0,00181062</text:p>
          </table:table-cell>
          <table:table-cell office:value-type="float" office:value="0.00000717" calcext:value-type="float">
            <text:p>7,1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[.D118]" office:value-type="float" office:value="0.00362124" calcext:value-type="float">
            <text:p>0,00362124</text:p>
          </table:table-cell>
          <table:table-cell table:formula="of:=[.C118]*[.D118]" office:value-type="float" office:value="0.00001434" calcext:value-type="float">
            <text:p>1,434E-05</text:p>
          </table:table-cell>
        </table:table-row>
        <table:table-row table:style-name="ro1">
          <table:table-cell table:formula="of:=[.A118]+10" office:value-type="float" office:value="1190" calcext:value-type="float">
            <text:p>1190</text:p>
          </table:table-cell>
          <table:table-cell office:value-type="float" office:value="0.00179889" calcext:value-type="float">
            <text:p>0,00179889</text:p>
          </table:table-cell>
          <table:table-cell office:value-type="float" office:value="0.00000714" calcext:value-type="float">
            <text:p>7,1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9]*[.D119]" office:value-type="float" office:value="0.00359778" calcext:value-type="float">
            <text:p>0,00359778</text:p>
          </table:table-cell>
          <table:table-cell table:formula="of:=[.C119]*[.D119]" office:value-type="float" office:value="0.00001428" calcext:value-type="float">
            <text:p>1,428E-05</text:p>
          </table:table-cell>
        </table:table-row>
        <table:table-row table:style-name="ro1">
          <table:table-cell table:formula="of:=[.A119]+10" office:value-type="float" office:value="1200" calcext:value-type="float">
            <text:p>1200</text:p>
          </table:table-cell>
          <table:table-cell office:value-type="float" office:value="0.00178725" calcext:value-type="float">
            <text:p>0,00178725</text:p>
          </table:table-cell>
          <table:table-cell office:value-type="float" office:value="0.0000071" calcext:value-type="float">
            <text:p>7,1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[.D120]" office:value-type="float" office:value="0.0035745" calcext:value-type="float">
            <text:p>0,0035745</text:p>
          </table:table-cell>
          <table:table-cell table:formula="of:=[.C120]*[.D120]" office:value-type="float" office:value="0.0000142" calcext:value-type="float">
            <text:p>1,42E-05</text:p>
          </table:table-cell>
        </table:table-row>
        <table:table-row table:style-name="ro1">
          <table:table-cell table:formula="of:=[.A120]+10" office:value-type="float" office:value="1210" calcext:value-type="float">
            <text:p>1210</text:p>
          </table:table-cell>
          <table:table-cell office:value-type="float" office:value="0.0017757" calcext:value-type="float">
            <text:p>0,0017757</text:p>
          </table:table-cell>
          <table:table-cell office:value-type="float" office:value="0.00000707" calcext:value-type="float">
            <text:p>7,0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[.D121]" office:value-type="float" office:value="0.0035514" calcext:value-type="float">
            <text:p>0,0035514</text:p>
          </table:table-cell>
          <table:table-cell table:formula="of:=[.C121]*[.D121]" office:value-type="float" office:value="0.00001414" calcext:value-type="float">
            <text:p>1,414E-05</text:p>
          </table:table-cell>
        </table:table-row>
        <table:table-row table:style-name="ro1">
          <table:table-cell table:formula="of:=[.A121]+10" office:value-type="float" office:value="1220" calcext:value-type="float">
            <text:p>1220</text:p>
          </table:table-cell>
          <table:table-cell office:value-type="float" office:value="0.00176418" calcext:value-type="float">
            <text:p>0,00176418</text:p>
          </table:table-cell>
          <table:table-cell office:value-type="float" office:value="0.00000704" calcext:value-type="float">
            <text:p>7,0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[.D122]" office:value-type="float" office:value="0.00352836" calcext:value-type="float">
            <text:p>0,00352836</text:p>
          </table:table-cell>
          <table:table-cell table:formula="of:=[.C122]*[.D122]" office:value-type="float" office:value="0.00001408" calcext:value-type="float">
            <text:p>1,408E-05</text:p>
          </table:table-cell>
        </table:table-row>
        <table:table-row table:style-name="ro1">
          <table:table-cell table:formula="of:=[.A122]+10" office:value-type="float" office:value="1230" calcext:value-type="float">
            <text:p>1230</text:p>
          </table:table-cell>
          <table:table-cell office:value-type="float" office:value="0.00175275" calcext:value-type="float">
            <text:p>0,00175275</text:p>
          </table:table-cell>
          <table:table-cell office:value-type="float" office:value="0.000007" calcext:value-type="float">
            <text:p>7,0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3]*[.D123]" office:value-type="float" office:value="0.0035055" calcext:value-type="float">
            <text:p>0,0035055</text:p>
          </table:table-cell>
          <table:table-cell table:formula="of:=[.C123]*[.D123]" office:value-type="float" office:value="0.000014" calcext:value-type="float">
            <text:p>1,4E-05</text:p>
          </table:table-cell>
        </table:table-row>
        <table:table-row table:style-name="ro1">
          <table:table-cell table:formula="of:=[.A123]+10" office:value-type="float" office:value="1240" calcext:value-type="float">
            <text:p>1240</text:p>
          </table:table-cell>
          <table:table-cell office:value-type="float" office:value="0.00174144" calcext:value-type="float">
            <text:p>0,00174144</text:p>
          </table:table-cell>
          <table:table-cell office:value-type="float" office:value="0.00000697" calcext:value-type="float">
            <text:p>6,9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[.D124]" office:value-type="float" office:value="0.00348288" calcext:value-type="float">
            <text:p>0,00348288</text:p>
          </table:table-cell>
          <table:table-cell table:formula="of:=[.C124]*[.D124]" office:value-type="float" office:value="0.00001394" calcext:value-type="float">
            <text:p>1,394E-05</text:p>
          </table:table-cell>
        </table:table-row>
        <table:table-row table:style-name="ro1">
          <table:table-cell table:formula="of:=[.A124]+10" office:value-type="float" office:value="1250" calcext:value-type="float">
            <text:p>1250</text:p>
          </table:table-cell>
          <table:table-cell office:value-type="float" office:value="0.00173016" calcext:value-type="float">
            <text:p>0,00173016</text:p>
          </table:table-cell>
          <table:table-cell office:value-type="float" office:value="0.00000693" calcext:value-type="float">
            <text:p>6,9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[.D125]" office:value-type="float" office:value="0.00346032" calcext:value-type="float">
            <text:p>0,00346032</text:p>
          </table:table-cell>
          <table:table-cell table:formula="of:=[.C125]*[.D125]" office:value-type="float" office:value="0.00001386" calcext:value-type="float">
            <text:p>1,386E-05</text:p>
          </table:table-cell>
        </table:table-row>
        <table:table-row table:style-name="ro1">
          <table:table-cell table:formula="of:=[.A125]+10" office:value-type="float" office:value="1260" calcext:value-type="float">
            <text:p>1260</text:p>
          </table:table-cell>
          <table:table-cell office:value-type="float" office:value="0.00171897" calcext:value-type="float">
            <text:p>0,00171897</text:p>
          </table:table-cell>
          <table:table-cell office:value-type="float" office:value="0.00000689" calcext:value-type="float">
            <text:p>6,8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6]*[.D126]" office:value-type="float" office:value="0.00343794" calcext:value-type="float">
            <text:p>0,00343794</text:p>
          </table:table-cell>
          <table:table-cell table:formula="of:=[.C126]*[.D126]" office:value-type="float" office:value="0.00001378" calcext:value-type="float">
            <text:p>1,378E-05</text:p>
          </table:table-cell>
        </table:table-row>
        <table:table-row table:style-name="ro1">
          <table:table-cell table:formula="of:=[.A126]+10" office:value-type="float" office:value="1270" calcext:value-type="float">
            <text:p>1270</text:p>
          </table:table-cell>
          <table:table-cell office:value-type="float" office:value="0.00170781" calcext:value-type="float">
            <text:p>0,00170781</text:p>
          </table:table-cell>
          <table:table-cell office:value-type="float" office:value="0.00000686" calcext:value-type="float">
            <text:p>6,8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7]*[.D127]" office:value-type="float" office:value="0.00341562" calcext:value-type="float">
            <text:p>0,00341562</text:p>
          </table:table-cell>
          <table:table-cell table:formula="of:=[.C127]*[.D127]" office:value-type="float" office:value="0.00001372" calcext:value-type="float">
            <text:p>1,372E-05</text:p>
          </table:table-cell>
        </table:table-row>
        <table:table-row table:style-name="ro1">
          <table:table-cell table:formula="of:=[.A127]+10" office:value-type="float" office:value="1280" calcext:value-type="float">
            <text:p>1280</text:p>
          </table:table-cell>
          <table:table-cell office:value-type="float" office:value="0.00169674" calcext:value-type="float">
            <text:p>0,00169674</text:p>
          </table:table-cell>
          <table:table-cell office:value-type="float" office:value="0.00000683" calcext:value-type="float">
            <text:p>6,8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[.D128]" office:value-type="float" office:value="0.00339348" calcext:value-type="float">
            <text:p>0,00339348</text:p>
          </table:table-cell>
          <table:table-cell table:formula="of:=[.C128]*[.D128]" office:value-type="float" office:value="0.00001366" calcext:value-type="float">
            <text:p>1,366E-05</text:p>
          </table:table-cell>
        </table:table-row>
        <table:table-row table:style-name="ro1">
          <table:table-cell table:formula="of:=[.A128]+10" office:value-type="float" office:value="1290" calcext:value-type="float">
            <text:p>1290</text:p>
          </table:table-cell>
          <table:table-cell office:value-type="float" office:value="0.00168579" calcext:value-type="float">
            <text:p>0,00168579</text:p>
          </table:table-cell>
          <table:table-cell office:value-type="float" office:value="0.00000679" calcext:value-type="float">
            <text:p>6,79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[.D129]" office:value-type="float" office:value="0.00337158" calcext:value-type="float">
            <text:p>0,00337158</text:p>
          </table:table-cell>
          <table:table-cell table:formula="of:=[.C129]*[.D129]" office:value-type="float" office:value="0.00001358" calcext:value-type="float">
            <text:p>1,358E-05</text:p>
          </table:table-cell>
        </table:table-row>
        <table:table-row table:style-name="ro1">
          <table:table-cell table:formula="of:=[.A129]+10" office:value-type="float" office:value="1300" calcext:value-type="float">
            <text:p>1300</text:p>
          </table:table-cell>
          <table:table-cell office:value-type="float" office:value="0.00167487" calcext:value-type="float">
            <text:p>0,00167487</text:p>
          </table:table-cell>
          <table:table-cell office:value-type="float" office:value="0.00000675" calcext:value-type="float">
            <text:p>6,75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0]*[.D130]" office:value-type="float" office:value="0.00334974" calcext:value-type="float">
            <text:p>0,00334974</text:p>
          </table:table-cell>
          <table:table-cell table:formula="of:=[.C130]*[.D130]" office:value-type="float" office:value="0.0000135" calcext:value-type="float">
            <text:p>1,35E-05</text:p>
          </table:table-cell>
        </table:table-row>
        <table:table-row table:style-name="ro1">
          <table:table-cell table:formula="of:=[.A130]+10" office:value-type="float" office:value="1310" calcext:value-type="float">
            <text:p>1310</text:p>
          </table:table-cell>
          <table:table-cell office:value-type="float" office:value="0.00166404" calcext:value-type="float">
            <text:p>0,00166404</text:p>
          </table:table-cell>
          <table:table-cell office:value-type="float" office:value="0.00000672" calcext:value-type="float">
            <text:p>6,7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[.D131]" office:value-type="float" office:value="0.00332808" calcext:value-type="float">
            <text:p>0,00332808</text:p>
          </table:table-cell>
          <table:table-cell table:formula="of:=[.C131]*[.D131]" office:value-type="float" office:value="0.00001344" calcext:value-type="float">
            <text:p>1,344E-05</text:p>
          </table:table-cell>
        </table:table-row>
        <table:table-row table:style-name="ro1">
          <table:table-cell table:formula="of:=[.A131]+10" office:value-type="float" office:value="1320" calcext:value-type="float">
            <text:p>1320</text:p>
          </table:table-cell>
          <table:table-cell office:value-type="float" office:value="0.00165327" calcext:value-type="float">
            <text:p>0,00165327</text:p>
          </table:table-cell>
          <table:table-cell office:value-type="float" office:value="0.00000668" calcext:value-type="float">
            <text:p>6,6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[.D132]" office:value-type="float" office:value="0.00330654" calcext:value-type="float">
            <text:p>0,00330654</text:p>
          </table:table-cell>
          <table:table-cell table:formula="of:=[.C132]*[.D132]" office:value-type="float" office:value="0.00001336" calcext:value-type="float">
            <text:p>1,336E-05</text:p>
          </table:table-cell>
        </table:table-row>
        <table:table-row table:style-name="ro1">
          <table:table-cell table:formula="of:=[.A132]+10" office:value-type="float" office:value="1330" calcext:value-type="float">
            <text:p>1330</text:p>
          </table:table-cell>
          <table:table-cell office:value-type="float" office:value="0.00164256" calcext:value-type="float">
            <text:p>0,00164256</text:p>
          </table:table-cell>
          <table:table-cell office:value-type="float" office:value="0.00000664" calcext:value-type="float">
            <text:p>6,6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3]*[.D133]" office:value-type="float" office:value="0.00328512" calcext:value-type="float">
            <text:p>0,00328512</text:p>
          </table:table-cell>
          <table:table-cell table:formula="of:=[.C133]*[.D133]" office:value-type="float" office:value="0.00001328" calcext:value-type="float">
            <text:p>1,328E-05</text:p>
          </table:table-cell>
        </table:table-row>
        <table:table-row table:style-name="ro1">
          <table:table-cell table:formula="of:=[.A133]+10" office:value-type="float" office:value="1340" calcext:value-type="float">
            <text:p>1340</text:p>
          </table:table-cell>
          <table:table-cell office:value-type="float" office:value="0.00163191" calcext:value-type="float">
            <text:p>0,00163191</text:p>
          </table:table-cell>
          <table:table-cell office:value-type="float" office:value="0.00000661" calcext:value-type="float">
            <text:p>6,6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[.D134]" office:value-type="float" office:value="0.00326382" calcext:value-type="float">
            <text:p>0,00326382</text:p>
          </table:table-cell>
          <table:table-cell table:formula="of:=[.C134]*[.D134]" office:value-type="float" office:value="0.00001322" calcext:value-type="float">
            <text:p>1,322E-05</text:p>
          </table:table-cell>
        </table:table-row>
        <table:table-row table:style-name="ro1">
          <table:table-cell table:formula="of:=[.A134]+10" office:value-type="float" office:value="1350" calcext:value-type="float">
            <text:p>1350</text:p>
          </table:table-cell>
          <table:table-cell office:value-type="float" office:value="0.00162135" calcext:value-type="float">
            <text:p>0,00162135</text:p>
          </table:table-cell>
          <table:table-cell office:value-type="float" office:value="0.00000657" calcext:value-type="float">
            <text:p>6,5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[.D135]" office:value-type="float" office:value="0.0032427" calcext:value-type="float">
            <text:p>0,0032427</text:p>
          </table:table-cell>
          <table:table-cell table:formula="of:=[.C135]*[.D135]" office:value-type="float" office:value="0.00001314" calcext:value-type="float">
            <text:p>1,314E-05</text:p>
          </table:table-cell>
        </table:table-row>
        <table:table-row table:style-name="ro1">
          <table:table-cell table:formula="of:=[.A135]+10" office:value-type="float" office:value="1360" calcext:value-type="float">
            <text:p>1360</text:p>
          </table:table-cell>
          <table:table-cell office:value-type="float" office:value="0.00161082" calcext:value-type="float">
            <text:p>0,00161082</text:p>
          </table:table-cell>
          <table:table-cell office:value-type="float" office:value="0.00000653" calcext:value-type="float">
            <text:p>6,53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6]*[.D136]" office:value-type="float" office:value="0.00322164" calcext:value-type="float">
            <text:p>0,00322164</text:p>
          </table:table-cell>
          <table:table-cell table:formula="of:=[.C136]*[.D136]" office:value-type="float" office:value="0.00001306" calcext:value-type="float">
            <text:p>1,306E-05</text:p>
          </table:table-cell>
        </table:table-row>
        <table:table-row table:style-name="ro1">
          <table:table-cell table:formula="of:=[.A136]+10" office:value-type="float" office:value="1370" calcext:value-type="float">
            <text:p>1370</text:p>
          </table:table-cell>
          <table:table-cell office:value-type="float" office:value="0.00160041" calcext:value-type="float">
            <text:p>0,00160041</text:p>
          </table:table-cell>
          <table:table-cell office:value-type="float" office:value="0.0000065" calcext:value-type="float">
            <text:p>6,50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[.D137]" office:value-type="float" office:value="0.00320082" calcext:value-type="float">
            <text:p>0,00320082</text:p>
          </table:table-cell>
          <table:table-cell table:formula="of:=[.C137]*[.D137]" office:value-type="float" office:value="0.000013" calcext:value-type="float">
            <text:p>1,3E-05</text:p>
          </table:table-cell>
        </table:table-row>
        <table:table-row table:style-name="ro1">
          <table:table-cell table:formula="of:=[.A137]+10" office:value-type="float" office:value="1380" calcext:value-type="float">
            <text:p>1380</text:p>
          </table:table-cell>
          <table:table-cell office:value-type="float" office:value="0.00159006" calcext:value-type="float">
            <text:p>0,00159006</text:p>
          </table:table-cell>
          <table:table-cell office:value-type="float" office:value="0.00000646" calcext:value-type="float">
            <text:p>6,46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[.D138]" office:value-type="float" office:value="0.00318012" calcext:value-type="float">
            <text:p>0,00318012</text:p>
          </table:table-cell>
          <table:table-cell table:formula="of:=[.C138]*[.D138]" office:value-type="float" office:value="0.00001292" calcext:value-type="float">
            <text:p>1,292E-05</text:p>
          </table:table-cell>
        </table:table-row>
        <table:table-row table:style-name="ro1">
          <table:table-cell table:formula="of:=[.A138]+10" office:value-type="float" office:value="1390" calcext:value-type="float">
            <text:p>1390</text:p>
          </table:table-cell>
          <table:table-cell office:value-type="float" office:value="0.00157974" calcext:value-type="float">
            <text:p>0,00157974</text:p>
          </table:table-cell>
          <table:table-cell office:value-type="float" office:value="0.00000642" calcext:value-type="float">
            <text:p>6,42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9]*[.D139]" office:value-type="float" office:value="0.00315948" calcext:value-type="float">
            <text:p>0,00315948</text:p>
          </table:table-cell>
          <table:table-cell table:formula="of:=[.C139]*[.D139]" office:value-type="float" office:value="0.00001284" calcext:value-type="float">
            <text:p>1,284E-05</text:p>
          </table:table-cell>
        </table:table-row>
        <table:table-row table:style-name="ro1">
          <table:table-cell table:formula="of:=[.A139]+10" office:value-type="float" office:value="1400" calcext:value-type="float">
            <text:p>1400</text:p>
          </table:table-cell>
          <table:table-cell office:value-type="float" office:value="0.00156951" calcext:value-type="float">
            <text:p>0,00156951</text:p>
          </table:table-cell>
          <table:table-cell office:value-type="float" office:value="0.00000638" calcext:value-type="float">
            <text:p>6,38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[.D140]" office:value-type="float" office:value="0.00313902" calcext:value-type="float">
            <text:p>0,00313902</text:p>
          </table:table-cell>
          <table:table-cell table:formula="of:=[.C140]*[.D140]" office:value-type="float" office:value="0.00001276" calcext:value-type="float">
            <text:p>1,276E-05</text:p>
          </table:table-cell>
        </table:table-row>
        <table:table-row table:style-name="ro1">
          <table:table-cell table:formula="of:=[.A140]+10" office:value-type="float" office:value="1410" calcext:value-type="float">
            <text:p>1410</text:p>
          </table:table-cell>
          <table:table-cell office:value-type="float" office:value="0.00155934" calcext:value-type="float">
            <text:p>0,00155934</text:p>
          </table:table-cell>
          <table:table-cell office:value-type="float" office:value="0.00000634" calcext:value-type="float">
            <text:p>6,34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1]*[.D141]" office:value-type="float" office:value="0.00311868" calcext:value-type="float">
            <text:p>0,00311868</text:p>
          </table:table-cell>
          <table:table-cell table:formula="of:=[.C141]*[.D141]" office:value-type="float" office:value="0.00001268" calcext:value-type="float">
            <text:p>1,268E-05</text:p>
          </table:table-cell>
        </table:table-row>
        <table:table-row table:style-name="ro1">
          <table:table-cell table:formula="of:=[.A141]+10" office:value-type="float" office:value="1420" calcext:value-type="float">
            <text:p>1420</text:p>
          </table:table-cell>
          <table:table-cell office:value-type="float" office:value="0.00154929" calcext:value-type="float">
            <text:p>0,00154929</text:p>
          </table:table-cell>
          <table:table-cell office:value-type="float" office:value="0.00000631" calcext:value-type="float">
            <text:p>6,31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2]*[.D142]" office:value-type="float" office:value="0.00309858" calcext:value-type="float">
            <text:p>0,00309858</text:p>
          </table:table-cell>
          <table:table-cell table:formula="of:=[.C142]*[.D142]" office:value-type="float" office:value="0.00001262" calcext:value-type="float">
            <text:p>1,262E-05</text:p>
          </table:table-cell>
        </table:table-row>
        <table:table-row table:style-name="ro1">
          <table:table-cell table:formula="of:=[.A142]+10" office:value-type="float" office:value="1430" calcext:value-type="float">
            <text:p>1430</text:p>
          </table:table-cell>
          <table:table-cell office:value-type="float" office:value="0.00153924" calcext:value-type="float">
            <text:p>0,00153924</text:p>
          </table:table-cell>
          <table:table-cell office:value-type="float" office:value="0.00000627" calcext:value-type="float">
            <text:p>6,27E-0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3]*[.D143]" office:value-type="float" office:value="0.00307848" calcext:value-type="float">
            <text:p>0,00307848</text:p>
          </table:table-cell>
          <table:table-cell table:formula="of:=[.C143]*[.D143]" office:value-type="float" office:value="0.00001254" calcext:value-type="float">
            <text:p>1,254E-05</text:p>
          </table:table-cell>
        </table:table-row>
        <table:table-row table:style-name="ro1">
          <table:table-cell table:formula="of:=[.A143]+10" office:value-type="float" office:value="1440" calcext:value-type="float">
            <text:p>1440</text:p>
          </table:table-cell>
          <table:table-cell office:value-type="float" office:value="0.00239" calcext:value-type="float">
            <text:p>0,00239</text:p>
          </table:table-cell>
          <table:table-cell table:style-name="Default" office:value-type="float" office:value="0.00533" calcext:value-type="float">
            <text:p>0,005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4]*[.D144]" office:value-type="float" office:value="0.00478" calcext:value-type="float">
            <text:p>0,00478</text:p>
          </table:table-cell>
          <table:table-cell table:formula="of:=[.C144]*[.D144]" office:value-type="float" office:value="0.01066" calcext:value-type="float">
            <text:p>0,01066</text:p>
          </table:table-cell>
        </table:table-row>
        <table:table-row table:style-name="ro1">
          <table:table-cell table:formula="of:=[.A144]+10" office:value-type="float" office:value="1450" calcext:value-type="float">
            <text:p>1450</text:p>
          </table:table-cell>
          <table:table-cell office:value-type="float" office:value="0.00451" calcext:value-type="float">
            <text:p>0,00451</text:p>
          </table:table-cell>
          <table:table-cell table:style-name="Default" office:value-type="float" office:value="0.00522" calcext:value-type="float">
            <text:p>0,005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5]*[.D145]" office:value-type="float" office:value="0.00902" calcext:value-type="float">
            <text:p>0,00902</text:p>
          </table:table-cell>
          <table:table-cell table:formula="of:=[.C145]*[.D145]" office:value-type="float" office:value="0.01044" calcext:value-type="float">
            <text:p>0,01044</text:p>
          </table:table-cell>
        </table:table-row>
        <table:table-row table:style-name="ro1">
          <table:table-cell table:formula="of:=[.A145]+10" office:value-type="float" office:value="1460" calcext:value-type="float">
            <text:p>1460</text:p>
          </table:table-cell>
          <table:table-cell office:value-type="float" office:value="0.00882" calcext:value-type="float">
            <text:p>0,00882</text:p>
          </table:table-cell>
          <table:table-cell table:style-name="Default" office:value-type="float" office:value="0.00603" calcext:value-type="float">
            <text:p>0,0060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6]*[.D146]" office:value-type="float" office:value="0.01764" calcext:value-type="float">
            <text:p>0,01764</text:p>
          </table:table-cell>
          <table:table-cell table:formula="of:=[.C146]*[.D146]" office:value-type="float" office:value="0.01206" calcext:value-type="float">
            <text:p>0,01206</text:p>
          </table:table-cell>
        </table:table-row>
        <table:table-row table:style-name="ro1">
          <table:table-cell table:formula="of:=[.A146]+10" office:value-type="float" office:value="1470" calcext:value-type="float">
            <text:p>1470</text:p>
          </table:table-cell>
          <table:table-cell office:value-type="float" office:value="0.0161" calcext:value-type="float">
            <text:p>0,0161</text:p>
          </table:table-cell>
          <table:table-cell table:style-name="Default" office:value-type="float" office:value="0.00855" calcext:value-type="float">
            <text:p>0,008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7]*[.D147]" office:value-type="float" office:value="0.0322" calcext:value-type="float">
            <text:p>0,0322</text:p>
          </table:table-cell>
          <table:table-cell table:formula="of:=[.C147]*[.D147]" office:value-type="float" office:value="0.0171" calcext:value-type="float">
            <text:p>0,0171</text:p>
          </table:table-cell>
        </table:table-row>
        <table:table-row table:style-name="ro1">
          <table:table-cell table:formula="of:=[.A147]+10" office:value-type="float" office:value="1480" calcext:value-type="float">
            <text:p>1480</text:p>
          </table:table-cell>
          <table:table-cell office:value-type="float" office:value="0.02667" calcext:value-type="float">
            <text:p>0,02667</text:p>
          </table:table-cell>
          <table:table-cell table:style-name="Default" office:value-type="float" office:value="0.012" calcext:value-type="float">
            <text:p>0,0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8]*[.D148]" office:value-type="float" office:value="0.05334" calcext:value-type="float">
            <text:p>0,05334</text:p>
          </table:table-cell>
          <table:table-cell table:formula="of:=[.C148]*[.D148]" office:value-type="float" office:value="0.024" calcext:value-type="float">
            <text:p>0,024</text:p>
          </table:table-cell>
        </table:table-row>
        <table:table-row table:style-name="ro1">
          <table:table-cell table:formula="of:=[.A148]+10" office:value-type="float" office:value="1490" calcext:value-type="float">
            <text:p>1490</text:p>
          </table:table-cell>
          <table:table-cell office:value-type="float" office:value="0.04113" calcext:value-type="float">
            <text:p>0,04113</text:p>
          </table:table-cell>
          <table:table-cell table:style-name="Default" office:value-type="float" office:value="0.0163" calcext:value-type="float">
            <text:p>0,01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9]*[.D149]" office:value-type="float" office:value="0.08226" calcext:value-type="float">
            <text:p>0,08226</text:p>
          </table:table-cell>
          <table:table-cell table:formula="of:=[.C149]*[.D149]" office:value-type="float" office:value="0.0326" calcext:value-type="float">
            <text:p>0,0326</text:p>
          </table:table-cell>
        </table:table-row>
        <table:table-row table:style-name="ro1">
          <table:table-cell table:formula="of:=[.A149]+10" office:value-type="float" office:value="1500" calcext:value-type="float">
            <text:p>1500</text:p>
          </table:table-cell>
          <table:table-cell office:value-type="float" office:value="0.05473" calcext:value-type="float">
            <text:p>0,05473</text:p>
          </table:table-cell>
          <table:table-cell table:style-name="Default" office:value-type="float" office:value="0.0211" calcext:value-type="float">
            <text:p>0,021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0]*[.D150]" office:value-type="float" office:value="0.10946" calcext:value-type="float">
            <text:p>0,10946</text:p>
          </table:table-cell>
          <table:table-cell table:formula="of:=[.C150]*[.D150]" office:value-type="float" office:value="0.0422" calcext:value-type="float">
            <text:p>0,0422</text:p>
          </table:table-cell>
        </table:table-row>
        <table:table-row table:style-name="ro1">
          <table:table-cell table:formula="of:=[.A150]+10" office:value-type="float" office:value="1510" calcext:value-type="float">
            <text:p>1510</text:p>
          </table:table-cell>
          <table:table-cell office:value-type="float" office:value="0.05896" calcext:value-type="float">
            <text:p>0,05896</text:p>
          </table:table-cell>
          <table:table-cell table:style-name="Default" office:value-type="float" office:value="0.0201" calcext:value-type="float">
            <text:p>0,020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1]*[.D151]" office:value-type="float" office:value="0.11792" calcext:value-type="float">
            <text:p>0,11792</text:p>
          </table:table-cell>
          <table:table-cell table:formula="of:=[.C151]*[.D151]" office:value-type="float" office:value="0.0402" calcext:value-type="float">
            <text:p>0,0402</text:p>
          </table:table-cell>
        </table:table-row>
      </table:table>
      <table:table table:name="Planilha6" table:style-name="ta1">
        <table:table-column table:style-name="co1" table:default-cell-style-name="ce14"/>
        <table:table-column table:style-name="co1" table:number-columns-repeated="9" table:default-cell-style-name="ce15"/>
        <table:table-column table:style-name="co1" table:number-columns-repeated="4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0052398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52439</text:p>
          </table:table-cell>
          <table:table-cell office:value-type="string" calcext:value-type="string">
            <text:p>0.00020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52362</text:p>
          </table:table-cell>
          <table:table-cell office:value-type="string" calcext:value-type="string">
            <text:p>0.000203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0549</text:p>
          </table:table-cell>
          <table:table-cell office:value-type="string" calcext:value-type="string">
            <text:p>0.000099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30571</text:p>
          </table:table-cell>
          <table:table-cell office:value-type="string" calcext:value-type="string">
            <text:p>1.00E-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30529</text:p>
          </table:table-cell>
          <table:table-cell office:value-type="string" calcext:value-type="string">
            <text:p>1.00E-04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.00222</text:p>
          </table:table-cell>
          <table:table-cell office:value-type="string" calcext:value-type="string">
            <text:p>0.000098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22215</text:p>
          </table:table-cell>
          <table:table-cell office:value-type="string" calcext:value-type="string">
            <text:p>9.89E-0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22186</text:p>
          </table:table-cell>
          <table:table-cell office:value-type="string" calcext:value-type="string">
            <text:p>9.87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1766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1767</text:p>
          </table:table-cell>
          <table:table-cell office:value-type="string" calcext:value-type="string">
            <text:p>9.84E-0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1765</text:p>
          </table:table-cell>
          <table:table-cell office:value-type="string" calcext:value-type="string">
            <text:p>9.80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1477</text:p>
          </table:table-cell>
          <table:table-cell office:value-type="string" calcext:value-type="string">
            <text:p>0.000095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1478</text:p>
          </table:table-cell>
          <table:table-cell office:value-type="string" calcext:value-type="string">
            <text:p>9.59E-0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1476</text:p>
          </table:table-cell>
          <table:table-cell office:value-type="string" calcext:value-type="string">
            <text:p>9.56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1275</text:p>
          </table:table-cell>
          <table:table-cell office:value-type="string" calcext:value-type="string">
            <text:p>0.000092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276</text:p>
          </table:table-cell>
          <table:table-cell office:value-type="string" calcext:value-type="string">
            <text:p>9.26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274</text:p>
          </table:table-cell>
          <table:table-cell office:value-type="string" calcext:value-type="string">
            <text:p>9.23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1125</text:p>
          </table:table-cell>
          <table:table-cell office:value-type="string" calcext:value-type="string">
            <text:p>0.000088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126</text:p>
          </table:table-cell>
          <table:table-cell office:value-type="string" calcext:value-type="string">
            <text:p>8.91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124</text:p>
          </table:table-cell>
          <table:table-cell office:value-type="string" calcext:value-type="string">
            <text:p>8.88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1009</text:p>
          </table:table-cell>
          <table:table-cell office:value-type="string" calcext:value-type="string">
            <text:p>0.000085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009</text:p>
          </table:table-cell>
          <table:table-cell office:value-type="string" calcext:value-type="string">
            <text:p>8.56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1008</text:p>
          </table:table-cell>
          <table:table-cell office:value-type="string" calcext:value-type="string">
            <text:p>8.53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09157</text:p>
          </table:table-cell>
          <table:table-cell office:value-type="string" calcext:value-type="string">
            <text:p>0.000082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9162</text:p>
          </table:table-cell>
          <table:table-cell office:value-type="string" calcext:value-type="string">
            <text:p>8.23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9152</text:p>
          </table:table-cell>
          <table:table-cell office:value-type="string" calcext:value-type="string">
            <text:p>8.20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08395</text:p>
          </table:table-cell>
          <table:table-cell office:value-type="string" calcext:value-type="string">
            <text:p>0.0000789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84</text:p>
          </table:table-cell>
          <table:table-cell office:value-type="string" calcext:value-type="string">
            <text:p>7.91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839</text:p>
          </table:table-cell>
          <table:table-cell office:value-type="string" calcext:value-type="string">
            <text:p>7.89E-05</text:p>
          </table:table-cell>
          <table:table-cell table:style-name="Default"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07757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7762</text:p>
          </table:table-cell>
          <table:table-cell office:value-type="string" calcext:value-type="string">
            <text:p>7.62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7753</text:p>
          </table:table-cell>
          <table:table-cell office:value-type="string" calcext:value-type="string">
            <text:p>7.59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07215</text:p>
          </table:table-cell>
          <table:table-cell office:value-type="string" calcext:value-type="string">
            <text:p>0.000073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7219</text:p>
          </table:table-cell>
          <table:table-cell office:value-type="string" calcext:value-type="string">
            <text:p>7.34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7212</text:p>
          </table:table-cell>
          <table:table-cell office:value-type="string" calcext:value-type="string">
            <text:p>7.32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06749</text:p>
          </table:table-cell>
          <table:table-cell office:value-type="string" calcext:value-type="string">
            <text:p>0.0000707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6752</text:p>
          </table:table-cell>
          <table:table-cell office:value-type="string" calcext:value-type="string">
            <text:p>7.09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6745</text:p>
          </table:table-cell>
          <table:table-cell office:value-type="string" calcext:value-type="string">
            <text:p>7.06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06342</text:p>
          </table:table-cell>
          <table:table-cell office:value-type="string" calcext:value-type="string">
            <text:p>0.000068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6345</text:p>
          </table:table-cell>
          <table:table-cell office:value-type="string" calcext:value-type="string">
            <text:p>6.85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6339</text:p>
          </table:table-cell>
          <table:table-cell office:value-type="string" calcext:value-type="string">
            <text:p>6.83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05984</text:p>
          </table:table-cell>
          <table:table-cell office:value-type="string" calcext:value-type="string">
            <text:p>0.000066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987</text:p>
          </table:table-cell>
          <table:table-cell office:value-type="string" calcext:value-type="string">
            <text:p>6.62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981</text:p>
          </table:table-cell>
          <table:table-cell office:value-type="string" calcext:value-type="string">
            <text:p>6.60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string" calcext:value-type="string">
            <text:p>160</text:p>
          </table:table-cell>
          <table:table-cell office:value-type="string" calcext:value-type="string">
            <text:p>0.00058533</text:p>
          </table:table-cell>
          <table:table-cell office:value-type="string" calcext:value-type="string">
            <text:p>1.39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8708</text:p>
          </table:table-cell>
          <table:table-cell office:value-type="string" calcext:value-type="string">
            <text:p>1.48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8384</text:p>
          </table:table-cell>
          <table:table-cell office:value-type="string" calcext:value-type="string">
            <text:p>1.77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string" calcext:value-type="string">
            <text:p>170</text:p>
          </table:table-cell>
          <table:table-cell office:value-type="string" calcext:value-type="string">
            <text:p>0.00058153</text:p>
          </table:table-cell>
          <table:table-cell office:value-type="string" calcext:value-type="string">
            <text:p>1.31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8325</text:p>
          </table:table-cell>
          <table:table-cell office:value-type="string" calcext:value-type="string">
            <text:p>1.40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8005</text:p>
          </table:table-cell>
          <table:table-cell office:value-type="string" calcext:value-type="string">
            <text:p>1.70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0.00057775</text:p>
          </table:table-cell>
          <table:table-cell office:value-type="string" calcext:value-type="string">
            <text:p>1.24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7944</text:p>
          </table:table-cell>
          <table:table-cell office:value-type="string" calcext:value-type="string">
            <text:p>1.33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7629</text:p>
          </table:table-cell>
          <table:table-cell office:value-type="string" calcext:value-type="string">
            <text:p>1.64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string" calcext:value-type="string">
            <text:p>190</text:p>
          </table:table-cell>
          <table:table-cell office:value-type="string" calcext:value-type="string">
            <text:p>0.00057399</text:p>
          </table:table-cell>
          <table:table-cell office:value-type="string" calcext:value-type="string">
            <text:p>1.17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7567</text:p>
          </table:table-cell>
          <table:table-cell office:value-type="string" calcext:value-type="string">
            <text:p>1.26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7256</text:p>
          </table:table-cell>
          <table:table-cell office:value-type="string" calcext:value-type="string">
            <text:p>1.57E-05</text:p>
          </table:table-cell>
          <table:table-cell office:value-type="string" calcext:value-type="string">
            <text:p>1.9</text:p>
          </table:table-cell>
          <table:table-cell table:style-name="ce14"/>
          <table:table-cell table:style-name="ce15" table:number-columns-repeated="3"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0.00057027</text:p>
          </table:table-cell>
          <table:table-cell office:value-type="string" calcext:value-type="string">
            <text:p>1.10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7192</text:p>
          </table:table-cell>
          <table:table-cell office:value-type="string" calcext:value-type="string">
            <text:p>1.20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6885</text:p>
          </table:table-cell>
          <table:table-cell office:value-type="string" calcext:value-type="string">
            <text:p>1.52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0.00056657</text:p>
          </table:table-cell>
          <table:table-cell office:value-type="string" calcext:value-type="string">
            <text:p>1.04E-0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6819</text:p>
          </table:table-cell>
          <table:table-cell office:value-type="string" calcext:value-type="string">
            <text:p>1.14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6516</text:p>
          </table:table-cell>
          <table:table-cell office:value-type="string" calcext:value-type="string">
            <text:p>1.46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0.00056289</text:p>
          </table:table-cell>
          <table:table-cell office:value-type="string" calcext:value-type="string">
            <text:p>9.8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6449</text:p>
          </table:table-cell>
          <table:table-cell office:value-type="string" calcext:value-type="string">
            <text:p>1.09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6151</text:p>
          </table:table-cell>
          <table:table-cell office:value-type="string" calcext:value-type="string">
            <text:p>1.42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office:value-type="string" calcext:value-type="string">
            <text:p>0.00055924</text:p>
          </table:table-cell>
          <table:table-cell office:value-type="string" calcext:value-type="string">
            <text:p>9.3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6082</text:p>
          </table:table-cell>
          <table:table-cell office:value-type="string" calcext:value-type="string">
            <text:p>1.04E-0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5787</text:p>
          </table:table-cell>
          <table:table-cell office:value-type="string" calcext:value-type="string">
            <text:p>1.37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0.00055561</text:p>
          </table:table-cell>
          <table:table-cell office:value-type="string" calcext:value-type="string">
            <text:p>8.8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5717</text:p>
          </table:table-cell>
          <table:table-cell office:value-type="string" calcext:value-type="string">
            <text:p>9.91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5426</text:p>
          </table:table-cell>
          <table:table-cell office:value-type="string" calcext:value-type="string">
            <text:p>1.33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0.00055201</text:p>
          </table:table-cell>
          <table:table-cell office:value-type="string" calcext:value-type="string">
            <text:p>8.4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5355</text:p>
          </table:table-cell>
          <table:table-cell office:value-type="string" calcext:value-type="string">
            <text:p>9.48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5068</text:p>
          </table:table-cell>
          <table:table-cell office:value-type="string" calcext:value-type="string">
            <text:p>1.29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0</text:p>
          </table:table-cell>
          <table:table-cell office:value-type="string" calcext:value-type="string">
            <text:p>0.00054843</text:p>
          </table:table-cell>
          <table:table-cell office:value-type="string" calcext:value-type="string">
            <text:p>8.0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4995</text:p>
          </table:table-cell>
          <table:table-cell office:value-type="string" calcext:value-type="string">
            <text:p>9.09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4712</text:p>
          </table:table-cell>
          <table:table-cell office:value-type="string" calcext:value-type="string">
            <text:p>1.25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0</text:p>
          </table:table-cell>
          <table:table-cell office:value-type="string" calcext:value-type="string">
            <text:p>0.00054488</text:p>
          </table:table-cell>
          <table:table-cell office:value-type="string" calcext:value-type="string">
            <text:p>7.6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4637</text:p>
          </table:table-cell>
          <table:table-cell office:value-type="string" calcext:value-type="string">
            <text:p>8.72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54358</text:p>
          </table:table-cell>
          <table:table-cell office:value-type="string" calcext:value-type="string">
            <text:p>1.21E-05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0</text:p>
          </table:table-cell>
          <table:table-cell office:value-type="string" calcext:value-type="string">
            <text:p>0.00054135</text:p>
          </table:table-cell>
          <table:table-cell office:value-type="string" calcext:value-type="string">
            <text:p>7.2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4282</text:p>
          </table:table-cell>
          <table:table-cell office:value-type="string" calcext:value-type="string">
            <text:p>8.38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54007</text:p>
          </table:table-cell>
          <table:table-cell office:value-type="string" calcext:value-type="string">
            <text:p>1.18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0</text:p>
          </table:table-cell>
          <table:table-cell office:value-type="string" calcext:value-type="string">
            <text:p>0.00053784</text:p>
          </table:table-cell>
          <table:table-cell office:value-type="string" calcext:value-type="string">
            <text:p>6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3929</text:p>
          </table:table-cell>
          <table:table-cell office:value-type="string" calcext:value-type="string">
            <text:p>8.07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53657</text:p>
          </table:table-cell>
          <table:table-cell office:value-type="string" calcext:value-type="string">
            <text:p>1.15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0.00053435</text:p>
          </table:table-cell>
          <table:table-cell office:value-type="string" calcext:value-type="string">
            <text:p>6.6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3578</text:p>
          </table:table-cell>
          <table:table-cell office:value-type="string" calcext:value-type="string">
            <text:p>7.78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53311</text:p>
          </table:table-cell>
          <table:table-cell office:value-type="string" calcext:value-type="string">
            <text:p>1.12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0.00053089</text:p>
          </table:table-cell>
          <table:table-cell office:value-type="string" calcext:value-type="string">
            <text:p>6.3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323</text:p>
          </table:table-cell>
          <table:table-cell office:value-type="string" calcext:value-type="string">
            <text:p>7.52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52966</text:p>
          </table:table-cell>
          <table:table-cell office:value-type="string" calcext:value-type="string">
            <text:p>1.10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0.00052745</text:p>
          </table:table-cell>
          <table:table-cell office:value-type="string" calcext:value-type="string">
            <text:p>6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2884</text:p>
          </table:table-cell>
          <table:table-cell office:value-type="string" calcext:value-type="string">
            <text:p>7.28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52624</text:p>
          </table:table-cell>
          <table:table-cell office:value-type="string" calcext:value-type="string">
            <text:p>1.07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0</text:p>
          </table:table-cell>
          <table:table-cell office:value-type="string" calcext:value-type="string">
            <text:p>0.00052404</text:p>
          </table:table-cell>
          <table:table-cell office:value-type="string" calcext:value-type="string">
            <text:p>5.9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254</text:p>
          </table:table-cell>
          <table:table-cell office:value-type="string" calcext:value-type="string">
            <text:p>7.06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2284</text:p>
          </table:table-cell>
          <table:table-cell office:value-type="string" calcext:value-type="string">
            <text:p>1.05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0.00052064</text:p>
          </table:table-cell>
          <table:table-cell office:value-type="string" calcext:value-type="string">
            <text:p>5.7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2199</text:p>
          </table:table-cell>
          <table:table-cell office:value-type="string" calcext:value-type="string">
            <text:p>6.87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1946</text:p>
          </table:table-cell>
          <table:table-cell office:value-type="string" calcext:value-type="string">
            <text:p>1.03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0.00051727</text:p>
          </table:table-cell>
          <table:table-cell office:value-type="string" calcext:value-type="string">
            <text:p>5.5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186</text:p>
          </table:table-cell>
          <table:table-cell office:value-type="string" calcext:value-type="string">
            <text:p>6.69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1611</text:p>
          </table:table-cell>
          <table:table-cell office:value-type="string" calcext:value-type="string">
            <text:p>1.01E-05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0.00051392</text:p>
          </table:table-cell>
          <table:table-cell office:value-type="string" calcext:value-type="string">
            <text:p>5.3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1523</text:p>
          </table:table-cell>
          <table:table-cell office:value-type="string" calcext:value-type="string">
            <text:p>6.53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1277</text:p>
          </table:table-cell>
          <table:table-cell office:value-type="string" calcext:value-type="string">
            <text:p>9.87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0.0005106</text:p>
          </table:table-cell>
          <table:table-cell office:value-type="string" calcext:value-type="string">
            <text:p>5.2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1188</text:p>
          </table:table-cell>
          <table:table-cell office:value-type="string" calcext:value-type="string">
            <text:p>6.39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0946</text:p>
          </table:table-cell>
          <table:table-cell office:value-type="string" calcext:value-type="string">
            <text:p>9.70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0.00050729</text:p>
          </table:table-cell>
          <table:table-cell office:value-type="string" calcext:value-type="string">
            <text:p>5.1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0856</text:p>
          </table:table-cell>
          <table:table-cell office:value-type="string" calcext:value-type="string">
            <text:p>6.26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50617</text:p>
          </table:table-cell>
          <table:table-cell office:value-type="string" calcext:value-type="string">
            <text:p>9.53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90</text:p>
          </table:table-cell>
          <table:table-cell office:value-type="string" calcext:value-type="string">
            <text:p>0.00050401</text:p>
          </table:table-cell>
          <table:table-cell office:value-type="string" calcext:value-type="string">
            <text:p>5.0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0525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0005029</text:p>
          </table:table-cell>
          <table:table-cell office:value-type="string" calcext:value-type="string">
            <text:p>9.38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0.00050074</text:p>
          </table:table-cell>
          <table:table-cell office:value-type="string" calcext:value-type="string">
            <text:p>4.9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0197</text:p>
          </table:table-cell>
          <table:table-cell office:value-type="string" calcext:value-type="string">
            <text:p>6.05E-06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0.00049966</text:p>
          </table:table-cell>
          <table:table-cell office:value-type="string" calcext:value-type="string">
            <text:p>9.23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0.0004975</text:p>
          </table:table-cell>
          <table:table-cell office:value-type="string" calcext:value-type="string">
            <text:p>4.8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9871</text:p>
          </table:table-cell>
          <table:table-cell office:value-type="string" calcext:value-type="string">
            <text:p>5.97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9643</text:p>
          </table:table-cell>
          <table:table-cell office:value-type="string" calcext:value-type="string">
            <text:p>9.09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0.00049428</text:p>
          </table:table-cell>
          <table:table-cell office:value-type="string" calcext:value-type="string">
            <text:p>4.8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9547</text:p>
          </table:table-cell>
          <table:table-cell office:value-type="string" calcext:value-type="string">
            <text:p>5.90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9322</text:p>
          </table:table-cell>
          <table:table-cell office:value-type="string" calcext:value-type="string">
            <text:p>8.97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0.00049108</text:p>
          </table:table-cell>
          <table:table-cell office:value-type="string" calcext:value-type="string">
            <text:p>4.7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9226</text:p>
          </table:table-cell>
          <table:table-cell office:value-type="string" calcext:value-type="string">
            <text:p>5.84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9004</text:p>
          </table:table-cell>
          <table:table-cell office:value-type="string" calcext:value-type="string">
            <text:p>8.85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0.00048791</text:p>
          </table:table-cell>
          <table:table-cell office:value-type="string" calcext:value-type="string">
            <text:p>4.7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8906</text:p>
          </table:table-cell>
          <table:table-cell office:value-type="string" calcext:value-type="string">
            <text:p>5.79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8688</text:p>
          </table:table-cell>
          <table:table-cell office:value-type="string" calcext:value-type="string">
            <text:p>8.74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0.00048475</text:p>
          </table:table-cell>
          <table:table-cell office:value-type="string" calcext:value-type="string">
            <text:p>4.7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8588</text:p>
          </table:table-cell>
          <table:table-cell office:value-type="string" calcext:value-type="string">
            <text:p>5.75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8373</text:p>
          </table:table-cell>
          <table:table-cell office:value-type="string" calcext:value-type="string">
            <text:p>8.63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0.00048161</text:p>
          </table:table-cell>
          <table:table-cell office:value-type="string" calcext:value-type="string">
            <text:p>4.7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8273</text:p>
          </table:table-cell>
          <table:table-cell office:value-type="string" calcext:value-type="string">
            <text:p>5.72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8061</text:p>
          </table:table-cell>
          <table:table-cell office:value-type="string" calcext:value-type="string">
            <text:p>8.54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0.00047849</text:p>
          </table:table-cell>
          <table:table-cell office:value-type="string" calcext:value-type="string">
            <text:p>4.7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7959</text:p>
          </table:table-cell>
          <table:table-cell office:value-type="string" calcext:value-type="string">
            <text:p>5.69E-06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0047751</text:p>
          </table:table-cell>
          <table:table-cell office:value-type="string" calcext:value-type="string">
            <text:p>8.45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0.0004754</text:p>
          </table:table-cell>
          <table:table-cell office:value-type="string" calcext:value-type="string">
            <text:p>4.7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7648</text:p>
          </table:table-cell>
          <table:table-cell office:value-type="string" calcext:value-type="string">
            <text:p>5.68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7443</text:p>
          </table:table-cell>
          <table:table-cell office:value-type="string" calcext:value-type="string">
            <text:p>8.36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0.00047232</text:p>
          </table:table-cell>
          <table:table-cell office:value-type="string" calcext:value-type="string">
            <text:p>4.7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7339</text:p>
          </table:table-cell>
          <table:table-cell office:value-type="string" calcext:value-type="string">
            <text:p>5.67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7136</text:p>
          </table:table-cell>
          <table:table-cell office:value-type="string" calcext:value-type="string">
            <text:p>8.28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0.00046926</text:p>
          </table:table-cell>
          <table:table-cell office:value-type="string" calcext:value-type="string">
            <text:p>4.8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7031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6832</text:p>
          </table:table-cell>
          <table:table-cell office:value-type="string" calcext:value-type="string">
            <text:p>8.21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0.00046623</text:p>
          </table:table-cell>
          <table:table-cell office:value-type="string" calcext:value-type="string">
            <text:p>4.8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6726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653</text:p>
          </table:table-cell>
          <table:table-cell office:value-type="string" calcext:value-type="string">
            <text:p>8.14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0.00046321</text:p>
          </table:table-cell>
          <table:table-cell office:value-type="string" calcext:value-type="string">
            <text:p>4.8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6422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6229</text:p>
          </table:table-cell>
          <table:table-cell office:value-type="string" calcext:value-type="string">
            <text:p>8.07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0.00046021</text:p>
          </table:table-cell>
          <table:table-cell office:value-type="string" calcext:value-type="string">
            <text:p>4.8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6121</text:p>
          </table:table-cell>
          <table:table-cell office:value-type="string" calcext:value-type="string">
            <text:p>5.67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5931</text:p>
          </table:table-cell>
          <table:table-cell office:value-type="string" calcext:value-type="string">
            <text:p>8.01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0.00045724</text:p>
          </table:table-cell>
          <table:table-cell office:value-type="string" calcext:value-type="string">
            <text:p>4.9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5822</text:p>
          </table:table-cell>
          <table:table-cell office:value-type="string" calcext:value-type="string">
            <text:p>5.68E-0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0045635</text:p>
          </table:table-cell>
          <table:table-cell office:value-type="string" calcext:value-type="string">
            <text:p>7.95E-06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0.00045428</text:p>
          </table:table-cell>
          <table:table-cell office:value-type="string" calcext:value-type="string">
            <text:p>4.9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5524</text:p>
          </table:table-cell>
          <table:table-cell office:value-type="string" calcext:value-type="string">
            <text:p>5.69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534</text:p>
          </table:table-cell>
          <table:table-cell office:value-type="string" calcext:value-type="string">
            <text:p>7.89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0.00045134</text:p>
          </table:table-cell>
          <table:table-cell office:value-type="string" calcext:value-type="string">
            <text:p>5.0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5229</text:p>
          </table:table-cell>
          <table:table-cell office:value-type="string" calcext:value-type="string">
            <text:p>5.71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5047</text:p>
          </table:table-cell>
          <table:table-cell office:value-type="string" calcext:value-type="string">
            <text:p>7.84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</text:p>
          </table:table-cell>
          <table:table-cell office:value-type="string" calcext:value-type="string">
            <text:p>0.00044842</text:p>
          </table:table-cell>
          <table:table-cell office:value-type="string" calcext:value-type="string">
            <text:p>5.0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4935</text:p>
          </table:table-cell>
          <table:table-cell office:value-type="string" calcext:value-type="string">
            <text:p>5.72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4757</text:p>
          </table:table-cell>
          <table:table-cell office:value-type="string" calcext:value-type="string">
            <text:p>7.79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0.00044552</text:p>
          </table:table-cell>
          <table:table-cell office:value-type="string" calcext:value-type="string">
            <text:p>5.0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4643</text:p>
          </table:table-cell>
          <table:table-cell office:value-type="string" calcext:value-type="string">
            <text:p>5.74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4468</text:p>
          </table:table-cell>
          <table:table-cell office:value-type="string" calcext:value-type="string">
            <text:p>7.74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0.00044263</text:p>
          </table:table-cell>
          <table:table-cell office:value-type="string" calcext:value-type="string">
            <text:p>5.1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4353</text:p>
          </table:table-cell>
          <table:table-cell office:value-type="string" calcext:value-type="string">
            <text:p>5.76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4181</text:p>
          </table:table-cell>
          <table:table-cell office:value-type="string" calcext:value-type="string">
            <text:p>7.7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0.00043977</text:p>
          </table:table-cell>
          <table:table-cell office:value-type="string" calcext:value-type="string">
            <text:p>5.1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4065</text:p>
          </table:table-cell>
          <table:table-cell office:value-type="string" calcext:value-type="string">
            <text:p>5.78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3896</text:p>
          </table:table-cell>
          <table:table-cell office:value-type="string" calcext:value-type="string">
            <text:p>7.65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0.00043692</text:p>
          </table:table-cell>
          <table:table-cell office:value-type="string" calcext:value-type="string">
            <text:p>5.2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3779</text:p>
          </table:table-cell>
          <table:table-cell office:value-type="string" calcext:value-type="string">
            <text:p>5.80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3612</text:p>
          </table:table-cell>
          <table:table-cell office:value-type="string" calcext:value-type="string">
            <text:p>7.61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0.0004341</text:p>
          </table:table-cell>
          <table:table-cell office:value-type="string" calcext:value-type="string">
            <text:p>5.2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3495</text:p>
          </table:table-cell>
          <table:table-cell office:value-type="string" calcext:value-type="string">
            <text:p>5.82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3331</text:p>
          </table:table-cell>
          <table:table-cell office:value-type="string" calcext:value-type="string">
            <text:p>7.57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0.00043129</text:p>
          </table:table-cell>
          <table:table-cell office:value-type="string" calcext:value-type="string">
            <text:p>5.3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3213</text:p>
          </table:table-cell>
          <table:table-cell office:value-type="string" calcext:value-type="string">
            <text:p>5.84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3051</text:p>
          </table:table-cell>
          <table:table-cell office:value-type="string" calcext:value-type="string">
            <text:p>7.53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0.0004285</text:p>
          </table:table-cell>
          <table:table-cell office:value-type="string" calcext:value-type="string">
            <text:p>5.3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2932</text:p>
          </table:table-cell>
          <table:table-cell office:value-type="string" calcext:value-type="string">
            <text:p>5.87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2773</text:p>
          </table:table-cell>
          <table:table-cell office:value-type="string" calcext:value-type="string">
            <text:p>7.5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0.00042573</text:p>
          </table:table-cell>
          <table:table-cell office:value-type="string" calcext:value-type="string">
            <text:p>5.3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2654</text:p>
          </table:table-cell>
          <table:table-cell office:value-type="string" calcext:value-type="string">
            <text:p>5.89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2497</text:p>
          </table:table-cell>
          <table:table-cell office:value-type="string" calcext:value-type="string">
            <text:p>7.46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0.00042297</text:p>
          </table:table-cell>
          <table:table-cell office:value-type="string" calcext:value-type="string">
            <text:p>5.4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2377</text:p>
          </table:table-cell>
          <table:table-cell office:value-type="string" calcext:value-type="string">
            <text:p>5.91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2223</text:p>
          </table:table-cell>
          <table:table-cell office:value-type="string" calcext:value-type="string">
            <text:p>7.43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</text:p>
          </table:table-cell>
          <table:table-cell office:value-type="string" calcext:value-type="string">
            <text:p>0.00042024</text:p>
          </table:table-cell>
          <table:table-cell office:value-type="string" calcext:value-type="string">
            <text:p>5.4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2102</text:p>
          </table:table-cell>
          <table:table-cell office:value-type="string" calcext:value-type="string">
            <text:p>5.93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1951</text:p>
          </table:table-cell>
          <table:table-cell office:value-type="string" calcext:value-type="string">
            <text:p>7.4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0</text:p>
          </table:table-cell>
          <table:table-cell office:value-type="string" calcext:value-type="string">
            <text:p>0.00041752</text:p>
          </table:table-cell>
          <table:table-cell office:value-type="string" calcext:value-type="string">
            <text:p>5.5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1828</text:p>
          </table:table-cell>
          <table:table-cell office:value-type="string" calcext:value-type="string">
            <text:p>5.95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168</text:p>
          </table:table-cell>
          <table:table-cell office:value-type="string" calcext:value-type="string">
            <text:p>7.36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90</text:p>
          </table:table-cell>
          <table:table-cell office:value-type="string" calcext:value-type="string">
            <text:p>0.00041482</text:p>
          </table:table-cell>
          <table:table-cell office:value-type="string" calcext:value-type="string">
            <text:p>5.5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1557</text:p>
          </table:table-cell>
          <table:table-cell office:value-type="string" calcext:value-type="string">
            <text:p>5.97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1411</text:p>
          </table:table-cell>
          <table:table-cell office:value-type="string" calcext:value-type="string">
            <text:p>7.33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0.00041213</text:p>
          </table:table-cell>
          <table:table-cell office:value-type="string" calcext:value-type="string">
            <text:p>5.5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1287</text:p>
          </table:table-cell>
          <table:table-cell office:value-type="string" calcext:value-type="string">
            <text:p>5.99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1144</text:p>
          </table:table-cell>
          <table:table-cell office:value-type="string" calcext:value-type="string">
            <text:p>7.3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0.00040947</text:p>
          </table:table-cell>
          <table:table-cell office:value-type="string" calcext:value-type="string">
            <text:p>5.6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1019</text:p>
          </table:table-cell>
          <table:table-cell office:value-type="string" calcext:value-type="string">
            <text:p>6.00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0878</text:p>
          </table:table-cell>
          <table:table-cell office:value-type="string" calcext:value-type="string">
            <text:p>7.27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0.00040682</text:p>
          </table:table-cell>
          <table:table-cell office:value-type="string" calcext:value-type="string">
            <text:p>5.6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0753</text:p>
          </table:table-cell>
          <table:table-cell office:value-type="string" calcext:value-type="string">
            <text:p>6.02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0614</text:p>
          </table:table-cell>
          <table:table-cell office:value-type="string" calcext:value-type="string">
            <text:p>7.24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0.00040418</text:p>
          </table:table-cell>
          <table:table-cell office:value-type="string" calcext:value-type="string">
            <text:p>5.6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0488</text:p>
          </table:table-cell>
          <table:table-cell office:value-type="string" calcext:value-type="string">
            <text:p>6.04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0352</text:p>
          </table:table-cell>
          <table:table-cell office:value-type="string" calcext:value-type="string">
            <text:p>7.21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0.00040157</text:p>
          </table:table-cell>
          <table:table-cell office:value-type="string" calcext:value-type="string">
            <text:p>5.7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0225</text:p>
          </table:table-cell>
          <table:table-cell office:value-type="string" calcext:value-type="string">
            <text:p>6.05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40092</text:p>
          </table:table-cell>
          <table:table-cell office:value-type="string" calcext:value-type="string">
            <text:p>7.18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</text:p>
          </table:table-cell>
          <table:table-cell office:value-type="string" calcext:value-type="string">
            <text:p>0.00039897</text:p>
          </table:table-cell>
          <table:table-cell office:value-type="string" calcext:value-type="string">
            <text:p>5.7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964</text:p>
          </table:table-cell>
          <table:table-cell office:value-type="string" calcext:value-type="string">
            <text:p>6.07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39833</text:p>
          </table:table-cell>
          <table:table-cell office:value-type="string" calcext:value-type="string">
            <text:p>7.16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</text:p>
          </table:table-cell>
          <table:table-cell office:value-type="string" calcext:value-type="string">
            <text:p>0.00039639</text:p>
          </table:table-cell>
          <table:table-cell office:value-type="string" calcext:value-type="string">
            <text:p>5.7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705</text:p>
          </table:table-cell>
          <table:table-cell office:value-type="string" calcext:value-type="string">
            <text:p>6.08E-0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0.00039576</text:p>
          </table:table-cell>
          <table:table-cell office:value-type="string" calcext:value-type="string">
            <text:p>7.13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0</text:p>
          </table:table-cell>
          <table:table-cell office:value-type="string" calcext:value-type="string">
            <text:p>0.00039382</text:p>
          </table:table-cell>
          <table:table-cell office:value-type="string" calcext:value-type="string">
            <text:p>5.7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447</text:p>
          </table:table-cell>
          <table:table-cell office:value-type="string" calcext:value-type="string">
            <text:p>6.0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321</text:p>
          </table:table-cell>
          <table:table-cell office:value-type="string" calcext:value-type="string">
            <text:p>7.1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80</text:p>
          </table:table-cell>
          <table:table-cell office:value-type="string" calcext:value-type="string">
            <text:p>0.00039128</text:p>
          </table:table-cell>
          <table:table-cell office:value-type="string" calcext:value-type="string">
            <text:p>5.8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191</text:p>
          </table:table-cell>
          <table:table-cell office:value-type="string" calcext:value-type="string">
            <text:p>6.1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9067</text:p>
          </table:table-cell>
          <table:table-cell office:value-type="string" calcext:value-type="string">
            <text:p>7.07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90</text:p>
          </table:table-cell>
          <table:table-cell office:value-type="string" calcext:value-type="string">
            <text:p>0.00038874</text:p>
          </table:table-cell>
          <table:table-cell office:value-type="string" calcext:value-type="string">
            <text:p>5.8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936</text:p>
          </table:table-cell>
          <table:table-cell office:value-type="string" calcext:value-type="string">
            <text:p>6.1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815</text:p>
          </table:table-cell>
          <table:table-cell office:value-type="string" calcext:value-type="string">
            <text:p>7.05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0.00038623</text:p>
          </table:table-cell>
          <table:table-cell office:value-type="string" calcext:value-type="string">
            <text:p>5.8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684</text:p>
          </table:table-cell>
          <table:table-cell office:value-type="string" calcext:value-type="string">
            <text:p>6.1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564</text:p>
          </table:table-cell>
          <table:table-cell office:value-type="string" calcext:value-type="string">
            <text:p>7.02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0.00038373</text:p>
          </table:table-cell>
          <table:table-cell office:value-type="string" calcext:value-type="string">
            <text:p>5.8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432</text:p>
          </table:table-cell>
          <table:table-cell office:value-type="string" calcext:value-type="string">
            <text:p>6.1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315</text:p>
          </table:table-cell>
          <table:table-cell office:value-type="string" calcext:value-type="string">
            <text:p>6.99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0</text:p>
          </table:table-cell>
          <table:table-cell office:value-type="string" calcext:value-type="string">
            <text:p>0.00038125</text:p>
          </table:table-cell>
          <table:table-cell office:value-type="string" calcext:value-type="string">
            <text:p>5.8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183</text:p>
          </table:table-cell>
          <table:table-cell office:value-type="string" calcext:value-type="string">
            <text:p>6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8068</text:p>
          </table:table-cell>
          <table:table-cell office:value-type="string" calcext:value-type="string">
            <text:p>6.96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30</text:p>
          </table:table-cell>
          <table:table-cell office:value-type="string" calcext:value-type="string">
            <text:p>0.00037878</text:p>
          </table:table-cell>
          <table:table-cell office:value-type="string" calcext:value-type="string">
            <text:p>5.9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935</text:p>
          </table:table-cell>
          <table:table-cell office:value-type="string" calcext:value-type="string">
            <text:p>6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822</text:p>
          </table:table-cell>
          <table:table-cell office:value-type="string" calcext:value-type="string">
            <text:p>6.94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40</text:p>
          </table:table-cell>
          <table:table-cell office:value-type="string" calcext:value-type="string">
            <text:p>0.00037633</text:p>
          </table:table-cell>
          <table:table-cell office:value-type="string" calcext:value-type="string">
            <text:p>5.9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689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578</text:p>
          </table:table-cell>
          <table:table-cell office:value-type="string" calcext:value-type="string">
            <text:p>6.91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50</text:p>
          </table:table-cell>
          <table:table-cell office:value-type="string" calcext:value-type="string">
            <text:p>0.0003739</text:p>
          </table:table-cell>
          <table:table-cell office:value-type="string" calcext:value-type="string">
            <text:p>5.9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444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336</text:p>
          </table:table-cell>
          <table:table-cell office:value-type="string" calcext:value-type="string">
            <text:p>6.88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60</text:p>
          </table:table-cell>
          <table:table-cell office:value-type="string" calcext:value-type="string">
            <text:p>0.00037148</text:p>
          </table:table-cell>
          <table:table-cell office:value-type="string" calcext:value-type="string">
            <text:p>5.9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201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7095</text:p>
          </table:table-cell>
          <table:table-cell office:value-type="string" calcext:value-type="string">
            <text:p>6.86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70</text:p>
          </table:table-cell>
          <table:table-cell office:value-type="string" calcext:value-type="string">
            <text:p>0.00036907</text:p>
          </table:table-cell>
          <table:table-cell office:value-type="string" calcext:value-type="string">
            <text:p>5.9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959</text:p>
          </table:table-cell>
          <table:table-cell office:value-type="string" calcext:value-type="string">
            <text:p>6.1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856</text:p>
          </table:table-cell>
          <table:table-cell office:value-type="string" calcext:value-type="string">
            <text:p>6.8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80</text:p>
          </table:table-cell>
          <table:table-cell office:value-type="string" calcext:value-type="string">
            <text:p>0.00036668</text:p>
          </table:table-cell>
          <table:table-cell office:value-type="string" calcext:value-type="string">
            <text:p>5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72</text:p>
          </table:table-cell>
          <table:table-cell office:value-type="string" calcext:value-type="string">
            <text:p>6.1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618</text:p>
          </table:table-cell>
          <table:table-cell office:value-type="string" calcext:value-type="string">
            <text:p>6.80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90</text:p>
          </table:table-cell>
          <table:table-cell office:value-type="string" calcext:value-type="string">
            <text:p>0.00036431</text:p>
          </table:table-cell>
          <table:table-cell office:value-type="string" calcext:value-type="string">
            <text:p>5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481</text:p>
          </table:table-cell>
          <table:table-cell office:value-type="string" calcext:value-type="string">
            <text:p>6.1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381</text:p>
          </table:table-cell>
          <table:table-cell office:value-type="string" calcext:value-type="string">
            <text:p>6.77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00</text:p>
          </table:table-cell>
          <table:table-cell office:value-type="string" calcext:value-type="string">
            <text:p>0.00036195</text:p>
          </table:table-cell>
          <table:table-cell office:value-type="string" calcext:value-type="string">
            <text:p>5.9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244</text:p>
          </table:table-cell>
          <table:table-cell office:value-type="string" calcext:value-type="string">
            <text:p>6.1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147</text:p>
          </table:table-cell>
          <table:table-cell office:value-type="string" calcext:value-type="string">
            <text:p>6.75E-06</text:p>
          </table:table-cell>
          <table:table-cell office:value-type="string" calcext:value-type="string">
            <text:p>1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10</text:p>
          </table:table-cell>
          <table:table-cell office:value-type="string" calcext:value-type="string">
            <text:p>0.00035961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6009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913</text:p>
          </table:table-cell>
          <table:table-cell office:value-type="string" calcext:value-type="string">
            <text:p>6.7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20</text:p>
          </table:table-cell>
          <table:table-cell office:value-type="string" calcext:value-type="string">
            <text:p>0.00035729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775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682</text:p>
          </table:table-cell>
          <table:table-cell office:value-type="string" calcext:value-type="string">
            <text:p>6.6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30</text:p>
          </table:table-cell>
          <table:table-cell office:value-type="string" calcext:value-type="string">
            <text:p>0.00035497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543</text:p>
          </table:table-cell>
          <table:table-cell office:value-type="string" calcext:value-type="string">
            <text:p>6.1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451</text:p>
          </table:table-cell>
          <table:table-cell office:value-type="string" calcext:value-type="string">
            <text:p>6.66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40</text:p>
          </table:table-cell>
          <table:table-cell office:value-type="string" calcext:value-type="string">
            <text:p>0.00035268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312</text:p>
          </table:table-cell>
          <table:table-cell office:value-type="string" calcext:value-type="string">
            <text:p>6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222</text:p>
          </table:table-cell>
          <table:table-cell office:value-type="string" calcext:value-type="string">
            <text:p>6.64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50</text:p>
          </table:table-cell>
          <table:table-cell office:value-type="string" calcext:value-type="string">
            <text:p>0.00035039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5083</text:p>
          </table:table-cell>
          <table:table-cell office:value-type="string" calcext:value-type="string">
            <text:p>6.1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995</text:p>
          </table:table-cell>
          <table:table-cell office:value-type="string" calcext:value-type="string">
            <text:p>6.6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60</text:p>
          </table:table-cell>
          <table:table-cell office:value-type="string" calcext:value-type="string">
            <text:p>0.00034813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855</text:p>
          </table:table-cell>
          <table:table-cell office:value-type="string" calcext:value-type="string">
            <text:p>6.1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769</text:p>
          </table:table-cell>
          <table:table-cell office:value-type="string" calcext:value-type="string">
            <text:p>6.58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70</text:p>
          </table:table-cell>
          <table:table-cell office:value-type="string" calcext:value-type="string">
            <text:p>0.00034587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629</text:p>
          </table:table-cell>
          <table:table-cell office:value-type="string" calcext:value-type="string">
            <text:p>6.1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545</text:p>
          </table:table-cell>
          <table:table-cell office:value-type="string" calcext:value-type="string">
            <text:p>6.5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80</text:p>
          </table:table-cell>
          <table:table-cell office:value-type="string" calcext:value-type="string">
            <text:p>0.00034364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404</text:p>
          </table:table-cell>
          <table:table-cell office:value-type="string" calcext:value-type="string">
            <text:p>6.1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322</text:p>
          </table:table-cell>
          <table:table-cell office:value-type="string" calcext:value-type="string">
            <text:p>6.5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0.00034141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181</text:p>
          </table:table-cell>
          <table:table-cell office:value-type="string" calcext:value-type="string">
            <text:p>6.1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41</text:p>
          </table:table-cell>
          <table:table-cell office:value-type="string" calcext:value-type="string">
            <text:p>6.4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0</text:p>
          </table:table-cell>
          <table:table-cell office:value-type="string" calcext:value-type="string">
            <text:p>0.0003392</text:p>
          </table:table-cell>
          <table:table-cell office:value-type="string" calcext:value-type="string">
            <text:p>5.9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959</text:p>
          </table:table-cell>
          <table:table-cell office:value-type="string" calcext:value-type="string">
            <text:p>6.0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88</text:p>
          </table:table-cell>
          <table:table-cell office:value-type="string" calcext:value-type="string">
            <text:p>6.46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10</text:p>
          </table:table-cell>
          <table:table-cell office:value-type="string" calcext:value-type="string">
            <text:p>0.00033701</text:p>
          </table:table-cell>
          <table:table-cell office:value-type="string" calcext:value-type="string">
            <text:p>5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738</text:p>
          </table:table-cell>
          <table:table-cell office:value-type="string" calcext:value-type="string">
            <text:p>6.0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662</text:p>
          </table:table-cell>
          <table:table-cell office:value-type="string" calcext:value-type="string">
            <text:p>6.4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20</text:p>
          </table:table-cell>
          <table:table-cell office:value-type="string" calcext:value-type="string">
            <text:p>0.00033483</text:p>
          </table:table-cell>
          <table:table-cell office:value-type="string" calcext:value-type="string">
            <text:p>5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519</text:p>
          </table:table-cell>
          <table:table-cell office:value-type="string" calcext:value-type="string">
            <text:p>6.0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444</text:p>
          </table:table-cell>
          <table:table-cell office:value-type="string" calcext:value-type="string">
            <text:p>6.4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30</text:p>
          </table:table-cell>
          <table:table-cell office:value-type="string" calcext:value-type="string">
            <text:p>0.00033266</text:p>
          </table:table-cell>
          <table:table-cell office:value-type="string" calcext:value-type="string">
            <text:p>5.9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302</text:p>
          </table:table-cell>
          <table:table-cell office:value-type="string" calcext:value-type="string">
            <text:p>6.0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229</text:p>
          </table:table-cell>
          <table:table-cell office:value-type="string" calcext:value-type="string">
            <text:p>6.38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40</text:p>
          </table:table-cell>
          <table:table-cell office:value-type="string" calcext:value-type="string">
            <text:p>0.00033051</text:p>
          </table:table-cell>
          <table:table-cell office:value-type="string" calcext:value-type="string">
            <text:p>5.9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085</text:p>
          </table:table-cell>
          <table:table-cell office:value-type="string" calcext:value-type="string">
            <text:p>6.0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3014</text:p>
          </table:table-cell>
          <table:table-cell office:value-type="string" calcext:value-type="string">
            <text:p>6.3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50</text:p>
          </table:table-cell>
          <table:table-cell office:value-type="string" calcext:value-type="string">
            <text:p>0.00032837</text:p>
          </table:table-cell>
          <table:table-cell office:value-type="string" calcext:value-type="string">
            <text:p>5.9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87</text:p>
          </table:table-cell>
          <table:table-cell office:value-type="string" calcext:value-type="string">
            <text:p>6.0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801</text:p>
          </table:table-cell>
          <table:table-cell office:value-type="string" calcext:value-type="string">
            <text:p>6.3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60</text:p>
          </table:table-cell>
          <table:table-cell office:value-type="string" calcext:value-type="string">
            <text:p>0.00032624</text:p>
          </table:table-cell>
          <table:table-cell office:value-type="string" calcext:value-type="string">
            <text:p>5.9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657</text:p>
          </table:table-cell>
          <table:table-cell office:value-type="string" calcext:value-type="string">
            <text:p>6.0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589</text:p>
          </table:table-cell>
          <table:table-cell office:value-type="string" calcext:value-type="string">
            <text:p>6.2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70</text:p>
          </table:table-cell>
          <table:table-cell office:value-type="string" calcext:value-type="string">
            <text:p>0.00032413</text:p>
          </table:table-cell>
          <table:table-cell office:value-type="string" calcext:value-type="string">
            <text:p>5.9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445</text:p>
          </table:table-cell>
          <table:table-cell office:value-type="string" calcext:value-type="string">
            <text:p>6.0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379</text:p>
          </table:table-cell>
          <table:table-cell office:value-type="string" calcext:value-type="string">
            <text:p>6.26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80</text:p>
          </table:table-cell>
          <table:table-cell office:value-type="string" calcext:value-type="string">
            <text:p>0.00032204</text:p>
          </table:table-cell>
          <table:table-cell office:value-type="string" calcext:value-type="string">
            <text:p>5.9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234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17</text:p>
          </table:table-cell>
          <table:table-cell office:value-type="string" calcext:value-type="string">
            <text:p>6.2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90</text:p>
          </table:table-cell>
          <table:table-cell office:value-type="string" calcext:value-type="string">
            <text:p>0.00031995</text:p>
          </table:table-cell>
          <table:table-cell office:value-type="string" calcext:value-type="string">
            <text:p>5.8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2025</text:p>
          </table:table-cell>
          <table:table-cell office:value-type="string" calcext:value-type="string">
            <text:p>5.9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962</text:p>
          </table:table-cell>
          <table:table-cell office:value-type="string" calcext:value-type="string">
            <text:p>6.20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0</text:p>
          </table:table-cell>
          <table:table-cell office:value-type="string" calcext:value-type="string">
            <text:p>0.00031788</text:p>
          </table:table-cell>
          <table:table-cell office:value-type="string" calcext:value-type="string">
            <text:p>5.8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817</text:p>
          </table:table-cell>
          <table:table-cell office:value-type="string" calcext:value-type="string">
            <text:p>5.9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756</text:p>
          </table:table-cell>
          <table:table-cell office:value-type="string" calcext:value-type="string">
            <text:p>6.17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0</text:p>
          </table:table-cell>
          <table:table-cell office:value-type="string" calcext:value-type="string">
            <text:p>0.00031582</text:p>
          </table:table-cell>
          <table:table-cell office:value-type="string" calcext:value-type="string">
            <text:p>5.8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61</text:p>
          </table:table-cell>
          <table:table-cell office:value-type="string" calcext:value-type="string">
            <text:p>5.9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551</text:p>
          </table:table-cell>
          <table:table-cell office:value-type="string" calcext:value-type="string">
            <text:p>6.1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20</text:p>
          </table:table-cell>
          <table:table-cell office:value-type="string" calcext:value-type="string">
            <text:p>0.00031378</text:p>
          </table:table-cell>
          <table:table-cell office:value-type="string" calcext:value-type="string">
            <text:p>5.8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405</text:p>
          </table:table-cell>
          <table:table-cell office:value-type="string" calcext:value-type="string">
            <text:p>5.9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348</text:p>
          </table:table-cell>
          <table:table-cell office:value-type="string" calcext:value-type="string">
            <text:p>6.10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30</text:p>
          </table:table-cell>
          <table:table-cell office:value-type="string" calcext:value-type="string">
            <text:p>0.00031175</text:p>
          </table:table-cell>
          <table:table-cell office:value-type="string" calcext:value-type="string">
            <text:p>5.8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201</text:p>
          </table:table-cell>
          <table:table-cell office:value-type="string" calcext:value-type="string">
            <text:p>5.8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1145</text:p>
          </table:table-cell>
          <table:table-cell office:value-type="string" calcext:value-type="string">
            <text:p>6.07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40</text:p>
          </table:table-cell>
          <table:table-cell office:value-type="string" calcext:value-type="string">
            <text:p>0.00030973</text:p>
          </table:table-cell>
          <table:table-cell office:value-type="string" calcext:value-type="string">
            <text:p>5.8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999</text:p>
          </table:table-cell>
          <table:table-cell office:value-type="string" calcext:value-type="string">
            <text:p>5.8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944</text:p>
          </table:table-cell>
          <table:table-cell office:value-type="string" calcext:value-type="string">
            <text:p>6.04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50</text:p>
          </table:table-cell>
          <table:table-cell office:value-type="string" calcext:value-type="string">
            <text:p>0.00030773</text:p>
          </table:table-cell>
          <table:table-cell office:value-type="string" calcext:value-type="string">
            <text:p>5.7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797</text:p>
          </table:table-cell>
          <table:table-cell office:value-type="string" calcext:value-type="string">
            <text:p>5.8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744</text:p>
          </table:table-cell>
          <table:table-cell office:value-type="string" calcext:value-type="string">
            <text:p>6.0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60</text:p>
          </table:table-cell>
          <table:table-cell office:value-type="string" calcext:value-type="string">
            <text:p>0.00030574</text:p>
          </table:table-cell>
          <table:table-cell office:value-type="string" calcext:value-type="string">
            <text:p>5.7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597</text:p>
          </table:table-cell>
          <table:table-cell office:value-type="string" calcext:value-type="string">
            <text:p>5.8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546</text:p>
          </table:table-cell>
          <table:table-cell office:value-type="string" calcext:value-type="string">
            <text:p>5.98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70</text:p>
          </table:table-cell>
          <table:table-cell office:value-type="string" calcext:value-type="string">
            <text:p>0.00030376</text:p>
          </table:table-cell>
          <table:table-cell office:value-type="string" calcext:value-type="string">
            <text:p>5.7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399</text:p>
          </table:table-cell>
          <table:table-cell office:value-type="string" calcext:value-type="string">
            <text:p>5.8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349</text:p>
          </table:table-cell>
          <table:table-cell office:value-type="string" calcext:value-type="string">
            <text:p>5.9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80</text:p>
          </table:table-cell>
          <table:table-cell office:value-type="string" calcext:value-type="string">
            <text:p>0.00030179</text:p>
          </table:table-cell>
          <table:table-cell office:value-type="string" calcext:value-type="string">
            <text:p>5.7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201</text:p>
          </table:table-cell>
          <table:table-cell office:value-type="string" calcext:value-type="string">
            <text:p>5.7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153</text:p>
          </table:table-cell>
          <table:table-cell office:value-type="string" calcext:value-type="string">
            <text:p>5.9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90</text:p>
          </table:table-cell>
          <table:table-cell office:value-type="string" calcext:value-type="string">
            <text:p>0.00029984</text:p>
          </table:table-cell>
          <table:table-cell office:value-type="string" calcext:value-type="string">
            <text:p>5.7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30005</text:p>
          </table:table-cell>
          <table:table-cell office:value-type="string" calcext:value-type="string">
            <text:p>5.7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958</text:p>
          </table:table-cell>
          <table:table-cell office:value-type="string" calcext:value-type="string">
            <text:p>5.8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00</text:p>
          </table:table-cell>
          <table:table-cell office:value-type="string" calcext:value-type="string">
            <text:p>0.0002979</text:p>
          </table:table-cell>
          <table:table-cell office:value-type="string" calcext:value-type="string">
            <text:p>5.7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81</text:p>
          </table:table-cell>
          <table:table-cell office:value-type="string" calcext:value-type="string">
            <text:p>5.7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765</text:p>
          </table:table-cell>
          <table:table-cell office:value-type="string" calcext:value-type="string">
            <text:p>5.8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10</text:p>
          </table:table-cell>
          <table:table-cell office:value-type="string" calcext:value-type="string">
            <text:p>0.00029597</text:p>
          </table:table-cell>
          <table:table-cell office:value-type="string" calcext:value-type="string">
            <text:p>5.6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617</text:p>
          </table:table-cell>
          <table:table-cell office:value-type="string" calcext:value-type="string">
            <text:p>5.7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573</text:p>
          </table:table-cell>
          <table:table-cell office:value-type="string" calcext:value-type="string">
            <text:p>5.8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20</text:p>
          </table:table-cell>
          <table:table-cell office:value-type="string" calcext:value-type="string">
            <text:p>0.00029405</text:p>
          </table:table-cell>
          <table:table-cell office:value-type="string" calcext:value-type="string">
            <text:p>5.6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424</text:p>
          </table:table-cell>
          <table:table-cell office:value-type="string" calcext:value-type="string">
            <text:p>5.6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382</text:p>
          </table:table-cell>
          <table:table-cell office:value-type="string" calcext:value-type="string">
            <text:p>5.7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30</text:p>
          </table:table-cell>
          <table:table-cell office:value-type="string" calcext:value-type="string">
            <text:p>0.00029215</text:p>
          </table:table-cell>
          <table:table-cell office:value-type="string" calcext:value-type="string">
            <text:p>5.6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233</text:p>
          </table:table-cell>
          <table:table-cell office:value-type="string" calcext:value-type="string">
            <text:p>5.6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192</text:p>
          </table:table-cell>
          <table:table-cell office:value-type="string" calcext:value-type="string">
            <text:p>5.76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40</text:p>
          </table:table-cell>
          <table:table-cell office:value-type="string" calcext:value-type="string">
            <text:p>0.00029026</text:p>
          </table:table-cell>
          <table:table-cell office:value-type="string" calcext:value-type="string">
            <text:p>5.6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044</text:p>
          </table:table-cell>
          <table:table-cell office:value-type="string" calcext:value-type="string">
            <text:p>5.6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9004</text:p>
          </table:table-cell>
          <table:table-cell office:value-type="string" calcext:value-type="string">
            <text:p>5.7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50</text:p>
          </table:table-cell>
          <table:table-cell office:value-type="string" calcext:value-type="string">
            <text:p>0.00028838</text:p>
          </table:table-cell>
          <table:table-cell office:value-type="string" calcext:value-type="string">
            <text:p>5.5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855</text:p>
          </table:table-cell>
          <table:table-cell office:value-type="string" calcext:value-type="string">
            <text:p>5.6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817</text:p>
          </table:table-cell>
          <table:table-cell office:value-type="string" calcext:value-type="string">
            <text:p>5.69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60</text:p>
          </table:table-cell>
          <table:table-cell office:value-type="string" calcext:value-type="string">
            <text:p>0.00028652</text:p>
          </table:table-cell>
          <table:table-cell office:value-type="string" calcext:value-type="string">
            <text:p>5.5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668</text:p>
          </table:table-cell>
          <table:table-cell office:value-type="string" calcext:value-type="string">
            <text:p>5.5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631</text:p>
          </table:table-cell>
          <table:table-cell office:value-type="string" calcext:value-type="string">
            <text:p>5.66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70</text:p>
          </table:table-cell>
          <table:table-cell office:value-type="string" calcext:value-type="string">
            <text:p>0.00028466</text:p>
          </table:table-cell>
          <table:table-cell office:value-type="string" calcext:value-type="string">
            <text:p>5.5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481</text:p>
          </table:table-cell>
          <table:table-cell office:value-type="string" calcext:value-type="string">
            <text:p>5.5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446</text:p>
          </table:table-cell>
          <table:table-cell office:value-type="string" calcext:value-type="string">
            <text:p>5.6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80</text:p>
          </table:table-cell>
          <table:table-cell office:value-type="string" calcext:value-type="string">
            <text:p>0.00028282</text:p>
          </table:table-cell>
          <table:table-cell office:value-type="string" calcext:value-type="string">
            <text:p>5.5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296</text:p>
          </table:table-cell>
          <table:table-cell office:value-type="string" calcext:value-type="string">
            <text:p>5.5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262</text:p>
          </table:table-cell>
          <table:table-cell office:value-type="string" calcext:value-type="string">
            <text:p>5.60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90</text:p>
          </table:table-cell>
          <table:table-cell office:value-type="string" calcext:value-type="string">
            <text:p>0.00028099</text:p>
          </table:table-cell>
          <table:table-cell office:value-type="string" calcext:value-type="string">
            <text:p>5.4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113</text:p>
          </table:table-cell>
          <table:table-cell office:value-type="string" calcext:value-type="string">
            <text:p>5.5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808</text:p>
          </table:table-cell>
          <table:table-cell office:value-type="string" calcext:value-type="string">
            <text:p>5.57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00</text:p>
          </table:table-cell>
          <table:table-cell office:value-type="string" calcext:value-type="string">
            <text:p>0.00027917</text:p>
          </table:table-cell>
          <table:table-cell office:value-type="string" calcext:value-type="string">
            <text:p>5.4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93</text:p>
          </table:table-cell>
          <table:table-cell office:value-type="string" calcext:value-type="string">
            <text:p>5.4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899</text:p>
          </table:table-cell>
          <table:table-cell office:value-type="string" calcext:value-type="string">
            <text:p>5.53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0</text:p>
          </table:table-cell>
          <table:table-cell office:value-type="string" calcext:value-type="string">
            <text:p>0.00027736</text:p>
          </table:table-cell>
          <table:table-cell office:value-type="string" calcext:value-type="string">
            <text:p>5.4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749</text:p>
          </table:table-cell>
          <table:table-cell office:value-type="string" calcext:value-type="string">
            <text:p>5.4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719</text:p>
          </table:table-cell>
          <table:table-cell office:value-type="string" calcext:value-type="string">
            <text:p>5.50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20</text:p>
          </table:table-cell>
          <table:table-cell office:value-type="string" calcext:value-type="string">
            <text:p>0.00027557</text:p>
          </table:table-cell>
          <table:table-cell office:value-type="string" calcext:value-type="string">
            <text:p>5.4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569</text:p>
          </table:table-cell>
          <table:table-cell office:value-type="string" calcext:value-type="string">
            <text:p>5.4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54</text:p>
          </table:table-cell>
          <table:table-cell office:value-type="string" calcext:value-type="string">
            <text:p>5.47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30</text:p>
          </table:table-cell>
          <table:table-cell office:value-type="string" calcext:value-type="string">
            <text:p>0.00027378</text:p>
          </table:table-cell>
          <table:table-cell office:value-type="string" calcext:value-type="string">
            <text:p>5.3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39</text:p>
          </table:table-cell>
          <table:table-cell office:value-type="string" calcext:value-type="string">
            <text:p>5.4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362</text:p>
          </table:table-cell>
          <table:table-cell office:value-type="string" calcext:value-type="string">
            <text:p>5.44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40</text:p>
          </table:table-cell>
          <table:table-cell office:value-type="string" calcext:value-type="string">
            <text:p>0.00027201</text:p>
          </table:table-cell>
          <table:table-cell office:value-type="string" calcext:value-type="string">
            <text:p>5.3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212</text:p>
          </table:table-cell>
          <table:table-cell office:value-type="string" calcext:value-type="string">
            <text:p>5.3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185</text:p>
          </table:table-cell>
          <table:table-cell office:value-type="string" calcext:value-type="string">
            <text:p>5.4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50</text:p>
          </table:table-cell>
          <table:table-cell office:value-type="string" calcext:value-type="string">
            <text:p>0.00027025</text:p>
          </table:table-cell>
          <table:table-cell office:value-type="string" calcext:value-type="string">
            <text:p>5.3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035</text:p>
          </table:table-cell>
          <table:table-cell office:value-type="string" calcext:value-type="string">
            <text:p>5.3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701</text:p>
          </table:table-cell>
          <table:table-cell office:value-type="string" calcext:value-type="string">
            <text:p>5.37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60</text:p>
          </table:table-cell>
          <table:table-cell office:value-type="string" calcext:value-type="string">
            <text:p>0.0002685</text:p>
          </table:table-cell>
          <table:table-cell office:value-type="string" calcext:value-type="string">
            <text:p>5.3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859</text:p>
          </table:table-cell>
          <table:table-cell office:value-type="string" calcext:value-type="string">
            <text:p>5.3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835</text:p>
          </table:table-cell>
          <table:table-cell office:value-type="string" calcext:value-type="string">
            <text:p>5.34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70</text:p>
          </table:table-cell>
          <table:table-cell office:value-type="string" calcext:value-type="string">
            <text:p>0.00026676</text:p>
          </table:table-cell>
          <table:table-cell office:value-type="string" calcext:value-type="string">
            <text:p>5.2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685</text:p>
          </table:table-cell>
          <table:table-cell office:value-type="string" calcext:value-type="string">
            <text:p>5.2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662</text:p>
          </table:table-cell>
          <table:table-cell office:value-type="string" calcext:value-type="string">
            <text:p>5.3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80</text:p>
          </table:table-cell>
          <table:table-cell office:value-type="string" calcext:value-type="string">
            <text:p>0.00026504</text:p>
          </table:table-cell>
          <table:table-cell office:value-type="string" calcext:value-type="string">
            <text:p>5.2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512</text:p>
          </table:table-cell>
          <table:table-cell office:value-type="string" calcext:value-type="string">
            <text:p>5.26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49</text:p>
          </table:table-cell>
          <table:table-cell office:value-type="string" calcext:value-type="string">
            <text:p>5.28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90</text:p>
          </table:table-cell>
          <table:table-cell office:value-type="string" calcext:value-type="string">
            <text:p>0.00026332</text:p>
          </table:table-cell>
          <table:table-cell office:value-type="string" calcext:value-type="string">
            <text:p>5.2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339</text:p>
          </table:table-cell>
          <table:table-cell office:value-type="string" calcext:value-type="string">
            <text:p>5.23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319</text:p>
          </table:table-cell>
          <table:table-cell office:value-type="string" calcext:value-type="string">
            <text:p>5.2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00</text:p>
          </table:table-cell>
          <table:table-cell office:value-type="string" calcext:value-type="string">
            <text:p>0.00026162</text:p>
          </table:table-cell>
          <table:table-cell office:value-type="string" calcext:value-type="string">
            <text:p>5.19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168</text:p>
          </table:table-cell>
          <table:table-cell office:value-type="string" calcext:value-type="string">
            <text:p>5.20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6149</text:p>
          </table:table-cell>
          <table:table-cell office:value-type="string" calcext:value-type="string">
            <text:p>5.21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10</text:p>
          </table:table-cell>
          <table:table-cell office:value-type="string" calcext:value-type="string">
            <text:p>0.00025992</text:p>
          </table:table-cell>
          <table:table-cell office:value-type="string" calcext:value-type="string">
            <text:p>5.1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998</text:p>
          </table:table-cell>
          <table:table-cell office:value-type="string" calcext:value-type="string">
            <text:p>5.17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98</text:p>
          </table:table-cell>
          <table:table-cell office:value-type="string" calcext:value-type="string">
            <text:p>5.18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20</text:p>
          </table:table-cell>
          <table:table-cell office:value-type="string" calcext:value-type="string">
            <text:p>0.00025824</text:p>
          </table:table-cell>
          <table:table-cell office:value-type="string" calcext:value-type="string">
            <text:p>5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83</text:p>
          </table:table-cell>
          <table:table-cell office:value-type="string" calcext:value-type="string">
            <text:p>5.14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813</text:p>
          </table:table-cell>
          <table:table-cell office:value-type="string" calcext:value-type="string">
            <text:p>5.15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30</text:p>
          </table:table-cell>
          <table:table-cell office:value-type="string" calcext:value-type="string">
            <text:p>0.00025657</text:p>
          </table:table-cell>
          <table:table-cell office:value-type="string" calcext:value-type="string">
            <text:p>5.1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662</text:p>
          </table:table-cell>
          <table:table-cell office:value-type="string" calcext:value-type="string">
            <text:p>5.11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646</text:p>
          </table:table-cell>
          <table:table-cell office:value-type="string" calcext:value-type="string">
            <text:p>5.12E-0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40</text:p>
          </table:table-cell>
          <table:table-cell office:value-type="string" calcext:value-type="string">
            <text:p>0.00025491</text:p>
          </table:table-cell>
          <table:table-cell office:value-type="string" calcext:value-type="string">
            <text:p>5.0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495</text:p>
          </table:table-cell>
          <table:table-cell office:value-type="string" calcext:value-type="string">
            <text:p>5.08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54</text:p>
          </table:table-cell>
          <table:table-cell office:value-type="string" calcext:value-type="string">
            <text:p>0.0028</text:p>
          </table:table-cell>
          <table:table-cell office:value-type="string" calcext:value-type="string">
            <text:p>0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50</text:p>
          </table:table-cell>
          <table:table-cell office:value-type="string" calcext:value-type="string">
            <text:p>0.00025326</text:p>
          </table:table-cell>
          <table:table-cell office:value-type="string" calcext:value-type="string">
            <text:p>5.0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2533</text:p>
          </table:table-cell>
          <table:table-cell office:value-type="string" calcext:value-type="string">
            <text:p>5.05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125</text:p>
          </table:table-cell>
          <table:table-cell office:value-type="string" calcext:value-type="string">
            <text:p>0.00482</text:p>
          </table:table-cell>
          <table:table-cell office:value-type="string" calcext:value-type="string">
            <text:p>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60</text:p>
          </table:table-cell>
          <table:table-cell office:value-type="string" calcext:value-type="string">
            <text:p>0.00025162</text:p>
          </table:table-cell>
          <table:table-cell office:value-type="string" calcext:value-type="string">
            <text:p>5.02E-0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046</text:p>
          </table:table-cell>
          <table:table-cell office:value-type="string" calcext:value-type="string">
            <text:p>0.00083</text:p>
          </table:table-cell>
          <table:table-cell table:style-name="Default" office:value-type="string" calcext:value-type="string">
            <text:p>1.9</text:p>
          </table:table-cell>
          <table:table-cell office:value-type="string" calcext:value-type="string">
            <text:p>0.00248</text:p>
          </table:table-cell>
          <table:table-cell office:value-type="string" calcext:value-type="string">
            <text:p>0.00725</text:p>
          </table:table-cell>
          <table:table-cell office:value-type="string" calcext:value-type="string">
            <text:p>2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70</text:p>
          </table:table-cell>
          <table:table-cell table:style-name="ce14" office:value-type="string" calcext:value-type="string">
            <text:p>0.00048</text:p>
          </table:table-cell>
          <table:table-cell table:style-name="ce14" office:value-type="string" calcext:value-type="string">
            <text:p>0.0023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00123</text:p>
          </table:table-cell>
          <table:table-cell table:style-name="Default" office:value-type="string" calcext:value-type="string">
            <text:p>0.00218</text:p>
          </table:table-cell>
          <table:table-cell table:style-name="Default" office:value-type="string" calcext:value-type="string">
            <text:p>1.9</text:p>
          </table:table-cell>
          <table:table-cell office:value-type="string" calcext:value-type="string">
            <text:p>0.00413</text:p>
          </table:table-cell>
          <table:table-cell office:value-type="string" calcext:value-type="string">
            <text:p>0.0096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80</text:p>
          </table:table-cell>
          <table:table-cell table:style-name="ce14" office:value-type="string" calcext:value-type="string">
            <text:p>0.00119</text:p>
          </table:table-cell>
          <table:table-cell table:style-name="ce14" office:value-type="string" calcext:value-type="string">
            <text:p>0.0039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00307</text:p>
          </table:table-cell>
          <table:table-cell table:style-name="Default" office:value-type="string" calcext:value-type="string">
            <text:p>0.00524</text:p>
          </table:table-cell>
          <table:table-cell table:style-name="Default" office:value-type="string" calcext:value-type="string">
            <text:p>1.9</text:p>
          </table:table-cell>
          <table:table-cell office:value-type="string" calcext:value-type="string">
            <text:p>0.00582</text:p>
          </table:table-cell>
          <table:table-cell office:value-type="string" calcext:value-type="string">
            <text:p>0.0114</text:p>
          </table:table-cell>
          <table:table-cell office:value-type="string" calcext:value-type="string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90</text:p>
          </table:table-cell>
          <table:table-cell table:style-name="ce14" office:value-type="string" calcext:value-type="string">
            <text:p>0.00266</text:p>
          </table:table-cell>
          <table:table-cell table:style-name="ce14" office:value-type="string" calcext:value-type="string">
            <text:p>0.006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066</text:p>
          </table:table-cell>
          <table:table-cell table:style-name="Default" office:value-type="string" calcext:value-type="string">
            <text:p>0.0101</text:p>
          </table:table-cell>
          <table:table-cell table:style-name="Default" office:value-type="string" calcext:value-type="string">
            <text:p>1.7</text:p>
          </table:table-cell>
          <table:table-cell office:value-type="string" calcext:value-type="string">
            <text:p>0.00711</text:p>
          </table:table-cell>
          <table:table-cell office:value-type="string" calcext:value-type="string">
            <text:p>0.0124</text:p>
          </table:table-cell>
          <table:table-cell office:value-type="string" calcext:value-type="string">
            <text:p>1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00</text:p>
          </table:table-cell>
          <table:table-cell table:style-name="ce14" office:value-type="string" calcext:value-type="string">
            <text:p>0.0053</text:p>
          </table:table-cell>
          <table:table-cell table:style-name="ce14" office:value-type="string" calcext:value-type="string">
            <text:p>0.009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.0104</text:p>
          </table:table-cell>
          <table:table-cell table:style-name="Default" office:value-type="string" calcext:value-type="string">
            <text:p>0.0128</text:p>
          </table:table-cell>
          <table:table-cell table:style-name="Default" office:value-type="string" calcext:value-type="string">
            <text:p>1.4</text:p>
          </table:table-cell>
          <table:table-cell office:value-type="string" calcext:value-type="string">
            <text:p>0.00784</text:p>
          </table:table-cell>
          <table:table-cell office:value-type="string" calcext:value-type="string">
            <text:p>0.0128</text:p>
          </table:table-cell>
          <table:table-cell office:value-type="string" calcext:value-type="string">
            <text:p>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0</text:p>
          </table:table-cell>
          <table:table-cell table:style-name="ce14" office:value-type="string" calcext:value-type="string">
            <text:p>0.00918</text:p>
          </table:table-cell>
          <table:table-cell table:style-name="ce14" office:value-type="string" calcext:value-type="string">
            <text:p>0.0118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0.0115</text:p>
          </table:table-cell>
          <table:table-cell table:style-name="Default" office:value-type="string" calcext:value-type="string">
            <text:p>0.0124</text:p>
          </table:table-cell>
          <table:table-cell table:style-name="Default" office:value-type="string" calcext:value-type="string">
            <text:p>1.5</text:p>
          </table:table-cell>
          <table:table-cell office:value-type="string" calcext:value-type="string">
            <text:p>0.00815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1.6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style-name="ce15"/>
          <table:table-cell table:number-columns-repeated="13"/>
        </table:table-row>
        <table:table-row table:style-name="ro1" table:number-rows-repeated="10484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7" number:min-decimal-places="7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20:39:38.8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17T20:49:37.311000000</dc:date>
    <meta:editing-duration>PT2H47M38S</meta:editing-duration>
    <meta:editing-cycles>41</meta:editing-cycles>
    <meta:document-statistic meta:table-count="6" meta:cell-count="7248" meta:object-count="2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35" chart:maximum="0.026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Resistor Variavel'.C1:'Resistor Variavel'.C152" chart:error-lower-range="'Resistor Variavel'.C1:'Resistor Variavel'.C152"/>
      <style:graphic-properties draw:stroke="dash" draw:stroke-dash="Dash"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Resistor Variavel'.C1:'Resistor Variavel'.C152" chart:error-lower-range="'Resistor Variavel'.C1:'Resistor Variavel'.C152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2" chart:style-name="ch1">
        <chart:plot-area chart:style-name="ch2" table:cell-range-address="'Resistor Variavel'.A1:'Resistor Variavel'.B154 'Resistor Variavel'.E1:'Resistor Variavel'.E154" svg:x="0.32cm" svg:y="0.18cm" svg:width="15.36cm" svg:height="8.64cm">
          <chart:coordinate-region svg:x="1.709cm" svg:y="0.38cm" svg:width="13.599cm" svg:height="8.24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Resistor Variavel'.B1:'Resistor Variavel'.B154" chart:class="chart:scatter">
            <chart:domain table:cell-range-address="'Resistor Variavel'.A1:'Resistor Variavel'.A154"/>
            <chart:error-indicator chart:style-name="ch7" chart:dimension="y"/>
            <chart:data-point chart:repeated="154"/>
          </chart:series>
          <chart:series chart:style-name="ch8" chart:values-cell-range-address="'Resistor Variavel'.E1:'Resistor Variavel'.E154" chart:class="chart:scatter">
            <chart:data-point chart:repeated="154"/>
          </chart:series>
          <chart:series chart:style-name="ch9" chart:values-cell-range-address="'Resistor Variavel'.E1:'Resistor Variavel'.E154" chart:class="chart:scatter">
            <chart:data-point chart:repeated="15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Resistor Variavel'.A1:'Resistor Variavel'.A154</svg:desc>
                </draw:g>
              </table:table-cell>
              <table:table-cell office:value-type="float" office:value="0.0052439">
                <text:p>0.0052439</text:p>
                <draw:g>
                  <svg:desc>'Resistor Variavel'.B1:'Resistor Variavel'.B154</svg:desc>
                </draw:g>
              </table:table-cell>
              <table:table-cell office:value-type="float" office:value="0.000201">
                <text:p>0.000201</text:p>
                <draw:g>
                  <svg:desc>'Resistor Variavel'.C1:'Resistor Variavel'.C152</svg:desc>
                </draw:g>
              </table:table-cell>
              <table:table-cell office:value-type="float" office:value="0.000201">
                <text:p>0.000201</text:p>
                <draw:g>
                  <svg:desc>'Resistor Variavel'.C1:'Resistor Variavel'.C152</svg:desc>
                </draw:g>
              </table:table-cell>
              <table:table-cell office:value-type="float" office:value="NaN">
                <text:p>NaN</text:p>
                <draw:g>
                  <svg:desc>'Resistor Variavel'.E1:'Resistor Variavel'.E154</svg:desc>
                </draw:g>
              </table:table-cell>
              <table:table-cell office:value-type="float" office:value="NaN">
                <text:p>NaN</text:p>
                <draw:g>
                  <svg:desc>'Resistor Variavel'.E1:'Resistor Variavel'.E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0571">
                <text:p>0.003057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22215">
                <text:p>0.0022215</text:p>
              </table:table-cell>
              <table:table-cell office:value-type="float" office:value="0.0000989">
                <text:p>0.0000989</text:p>
              </table:table-cell>
              <table:table-cell office:value-type="float" office:value="0.0000989">
                <text:p>0.0000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767">
                <text:p>0.001767</text:p>
              </table:table-cell>
              <table:table-cell office:value-type="float" office:value="0.0000984">
                <text:p>0.0000984</text:p>
              </table:table-cell>
              <table:table-cell office:value-type="float" office:value="0.0000984">
                <text:p>0.0000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1478">
                <text:p>0.001478</text:p>
              </table:table-cell>
              <table:table-cell office:value-type="float" office:value="0.0000959">
                <text:p>0.0000959</text:p>
              </table:table-cell>
              <table:table-cell office:value-type="float" office:value="0.0000959">
                <text:p>0.0000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1276">
                <text:p>0.001276</text:p>
              </table:table-cell>
              <table:table-cell office:value-type="float" office:value="0.0000926">
                <text:p>0.0000926</text:p>
              </table:table-cell>
              <table:table-cell office:value-type="float" office:value="0.0000926">
                <text:p>0.0000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1126">
                <text:p>0.001126</text:p>
              </table:table-cell>
              <table:table-cell office:value-type="float" office:value="0.0000891">
                <text:p>0.0000891</text:p>
              </table:table-cell>
              <table:table-cell office:value-type="float" office:value="0.0000891">
                <text:p>0.000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1009">
                <text:p>0.001009</text:p>
              </table:table-cell>
              <table:table-cell office:value-type="float" office:value="0.0000856">
                <text:p>0.0000856</text:p>
              </table:table-cell>
              <table:table-cell office:value-type="float" office:value="0.0000856">
                <text:p>0.000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9162">
                <text:p>0.0009162</text:p>
              </table:table-cell>
              <table:table-cell office:value-type="float" office:value="0.0000823">
                <text:p>0.0000823</text:p>
              </table:table-cell>
              <table:table-cell office:value-type="float" office:value="0.0000823">
                <text:p>0.0000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84">
                <text:p>0.00084</text:p>
              </table:table-cell>
              <table:table-cell office:value-type="float" office:value="0.0000791">
                <text:p>0.0000791</text:p>
              </table:table-cell>
              <table:table-cell office:value-type="float" office:value="0.0000791">
                <text:p>0.000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7762">
                <text:p>0.0007762</text:p>
              </table:table-cell>
              <table:table-cell office:value-type="float" office:value="0.0000762">
                <text:p>0.0000762</text:p>
              </table:table-cell>
              <table:table-cell office:value-type="float" office:value="0.0000762">
                <text:p>0.0000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7219">
                <text:p>0.0007219</text:p>
              </table:table-cell>
              <table:table-cell office:value-type="float" office:value="0.0000734">
                <text:p>0.0000734</text:p>
              </table:table-cell>
              <table:table-cell office:value-type="float" office:value="0.0000734">
                <text:p>0.0000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6752">
                <text:p>0.0006752</text:p>
              </table:table-cell>
              <table:table-cell office:value-type="float" office:value="0.0000709">
                <text:p>0.0000709</text:p>
              </table:table-cell>
              <table:table-cell office:value-type="float" office:value="0.0000709">
                <text:p>0.0000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6345">
                <text:p>0.0006345</text:p>
              </table:table-cell>
              <table:table-cell office:value-type="float" office:value="0.0000685">
                <text:p>0.0000685</text:p>
              </table:table-cell>
              <table:table-cell office:value-type="float" office:value="0.0000685">
                <text:p>0.000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5987">
                <text:p>0.0005987</text:p>
              </table:table-cell>
              <table:table-cell office:value-type="float" office:value="0.0000662">
                <text:p>0.0000662</text:p>
              </table:table-cell>
              <table:table-cell office:value-type="float" office:value="0.0000662">
                <text:p>0.0000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58708">
                <text:p>0.00058708</text:p>
              </table:table-cell>
              <table:table-cell office:value-type="float" office:value="0.0000148">
                <text:p>0.0000148</text:p>
              </table:table-cell>
              <table:table-cell office:value-type="float" office:value="0.0000148">
                <text:p>0.0000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58325">
                <text:p>0.00058325</text:p>
              </table:table-cell>
              <table:table-cell office:value-type="float" office:value="0.000014">
                <text:p>0.000014</text:p>
              </table:table-cell>
              <table:table-cell office:value-type="float" office:value="0.000014">
                <text:p>0.000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57944">
                <text:p>0.00057944</text:p>
              </table:table-cell>
              <table:table-cell office:value-type="float" office:value="0.0000133">
                <text:p>0.0000133</text:p>
              </table:table-cell>
              <table:table-cell office:value-type="float" office:value="0.0000133">
                <text:p>0.0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57567">
                <text:p>0.00057567</text:p>
              </table:table-cell>
              <table:table-cell office:value-type="float" office:value="0.0000126">
                <text:p>0.0000126</text:p>
              </table:table-cell>
              <table:table-cell office:value-type="float" office:value="0.0000126">
                <text:p>0.0000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57192">
                <text:p>0.00057192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12">
                <text:p>0.000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56819">
                <text:p>0.00056819</text:p>
              </table:table-cell>
              <table:table-cell office:value-type="float" office:value="0.0000114">
                <text:p>0.0000114</text:p>
              </table:table-cell>
              <table:table-cell office:value-type="float" office:value="0.0000114">
                <text:p>0.000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56449">
                <text:p>0.00056449</text:p>
              </table:table-cell>
              <table:table-cell office:value-type="float" office:value="0.0000109">
                <text:p>0.0000109</text:p>
              </table:table-cell>
              <table:table-cell office:value-type="float" office:value="0.0000109">
                <text:p>0.0000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56082">
                <text:p>0.00056082</text:p>
              </table:table-cell>
              <table:table-cell office:value-type="float" office:value="0.0000104">
                <text:p>0.0000104</text:p>
              </table:table-cell>
              <table:table-cell office:value-type="float" office:value="0.0000104">
                <text:p>0.0000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55717">
                <text:p>0.00055717</text:p>
              </table:table-cell>
              <table:table-cell office:value-type="float" office:value="0.00000991">
                <text:p>0.00000991</text:p>
              </table:table-cell>
              <table:table-cell office:value-type="float" office:value="0.00000991">
                <text:p>0.00000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55355">
                <text:p>0.00055355</text:p>
              </table:table-cell>
              <table:table-cell office:value-type="float" office:value="0.00000948">
                <text:p>0.00000948</text:p>
              </table:table-cell>
              <table:table-cell office:value-type="float" office:value="0.00000948">
                <text:p>0.00000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54995">
                <text:p>0.00054995</text:p>
              </table:table-cell>
              <table:table-cell office:value-type="float" office:value="0.00000909">
                <text:p>0.00000909</text:p>
              </table:table-cell>
              <table:table-cell office:value-type="float" office:value="0.00000909">
                <text:p>0.0000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54637">
                <text:p>0.00054637</text:p>
              </table:table-cell>
              <table:table-cell office:value-type="float" office:value="0.00000872">
                <text:p>0.00000872</text:p>
              </table:table-cell>
              <table:table-cell office:value-type="float" office:value="0.00000872">
                <text:p>0.00000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54282">
                <text:p>0.00054282</text:p>
              </table:table-cell>
              <table:table-cell office:value-type="float" office:value="0.00000838">
                <text:p>0.00000838</text:p>
              </table:table-cell>
              <table:table-cell office:value-type="float" office:value="0.00000838">
                <text:p>0.00000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53929">
                <text:p>0.00053929</text:p>
              </table:table-cell>
              <table:table-cell office:value-type="float" office:value="0.00000807">
                <text:p>0.00000807</text:p>
              </table:table-cell>
              <table:table-cell office:value-type="float" office:value="0.00000807">
                <text:p>0.0000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53578">
                <text:p>0.00053578</text:p>
              </table:table-cell>
              <table:table-cell office:value-type="float" office:value="0.00000778">
                <text:p>0.00000778</text:p>
              </table:table-cell>
              <table:table-cell office:value-type="float" office:value="0.00000778">
                <text:p>0.00000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5323">
                <text:p>0.0005323</text:p>
              </table:table-cell>
              <table:table-cell office:value-type="float" office:value="0.00000752">
                <text:p>0.00000752</text:p>
              </table:table-cell>
              <table:table-cell office:value-type="float" office:value="0.00000752">
                <text:p>0.00000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52884">
                <text:p>0.00052884</text:p>
              </table:table-cell>
              <table:table-cell office:value-type="float" office:value="0.00000728">
                <text:p>0.00000728</text:p>
              </table:table-cell>
              <table:table-cell office:value-type="float" office:value="0.00000728">
                <text:p>0.00000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5254">
                <text:p>0.0005254</text:p>
              </table:table-cell>
              <table:table-cell office:value-type="float" office:value="0.00000706">
                <text:p>0.00000706</text:p>
              </table:table-cell>
              <table:table-cell office:value-type="float" office:value="0.00000706">
                <text:p>0.000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52199">
                <text:p>0.00052199</text:p>
              </table:table-cell>
              <table:table-cell office:value-type="float" office:value="0.00000687">
                <text:p>0.00000687</text:p>
              </table:table-cell>
              <table:table-cell office:value-type="float" office:value="0.00000687">
                <text:p>0.00000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5186">
                <text:p>0.0005186</text:p>
              </table:table-cell>
              <table:table-cell office:value-type="float" office:value="0.000006688">
                <text:p>0.000006688</text:p>
              </table:table-cell>
              <table:table-cell office:value-type="float" office:value="0.000006688">
                <text:p>0.00000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51523">
                <text:p>0.00051523</text:p>
              </table:table-cell>
              <table:table-cell office:value-type="float" office:value="0.000006528">
                <text:p>0.000006528</text:p>
              </table:table-cell>
              <table:table-cell office:value-type="float" office:value="0.000006528">
                <text:p>0.000006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51188">
                <text:p>0.00051188</text:p>
              </table:table-cell>
              <table:table-cell office:value-type="float" office:value="0.000006386">
                <text:p>0.000006386</text:p>
              </table:table-cell>
              <table:table-cell office:value-type="float" office:value="0.000006386">
                <text:p>0.000006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50856">
                <text:p>0.00050856</text:p>
              </table:table-cell>
              <table:table-cell office:value-type="float" office:value="0.00000626">
                <text:p>0.00000626</text:p>
              </table:table-cell>
              <table:table-cell office:value-type="float" office:value="0.00000626">
                <text:p>0.000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50525">
                <text:p>0.0005052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50197">
                <text:p>0.00050197</text:p>
              </table:table-cell>
              <table:table-cell office:value-type="float" office:value="0.000006054">
                <text:p>0.000006054</text:p>
              </table:table-cell>
              <table:table-cell office:value-type="float" office:value="0.000006054">
                <text:p>0.000006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49871">
                <text:p>0.00049871</text:p>
              </table:table-cell>
              <table:table-cell office:value-type="float" office:value="0.00000597">
                <text:p>0.00000597</text:p>
              </table:table-cell>
              <table:table-cell office:value-type="float" office:value="0.00000597">
                <text:p>0.0000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49547">
                <text:p>0.00049547</text:p>
              </table:table-cell>
              <table:table-cell office:value-type="float" office:value="0.000005899">
                <text:p>0.000005899</text:p>
              </table:table-cell>
              <table:table-cell office:value-type="float" office:value="0.000005899">
                <text:p>0.00000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49226">
                <text:p>0.00049226</text:p>
              </table:table-cell>
              <table:table-cell office:value-type="float" office:value="0.00000584">
                <text:p>0.00000584</text:p>
              </table:table-cell>
              <table:table-cell office:value-type="float" office:value="0.00000584">
                <text:p>0.000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48906">
                <text:p>0.00048906</text:p>
              </table:table-cell>
              <table:table-cell office:value-type="float" office:value="0.00000579">
                <text:p>0.00000579</text:p>
              </table:table-cell>
              <table:table-cell office:value-type="float" office:value="0.00000579">
                <text:p>0.0000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48588">
                <text:p>0.00048588</text:p>
              </table:table-cell>
              <table:table-cell office:value-type="float" office:value="0.00000575">
                <text:p>0.00000575</text:p>
              </table:table-cell>
              <table:table-cell office:value-type="float" office:value="0.00000575">
                <text:p>0.0000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48273">
                <text:p>0.00048273</text:p>
              </table:table-cell>
              <table:table-cell office:value-type="float" office:value="0.000005719">
                <text:p>0.000005719</text:p>
              </table:table-cell>
              <table:table-cell office:value-type="float" office:value="0.000005719">
                <text:p>0.00000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47959">
                <text:p>0.00047959</text:p>
              </table:table-cell>
              <table:table-cell office:value-type="float" office:value="0.00000569">
                <text:p>0.00000569</text:p>
              </table:table-cell>
              <table:table-cell office:value-type="float" office:value="0.00000569">
                <text:p>0.0000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47648">
                <text:p>0.00047648</text:p>
              </table:table-cell>
              <table:table-cell office:value-type="float" office:value="0.00000568">
                <text:p>0.00000568</text:p>
              </table:table-cell>
              <table:table-cell office:value-type="float" office:value="0.00000568">
                <text:p>0.000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47339">
                <text:p>0.00047339</text:p>
              </table:table-cell>
              <table:table-cell office:value-type="float" office:value="0.00000567">
                <text:p>0.00000567</text:p>
              </table:table-cell>
              <table:table-cell office:value-type="float" office:value="0.00000567">
                <text:p>0.0000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47031">
                <text:p>0.00047031</text:p>
              </table:table-cell>
              <table:table-cell office:value-type="float" office:value="0.00000566">
                <text:p>0.00000566</text:p>
              </table:table-cell>
              <table:table-cell office:value-type="float" office:value="0.00000566">
                <text:p>0.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046726">
                <text:p>0.00046726</text:p>
              </table:table-cell>
              <table:table-cell office:value-type="float" office:value="0.00000566">
                <text:p>0.00000566</text:p>
              </table:table-cell>
              <table:table-cell office:value-type="float" office:value="0.00000566">
                <text:p>0.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046422">
                <text:p>0.00046422</text:p>
              </table:table-cell>
              <table:table-cell office:value-type="float" office:value="0.00000566">
                <text:p>0.00000566</text:p>
              </table:table-cell>
              <table:table-cell office:value-type="float" office:value="0.00000566">
                <text:p>0.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046121">
                <text:p>0.00046121</text:p>
              </table:table-cell>
              <table:table-cell office:value-type="float" office:value="0.00000567">
                <text:p>0.00000567</text:p>
              </table:table-cell>
              <table:table-cell office:value-type="float" office:value="0.00000567">
                <text:p>0.0000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00000568">
                <text:p>0.00000568</text:p>
              </table:table-cell>
              <table:table-cell office:value-type="float" office:value="0.00000568">
                <text:p>0.000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045524">
                <text:p>0.00045524</text:p>
              </table:table-cell>
              <table:table-cell office:value-type="float" office:value="0.00000569">
                <text:p>0.00000569</text:p>
              </table:table-cell>
              <table:table-cell office:value-type="float" office:value="0.00000569">
                <text:p>0.0000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045229">
                <text:p>0.00045229</text:p>
              </table:table-cell>
              <table:table-cell office:value-type="float" office:value="0.00000571">
                <text:p>0.00000571</text:p>
              </table:table-cell>
              <table:table-cell office:value-type="float" office:value="0.00000571">
                <text:p>0.00000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044935">
                <text:p>0.00044935</text:p>
              </table:table-cell>
              <table:table-cell office:value-type="float" office:value="0.00000572">
                <text:p>0.00000572</text:p>
              </table:table-cell>
              <table:table-cell office:value-type="float" office:value="0.00000572">
                <text:p>0.000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044643">
                <text:p>0.00044643</text:p>
              </table:table-cell>
              <table:table-cell office:value-type="float" office:value="0.00000574">
                <text:p>0.00000574</text:p>
              </table:table-cell>
              <table:table-cell office:value-type="float" office:value="0.00000574">
                <text:p>0.0000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044353">
                <text:p>0.00044353</text:p>
              </table:table-cell>
              <table:table-cell office:value-type="float" office:value="0.00000576">
                <text:p>0.00000576</text:p>
              </table:table-cell>
              <table:table-cell office:value-type="float" office:value="0.00000576">
                <text:p>0.0000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044065">
                <text:p>0.00044065</text:p>
              </table:table-cell>
              <table:table-cell office:value-type="float" office:value="0.00000578">
                <text:p>0.00000578</text:p>
              </table:table-cell>
              <table:table-cell office:value-type="float" office:value="0.00000578">
                <text:p>0.0000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043779">
                <text:p>0.00043779</text:p>
              </table:table-cell>
              <table:table-cell office:value-type="float" office:value="0.0000058">
                <text:p>0.0000058</text:p>
              </table:table-cell>
              <table:table-cell office:value-type="float" office:value="0.0000058">
                <text:p>0.0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043495">
                <text:p>0.00043495</text:p>
              </table:table-cell>
              <table:table-cell office:value-type="float" office:value="0.00000582">
                <text:p>0.00000582</text:p>
              </table:table-cell>
              <table:table-cell office:value-type="float" office:value="0.00000582">
                <text:p>0.0000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043213">
                <text:p>0.00043213</text:p>
              </table:table-cell>
              <table:table-cell office:value-type="float" office:value="0.00000584">
                <text:p>0.00000584</text:p>
              </table:table-cell>
              <table:table-cell office:value-type="float" office:value="0.00000584">
                <text:p>0.00000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042932">
                <text:p>0.00042932</text:p>
              </table:table-cell>
              <table:table-cell office:value-type="float" office:value="0.00000587">
                <text:p>0.00000587</text:p>
              </table:table-cell>
              <table:table-cell office:value-type="float" office:value="0.00000587">
                <text:p>0.0000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042654">
                <text:p>0.00042654</text:p>
              </table:table-cell>
              <table:table-cell office:value-type="float" office:value="0.00000589">
                <text:p>0.00000589</text:p>
              </table:table-cell>
              <table:table-cell office:value-type="float" office:value="0.00000589">
                <text:p>0.0000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042377">
                <text:p>0.00042377</text:p>
              </table:table-cell>
              <table:table-cell office:value-type="float" office:value="0.00000591">
                <text:p>0.00000591</text:p>
              </table:table-cell>
              <table:table-cell office:value-type="float" office:value="0.00000591">
                <text:p>0.000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042102">
                <text:p>0.00042102</text:p>
              </table:table-cell>
              <table:table-cell office:value-type="float" office:value="0.00000593">
                <text:p>0.00000593</text:p>
              </table:table-cell>
              <table:table-cell office:value-type="float" office:value="0.00000593">
                <text:p>0.0000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041828">
                <text:p>0.00041828</text:p>
              </table:table-cell>
              <table:table-cell office:value-type="float" office:value="0.00000595">
                <text:p>0.00000595</text:p>
              </table:table-cell>
              <table:table-cell office:value-type="float" office:value="0.00000595">
                <text:p>0.0000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041557">
                <text:p>0.00041557</text:p>
              </table:table-cell>
              <table:table-cell office:value-type="float" office:value="0.00000597">
                <text:p>0.00000597</text:p>
              </table:table-cell>
              <table:table-cell office:value-type="float" office:value="0.00000597">
                <text:p>0.00000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041287">
                <text:p>0.00041287</text:p>
              </table:table-cell>
              <table:table-cell office:value-type="float" office:value="0.00000599">
                <text:p>0.00000599</text:p>
              </table:table-cell>
              <table:table-cell office:value-type="float" office:value="0.00000599">
                <text:p>0.0000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041019">
                <text:p>0.00041019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040753">
                <text:p>0.00040753</text:p>
              </table:table-cell>
              <table:table-cell office:value-type="float" office:value="0.00000602">
                <text:p>0.00000602</text:p>
              </table:table-cell>
              <table:table-cell office:value-type="float" office:value="0.00000602">
                <text:p>0.00000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040488">
                <text:p>0.00040488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0000604">
                <text:p>0.00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040225">
                <text:p>0.00040225</text:p>
              </table:table-cell>
              <table:table-cell office:value-type="float" office:value="0.00000605">
                <text:p>0.00000605</text:p>
              </table:table-cell>
              <table:table-cell office:value-type="float" office:value="0.00000605">
                <text:p>0.00000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039964">
                <text:p>0.00039964</text:p>
              </table:table-cell>
              <table:table-cell office:value-type="float" office:value="0.00000607">
                <text:p>0.00000607</text:p>
              </table:table-cell>
              <table:table-cell office:value-type="float" office:value="0.00000607">
                <text:p>0.0000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039705">
                <text:p>0.00039705</text:p>
              </table:table-cell>
              <table:table-cell office:value-type="float" office:value="0.00000608">
                <text:p>0.00000608</text:p>
              </table:table-cell>
              <table:table-cell office:value-type="float" office:value="0.00000608">
                <text:p>0.0000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039447">
                <text:p>0.00039447</text:p>
              </table:table-cell>
              <table:table-cell office:value-type="float" office:value="0.00000609">
                <text:p>0.00000609</text:p>
              </table:table-cell>
              <table:table-cell office:value-type="float" office:value="0.00000609">
                <text:p>0.0000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039191">
                <text:p>0.00039191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61">
                <text:p>0.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038936">
                <text:p>0.00038936</text:p>
              </table:table-cell>
              <table:table-cell office:value-type="float" office:value="0.00000611">
                <text:p>0.00000611</text:p>
              </table:table-cell>
              <table:table-cell office:value-type="float" office:value="0.00000611">
                <text:p>0.0000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038684">
                <text:p>0.00038684</text:p>
              </table:table-cell>
              <table:table-cell office:value-type="float" office:value="0.00000612">
                <text:p>0.00000612</text:p>
              </table:table-cell>
              <table:table-cell office:value-type="float" office:value="0.00000612">
                <text:p>0.0000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038432">
                <text:p>0.00038432</text:p>
              </table:table-cell>
              <table:table-cell office:value-type="float" office:value="0.00000613">
                <text:p>0.00000613</text:p>
              </table:table-cell>
              <table:table-cell office:value-type="float" office:value="0.00000613">
                <text:p>0.000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038183">
                <text:p>0.00038183</text:p>
              </table:table-cell>
              <table:table-cell office:value-type="float" office:value="0.00000614">
                <text:p>0.00000614</text:p>
              </table:table-cell>
              <table:table-cell office:value-type="float" office:value="0.00000614">
                <text:p>0.0000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037935">
                <text:p>0.00037935</text:p>
              </table:table-cell>
              <table:table-cell office:value-type="float" office:value="0.00000614">
                <text:p>0.00000614</text:p>
              </table:table-cell>
              <table:table-cell office:value-type="float" office:value="0.00000614">
                <text:p>0.0000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037689">
                <text:p>0.00037689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037444">
                <text:p>0.00037444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037201">
                <text:p>0.00037201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036959">
                <text:p>0.00036959</text:p>
              </table:table-cell>
              <table:table-cell office:value-type="float" office:value="0.00000616">
                <text:p>0.00000616</text:p>
              </table:table-cell>
              <table:table-cell office:value-type="float" office:value="0.00000616">
                <text:p>0.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03672">
                <text:p>0.0003672</text:p>
              </table:table-cell>
              <table:table-cell office:value-type="float" office:value="0.00000616">
                <text:p>0.00000616</text:p>
              </table:table-cell>
              <table:table-cell office:value-type="float" office:value="0.00000616">
                <text:p>0.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036481">
                <text:p>0.00036481</text:p>
              </table:table-cell>
              <table:table-cell office:value-type="float" office:value="0.00000616">
                <text:p>0.00000616</text:p>
              </table:table-cell>
              <table:table-cell office:value-type="float" office:value="0.00000616">
                <text:p>0.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036244">
                <text:p>0.00036244</text:p>
              </table:table-cell>
              <table:table-cell office:value-type="float" office:value="0.00000616">
                <text:p>0.00000616</text:p>
              </table:table-cell>
              <table:table-cell office:value-type="float" office:value="0.00000616">
                <text:p>0.00000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036009">
                <text:p>0.00036009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035775">
                <text:p>0.0003577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035543">
                <text:p>0.00035543</text:p>
              </table:table-cell>
              <table:table-cell office:value-type="float" office:value="0.00000615">
                <text:p>0.00000615</text:p>
              </table:table-cell>
              <table:table-cell office:value-type="float" office:value="0.00000615">
                <text:p>0.00000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035312">
                <text:p>0.00035312</text:p>
              </table:table-cell>
              <table:table-cell office:value-type="float" office:value="0.00000614">
                <text:p>0.00000614</text:p>
              </table:table-cell>
              <table:table-cell office:value-type="float" office:value="0.00000614">
                <text:p>0.00000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035083">
                <text:p>0.00035083</text:p>
              </table:table-cell>
              <table:table-cell office:value-type="float" office:value="0.00000613">
                <text:p>0.00000613</text:p>
              </table:table-cell>
              <table:table-cell office:value-type="float" office:value="0.00000613">
                <text:p>0.000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034855">
                <text:p>0.00034855</text:p>
              </table:table-cell>
              <table:table-cell office:value-type="float" office:value="0.00000613">
                <text:p>0.00000613</text:p>
              </table:table-cell>
              <table:table-cell office:value-type="float" office:value="0.00000613">
                <text:p>0.000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034629">
                <text:p>0.00034629</text:p>
              </table:table-cell>
              <table:table-cell office:value-type="float" office:value="0.00000612">
                <text:p>0.00000612</text:p>
              </table:table-cell>
              <table:table-cell office:value-type="float" office:value="0.00000612">
                <text:p>0.00000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034404">
                <text:p>0.00034404</text:p>
              </table:table-cell>
              <table:table-cell office:value-type="float" office:value="0.00000611">
                <text:p>0.00000611</text:p>
              </table:table-cell>
              <table:table-cell office:value-type="float" office:value="0.00000611">
                <text:p>0.00000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034181">
                <text:p>0.00034181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61">
                <text:p>0.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033959">
                <text:p>0.00033959</text:p>
              </table:table-cell>
              <table:table-cell office:value-type="float" office:value="0.00000609">
                <text:p>0.00000609</text:p>
              </table:table-cell>
              <table:table-cell office:value-type="float" office:value="0.00000609">
                <text:p>0.0000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00033738">
                <text:p>0.00033738</text:p>
              </table:table-cell>
              <table:table-cell office:value-type="float" office:value="0.00000608">
                <text:p>0.00000608</text:p>
              </table:table-cell>
              <table:table-cell office:value-type="float" office:value="0.00000608">
                <text:p>0.0000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00033519">
                <text:p>0.00033519</text:p>
              </table:table-cell>
              <table:table-cell office:value-type="float" office:value="0.00000607">
                <text:p>0.00000607</text:p>
              </table:table-cell>
              <table:table-cell office:value-type="float" office:value="0.00000607">
                <text:p>0.0000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00033302">
                <text:p>0.00033302</text:p>
              </table:table-cell>
              <table:table-cell office:value-type="float" office:value="0.00000606">
                <text:p>0.00000606</text:p>
              </table:table-cell>
              <table:table-cell office:value-type="float" office:value="0.00000606">
                <text:p>0.00000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0033085">
                <text:p>0.00033085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0000604">
                <text:p>0.00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003287">
                <text:p>0.0003287</text:p>
              </table:table-cell>
              <table:table-cell office:value-type="float" office:value="0.00000603">
                <text:p>0.00000603</text:p>
              </table:table-cell>
              <table:table-cell office:value-type="float" office:value="0.00000603">
                <text:p>0.0000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0032657">
                <text:p>0.00032657</text:p>
              </table:table-cell>
              <table:table-cell office:value-type="float" office:value="0.00000601">
                <text:p>0.00000601</text:p>
              </table:table-cell>
              <table:table-cell office:value-type="float" office:value="0.00000601">
                <text:p>0.0000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0032445">
                <text:p>0.00032445</text:p>
              </table:table-cell>
              <table:table-cell office:value-type="float" office:value="0.000006">
                <text:p>0.000006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00032234">
                <text:p>0.00032234</text:p>
              </table:table-cell>
              <table:table-cell office:value-type="float" office:value="0.00000598">
                <text:p>0.00000598</text:p>
              </table:table-cell>
              <table:table-cell office:value-type="float" office:value="0.00000598">
                <text:p>0.0000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00032025">
                <text:p>0.00032025</text:p>
              </table:table-cell>
              <table:table-cell office:value-type="float" office:value="0.00000596">
                <text:p>0.00000596</text:p>
              </table:table-cell>
              <table:table-cell office:value-type="float" office:value="0.00000596">
                <text:p>0.0000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00031817">
                <text:p>0.00031817</text:p>
              </table:table-cell>
              <table:table-cell office:value-type="float" office:value="0.00000595">
                <text:p>0.00000595</text:p>
              </table:table-cell>
              <table:table-cell office:value-type="float" office:value="0.00000595">
                <text:p>0.0000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0003161">
                <text:p>0.0003161</text:p>
              </table:table-cell>
              <table:table-cell office:value-type="float" office:value="0.00000593">
                <text:p>0.00000593</text:p>
              </table:table-cell>
              <table:table-cell office:value-type="float" office:value="0.00000593">
                <text:p>0.00000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00031405">
                <text:p>0.00031405</text:p>
              </table:table-cell>
              <table:table-cell office:value-type="float" office:value="0.00000591">
                <text:p>0.00000591</text:p>
              </table:table-cell>
              <table:table-cell office:value-type="float" office:value="0.00000591">
                <text:p>0.00000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0031201">
                <text:p>0.00031201</text:p>
              </table:table-cell>
              <table:table-cell office:value-type="float" office:value="0.00000589">
                <text:p>0.00000589</text:p>
              </table:table-cell>
              <table:table-cell office:value-type="float" office:value="0.00000589">
                <text:p>0.0000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0030999">
                <text:p>0.00030999</text:p>
              </table:table-cell>
              <table:table-cell office:value-type="float" office:value="0.00000587">
                <text:p>0.00000587</text:p>
              </table:table-cell>
              <table:table-cell office:value-type="float" office:value="0.00000587">
                <text:p>0.00000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0030797">
                <text:p>0.00030797</text:p>
              </table:table-cell>
              <table:table-cell office:value-type="float" office:value="0.00000585">
                <text:p>0.00000585</text:p>
              </table:table-cell>
              <table:table-cell office:value-type="float" office:value="0.00000585">
                <text:p>0.0000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0030597">
                <text:p>0.00030597</text:p>
              </table:table-cell>
              <table:table-cell office:value-type="float" office:value="0.00000583">
                <text:p>0.00000583</text:p>
              </table:table-cell>
              <table:table-cell office:value-type="float" office:value="0.00000583">
                <text:p>0.00000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0030399">
                <text:p>0.00030399</text:p>
              </table:table-cell>
              <table:table-cell office:value-type="float" office:value="0.00000581">
                <text:p>0.00000581</text:p>
              </table:table-cell>
              <table:table-cell office:value-type="float" office:value="0.00000581">
                <text:p>0.00000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0030201">
                <text:p>0.00030201</text:p>
              </table:table-cell>
              <table:table-cell office:value-type="float" office:value="0.00000578">
                <text:p>0.00000578</text:p>
              </table:table-cell>
              <table:table-cell office:value-type="float" office:value="0.00000578">
                <text:p>0.00000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0030005">
                <text:p>0.00030005</text:p>
              </table:table-cell>
              <table:table-cell office:value-type="float" office:value="0.00000576">
                <text:p>0.00000576</text:p>
              </table:table-cell>
              <table:table-cell office:value-type="float" office:value="0.00000576">
                <text:p>0.0000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002981">
                <text:p>0.0002981</text:p>
              </table:table-cell>
              <table:table-cell office:value-type="float" office:value="0.00000574">
                <text:p>0.00000574</text:p>
              </table:table-cell>
              <table:table-cell office:value-type="float" office:value="0.00000574">
                <text:p>0.00000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0029617">
                <text:p>0.00029617</text:p>
              </table:table-cell>
              <table:table-cell office:value-type="float" office:value="0.00000572">
                <text:p>0.00000572</text:p>
              </table:table-cell>
              <table:table-cell office:value-type="float" office:value="0.00000572">
                <text:p>0.00000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0029424">
                <text:p>0.00029424</text:p>
              </table:table-cell>
              <table:table-cell office:value-type="float" office:value="0.00000569">
                <text:p>0.00000569</text:p>
              </table:table-cell>
              <table:table-cell office:value-type="float" office:value="0.00000569">
                <text:p>0.0000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0029233">
                <text:p>0.00029233</text:p>
              </table:table-cell>
              <table:table-cell office:value-type="float" office:value="0.00000567">
                <text:p>0.00000567</text:p>
              </table:table-cell>
              <table:table-cell office:value-type="float" office:value="0.00000567">
                <text:p>0.00000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0029044">
                <text:p>0.00029044</text:p>
              </table:table-cell>
              <table:table-cell office:value-type="float" office:value="0.00000564">
                <text:p>0.00000564</text:p>
              </table:table-cell>
              <table:table-cell office:value-type="float" office:value="0.00000564">
                <text:p>0.00000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0028855">
                <text:p>0.00028855</text:p>
              </table:table-cell>
              <table:table-cell office:value-type="float" office:value="0.00000562">
                <text:p>0.00000562</text:p>
              </table:table-cell>
              <table:table-cell office:value-type="float" office:value="0.00000562">
                <text:p>0.00000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0028668">
                <text:p>0.00028668</text:p>
              </table:table-cell>
              <table:table-cell office:value-type="float" office:value="0.00000559">
                <text:p>0.00000559</text:p>
              </table:table-cell>
              <table:table-cell office:value-type="float" office:value="0.00000559">
                <text:p>0.00000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0028481">
                <text:p>0.00028481</text:p>
              </table:table-cell>
              <table:table-cell office:value-type="float" office:value="0.00000557">
                <text:p>0.00000557</text:p>
              </table:table-cell>
              <table:table-cell office:value-type="float" office:value="0.00000557">
                <text:p>0.0000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0028296">
                <text:p>0.00028296</text:p>
              </table:table-cell>
              <table:table-cell office:value-type="float" office:value="0.00000554">
                <text:p>0.00000554</text:p>
              </table:table-cell>
              <table:table-cell office:value-type="float" office:value="0.00000554">
                <text:p>0.00000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0028113">
                <text:p>0.00028113</text:p>
              </table:table-cell>
              <table:table-cell office:value-type="float" office:value="0.00000551">
                <text:p>0.00000551</text:p>
              </table:table-cell>
              <table:table-cell office:value-type="float" office:value="0.00000551">
                <text:p>0.00000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002793">
                <text:p>0.0002793</text:p>
              </table:table-cell>
              <table:table-cell office:value-type="float" office:value="0.00000549">
                <text:p>0.00000549</text:p>
              </table:table-cell>
              <table:table-cell office:value-type="float" office:value="0.00000549">
                <text:p>0.0000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0027749">
                <text:p>0.00027749</text:p>
              </table:table-cell>
              <table:table-cell office:value-type="float" office:value="0.00000546">
                <text:p>0.00000546</text:p>
              </table:table-cell>
              <table:table-cell office:value-type="float" office:value="0.00000546">
                <text:p>0.00000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0027569">
                <text:p>0.00027569</text:p>
              </table:table-cell>
              <table:table-cell office:value-type="float" office:value="0.00000543">
                <text:p>0.00000543</text:p>
              </table:table-cell>
              <table:table-cell office:value-type="float" office:value="0.00000543">
                <text:p>0.00000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002739">
                <text:p>0.0002739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000054">
                <text:p>0.000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0027212">
                <text:p>0.00027212</text:p>
              </table:table-cell>
              <table:table-cell office:value-type="float" office:value="0.00000538">
                <text:p>0.00000538</text:p>
              </table:table-cell>
              <table:table-cell office:value-type="float" office:value="0.00000538">
                <text:p>0.00000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0027035">
                <text:p>0.00027035</text:p>
              </table:table-cell>
              <table:table-cell office:value-type="float" office:value="0.00000535">
                <text:p>0.00000535</text:p>
              </table:table-cell>
              <table:table-cell office:value-type="float" office:value="0.00000535">
                <text:p>0.0000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0026859">
                <text:p>0.00026859</text:p>
              </table:table-cell>
              <table:table-cell office:value-type="float" office:value="0.00000532">
                <text:p>0.00000532</text:p>
              </table:table-cell>
              <table:table-cell office:value-type="float" office:value="0.00000532">
                <text:p>0.00000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0026685">
                <text:p>0.00026685</text:p>
              </table:table-cell>
              <table:table-cell office:value-type="float" office:value="0.00000529">
                <text:p>0.00000529</text:p>
              </table:table-cell>
              <table:table-cell office:value-type="float" office:value="0.00000529">
                <text:p>0.00000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0026512">
                <text:p>0.00026512</text:p>
              </table:table-cell>
              <table:table-cell office:value-type="float" office:value="0.00000526">
                <text:p>0.00000526</text:p>
              </table:table-cell>
              <table:table-cell office:value-type="float" office:value="0.00000526">
                <text:p>0.00000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00026339">
                <text:p>0.00026339</text:p>
              </table:table-cell>
              <table:table-cell office:value-type="float" office:value="0.00000523">
                <text:p>0.00000523</text:p>
              </table:table-cell>
              <table:table-cell office:value-type="float" office:value="0.00000523">
                <text:p>0.00000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00026168">
                <text:p>0.00026168</text:p>
              </table:table-cell>
              <table:table-cell office:value-type="float" office:value="0.0000052">
                <text:p>0.0000052</text:p>
              </table:table-cell>
              <table:table-cell office:value-type="float" office:value="0.0000052">
                <text:p>0.0000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00000517">
                <text:p>0.00000517</text:p>
              </table:table-cell>
              <table:table-cell office:value-type="float" office:value="0.00000517">
                <text:p>0.00000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0002583">
                <text:p>0.0002583</text:p>
              </table:table-cell>
              <table:table-cell office:value-type="float" office:value="0.00000514">
                <text:p>0.00000514</text:p>
              </table:table-cell>
              <table:table-cell office:value-type="float" office:value="0.00000514">
                <text:p>0.00000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00000511">
                <text:p>0.00000511</text:p>
              </table:table-cell>
              <table:table-cell office:value-type="float" office:value="0.00000511">
                <text:p>0.00000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00025495">
                <text:p>0.00025495</text:p>
              </table:table-cell>
              <table:table-cell office:value-type="float" office:value="0.00000508">
                <text:p>0.00000508</text:p>
              </table:table-cell>
              <table:table-cell office:value-type="float" office:value="0.00000508">
                <text:p>0.00000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0002533">
                <text:p>0.0002533</text:p>
              </table:table-cell>
              <table:table-cell office:value-type="float" office:value="0.00000505">
                <text:p>0.00000505</text:p>
              </table:table-cell>
              <table:table-cell office:value-type="float" office:value="0.00000505">
                <text:p>0.00000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00046">
                <text:p>0.00046</text:p>
              </table:table-cell>
              <table:table-cell office:value-type="float" office:value="0.00083">
                <text:p>0.00083</text:p>
              </table:table-cell>
              <table:table-cell office:value-type="float" office:value="0.00083">
                <text:p>0.00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00123">
                <text:p>0.00123</text:p>
              </table:table-cell>
              <table:table-cell office:value-type="float" office:value="0.00218">
                <text:p>0.00218</text:p>
              </table:table-cell>
              <table:table-cell office:value-type="float" office:value="0.00218">
                <text:p>0.00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00307">
                <text:p>0.00307</text:p>
              </table:table-cell>
              <table:table-cell office:value-type="float" office:value="0.00524">
                <text:p>0.00524</text:p>
              </table:table-cell>
              <table:table-cell office:value-type="float" office:value="0.00524">
                <text:p>0.0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0066">
                <text:p>0.0066</text:p>
              </table:table-cell>
              <table:table-cell office:value-type="float" office:value="0.0101">
                <text:p>0.0101</text:p>
              </table:table-cell>
              <table:table-cell office:value-type="float" office:value="0.0101">
                <text:p>0.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0104">
                <text:p>0.0104</text:p>
              </table:table-cell>
              <table:table-cell office:value-type="float" office:value="0.0128">
                <text:p>0.0128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0115">
                <text:p>0.0115</text:p>
              </table:table-cell>
              <table:table-cell office:value-type="float" office:value="0.0124">
                <text:p>0.0124</text:p>
              </table:table-cell>
              <table:table-cell office:value-type="float" office:value="0.0124">
                <text:p>0.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0.0055" chart:maximum="0.02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error-category="cell-range" chart:error-upper-range="'Circuito Integrado'.C1:'Circuito Integrado'.C151" chart:error-lower-range="'Circuito Integrado'.C1:'Circuito Integrado'.C151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'Circuito Integrado'.C1:'Circuito Integrado'.C151" chart:error-lower-range="'Circuito Integrado'.C1:'Circuito Integrado'.C151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'Circuito Integrado'.A1:'Circuito Integrado'.B155 'Circuito Integrado'.E1:'Circuito Integrado'.E155 'Circuito Integrado'.H1:'Circuito Integrado'.H155" svg:x="0.319cm" svg:y="0.18cm" svg:width="15.36cm" svg:height="8.645cm">
          <chart:coordinate-region svg:x="1.708cm" svg:y="0.38cm" svg:width="13.599cm" svg:height="8.24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ircuito Integrado'.B1:'Circuito Integrado'.B155" chart:class="chart:scatter">
            <chart:domain table:cell-range-address="'Circuito Integrado'.A1:'Circuito Integrado'.A155"/>
            <chart:error-indicator chart:style-name="ch7" chart:dimension="y"/>
            <chart:data-point chart:repeated="155"/>
          </chart:series>
          <chart:series chart:style-name="ch8" chart:values-cell-range-address="'Circuito Integrado'.E1:'Circuito Integrado'.E155" chart:class="chart:scatter">
            <chart:data-point chart:repeated="155"/>
          </chart:series>
          <chart:series chart:style-name="ch9" chart:values-cell-range-address="'Circuito Integrado'.H1:'Circuito Integrado'.H155" chart:class="chart:scatter">
            <chart:data-point chart:repeated="1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  <table:table-cell office:value-type="string">
                <text:p>Coluna E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Circuito Integrado'.A1:'Circuito Integrado'.A155</svg:desc>
                </draw:g>
              </table:table-cell>
              <table:table-cell office:value-type="float" office:value="0.0052362">
                <text:p>0.0052362</text:p>
                <draw:g>
                  <svg:desc>'Circuito Integrado'.B1:'Circuito Integrado'.B155</svg:desc>
                </draw:g>
              </table:table-cell>
              <table:table-cell office:value-type="float" office:value="0.000203">
                <text:p>0.000203</text:p>
                <draw:g>
                  <svg:desc>'Circuito Integrado'.C1:'Circuito Integrado'.C151</svg:desc>
                </draw:g>
              </table:table-cell>
              <table:table-cell office:value-type="float" office:value="0.000203">
                <text:p>0.000203</text:p>
                <draw:g>
                  <svg:desc>'Circuito Integrado'.C1:'Circuito Integrado'.C151</svg:desc>
                </draw:g>
              </table:table-cell>
              <table:table-cell office:value-type="float" office:value="NaN">
                <text:p>NaN</text:p>
                <draw:g>
                  <svg:desc>'Circuito Integrado'.E1:'Circuito Integrado'.E155</svg:desc>
                </draw:g>
              </table:table-cell>
              <table:table-cell office:value-type="float" office:value="NaN">
                <text:p>NaN</text:p>
                <draw:g>
                  <svg:desc>'Circuito Integrado'.H1:'Circuito Integrado'.H1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30529">
                <text:p>0.0030529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22186">
                <text:p>0.0022186</text:p>
              </table:table-cell>
              <table:table-cell office:value-type="float" office:value="0.0000987">
                <text:p>0.0000987</text:p>
              </table:table-cell>
              <table:table-cell office:value-type="float" office:value="0.0000987">
                <text:p>0.000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765">
                <text:p>0.001765</text:p>
              </table:table-cell>
              <table:table-cell office:value-type="float" office:value="0.000098">
                <text:p>0.000098</text:p>
              </table:table-cell>
              <table:table-cell office:value-type="float" office:value="0.000098">
                <text:p>0.00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1476">
                <text:p>0.001476</text:p>
              </table:table-cell>
              <table:table-cell office:value-type="float" office:value="0.0000956">
                <text:p>0.0000956</text:p>
              </table:table-cell>
              <table:table-cell office:value-type="float" office:value="0.0000956">
                <text:p>0.0000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01274">
                <text:p>0.001274</text:p>
              </table:table-cell>
              <table:table-cell office:value-type="float" office:value="0.0000923">
                <text:p>0.0000923</text:p>
              </table:table-cell>
              <table:table-cell office:value-type="float" office:value="0.0000923">
                <text:p>0.000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01124">
                <text:p>0.001124</text:p>
              </table:table-cell>
              <table:table-cell office:value-type="float" office:value="0.0000888">
                <text:p>0.0000888</text:p>
              </table:table-cell>
              <table:table-cell office:value-type="float" office:value="0.0000888">
                <text:p>0.0000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01008">
                <text:p>0.001008</text:p>
              </table:table-cell>
              <table:table-cell office:value-type="float" office:value="0.0000853">
                <text:p>0.0000853</text:p>
              </table:table-cell>
              <table:table-cell office:value-type="float" office:value="0.0000853">
                <text:p>0.0000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009152">
                <text:p>0.0009152</text:p>
              </table:table-cell>
              <table:table-cell office:value-type="float" office:value="0.000082">
                <text:p>0.000082</text:p>
              </table:table-cell>
              <table:table-cell office:value-type="float" office:value="0.000082">
                <text:p>0.000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000839">
                <text:p>0.000839</text:p>
              </table:table-cell>
              <table:table-cell office:value-type="float" office:value="0.0000789">
                <text:p>0.0000789</text:p>
              </table:table-cell>
              <table:table-cell office:value-type="float" office:value="0.0000789">
                <text:p>0.00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0007753">
                <text:p>0.0007753</text:p>
              </table:table-cell>
              <table:table-cell office:value-type="float" office:value="0.0000759">
                <text:p>0.0000759</text:p>
              </table:table-cell>
              <table:table-cell office:value-type="float" office:value="0.0000759">
                <text:p>0.0000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0007212">
                <text:p>0.0007212</text:p>
              </table:table-cell>
              <table:table-cell office:value-type="float" office:value="0.0000732">
                <text:p>0.0000732</text:p>
              </table:table-cell>
              <table:table-cell office:value-type="float" office:value="0.0000732">
                <text:p>0.0000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0006745">
                <text:p>0.0006745</text:p>
              </table:table-cell>
              <table:table-cell office:value-type="float" office:value="0.0000706">
                <text:p>0.0000706</text:p>
              </table:table-cell>
              <table:table-cell office:value-type="float" office:value="0.0000706">
                <text:p>0.0000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0006339">
                <text:p>0.0006339</text:p>
              </table:table-cell>
              <table:table-cell office:value-type="float" office:value="0.0000683">
                <text:p>0.0000683</text:p>
              </table:table-cell>
              <table:table-cell office:value-type="float" office:value="0.0000683">
                <text:p>0.000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0005981">
                <text:p>0.0005981</text:p>
              </table:table-cell>
              <table:table-cell office:value-type="float" office:value="0.000066">
                <text:p>0.000066</text:p>
              </table:table-cell>
              <table:table-cell office:value-type="float" office:value="0.000066">
                <text:p>0.000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00058384">
                <text:p>0.00058384</text:p>
              </table:table-cell>
              <table:table-cell office:value-type="float" office:value="0.0000177">
                <text:p>0.0000177</text:p>
              </table:table-cell>
              <table:table-cell office:value-type="float" office:value="0.0000177">
                <text:p>0.0000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00058005">
                <text:p>0.00058005</text:p>
              </table:table-cell>
              <table:table-cell office:value-type="float" office:value="0.000017">
                <text:p>0.000017</text:p>
              </table:table-cell>
              <table:table-cell office:value-type="float" office:value="0.000017">
                <text:p>0.000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00057629">
                <text:p>0.00057629</text:p>
              </table:table-cell>
              <table:table-cell office:value-type="float" office:value="0.0000164">
                <text:p>0.0000164</text:p>
              </table:table-cell>
              <table:table-cell office:value-type="float" office:value="0.0000164">
                <text:p>0.000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00057256">
                <text:p>0.00057256</text:p>
              </table:table-cell>
              <table:table-cell office:value-type="float" office:value="0.0000157">
                <text:p>0.0000157</text:p>
              </table:table-cell>
              <table:table-cell office:value-type="float" office:value="0.0000157">
                <text:p>0.0000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0.00056885">
                <text:p>0.00056885</text:p>
              </table:table-cell>
              <table:table-cell office:value-type="float" office:value="0.0000152">
                <text:p>0.0000152</text:p>
              </table:table-cell>
              <table:table-cell office:value-type="float" office:value="0.0000152">
                <text:p>0.0000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0.00056516">
                <text:p>0.00056516</text:p>
              </table:table-cell>
              <table:table-cell office:value-type="float" office:value="0.0000146">
                <text:p>0.0000146</text:p>
              </table:table-cell>
              <table:table-cell office:value-type="float" office:value="0.0000146">
                <text:p>0.0000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0.00056151">
                <text:p>0.00056151</text:p>
              </table:table-cell>
              <table:table-cell office:value-type="float" office:value="0.0000142">
                <text:p>0.0000142</text:p>
              </table:table-cell>
              <table:table-cell office:value-type="float" office:value="0.0000142">
                <text:p>0.0000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0.00055787">
                <text:p>0.00055787</text:p>
              </table:table-cell>
              <table:table-cell office:value-type="float" office:value="0.0000137">
                <text:p>0.0000137</text:p>
              </table:table-cell>
              <table:table-cell office:value-type="float" office:value="0.0000137">
                <text:p>0.0000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0.00055426">
                <text:p>0.00055426</text:p>
              </table:table-cell>
              <table:table-cell office:value-type="float" office:value="0.0000133">
                <text:p>0.0000133</text:p>
              </table:table-cell>
              <table:table-cell office:value-type="float" office:value="0.0000133">
                <text:p>0.0000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0.00055068">
                <text:p>0.00055068</text:p>
              </table:table-cell>
              <table:table-cell office:value-type="float" office:value="0.0000129">
                <text:p>0.0000129</text:p>
              </table:table-cell>
              <table:table-cell office:value-type="float" office:value="0.0000129">
                <text:p>0.0000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0.00054712">
                <text:p>0.00054712</text:p>
              </table:table-cell>
              <table:table-cell office:value-type="float" office:value="0.0000125">
                <text:p>0.0000125</text:p>
              </table:table-cell>
              <table:table-cell office:value-type="float" office:value="0.0000125">
                <text:p>0.000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0.00054358">
                <text:p>0.00054358</text:p>
              </table:table-cell>
              <table:table-cell office:value-type="float" office:value="0.0000121">
                <text:p>0.0000121</text:p>
              </table:table-cell>
              <table:table-cell office:value-type="float" office:value="0.0000121">
                <text:p>0.0000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0.00054007">
                <text:p>0.00054007</text:p>
              </table:table-cell>
              <table:table-cell office:value-type="float" office:value="0.0000118">
                <text:p>0.0000118</text:p>
              </table:table-cell>
              <table:table-cell office:value-type="float" office:value="0.0000118">
                <text:p>0.0000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0.00053657">
                <text:p>0.00053657</text:p>
              </table:table-cell>
              <table:table-cell office:value-type="float" office:value="0.0000115">
                <text:p>0.0000115</text:p>
              </table:table-cell>
              <table:table-cell office:value-type="float" office:value="0.0000115">
                <text:p>0.0000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0.00053311">
                <text:p>0.00053311</text:p>
              </table:table-cell>
              <table:table-cell office:value-type="float" office:value="0.0000112">
                <text:p>0.0000112</text:p>
              </table:table-cell>
              <table:table-cell office:value-type="float" office:value="0.0000112">
                <text:p>0.0000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0.00052966">
                <text:p>0.00052966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1">
                <text:p>0.000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0.00052624">
                <text:p>0.00052624</text:p>
              </table:table-cell>
              <table:table-cell office:value-type="float" office:value="0.0000107">
                <text:p>0.0000107</text:p>
              </table:table-cell>
              <table:table-cell office:value-type="float" office:value="0.0000107">
                <text:p>0.0000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0.00052284">
                <text:p>0.00052284</text:p>
              </table:table-cell>
              <table:table-cell office:value-type="float" office:value="0.0000105">
                <text:p>0.0000105</text:p>
              </table:table-cell>
              <table:table-cell office:value-type="float" office:value="0.0000105">
                <text:p>0.0000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0.00051946">
                <text:p>0.00051946</text:p>
              </table:table-cell>
              <table:table-cell office:value-type="float" office:value="0.0000103">
                <text:p>0.0000103</text:p>
              </table:table-cell>
              <table:table-cell office:value-type="float" office:value="0.0000103">
                <text:p>0.0000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0.00051611">
                <text:p>0.00051611</text:p>
              </table:table-cell>
              <table:table-cell office:value-type="float" office:value="0.0000101">
                <text:p>0.0000101</text:p>
              </table:table-cell>
              <table:table-cell office:value-type="float" office:value="0.0000101">
                <text:p>0.0000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0.00051277">
                <text:p>0.00051277</text:p>
              </table:table-cell>
              <table:table-cell office:value-type="float" office:value="0.00000987">
                <text:p>0.00000987</text:p>
              </table:table-cell>
              <table:table-cell office:value-type="float" office:value="0.00000987">
                <text:p>0.00000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0.00050946">
                <text:p>0.00050946</text:p>
              </table:table-cell>
              <table:table-cell office:value-type="float" office:value="0.0000097">
                <text:p>0.0000097</text:p>
              </table:table-cell>
              <table:table-cell office:value-type="float" office:value="0.0000097">
                <text:p>0.0000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0.00050617">
                <text:p>0.00050617</text:p>
              </table:table-cell>
              <table:table-cell office:value-type="float" office:value="0.00000953">
                <text:p>0.00000953</text:p>
              </table:table-cell>
              <table:table-cell office:value-type="float" office:value="0.00000953">
                <text:p>0.00000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0.0005029">
                <text:p>0.0005029</text:p>
              </table:table-cell>
              <table:table-cell office:value-type="float" office:value="0.00000938">
                <text:p>0.00000938</text:p>
              </table:table-cell>
              <table:table-cell office:value-type="float" office:value="0.00000938">
                <text:p>0.00000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0.00049966">
                <text:p>0.00049966</text:p>
              </table:table-cell>
              <table:table-cell office:value-type="float" office:value="0.00000923">
                <text:p>0.00000923</text:p>
              </table:table-cell>
              <table:table-cell office:value-type="float" office:value="0.00000923">
                <text:p>0.00000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0.00049643">
                <text:p>0.00049643</text:p>
              </table:table-cell>
              <table:table-cell office:value-type="float" office:value="0.00000909">
                <text:p>0.00000909</text:p>
              </table:table-cell>
              <table:table-cell office:value-type="float" office:value="0.00000909">
                <text:p>0.00000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0.00049322">
                <text:p>0.00049322</text:p>
              </table:table-cell>
              <table:table-cell office:value-type="float" office:value="0.00000897">
                <text:p>0.00000897</text:p>
              </table:table-cell>
              <table:table-cell office:value-type="float" office:value="0.00000897">
                <text:p>0.00000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0.00049004">
                <text:p>0.00049004</text:p>
              </table:table-cell>
              <table:table-cell office:value-type="float" office:value="0.00000885">
                <text:p>0.00000885</text:p>
              </table:table-cell>
              <table:table-cell office:value-type="float" office:value="0.00000885">
                <text:p>0.0000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0.00048688">
                <text:p>0.00048688</text:p>
              </table:table-cell>
              <table:table-cell office:value-type="float" office:value="0.00000874">
                <text:p>0.00000874</text:p>
              </table:table-cell>
              <table:table-cell office:value-type="float" office:value="0.00000874">
                <text:p>0.00000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0.00048373">
                <text:p>0.00048373</text:p>
              </table:table-cell>
              <table:table-cell office:value-type="float" office:value="0.00000863">
                <text:p>0.00000863</text:p>
              </table:table-cell>
              <table:table-cell office:value-type="float" office:value="0.00000863">
                <text:p>0.00000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0.00048061">
                <text:p>0.00048061</text:p>
              </table:table-cell>
              <table:table-cell office:value-type="float" office:value="0.00000854">
                <text:p>0.00000854</text:p>
              </table:table-cell>
              <table:table-cell office:value-type="float" office:value="0.00000854">
                <text:p>0.0000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0.00047751">
                <text:p>0.00047751</text:p>
              </table:table-cell>
              <table:table-cell office:value-type="float" office:value="0.00000845">
                <text:p>0.00000845</text:p>
              </table:table-cell>
              <table:table-cell office:value-type="float" office:value="0.00000845">
                <text:p>0.0000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0.00047443">
                <text:p>0.00047443</text:p>
              </table:table-cell>
              <table:table-cell office:value-type="float" office:value="0.00000836">
                <text:p>0.00000836</text:p>
              </table:table-cell>
              <table:table-cell office:value-type="float" office:value="0.00000836">
                <text:p>0.0000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0.00047136">
                <text:p>0.00047136</text:p>
              </table:table-cell>
              <table:table-cell office:value-type="float" office:value="0.00000828">
                <text:p>0.00000828</text:p>
              </table:table-cell>
              <table:table-cell office:value-type="float" office:value="0.00000828">
                <text:p>0.0000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0.00046832">
                <text:p>0.00046832</text:p>
              </table:table-cell>
              <table:table-cell office:value-type="float" office:value="0.00000821">
                <text:p>0.00000821</text:p>
              </table:table-cell>
              <table:table-cell office:value-type="float" office:value="0.00000821">
                <text:p>0.00000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0.0004653">
                <text:p>0.0004653</text:p>
              </table:table-cell>
              <table:table-cell office:value-type="float" office:value="0.00000814">
                <text:p>0.00000814</text:p>
              </table:table-cell>
              <table:table-cell office:value-type="float" office:value="0.00000814">
                <text:p>0.00000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0.00046229">
                <text:p>0.00046229</text:p>
              </table:table-cell>
              <table:table-cell office:value-type="float" office:value="0.00000807">
                <text:p>0.00000807</text:p>
              </table:table-cell>
              <table:table-cell office:value-type="float" office:value="0.00000807">
                <text:p>0.00000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0.00045931">
                <text:p>0.00045931</text:p>
              </table:table-cell>
              <table:table-cell office:value-type="float" office:value="0.00000801">
                <text:p>0.00000801</text:p>
              </table:table-cell>
              <table:table-cell office:value-type="float" office:value="0.00000801">
                <text:p>0.00000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0.00045635">
                <text:p>0.00045635</text:p>
              </table:table-cell>
              <table:table-cell office:value-type="float" office:value="0.00000795">
                <text:p>0.00000795</text:p>
              </table:table-cell>
              <table:table-cell office:value-type="float" office:value="0.00000795">
                <text:p>0.00000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0.0004534">
                <text:p>0.0004534</text:p>
              </table:table-cell>
              <table:table-cell office:value-type="float" office:value="0.00000789">
                <text:p>0.00000789</text:p>
              </table:table-cell>
              <table:table-cell office:value-type="float" office:value="0.00000789">
                <text:p>0.00000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0.00045047">
                <text:p>0.00045047</text:p>
              </table:table-cell>
              <table:table-cell office:value-type="float" office:value="0.00000784">
                <text:p>0.00000784</text:p>
              </table:table-cell>
              <table:table-cell office:value-type="float" office:value="0.00000784">
                <text:p>0.00000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0.00044757">
                <text:p>0.00044757</text:p>
              </table:table-cell>
              <table:table-cell office:value-type="float" office:value="0.00000779">
                <text:p>0.00000779</text:p>
              </table:table-cell>
              <table:table-cell office:value-type="float" office:value="0.00000779">
                <text:p>0.0000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0.00044468">
                <text:p>0.00044468</text:p>
              </table:table-cell>
              <table:table-cell office:value-type="float" office:value="0.00000774">
                <text:p>0.00000774</text:p>
              </table:table-cell>
              <table:table-cell office:value-type="float" office:value="0.00000774">
                <text:p>0.00000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0.00044181">
                <text:p>0.00044181</text:p>
              </table:table-cell>
              <table:table-cell office:value-type="float" office:value="0.0000077">
                <text:p>0.0000077</text:p>
              </table:table-cell>
              <table:table-cell office:value-type="float" office:value="0.0000077">
                <text:p>0.0000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0.00043896">
                <text:p>0.00043896</text:p>
              </table:table-cell>
              <table:table-cell office:value-type="float" office:value="0.00000765">
                <text:p>0.00000765</text:p>
              </table:table-cell>
              <table:table-cell office:value-type="float" office:value="0.00000765">
                <text:p>0.00000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0.00043612">
                <text:p>0.00043612</text:p>
              </table:table-cell>
              <table:table-cell office:value-type="float" office:value="0.00000761">
                <text:p>0.00000761</text:p>
              </table:table-cell>
              <table:table-cell office:value-type="float" office:value="0.00000761">
                <text:p>0.00000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0.00043331">
                <text:p>0.00043331</text:p>
              </table:table-cell>
              <table:table-cell office:value-type="float" office:value="0.00000757">
                <text:p>0.00000757</text:p>
              </table:table-cell>
              <table:table-cell office:value-type="float" office:value="0.00000757">
                <text:p>0.00000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0.00043051">
                <text:p>0.00043051</text:p>
              </table:table-cell>
              <table:table-cell office:value-type="float" office:value="0.00000753">
                <text:p>0.00000753</text:p>
              </table:table-cell>
              <table:table-cell office:value-type="float" office:value="0.00000753">
                <text:p>0.00000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0.00042773">
                <text:p>0.00042773</text:p>
              </table:table-cell>
              <table:table-cell office:value-type="float" office:value="0.0000075">
                <text:p>0.0000075</text:p>
              </table:table-cell>
              <table:table-cell office:value-type="float" office:value="0.0000075">
                <text:p>0.00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0.00042497">
                <text:p>0.00042497</text:p>
              </table:table-cell>
              <table:table-cell office:value-type="float" office:value="0.00000746">
                <text:p>0.00000746</text:p>
              </table:table-cell>
              <table:table-cell office:value-type="float" office:value="0.00000746">
                <text:p>0.00000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0.00042223">
                <text:p>0.00042223</text:p>
              </table:table-cell>
              <table:table-cell office:value-type="float" office:value="0.00000743">
                <text:p>0.00000743</text:p>
              </table:table-cell>
              <table:table-cell office:value-type="float" office:value="0.00000743">
                <text:p>0.00000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0.00041951">
                <text:p>0.00041951</text:p>
              </table:table-cell>
              <table:table-cell office:value-type="float" office:value="0.0000074">
                <text:p>0.0000074</text:p>
              </table:table-cell>
              <table:table-cell office:value-type="float" office:value="0.0000074">
                <text:p>0.0000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0.0004168">
                <text:p>0.0004168</text:p>
              </table:table-cell>
              <table:table-cell office:value-type="float" office:value="0.00000736">
                <text:p>0.00000736</text:p>
              </table:table-cell>
              <table:table-cell office:value-type="float" office:value="0.00000736">
                <text:p>0.00000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0.00041411">
                <text:p>0.00041411</text:p>
              </table:table-cell>
              <table:table-cell office:value-type="float" office:value="0.00000733">
                <text:p>0.00000733</text:p>
              </table:table-cell>
              <table:table-cell office:value-type="float" office:value="0.00000733">
                <text:p>0.0000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0.00041144">
                <text:p>0.00041144</text:p>
              </table:table-cell>
              <table:table-cell office:value-type="float" office:value="0.0000073">
                <text:p>0.0000073</text:p>
              </table:table-cell>
              <table:table-cell office:value-type="float" office:value="0.0000073">
                <text:p>0.0000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0.00040878">
                <text:p>0.00040878</text:p>
              </table:table-cell>
              <table:table-cell office:value-type="float" office:value="0.00000727">
                <text:p>0.00000727</text:p>
              </table:table-cell>
              <table:table-cell office:value-type="float" office:value="0.00000727">
                <text:p>0.00000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0.00040614">
                <text:p>0.00040614</text:p>
              </table:table-cell>
              <table:table-cell office:value-type="float" office:value="0.00000724">
                <text:p>0.00000724</text:p>
              </table:table-cell>
              <table:table-cell office:value-type="float" office:value="0.00000724">
                <text:p>0.00000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0.00040352">
                <text:p>0.00040352</text:p>
              </table:table-cell>
              <table:table-cell office:value-type="float" office:value="0.00000721">
                <text:p>0.00000721</text:p>
              </table:table-cell>
              <table:table-cell office:value-type="float" office:value="0.00000721">
                <text:p>0.00000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0.00040092">
                <text:p>0.00040092</text:p>
              </table:table-cell>
              <table:table-cell office:value-type="float" office:value="0.00000718">
                <text:p>0.00000718</text:p>
              </table:table-cell>
              <table:table-cell office:value-type="float" office:value="0.00000718">
                <text:p>0.00000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0.00039833">
                <text:p>0.00039833</text:p>
              </table:table-cell>
              <table:table-cell office:value-type="float" office:value="0.00000716">
                <text:p>0.00000716</text:p>
              </table:table-cell>
              <table:table-cell office:value-type="float" office:value="0.00000716">
                <text:p>0.00000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0.00039576">
                <text:p>0.00039576</text:p>
              </table:table-cell>
              <table:table-cell office:value-type="float" office:value="0.00000713">
                <text:p>0.00000713</text:p>
              </table:table-cell>
              <table:table-cell office:value-type="float" office:value="0.00000713">
                <text:p>0.00000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0.00039321">
                <text:p>0.00039321</text:p>
              </table:table-cell>
              <table:table-cell office:value-type="float" office:value="0.0000071">
                <text:p>0.0000071</text:p>
              </table:table-cell>
              <table:table-cell office:value-type="float" office:value="0.0000071">
                <text:p>0.000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0.00039067">
                <text:p>0.00039067</text:p>
              </table:table-cell>
              <table:table-cell office:value-type="float" office:value="0.00000707">
                <text:p>0.00000707</text:p>
              </table:table-cell>
              <table:table-cell office:value-type="float" office:value="0.00000707">
                <text:p>0.00000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0.00038815">
                <text:p>0.00038815</text:p>
              </table:table-cell>
              <table:table-cell office:value-type="float" office:value="0.00000705">
                <text:p>0.00000705</text:p>
              </table:table-cell>
              <table:table-cell office:value-type="float" office:value="0.00000705">
                <text:p>0.00000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0.00038564">
                <text:p>0.00038564</text:p>
              </table:table-cell>
              <table:table-cell office:value-type="float" office:value="0.00000702">
                <text:p>0.00000702</text:p>
              </table:table-cell>
              <table:table-cell office:value-type="float" office:value="0.00000702">
                <text:p>0.00000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0.00038315">
                <text:p>0.00038315</text:p>
              </table:table-cell>
              <table:table-cell office:value-type="float" office:value="0.00000699">
                <text:p>0.00000699</text:p>
              </table:table-cell>
              <table:table-cell office:value-type="float" office:value="0.00000699">
                <text:p>0.00000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0.00038068">
                <text:p>0.00038068</text:p>
              </table:table-cell>
              <table:table-cell office:value-type="float" office:value="0.00000696">
                <text:p>0.00000696</text:p>
              </table:table-cell>
              <table:table-cell office:value-type="float" office:value="0.00000696">
                <text:p>0.00000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0.00037822">
                <text:p>0.00037822</text:p>
              </table:table-cell>
              <table:table-cell office:value-type="float" office:value="0.00000694">
                <text:p>0.00000694</text:p>
              </table:table-cell>
              <table:table-cell office:value-type="float" office:value="0.00000694">
                <text:p>0.00000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0.00037578">
                <text:p>0.00037578</text:p>
              </table:table-cell>
              <table:table-cell office:value-type="float" office:value="0.00000691">
                <text:p>0.00000691</text:p>
              </table:table-cell>
              <table:table-cell office:value-type="float" office:value="0.00000691">
                <text:p>0.00000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0.00037336">
                <text:p>0.00037336</text:p>
              </table:table-cell>
              <table:table-cell office:value-type="float" office:value="0.00000688">
                <text:p>0.00000688</text:p>
              </table:table-cell>
              <table:table-cell office:value-type="float" office:value="0.00000688">
                <text:p>0.00000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0.00037095">
                <text:p>0.00037095</text:p>
              </table:table-cell>
              <table:table-cell office:value-type="float" office:value="0.00000686">
                <text:p>0.00000686</text:p>
              </table:table-cell>
              <table:table-cell office:value-type="float" office:value="0.00000686">
                <text:p>0.00000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0.00036856">
                <text:p>0.00036856</text:p>
              </table:table-cell>
              <table:table-cell office:value-type="float" office:value="0.00000683">
                <text:p>0.00000683</text:p>
              </table:table-cell>
              <table:table-cell office:value-type="float" office:value="0.00000683">
                <text:p>0.0000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0.00036618">
                <text:p>0.00036618</text:p>
              </table:table-cell>
              <table:table-cell office:value-type="float" office:value="0.0000068">
                <text:p>0.0000068</text:p>
              </table:table-cell>
              <table:table-cell office:value-type="float" office:value="0.0000068">
                <text:p>0.00000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0.00036381">
                <text:p>0.00036381</text:p>
              </table:table-cell>
              <table:table-cell office:value-type="float" office:value="0.00000677">
                <text:p>0.00000677</text:p>
              </table:table-cell>
              <table:table-cell office:value-type="float" office:value="0.00000677">
                <text:p>0.00000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0.00036147">
                <text:p>0.00036147</text:p>
              </table:table-cell>
              <table:table-cell office:value-type="float" office:value="0.00000675">
                <text:p>0.00000675</text:p>
              </table:table-cell>
              <table:table-cell office:value-type="float" office:value="0.00000675">
                <text:p>0.00000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0.00035913">
                <text:p>0.00035913</text:p>
              </table:table-cell>
              <table:table-cell office:value-type="float" office:value="0.00000672">
                <text:p>0.00000672</text:p>
              </table:table-cell>
              <table:table-cell office:value-type="float" office:value="0.00000672">
                <text:p>0.00000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0.00035682">
                <text:p>0.00035682</text:p>
              </table:table-cell>
              <table:table-cell office:value-type="float" office:value="0.00000669">
                <text:p>0.00000669</text:p>
              </table:table-cell>
              <table:table-cell office:value-type="float" office:value="0.00000669">
                <text:p>0.00000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0.00035451">
                <text:p>0.00035451</text:p>
              </table:table-cell>
              <table:table-cell office:value-type="float" office:value="0.00000666">
                <text:p>0.00000666</text:p>
              </table:table-cell>
              <table:table-cell office:value-type="float" office:value="0.00000666">
                <text:p>0.0000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0.00035222">
                <text:p>0.00035222</text:p>
              </table:table-cell>
              <table:table-cell office:value-type="float" office:value="0.00000664">
                <text:p>0.00000664</text:p>
              </table:table-cell>
              <table:table-cell office:value-type="float" office:value="0.00000664">
                <text:p>0.00000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0.00034995">
                <text:p>0.00034995</text:p>
              </table:table-cell>
              <table:table-cell office:value-type="float" office:value="0.00000661">
                <text:p>0.00000661</text:p>
              </table:table-cell>
              <table:table-cell office:value-type="float" office:value="0.00000661">
                <text:p>0.0000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0.00034769">
                <text:p>0.00034769</text:p>
              </table:table-cell>
              <table:table-cell office:value-type="float" office:value="0.00000658">
                <text:p>0.00000658</text:p>
              </table:table-cell>
              <table:table-cell office:value-type="float" office:value="0.00000658">
                <text:p>0.0000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0.00034545">
                <text:p>0.00034545</text:p>
              </table:table-cell>
              <table:table-cell office:value-type="float" office:value="0.00000655">
                <text:p>0.00000655</text:p>
              </table:table-cell>
              <table:table-cell office:value-type="float" office:value="0.00000655">
                <text:p>0.00000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0.00034322">
                <text:p>0.00034322</text:p>
              </table:table-cell>
              <table:table-cell office:value-type="float" office:value="0.00000652">
                <text:p>0.00000652</text:p>
              </table:table-cell>
              <table:table-cell office:value-type="float" office:value="0.00000652">
                <text:p>0.00000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0.000341">
                <text:p>0.000341</text:p>
              </table:table-cell>
              <table:table-cell office:value-type="float" office:value="0.00000649">
                <text:p>0.00000649</text:p>
              </table:table-cell>
              <table:table-cell office:value-type="float" office:value="0.00000649">
                <text:p>0.00000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0.0003388">
                <text:p>0.0003388</text:p>
              </table:table-cell>
              <table:table-cell office:value-type="float" office:value="0.00000646">
                <text:p>0.00000646</text:p>
              </table:table-cell>
              <table:table-cell office:value-type="float" office:value="0.00000646">
                <text:p>0.00000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0.00033662">
                <text:p>0.00033662</text:p>
              </table:table-cell>
              <table:table-cell office:value-type="float" office:value="0.00000643">
                <text:p>0.00000643</text:p>
              </table:table-cell>
              <table:table-cell office:value-type="float" office:value="0.00000643">
                <text:p>0.0000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0.00033444">
                <text:p>0.00033444</text:p>
              </table:table-cell>
              <table:table-cell office:value-type="float" office:value="0.00000641">
                <text:p>0.00000641</text:p>
              </table:table-cell>
              <table:table-cell office:value-type="float" office:value="0.00000641">
                <text:p>0.00000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0.00033229">
                <text:p>0.00033229</text:p>
              </table:table-cell>
              <table:table-cell office:value-type="float" office:value="0.00000638">
                <text:p>0.00000638</text:p>
              </table:table-cell>
              <table:table-cell office:value-type="float" office:value="0.00000638">
                <text:p>0.00000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0.00033014">
                <text:p>0.00033014</text:p>
              </table:table-cell>
              <table:table-cell office:value-type="float" office:value="0.00000635">
                <text:p>0.00000635</text:p>
              </table:table-cell>
              <table:table-cell office:value-type="float" office:value="0.00000635">
                <text:p>0.00000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0.00032801">
                <text:p>0.00032801</text:p>
              </table:table-cell>
              <table:table-cell office:value-type="float" office:value="0.00000632">
                <text:p>0.00000632</text:p>
              </table:table-cell>
              <table:table-cell office:value-type="float" office:value="0.00000632">
                <text:p>0.00000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0.00032589">
                <text:p>0.00032589</text:p>
              </table:table-cell>
              <table:table-cell office:value-type="float" office:value="0.00000629">
                <text:p>0.00000629</text:p>
              </table:table-cell>
              <table:table-cell office:value-type="float" office:value="0.00000629">
                <text:p>0.00000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0.00032379">
                <text:p>0.00032379</text:p>
              </table:table-cell>
              <table:table-cell office:value-type="float" office:value="0.00000626">
                <text:p>0.00000626</text:p>
              </table:table-cell>
              <table:table-cell office:value-type="float" office:value="0.00000626">
                <text:p>0.00000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0.0003217">
                <text:p>0.0003217</text:p>
              </table:table-cell>
              <table:table-cell office:value-type="float" office:value="0.00000623">
                <text:p>0.00000623</text:p>
              </table:table-cell>
              <table:table-cell office:value-type="float" office:value="0.00000623">
                <text:p>0.00000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0.00031962">
                <text:p>0.00031962</text:p>
              </table:table-cell>
              <table:table-cell office:value-type="float" office:value="0.0000062">
                <text:p>0.0000062</text:p>
              </table:table-cell>
              <table:table-cell office:value-type="float" office:value="0.0000062">
                <text:p>0.0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0.00031756">
                <text:p>0.00031756</text:p>
              </table:table-cell>
              <table:table-cell office:value-type="float" office:value="0.00000617">
                <text:p>0.00000617</text:p>
              </table:table-cell>
              <table:table-cell office:value-type="float" office:value="0.00000617">
                <text:p>0.00000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0.00031551">
                <text:p>0.00031551</text:p>
              </table:table-cell>
              <table:table-cell office:value-type="float" office:value="0.00000613">
                <text:p>0.00000613</text:p>
              </table:table-cell>
              <table:table-cell office:value-type="float" office:value="0.00000613">
                <text:p>0.00000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0.00031348">
                <text:p>0.00031348</text:p>
              </table:table-cell>
              <table:table-cell office:value-type="float" office:value="0.0000061">
                <text:p>0.0000061</text:p>
              </table:table-cell>
              <table:table-cell office:value-type="float" office:value="0.0000061">
                <text:p>0.0000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0.00031145">
                <text:p>0.00031145</text:p>
              </table:table-cell>
              <table:table-cell office:value-type="float" office:value="0.00000607">
                <text:p>0.00000607</text:p>
              </table:table-cell>
              <table:table-cell office:value-type="float" office:value="0.00000607">
                <text:p>0.0000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0.00030944">
                <text:p>0.00030944</text:p>
              </table:table-cell>
              <table:table-cell office:value-type="float" office:value="0.00000604">
                <text:p>0.00000604</text:p>
              </table:table-cell>
              <table:table-cell office:value-type="float" office:value="0.00000604">
                <text:p>0.00000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0.00030744">
                <text:p>0.00030744</text:p>
              </table:table-cell>
              <table:table-cell office:value-type="float" office:value="0.00000601">
                <text:p>0.00000601</text:p>
              </table:table-cell>
              <table:table-cell office:value-type="float" office:value="0.00000601">
                <text:p>0.00000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0.00030546">
                <text:p>0.00030546</text:p>
              </table:table-cell>
              <table:table-cell office:value-type="float" office:value="0.00000598">
                <text:p>0.00000598</text:p>
              </table:table-cell>
              <table:table-cell office:value-type="float" office:value="0.00000598">
                <text:p>0.00000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0.00030349">
                <text:p>0.00030349</text:p>
              </table:table-cell>
              <table:table-cell office:value-type="float" office:value="0.00000595">
                <text:p>0.00000595</text:p>
              </table:table-cell>
              <table:table-cell office:value-type="float" office:value="0.00000595">
                <text:p>0.00000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0.00030153">
                <text:p>0.00030153</text:p>
              </table:table-cell>
              <table:table-cell office:value-type="float" office:value="0.00000592">
                <text:p>0.00000592</text:p>
              </table:table-cell>
              <table:table-cell office:value-type="float" office:value="0.00000592">
                <text:p>0.00000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0.00029958">
                <text:p>0.00029958</text:p>
              </table:table-cell>
              <table:table-cell office:value-type="float" office:value="0.00000589">
                <text:p>0.00000589</text:p>
              </table:table-cell>
              <table:table-cell office:value-type="float" office:value="0.00000589">
                <text:p>0.00000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0.00029765">
                <text:p>0.00029765</text:p>
              </table:table-cell>
              <table:table-cell office:value-type="float" office:value="0.00000585">
                <text:p>0.00000585</text:p>
              </table:table-cell>
              <table:table-cell office:value-type="float" office:value="0.00000585">
                <text:p>0.00000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0.00029573">
                <text:p>0.00029573</text:p>
              </table:table-cell>
              <table:table-cell office:value-type="float" office:value="0.00000582">
                <text:p>0.00000582</text:p>
              </table:table-cell>
              <table:table-cell office:value-type="float" office:value="0.00000582">
                <text:p>0.00000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0.00029382">
                <text:p>0.00029382</text:p>
              </table:table-cell>
              <table:table-cell office:value-type="float" office:value="0.00000579">
                <text:p>0.00000579</text:p>
              </table:table-cell>
              <table:table-cell office:value-type="float" office:value="0.00000579">
                <text:p>0.0000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0.00029192">
                <text:p>0.00029192</text:p>
              </table:table-cell>
              <table:table-cell office:value-type="float" office:value="0.00000576">
                <text:p>0.00000576</text:p>
              </table:table-cell>
              <table:table-cell office:value-type="float" office:value="0.00000576">
                <text:p>0.00000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0.00029004">
                <text:p>0.00029004</text:p>
              </table:table-cell>
              <table:table-cell office:value-type="float" office:value="0.00000573">
                <text:p>0.00000573</text:p>
              </table:table-cell>
              <table:table-cell office:value-type="float" office:value="0.00000573">
                <text:p>0.00000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0.00028817">
                <text:p>0.00028817</text:p>
              </table:table-cell>
              <table:table-cell office:value-type="float" office:value="0.00000569">
                <text:p>0.00000569</text:p>
              </table:table-cell>
              <table:table-cell office:value-type="float" office:value="0.00000569">
                <text:p>0.00000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0.00028631">
                <text:p>0.00028631</text:p>
              </table:table-cell>
              <table:table-cell office:value-type="float" office:value="0.00000566">
                <text:p>0.00000566</text:p>
              </table:table-cell>
              <table:table-cell office:value-type="float" office:value="0.00000566">
                <text:p>0.00000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0.00028446">
                <text:p>0.00028446</text:p>
              </table:table-cell>
              <table:table-cell office:value-type="float" office:value="0.00000563">
                <text:p>0.00000563</text:p>
              </table:table-cell>
              <table:table-cell office:value-type="float" office:value="0.00000563">
                <text:p>0.00000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0.00028262">
                <text:p>0.00028262</text:p>
              </table:table-cell>
              <table:table-cell office:value-type="float" office:value="0.0000056">
                <text:p>0.0000056</text:p>
              </table:table-cell>
              <table:table-cell office:value-type="float" office:value="0.0000056">
                <text:p>0.0000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0.0002808">
                <text:p>0.0002808</text:p>
              </table:table-cell>
              <table:table-cell office:value-type="float" office:value="0.00000557">
                <text:p>0.00000557</text:p>
              </table:table-cell>
              <table:table-cell office:value-type="float" office:value="0.00000557">
                <text:p>0.00000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0.00027899">
                <text:p>0.00027899</text:p>
              </table:table-cell>
              <table:table-cell office:value-type="float" office:value="0.00000553">
                <text:p>0.00000553</text:p>
              </table:table-cell>
              <table:table-cell office:value-type="float" office:value="0.00000553">
                <text:p>0.00000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0.00027719">
                <text:p>0.00027719</text:p>
              </table:table-cell>
              <table:table-cell office:value-type="float" office:value="0.0000055">
                <text:p>0.0000055</text:p>
              </table:table-cell>
              <table:table-cell office:value-type="float" office:value="0.0000055">
                <text:p>0.0000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0.0002754">
                <text:p>0.0002754</text:p>
              </table:table-cell>
              <table:table-cell office:value-type="float" office:value="0.00000547">
                <text:p>0.00000547</text:p>
              </table:table-cell>
              <table:table-cell office:value-type="float" office:value="0.00000547">
                <text:p>0.00000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0.00027362">
                <text:p>0.00027362</text:p>
              </table:table-cell>
              <table:table-cell office:value-type="float" office:value="0.00000544">
                <text:p>0.00000544</text:p>
              </table:table-cell>
              <table:table-cell office:value-type="float" office:value="0.00000544">
                <text:p>0.0000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0.00027185">
                <text:p>0.00027185</text:p>
              </table:table-cell>
              <table:table-cell office:value-type="float" office:value="0.00000541">
                <text:p>0.00000541</text:p>
              </table:table-cell>
              <table:table-cell office:value-type="float" office:value="0.00000541">
                <text:p>0.00000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0.0002701">
                <text:p>0.0002701</text:p>
              </table:table-cell>
              <table:table-cell office:value-type="float" office:value="0.00000537">
                <text:p>0.00000537</text:p>
              </table:table-cell>
              <table:table-cell office:value-type="float" office:value="0.00000537">
                <text:p>0.00000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0.00026835">
                <text:p>0.00026835</text:p>
              </table:table-cell>
              <table:table-cell office:value-type="float" office:value="0.00000534">
                <text:p>0.00000534</text:p>
              </table:table-cell>
              <table:table-cell office:value-type="float" office:value="0.00000534">
                <text:p>0.00000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0.00026662">
                <text:p>0.00026662</text:p>
              </table:table-cell>
              <table:table-cell office:value-type="float" office:value="0.00000531">
                <text:p>0.00000531</text:p>
              </table:table-cell>
              <table:table-cell office:value-type="float" office:value="0.00000531">
                <text:p>0.00000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0.0002649">
                <text:p>0.0002649</text:p>
              </table:table-cell>
              <table:table-cell office:value-type="float" office:value="0.00000528">
                <text:p>0.00000528</text:p>
              </table:table-cell>
              <table:table-cell office:value-type="float" office:value="0.00000528">
                <text:p>0.00000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0.00026319">
                <text:p>0.00026319</text:p>
              </table:table-cell>
              <table:table-cell office:value-type="float" office:value="0.00000525">
                <text:p>0.00000525</text:p>
              </table:table-cell>
              <table:table-cell office:value-type="float" office:value="0.00000525">
                <text:p>0.0000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0.00026149">
                <text:p>0.00026149</text:p>
              </table:table-cell>
              <table:table-cell office:value-type="float" office:value="0.00000521">
                <text:p>0.00000521</text:p>
              </table:table-cell>
              <table:table-cell office:value-type="float" office:value="0.00000521">
                <text:p>0.00000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0.0002598">
                <text:p>0.000259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0.00000518">
                <text:p>0.00000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0.00025813">
                <text:p>0.00025813</text:p>
              </table:table-cell>
              <table:table-cell office:value-type="float" office:value="0.00000515">
                <text:p>0.00000515</text:p>
              </table:table-cell>
              <table:table-cell office:value-type="float" office:value="0.00000515">
                <text:p>0.00000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0.00025646">
                <text:p>0.00025646</text:p>
              </table:table-cell>
              <table:table-cell office:value-type="float" office:value="0.00000512">
                <text:p>0.00000512</text:p>
              </table:table-cell>
              <table:table-cell office:value-type="float" office:value="0.00000512">
                <text:p>0.000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0.00054">
                <text:p>0.00054</text:p>
              </table:table-cell>
              <table:table-cell office:value-type="float" office:value="0.0028">
                <text:p>0.0028</text:p>
              </table:table-cell>
              <table:table-cell office:value-type="float" office:value="0.0028">
                <text:p>0.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0.00125">
                <text:p>0.00125</text:p>
              </table:table-cell>
              <table:table-cell office:value-type="float" office:value="0.00482">
                <text:p>0.00482</text:p>
              </table:table-cell>
              <table:table-cell office:value-type="float" office:value="0.00482">
                <text:p>0.00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0.00248">
                <text:p>0.00248</text:p>
              </table:table-cell>
              <table:table-cell office:value-type="float" office:value="0.00725">
                <text:p>0.00725</text:p>
              </table:table-cell>
              <table:table-cell office:value-type="float" office:value="0.00725">
                <text:p>0.0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0.00413">
                <text:p>0.00413</text:p>
              </table:table-cell>
              <table:table-cell office:value-type="float" office:value="0.0096">
                <text:p>0.0096</text:p>
              </table:table-cell>
              <table:table-cell office:value-type="float" office:value="0.0096">
                <text:p>0.0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0.00582">
                <text:p>0.00582</text:p>
              </table:table-cell>
              <table:table-cell office:value-type="float" office:value="0.0114">
                <text:p>0.0114</text:p>
              </table:table-cell>
              <table:table-cell office:value-type="float" office:value="0.0114">
                <text:p>0.0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0.00711">
                <text:p>0.00711</text:p>
              </table:table-cell>
              <table:table-cell office:value-type="float" office:value="0.0124">
                <text:p>0.0124</text:p>
              </table:table-cell>
              <table:table-cell office:value-type="float" office:value="0.0124">
                <text:p>0.0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0.00784">
                <text:p>0.00784</text:p>
              </table:table-cell>
              <table:table-cell office:value-type="float" office:value="0.0128">
                <text:p>0.0128</text:p>
              </table:table-cell>
              <table:table-cell office:value-type="float" office:value="0.0128">
                <text:p>0.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0.00815">
                <text:p>0.00815</text:p>
              </table:table-cell>
              <table:table-cell office:value-type="float" office:value="0.013">
                <text:p>0.013</text:p>
              </table:table-cell>
              <table:table-cell office:value-type="float" office:value="0.013">
                <text:p>0.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" draw:style="rect" draw:dots1="1" draw:dots1-length="300%" draw:distance="300%"/>
    <draw:stroke-dash draw:name="Dashed_20__28_var_29__20_3" draw:display-name="Dashed (var) 3" draw:style="rect" draw:dots1="1" draw:dots1-length="0.02cm" draw:dots2="1" draw:dots2-length="0.02cm" draw:distance="0.02cm"/>
  </office:styles>
</office:document-styles>
</file>